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office:font-face-decls>
  <office:automatic-styles>
    <style:style style:name="ce1" style:family="table-cell" style:parent-style-name="Default" style:data-style-name="N0">
      <style:table-cell-properties fo:border-top="2pt solid #ED7D31" fo:border-bottom="2pt solid #ED7D31" fo:border-left="2pt solid #ED7D31" fo:border-right="none" style:vertical-align="middle" fo:wrap-option="wrap" fo:background-color="#ED7D31"/>
      <style:text-properties fo:color="#FFFFFF" style:font-name="Calibri" style:font-name-asian="Calibri" style:font-name-complex="Calibri" fo:font-weight="bold" style:font-weight-asian="bold" style:font-weight-complex="bold"/>
    </style:style>
    <style:style style:name="ce2" style:family="table-cell" style:parent-style-name="Default" style:data-style-name="N0">
      <style:table-cell-properties fo:border-top="2pt solid #ED7D31" fo:border-bottom="2pt solid #ED7D31" fo:border-left="none" fo:border-right="none" style:vertical-align="middle" fo:wrap-option="wrap" fo:background-color="#ED7D31"/>
      <style:text-properties fo:color="#FFFFFF" style:font-name="Calibri" style:font-name-asian="Calibri" style:font-name-complex="Calibri" fo:font-weight="bold" style:font-weight-asian="bold" style:font-weight-complex="bold"/>
    </style:style>
    <style:style style:name="ce3" style:family="table-cell" style:parent-style-name="Default" style:data-style-name="N0">
      <style:table-cell-properties fo:border-top="2pt solid #ED7D31" fo:border-bottom="2pt solid #ED7D31" fo:border-left="none" fo:border-right="2pt solid #ED7D31" style:vertical-align="middle" fo:wrap-option="wrap" fo:background-color="#ED7D31"/>
      <style:text-properties fo:color="#FFFFFF" style:font-name="Calibri" style:font-name-asian="Calibri" style:font-name-complex="Calibri" fo:font-weight="bold" style:font-weight-asian="bold" style:font-weight-complex="bold"/>
    </style:style>
    <style:style style:name="ce4" style:family="table-cell" style:parent-style-name="Default" style:data-style-name="N0">
      <style:table-cell-properties style:vertical-align="automatic"/>
    </style:style>
    <style:style style:name="ce5" style:family="table-cell" style:parent-style-name="Default" style:data-style-name="N0">
      <style:table-cell-properties fo:border-top="none" fo:border-bottom="none" fo:border-left="2pt solid #F4B083" fo:border-right="2pt solid #F4B083" style:vertical-align="middle" fo:wrap-option="wrap" fo:background-color="#FBE4D5"/>
      <style:text-properties style:font-name="Calibri" style:font-name-asian="Calibri" style:font-name-complex="Calibri"/>
    </style:style>
    <style:style style:name="ce6" style:family="table-cell" style:parent-style-name="Default" style:data-style-name="N0">
      <style:table-cell-properties fo:border-top="none" fo:border-bottom="none" fo:border-left="none" fo:border-right="2pt solid #F4B083" style:vertical-align="middle" fo:wrap-option="wrap" fo:background-color="#FBE4D5"/>
      <style:text-properties style:font-name="Calibri" style:font-name-asian="Calibri" style:font-name-complex="Calibri"/>
    </style:style>
    <style:style style:name="ce7" style:family="table-cell" style:parent-style-name="Default" style:data-style-name="N0">
      <style:table-cell-properties fo:border-top="none" fo:border-bottom="none" fo:border-left="2pt solid #F4B083" fo:border-right="2pt solid #F4B083" style:vertical-align="middle" fo:wrap-option="wrap" fo:background-color="#FBE4D5" style:repeat-content="false"/>
      <style:paragraph-properties fo:text-align="start" fo:margin-left="0cm"/>
      <style:text-properties style:font-name="Calibri" style:font-name-asian="Calibri" style:font-name-complex="Calibri"/>
    </style:style>
    <style:style style:name="ce8" style:family="table-cell" style:parent-style-name="Default" style:data-style-name="N0">
      <style:table-cell-properties fo:border-top="none" fo:border-bottom="none" fo:border-left="none" fo:border-right="2pt solid #F4B083" style:vertical-align="top" fo:wrap-option="wrap" fo:background-color="#FBE4D5"/>
    </style:style>
    <style:style style:name="ce9" style:family="table-cell" style:parent-style-name="Default" style:data-style-name="N0">
      <style:table-cell-properties fo:border-top="none" fo:border-bottom="none" fo:border-left="none" fo:border-right="2pt solid #F4B083" style:vertical-align="top" fo:wrap-option="wrap" fo:background-color="#FBE4D5"/>
      <style:text-properties style:font-name="Calibri" style:font-name-asian="Calibri" style:font-name-complex="Calibri"/>
    </style:style>
    <style:style style:name="ce10" style:family="table-cell" style:parent-style-name="Default" style:data-style-name="N0">
      <style:table-cell-properties fo:border-top="none" fo:border-bottom="2pt solid #F4B083" fo:border-left="2pt solid #F4B083" fo:border-right="2pt solid #F4B083" style:vertical-align="middle" fo:wrap-option="wrap" fo:background-color="#FBE4D5" style:repeat-content="false"/>
      <style:paragraph-properties fo:text-align="start" fo:margin-left="0cm"/>
      <style:text-properties style:font-name="Calibri" style:font-name-asian="Calibri" style:font-name-complex="Calibri"/>
    </style:style>
    <style:style style:name="ce11" style:family="table-cell" style:parent-style-name="Default" style:data-style-name="N0">
      <style:table-cell-properties fo:border-top="none" fo:border-bottom="2pt solid #F4B083" fo:border-left="none" fo:border-right="2pt solid #F4B083" style:vertical-align="top" fo:wrap-option="wrap" fo:background-color="#FBE4D5"/>
    </style:style>
    <style:style style:name="ce12" style:family="table-cell" style:parent-style-name="Default" style:data-style-name="N0">
      <style:table-cell-properties style:vertical-align="automatic"/>
    </style:style>
    <style:style style:name="ce13" style:family="table-cell" style:parent-style-name="Default" style:data-style-name="N0">
      <style:table-cell-properties style:vertical-align="automatic" fo:background-color="#F9CB9C"/>
      <style:text-properties fo:font-weight="bold" style:font-weight-asian="bold" style:font-weight-complex="bold"/>
    </style:style>
    <style:style style:name="ce14" style:family="table-cell" style:parent-style-name="Default" style:data-style-name="N0">
      <style:table-cell-properties style:vertical-align="automatic" fo:wrap-option="wrap" fo:background-color="#F9CB9C"/>
    </style:style>
    <style:style style:name="ce15" style:family="table-cell" style:parent-style-name="Default" style:data-style-name="N0">
      <style:table-cell-properties fo:border="2pt solid #CCCCCC" style:vertical-align="automatic"/>
    </style:style>
    <style:style style:name="ce16" style:family="table-cell" style:parent-style-name="Default" style:data-style-name="N0">
      <style:table-cell-properties fo:border="2pt solid #CCCCCC" style:vertical-align="automatic" fo:wrap-option="wrap"/>
    </style:style>
    <style:style style:name="ce17" style:family="table-cell" style:parent-style-name="Default" style:data-style-name="N0">
      <style:table-cell-properties fo:border="thick solid #CCCCCC" style:vertical-align="automatic" fo:wrap-option="wrap"/>
    </style:style>
    <style:style style:name="ce18" style:family="table-cell" style:parent-style-name="Default" style:data-style-name="N0">
      <style:table-cell-properties fo:border="2pt solid #CCCCCC" style:vertical-align="automatic" fo:wrap-option="wrap"/>
      <style:text-properties fo:color="#0563C1" style:text-underline-style="solid" style:text-underline-type="single"/>
    </style:style>
    <style:style style:name="ce19" style:family="table-cell" style:parent-style-name="Default" style:data-style-name="N0">
      <style:table-cell-properties fo:border-top="2pt solid #CCCCCC" fo:border-bottom="thick solid #CCCCCC" fo:border-left="thick solid #CCCCCC" fo:border-right="thick solid #CCCCCC" style:vertical-align="automatic" fo:wrap-option="wrap"/>
      <style:text-properties fo:color="#0563C1" style:text-underline-style="solid" style:text-underline-type="single"/>
    </style:style>
    <style:style style:name="ce20" style:family="table-cell" style:parent-style-name="Default" style:data-style-name="N0">
      <style:table-cell-properties fo:border-top="2pt solid #CCCCCC" fo:border-bottom="thick solid #CCCCCC" fo:border-left="2pt solid #CCCCCC" fo:border-right="thick solid #CCCCCC" style:vertical-align="middle" fo:wrap-option="wrap" style:repeat-content="false"/>
      <style:paragraph-properties fo:text-align="start" fo:margin-left="0cm"/>
      <style:text-properties fo:color="#0563C1" style:text-underline-style="solid" style:text-underline-type="single"/>
    </style:style>
    <style:style style:name="ce21" style:family="table-cell" style:parent-style-name="Default" style:data-style-name="N0">
      <style:table-cell-properties fo:border-top="2pt solid #CCCCCC" fo:border-bottom="thick solid #CCCCCC" fo:border-left="thick solid #CCCCCC" fo:border-right="thick solid #CCCCCC" style:vertical-align="automatic" fo:wrap-option="wrap"/>
      <style:text-properties style:text-underline-style="solid" style:text-underline-type="single"/>
    </style:style>
    <style:style style:name="ce22" style:family="table-cell" style:parent-style-name="Default" style:data-style-name="N0">
      <style:table-cell-properties fo:border-top="2pt solid #CCCCCC" fo:border-bottom="thick solid #CCCCCC" fo:border-left="thick solid #CCCCCC" fo:border-right="thick solid #CCCCCC" style:vertical-align="automatic" fo:wrap-option="wrap"/>
    </style:style>
    <style:style style:name="ce23" style:family="table-cell" style:parent-style-name="Default" style:data-style-name="N0">
      <style:table-cell-properties style:vertical-align="automatic" fo:wrap-option="wrap"/>
    </style:style>
    <style:style style:name="ce24" style:family="table-cell" style:parent-style-name="Default" style:data-style-name="N0">
      <style:table-cell-properties fo:border="2pt solid #CCCCCC" style:vertical-align="automatic" fo:wrap-option="wrap" style:repeat-content="false"/>
      <style:paragraph-properties fo:text-align="end" fo:margin-right="0cm"/>
    </style:style>
    <style:style style:name="ce25" style:family="table-cell" style:parent-style-name="Default" style:data-style-name="N0">
      <style:table-cell-properties style:vertical-align="automatic" fo:wrap-option="wrap" fo:background-color="#F9CB9C"/>
      <style:text-properties fo:font-weight="bold" style:font-weight-asian="bold" style:font-weight-complex="bold"/>
    </style:style>
    <style:style style:name="ce26" style:family="table-cell" style:parent-style-name="Default" style:data-style-name="N0">
      <style:table-cell-properties style:vertical-align="automatic" fo:wrap-option="wrap"/>
    </style:style>
    <style:style style:name="ce27" style:family="table-cell" style:parent-style-name="Default" style:data-style-name="N0">
      <style:table-cell-properties style:vertical-align="automatic" fo:wrap-option="wrap" fo:background-color="#D9D9D9"/>
    </style:style>
    <style:style style:name="ce28" style:family="table-cell" style:parent-style-name="Default" style:data-style-name="N0">
      <style:table-cell-properties style:vertical-align="automatic" fo:wrap-option="wrap" style:repeat-content="false"/>
      <style:paragraph-properties fo:text-align="end" fo:margin-right="0cm"/>
    </style:style>
    <style:style style:name="ce29" style:family="table-cell" style:parent-style-name="Default" style:data-style-name="N0">
      <style:table-cell-properties style:vertical-align="automatic" fo:background-color="#F9CB9C" style:repeat-content="false"/>
      <style:paragraph-properties fo:text-align="start" fo:margin-left="0cm"/>
      <style:text-properties fo:font-weight="bold" style:font-weight-asian="bold" style:font-weight-complex="bold"/>
    </style:style>
    <style:style style:name="ce30" style:family="table-cell" style:parent-style-name="Default" style:data-style-name="N0">
      <style:table-cell-properties style:vertical-align="automatic" fo:wrap-option="wrap" fo:background-color="#D0CECE"/>
    </style:style>
    <style:style style:name="ce31"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32" style:family="table-cell" style:parent-style-name="Default" style:data-style-name="N0">
      <style:table-cell-properties style:vertical-align="automatic" fo:wrap-option="wrap" style:repeat-content="false"/>
      <style:paragraph-properties fo:text-align="start" fo:margin-left="0cm"/>
    </style:style>
    <style:style style:name="ce33" style:family="table-cell" style:parent-style-name="Default" style:data-style-name="N0">
      <style:table-cell-properties style:vertical-align="automatic" fo:wrap-option="wrap" fo:background-color="#D0CECE"/>
    </style:style>
    <style:style style:name="ce34" style:family="table-cell" style:parent-style-name="Default" style:data-style-name="N0">
      <style:table-cell-properties fo:border-top="2pt solid #ED7D31" fo:border-bottom="2pt solid #F4B083" fo:border-left="2pt solid #F4B083" fo:border-right="2pt solid #F4B083" style:vertical-align="middle" fo:wrap-option="wrap" fo:background-color="#FBE4D5"/>
      <style:text-properties style:font-name="Calibri" style:font-name-asian="Calibri" style:font-name-complex="Calibri"/>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Times New Roman" style:font-name-asian="Times New Roman" style:font-name-complex="Times New Roman"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6.69395833333333cm"/>
    </style:style>
    <style:style style:name="co2" style:family="table-column">
      <style:table-column-properties fo:break-before="auto" style:column-width="1.61395833333333cm"/>
    </style:style>
    <style:style style:name="co3" style:family="table-column">
      <style:table-column-properties fo:break-before="auto" style:column-width="2.67229166666667cm"/>
    </style:style>
    <style:style style:name="co4" style:family="table-column">
      <style:table-column-properties fo:break-before="auto" style:column-width="1.05833333333333cm"/>
    </style:style>
    <style:style style:name="co5" style:family="table-column">
      <style:table-column-properties fo:break-before="auto" style:column-width="13.2027083333333cm"/>
    </style:style>
    <style:style style:name="co6" style:family="table-column">
      <style:table-column-properties fo:break-before="auto" style:column-width="6.24416666666667cm"/>
    </style:style>
    <style:style style:name="co7" style:family="table-column">
      <style:table-column-properties fo:break-before="auto" style:column-width="10.1864583333333cm"/>
    </style:style>
    <style:style style:name="co8" style:family="table-column">
      <style:table-column-properties fo:break-before="auto" style:column-width="3.96875cm"/>
    </style:style>
    <style:style style:name="co9" style:family="table-column">
      <style:table-column-properties fo:break-before="auto" style:column-width="4.65666666666667cm"/>
    </style:style>
    <style:style style:name="ro1" style:family="table-row">
      <style:table-row-properties style:row-height="13.5pt" style:use-optimal-row-height="false" fo:break-before="auto"/>
    </style:style>
    <style:style style:name="ro2" style:family="table-row">
      <style:table-row-properties style:row-height="12.7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15.75pt" style:use-optimal-row-height="false" fo:break-before="auto"/>
    </style:style>
    <style:style style:name="ro5" style:family="table-row">
      <style:table-row-properties style:row-height="27pt" style:use-optimal-row-height="false" fo:break-before="auto"/>
    </style:style>
    <style:style style:name="ro6" style:family="table-row">
      <style:table-row-properties style:row-height="102pt" style:use-optimal-row-height="false" fo:break-before="auto"/>
    </style:style>
    <style:style style:name="ro7" style:family="table-row">
      <style:table-row-properties style:row-height="89.25pt" style:use-optimal-row-height="false" fo:break-before="auto"/>
    </style:style>
    <style:style style:name="ro8" style:family="table-row">
      <style:table-row-properties style:row-height="153pt" style:use-optimal-row-height="false" fo:break-before="auto"/>
    </style:style>
    <style:style style:name="ro9" style:family="table-row">
      <style:table-row-properties style:row-height="140.25pt" style:use-optimal-row-height="false" fo:break-before="auto"/>
    </style:style>
    <style:style style:name="ro10" style:family="table-row">
      <style:table-row-properties style:row-height="150.75pt" style:use-optimal-row-height="false" fo:break-before="auto"/>
    </style:style>
    <style:style style:name="ro11" style:family="table-row">
      <style:table-row-properties style:row-height="51pt" style:use-optimal-row-height="false" fo:break-before="auto"/>
    </style:style>
    <style:style style:name="ro12" style:family="table-row">
      <style:table-row-properties style:row-height="12.75pt" style:use-optimal-row-height="true" fo:break-before="auto"/>
    </style:style>
    <style:style style:name="ro13" style:family="table-row">
      <style:table-row-properties style:row-height="14.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Data_Dictionary" table:style-name="ta1">
        <table:table-column table:style-name="co1" table:number-columns-repeated="4" table:default-cell-style-name="ce4"/>
        <table:table-column table:style-name="co2" table:number-columns-repeated="22" table:default-cell-style-name="ce4"/>
        <table:table-column table:style-name="co3" table:number-columns-repeated="16358" table:default-cell-style-name="ce4"/>
        <table:table-row table:style-name="ro1">
          <table:table-cell office:value-type="string" table:style-name="ce1">
            <text:p>Question 1</text:p>
          </table:table-cell>
          <table:table-cell office:value-type="string" table:style-name="ce2">
            <text:p>Question 2</text:p>
          </table:table-cell>
          <table:table-cell office:value-type="string" table:style-name="ce2">
            <text:p>Question 3</text:p>
          </table:table-cell>
          <table:table-cell office:value-type="string" table:style-name="ce3">
            <text:p>Question 4</text:p>
          </table:table-cell>
          <table:table-cell table:number-columns-repeated="16380"/>
        </table:table-row>
        <table:table-row table:style-name="ro2">
          <table:table-cell office:value-type="string" table:style-name="ce5">
            <text:p>General Version</text:p>
          </table:table-cell>
          <table:table-cell office:value-type="string" table:number-columns-spanned="1" table:number-rows-spanned="15" table:style-name="ce34">
            <text:p>Excerpt</text:p>
          </table:table-cell>
          <table:table-cell office:value-type="string" table:style-name="ce6">
            <text:p>General Version</text:p>
          </table:table-cell>
          <table:table-cell office:value-type="string" table:style-name="ce6">
            <text:p>(1) Contract</text:p>
          </table:table-cell>
          <table:table-cell table:number-columns-repeated="16380"/>
        </table:table-row>
        <table:table-row table:style-name="ro2">
          <table:table-cell office:value-type="string" table:style-name="ce7">
            <text:p>(1)<text:span text:style-name="T3">    <text:s/></text:span><text:span text:style-name="T2">Yes</text:span></text:p>
          </table:table-cell>
          <table:covered-table-cell/>
          <table:table-cell office:value-type="string" table:style-name="ce6">
            <text:p>(1) Satisfactory</text:p>
          </table:table-cell>
          <table:table-cell office:value-type="string" table:style-name="ce6">
            <text:p>(2) Privacy Policy</text:p>
          </table:table-cell>
          <table:table-cell table:number-columns-repeated="16380"/>
        </table:table-row>
        <table:table-row table:style-name="ro2">
          <table:table-cell office:value-type="string" table:style-name="ce7">
            <text:p>(2)<text:span text:style-name="T3">    <text:s/></text:span><text:span text:style-name="T2">No</text:span></text:p>
          </table:table-cell>
          <table:covered-table-cell/>
          <table:table-cell office:value-type="string" table:style-name="ce6">
            <text:p>(2) Partially satisfactory</text:p>
          </table:table-cell>
          <table:table-cell office:value-type="string" table:style-name="ce6">
            <text:p>(3) Promotion Rules</text:p>
          </table:table-cell>
          <table:table-cell table:number-columns-repeated="16380"/>
        </table:table-row>
        <table:table-row table:style-name="ro2">
          <table:table-cell office:value-type="string" table:style-name="ce7">
            <text:p>(3)<text:span text:style-name="T3">    <text:s/></text:span><text:span text:style-name="T2">Absent Information</text:span></text:p>
          </table:table-cell>
          <table:covered-table-cell/>
          <table:table-cell office:value-type="string" table:style-name="ce6">
            <text:p>(3) Unsatisfactory</text:p>
          </table:table-cell>
          <table:table-cell office:value-type="string" table:style-name="ce6">
            <text:p>(4) Contract + Priv Policy</text:p>
          </table:table-cell>
          <table:table-cell table:number-columns-repeated="16380"/>
        </table:table-row>
        <table:table-row table:style-name="ro2">
          <table:table-cell office:value-type="string" table:style-name="ce5">
            <text:p>(4) <text:s text:c="2"/>Non-applicable<text:s/></text:p>
          </table:table-cell>
          <table:covered-table-cell/>
          <table:table-cell table:style-name="ce6"/>
          <table:table-cell office:value-type="string" table:style-name="ce6">
            <text:p>(5) Contract + Prom Rules</text:p>
          </table:table-cell>
          <table:table-cell table:number-columns-repeated="16380"/>
        </table:table-row>
        <table:table-row table:style-name="ro2">
          <table:table-cell table:style-name="ce5"/>
          <table:covered-table-cell/>
          <table:table-cell table:number-columns-repeated="2" table:style-name="ce6"/>
          <table:table-cell table:number-columns-repeated="16380"/>
        </table:table-row>
        <table:table-row table:style-name="ro2">
          <table:table-cell office:value-type="string" table:style-name="ce5">
            <text:p>Version for Q2</text:p>
          </table:table-cell>
          <table:covered-table-cell/>
          <table:table-cell table:style-name="ce8"/>
          <table:table-cell office:value-type="string" table:style-name="ce6">
            <text:p>(6) Priv Policy + Prom Rules</text:p>
          </table:table-cell>
          <table:table-cell table:number-columns-repeated="16380"/>
        </table:table-row>
        <table:table-row table:style-name="ro2">
          <table:table-cell office:value-type="string" table:style-name="ce7">
            <text:p>(1)<text:span text:style-name="T3">    <text:s/></text:span><text:span text:style-name="T2">Yes, with a proprietary tool</text:span></text:p>
          </table:table-cell>
          <table:covered-table-cell/>
          <table:table-cell office:value-type="string" table:style-name="ce9">
            <text:p>Version for L1 - L7</text:p>
          </table:table-cell>
          <table:table-cell office:value-type="string" table:style-name="ce6">
            <text:p>(7) Contract + Priv Policy + Prom Rules</text:p>
          </table:table-cell>
          <table:table-cell table:number-columns-repeated="16380"/>
        </table:table-row>
        <table:table-row table:style-name="ro2">
          <table:table-cell office:value-type="string" table:style-name="ce7">
            <text:p>(2)<text:span text:style-name="T3">    <text:s/></text:span><text:span text:style-name="T2">Yes, with an open tool</text:span></text:p>
          </table:table-cell>
          <table:covered-table-cell/>
          <table:table-cell office:value-type="string" table:style-name="ce6">
            <text:p>(1) Satisfactory</text:p>
          </table:table-cell>
          <table:table-cell office:value-type="string" table:style-name="ce6">
            <text:p>(8) None</text:p>
          </table:table-cell>
          <table:table-cell table:number-columns-repeated="16380"/>
        </table:table-row>
        <table:table-row table:style-name="ro2">
          <table:table-cell office:value-type="string" table:style-name="ce7">
            <text:p>(3)<text:span text:style-name="T3">    <text:s/></text:span><text:span text:style-name="T2">No</text:span></text:p>
          </table:table-cell>
          <table:covered-table-cell/>
          <table:table-cell office:value-type="string" table:style-name="ce6">
            <text:p>(2) Partially satisfactory</text:p>
          </table:table-cell>
          <table:table-cell office:value-type="string" table:style-name="ce6">
            <text:p>(9) NA</text:p>
          </table:table-cell>
          <table:table-cell table:number-columns-repeated="16380"/>
        </table:table-row>
        <table:table-row table:style-name="ro2">
          <table:table-cell office:value-type="string" table:style-name="ce7">
            <text:p>(4)<text:span text:style-name="T3">    <text:s/></text:span><text:span text:style-name="T2">Absent information</text:span></text:p>
          </table:table-cell>
          <table:covered-table-cell/>
          <table:table-cell office:value-type="string" table:style-name="ce6">
            <text:p>(3) Unsatisfactory</text:p>
          </table:table-cell>
          <table:table-cell table:style-name="ce8"/>
          <table:table-cell table:number-columns-repeated="16380"/>
        </table:table-row>
        <table:table-row table:style-name="ro2">
          <table:table-cell table:style-name="ce5"/>
          <table:covered-table-cell/>
          <table:table-cell office:value-type="string" table:style-name="ce6">
            <text:p>(4) Absent information<text:s/></text:p>
          </table:table-cell>
          <table:table-cell table:style-name="ce8"/>
          <table:table-cell table:number-columns-repeated="16380"/>
        </table:table-row>
        <table:table-row table:style-name="ro2">
          <table:table-cell office:value-type="string" table:style-name="ce5">
            <text:p>Version Q3</text:p>
          </table:table-cell>
          <table:covered-table-cell/>
          <table:table-cell table:number-columns-repeated="2" table:style-name="ce8"/>
          <table:table-cell table:number-columns-repeated="16380"/>
        </table:table-row>
        <table:table-row table:style-name="ro2">
          <table:table-cell office:value-type="string" table:style-name="ce7">
            <text:p>(1)<text:span text:style-name="T3">    <text:s/></text:span><text:span text:style-name="T2">Not adopted</text:span></text:p>
          </table:table-cell>
          <table:covered-table-cell/>
          <table:table-cell table:number-columns-repeated="2" table:style-name="ce8"/>
          <table:table-cell table:number-columns-repeated="16380"/>
        </table:table-row>
        <table:table-row table:style-name="ro1">
          <table:table-cell office:value-type="string" table:style-name="ce10">
            <text:p>(2)<text:span text:style-name="T3">    <text:s/></text:span><text:span text:style-name="T2">Adopted</text:span></text:p>
          </table:table-cell>
          <table:covered-table-cell/>
          <table:table-cell table:number-columns-repeated="2" table:style-name="ce11"/>
          <table:table-cell table:number-columns-repeated="16380"/>
        </table:table-row>
        <table:table-row table:number-rows-repeated="985" table:style-name="ro2">
          <table:table-cell table:number-columns-repeated="16384"/>
        </table:table-row>
        <table:table-row table:number-rows-repeated="1047575" table:style-name="ro3">
          <table:table-cell table:number-columns-repeated="16384"/>
        </table:table-row>
      </table:table>
      <table:table table:name="General_Info" table:style-name="ta2">
        <table:table-column table:style-name="co4" table:default-cell-style-name="ce4"/>
        <table:table-column table:style-name="co5" table:default-cell-style-name="ce4"/>
        <table:table-column table:style-name="co6" table:number-columns-repeated="7" table:default-cell-style-name="ce4"/>
        <table:table-column table:style-name="co3" table:number-columns-repeated="16375" table:default-cell-style-name="ce4"/>
        <table:table-row table:style-name="ro4">
          <table:table-cell table:style-name="ce12"/>
          <table:table-cell office:value-type="string" table:style-name="ce13">
            <text:p>General Information</text:p>
          </table:table-cell>
          <table:table-cell office:value-type="string" table:style-name="ce14">
            <text:p>Algar</text:p>
          </table:table-cell>
          <table:table-cell office:value-type="string" table:style-name="ce14">
            <text:p>Claro</text:p>
          </table:table-cell>
          <table:table-cell office:value-type="string" table:style-name="ce14">
            <text:p>Oi</text:p>
          </table:table-cell>
          <table:table-cell office:value-type="string" table:style-name="ce14">
            <text:p>Sercomtel</text:p>
          </table:table-cell>
          <table:table-cell office:value-type="string" table:style-name="ce14">
            <text:p>Sky</text:p>
          </table:table-cell>
          <table:table-cell office:value-type="string" table:style-name="ce14">
            <text:p>Tim</text:p>
          </table:table-cell>
          <table:table-cell office:value-type="string" table:style-name="ce14">
            <text:p>Vivo</text:p>
          </table:table-cell>
          <table:table-cell table:number-columns-repeated="16375"/>
        </table:table-row>
        <table:table-row table:style-name="ro5">
          <table:table-cell office:value-type="string" table:style-name="ce12">
            <text:p>M1</text:p>
          </table:table-cell>
          <table:table-cell office:value-type="string" table:style-name="ce15">
            <text:p>Corporate name</text:p>
          </table:table-cell>
          <table:table-cell office:value-type="string" table:style-name="ce16">
            <text:p>Algar Telecom</text:p>
          </table:table-cell>
          <table:table-cell office:value-type="string" table:style-name="ce17">
            <text:p>Claro S.A.</text:p>
          </table:table-cell>
          <table:table-cell office:value-type="string" table:style-name="ce17">
            <text:p>Telemar Norte Leste S.A.</text:p>
          </table:table-cell>
          <table:table-cell office:value-type="string" table:style-name="ce17">
            <text:p>SERCOMTEL S.A. - TELECOMUNICAÇÕES</text:p>
          </table:table-cell>
          <table:table-cell office:value-type="string" table:style-name="ce17">
            <text:p>SKY SERVIÇOS DE BANDA LARGA LTDA</text:p>
          </table:table-cell>
          <table:table-cell office:value-type="string" table:style-name="ce12">
            <text:p>TIM CELULAR S/A.,</text:p>
          </table:table-cell>
          <table:table-cell office:value-type="string" table:style-name="ce15">
            <text:p>TELEFÔNICA BRASIL S.A.,<text:s/></text:p>
          </table:table-cell>
          <table:table-cell table:number-columns-repeated="16375"/>
        </table:table-row>
        <table:table-row table:style-name="ro6">
          <table:table-cell office:value-type="string" table:style-name="ce12">
            <text:p>M2</text:p>
          </table:table-cell>
          <table:table-cell office:value-type="string" table:style-name="ce15">
            <text:p>Link for terms of use</text:p>
          </table:table-cell>
          <table:table-cell office:value-type="string" table:style-name="ce18">
            <text:p/>
            <text:p>https://www.algartelecom.com.br/para-voce/atendimento/contratos</text:p>
            <text:p/>
            <text:p>https://www.algartelecom.com.br/politicadePrivacidade.html</text:p>
            <text:p/>
            <text:p>https://algartelecom.com.br/para-voce/atendimento/regulamentos</text:p>
          </table:table-cell>
          <table:table-cell office:value-type="string" table:style-name="ce19">
            <text:p>http://www.netcombo.com.br/minha-net/contratos-e-regulamentos</text:p>
            <text:p/>
            <text:p>http://www.netcombo.com.br/documentos/CONTRATO-NET-VIRTUA---Claro-S.A.---S%C3%83O-PAULO-1374091908318.pdf</text:p>
            <text:p/>
            <text:p>http://www.netcombo.com.br/documentos/PLANO-DE-SERVI%C3%87O-BL_10M_Final-1374091844454.pdf</text:p>
            <text:p/>
            <text:p>http://www.netcombo.com.br/documentos/PLANO-DE-SERVI%C3%87O-BL_2M-IP_Final-1374091844469.pdf</text:p>
            <text:p/>
            <text:p>http://www.netcombo.com.br/politica-de-privacidade</text:p>
          </table:table-cell>
          <table:table-cell office:value-type="string" table:style-name="ce20">
            <text:p>http://www.oi.com.br/ArquivosEstaticos/oi/docs/pdf/oivelox_regs/Regulamento_Banda_Larga_R1.pdf</text:p>
            <text:p/>
            <text:p>http://www.oi.com.br/ArquivosEstaticos/oi/docs/pdf/oivelox_regs/contrato-de-adesao-banda-larga-da-oi-residencial-r1-b2c.pdf</text:p>
            <text:p/>
            <text:p>http://www.oi.com.br/oi/sobre-a-oi/empresa/informacoes/politica-de-uso-aceitavel</text:p>
            <text:p/>
            <text:p>http://www.oi.com.br/oi/sobre-a-oi/empresa/informacoes/politica-de-seguranca-informacao</text:p>
          </table:table-cell>
          <table:table-cell office:value-type="string" table:style-name="ce19">
            <text:p>http://prodweb.sercomtel.com.br/sistemas/portalBandaLarga/res/documentos/contrato_supervia.pdf ou http://www.sercomtel.com.br/portalSercomtel/bandalarga.planoIdeal.do</text:p>
            <text:p/>
            <text:p>http://prodweb.sercomtel.com.br/sistemas/portalBandaLarga/res/documentos/anexo_ideal.pdf</text:p>
            <text:p/>
            <text:p>http://prodweb.sercomtel.com.br/sistemas/portalBandaLarga/res/documentos/regulamento_banda_larga_ideal_concessionaria.pdf</text:p>
            <text:p/>
            <text:p>https://aplweb.sercomtel.com.br/areaCliente/politicaPrivacidade.do</text:p>
          </table:table-cell>
          <table:table-cell office:value-type="string" table:style-name="ce21">
            <text:p/>
            <text:p>http://www.skybandalarga.com.br/Content/pdf/condicoes.pdf</text:p>
            <text:p/>
            <text:p>https://www.sky.com.br/contratos</text:p>
            <text:p/>
            <text:p>https://digitalapi.sky.com.br/media/site/SUM%C3%81RIO%20BL%2020092016.pdf</text:p>
            <text:p/>
            <text:p>https://www.sky.com.br/politica-de-privacidade</text:p>
          </table:table-cell>
          <table:table-cell office:value-type="string" table:style-name="ce18">
            <text:p>http://www.tim.com.br/Portal_Conteudo/_staticfiles/dpmFiles/pdf/Contrato%20de%20Presta%C3%A7%C3%A3o%20de%20Servi%C3%A7os%20Live%20TIM.pdf</text:p>
            <text:p/>
            <text:p>http://www.tim.com.br/Portal_Conteudo/_staticfiles/dpmFiles/pdf/Regulamento%20Live%20TIM.pdf</text:p>
          </table:table-cell>
          <table:table-cell office:value-type="string" table:style-name="ce18">
            <text:p>http://www.vivo.com.br/consumo/groups/public/documents/documentopw/contrib_102096.pdf?_ga=1.116517382.1401368986.1487004065</text:p>
            <text:p/>
            <text:p>https://www.vivo.com.br/consumo/groups/public/documents/documentopw/contrib_102074.pdf</text:p>
            <text:p/>
            <text:p>https://www.vivo.com.br/consumo/groups/public/documents/documentopw/contrib_102095.pdf</text:p>
            <text:p/>
            <text:p>http://www.vivo.com.br/portalweb/appmanager/env/web?_nfpb=true&amp;_nfls=false&amp;_pageLabel=vivoVivoInstPrivacidadePage#</text:p>
          </table:table-cell>
          <table:table-cell table:number-columns-repeated="16375"/>
        </table:table-row>
        <table:table-row table:style-name="ro7">
          <table:table-cell office:value-type="string" table:style-name="ce12">
            <text:p>M3</text:p>
          </table:table-cell>
          <table:table-cell office:value-type="string" table:style-name="ce15">
            <text:p>Link's lable</text:p>
          </table:table-cell>
          <table:table-cell office:value-type="string" table:style-name="ce16">
            <text:p>Banda Larga para velocidades igual ou inferior a 10MB</text:p>
            <text:p/>
            <text:p>Planos de Banda Larga para as velocidades superiores a 10MB</text:p>
            <text:p/>
            <text:p>Política de Privacidade</text:p>
            <text:p/>
            <text:p>Regulamento Baixa Competição Ligado 8</text:p>
          </table:table-cell>
          <table:table-cell office:value-type="string" table:style-name="ce22">
            <text:p>Contrato Net Virtua</text:p>
            <text:p/>
            <text:p>POLÍTICA DE PRIVACIDADE</text:p>
            <text:p/>
            <text:p>BANDA LARGA</text:p>
            <text:p>10 Mega</text:p>
            <text:p/>
            <text:p>BANDA LARGA</text:p>
            <text:p>2 Mega IP (Internet Popular)</text:p>
            <text:p/>
          </table:table-cell>
          <table:table-cell office:value-type="string" table:style-name="ce22">
            <text:p>Política de segurança da informação</text:p>
            <text:p/>
            <text:p>Política de uso aceitável</text:p>
            <text:p/>
            <text:p>SUMÁRIO DE CONTRATAÇÃO E REGULAMENTO DA PROMOÇÃO BANDA LARGA DA OI</text:p>
            <text:p/>
            <text:p>CONTRATO DE ADESÃO À BANDA LARGA DA OI CATEGORIA RESIDENCIAL</text:p>
          </table:table-cell>
          <table:table-cell office:value-type="string" table:style-name="ce22">
            <text:p>Leia o Contrato de Adesão</text:p>
            <text:p/>
            <text:p>Leia o Anexo Contratual da Banda Larga Ideal</text:p>
            <text:p/>
            <text:p>Leia o Regulamento Banda Larga Ideal</text:p>
            <text:p/>
            <text:p>Política de privacidade</text:p>
          </table:table-cell>
          <table:table-cell office:value-type="string" table:style-name="ce22">
            <text:p>CONDIÇÕES GERAIS DA PRESTAÇÃO DO SERVIÇO DE COMUNICAÇÃO</text:p>
            <text:p>MULTIMIDIA - BANDA LARGA</text:p>
            <text:p/>
            <text:p>TERMOS E CONDIÇÕES - POLÍTICA DE PRIVACIDADE</text:p>
            <text:p/>
            <text:p>SUMÁRIO DE CONTRATAÇÃO</text:p>
            <text:p>DOS PLANOS - BANDA LARGA</text:p>
          </table:table-cell>
          <table:table-cell office:value-type="string" table:style-name="ce16">
            <text:p>Contrato de Prestação de Serviços TIM Live: Clique aqui e confira.</text:p>
            <text:p/>
            <text:p>Regulamento TIM Live: Clique aqui e confira.</text:p>
          </table:table-cell>
          <table:table-cell office:value-type="string" table:style-name="ce16">
            <text:p>Contrato de Adesão</text:p>
            <text:p/>
            <text:p>Privacidade</text:p>
            <text:p/>
            <text:p>Termo Promocional Vivo Internet 10 Mbps</text:p>
            <text:p/>
            <text:p>Informações Gerais de Preços e Valores Promocionais</text:p>
            <text:p/>
          </table:table-cell>
          <table:table-cell table:number-columns-repeated="16375"/>
        </table:table-row>
        <table:table-row table:style-name="ro4">
          <table:table-cell office:value-type="string" table:style-name="ce12">
            <text:p>M4</text:p>
          </table:table-cell>
          <table:table-cell office:value-type="string" table:style-name="ce15">
            <text:p>Date of access</text:p>
          </table:table-cell>
          <table:table-cell office:value-type="string" table:style-name="ce16">
            <text:p>01.06.2017 e 04.06.2017</text:p>
          </table:table-cell>
          <table:table-cell office:value-type="string" table:style-name="ce22">
            <text:p>01.06.2017 e 05.06.2017</text:p>
          </table:table-cell>
          <table:table-cell office:value-type="string" table:style-name="ce22">
            <text:p>31.05.2017, 01.06.2017, 06.06.2017</text:p>
          </table:table-cell>
          <table:table-cell office:value-type="string" table:style-name="ce22">
            <text:p>01.06.2017 e 06.06.2017</text:p>
          </table:table-cell>
          <table:table-cell office:value-type="string" table:style-name="ce22">
            <text:p>01.06.2017</text:p>
          </table:table-cell>
          <table:table-cell office:value-type="string" table:style-name="ce16">
            <text:p>01.06.2017 e 08.06.2017</text:p>
          </table:table-cell>
          <table:table-cell office:value-type="string" table:style-name="ce16">
            <text:p>01.06.2017 e 09.06.2017</text:p>
          </table:table-cell>
          <table:table-cell table:number-columns-repeated="16375"/>
        </table:table-row>
        <table:table-row table:style-name="ro4">
          <table:table-cell office:value-type="string" table:style-name="ce12">
            <text:p>M5</text:p>
          </table:table-cell>
          <table:table-cell office:value-type="string" table:style-name="ce12">
            <text:p>Date of the terms of use</text:p>
          </table:table-cell>
          <table:table-cell office:value-type="string" table:style-name="ce16">
            <text:p>Vigencia Regulamento 21/02/2017 a 31/08/2017</text:p>
            <text:p/>
          </table:table-cell>
          <table:table-cell table:style-name="ce16"/>
          <table:table-cell office:value-type="string" table:style-name="ce16">
            <text:p>SUMÁRIO DE CONTRATAÇÃO E REGULAMENTO DA PROMOÇÃO BANDA LARGA DA OI</text:p>
            <text:p>ADESÃO DE 04/05/2017 a 27/06/2017</text:p>
          </table:table-cell>
          <table:table-cell table:style-name="ce16"/>
          <table:table-cell office:value-type="string" table:style-name="ce16">
            <text:p>Condições Gerais - 08 de maio de 2015 (registro em cartório)</text:p>
            <text:p/>
            <text:p>Sumario de Contratação - 20/09/2016</text:p>
          </table:table-cell>
          <table:table-cell office:value-type="string" table:style-name="ce23">
            <text:p>Contrato DE PRESTAÇÃO DE SERVIÇOS - 16/06/2016 (registro em cartório)</text:p>
            <text:p/>
            <text:p>Regulamento TIM Live - Vigência datas diferentes</text:p>
            <text:p>17/06/2015 a 31/03/2017</text:p>
            <text:p>17/06/2016 a 16/06/2017</text:p>
          </table:table-cell>
          <table:table-cell office:value-type="string" table:style-name="ce23">
            <text:p><text:span text:style-name="T4">Contrato</text:span><text:span text:style-name="T4"/></text:p>
            <text:p>01 de abril de 2016. (registro cartório)</text:p>
            <text:p/>
            <text:p><text:span text:style-name="T4">Pol Priv</text:span><text:span text:style-name="T4"/></text:p>
            <text:p>NA</text:p>
            <text:p/>
            <text:p><text:span text:style-name="T4">Regulamentos</text:span><text:span text:style-name="T4"/></text:p>
            <text:p>02 de Abril de 2016.</text:p>
            <text:p>Data de adesão:De 02/04/2016 até 30/06/2016</text:p>
            <text:p>Vigência:Até 31/12/2016</text:p>
          </table:table-cell>
          <table:table-cell table:number-columns-repeated="16375"/>
        </table:table-row>
        <table:table-row table:style-name="ro4">
          <table:table-cell office:value-type="string" table:style-name="ce12">
            <text:p>M6</text:p>
          </table:table-cell>
          <table:table-cell office:value-type="string" table:style-name="ce12">
            <text:p>Total number of pages (per document)</text:p>
          </table:table-cell>
          <table:table-cell office:value-type="string" table:style-name="ce16">
            <text:p>Contrato de Prestação do Serviço - Banda Larga- 7 pp.</text:p>
            <text:p/>
            <text:p>Politica de Uso Aceitável (PUA) - 5 pp</text:p>
            <text:p/>
            <text:p>Regulamento Baixa Competição - 10 pp</text:p>
          </table:table-cell>
          <table:table-cell office:value-type="string" table:style-name="ce16">
            <text:p>Contrato de Prestação de Serviço: 21 pp</text:p>
            <text:p/>
            <text:p>Política de privacidade NET: 2pp</text:p>
            <text:p/>
            <text:p>PLANO DE SERVIÇO DO SERVIÇO DE COMUNICAÇÃO</text:p>
            <text:p>MULTIMÍDIA DENOMINADO NET VÍRTUA 10Mbps: 6 pp</text:p>
            <text:p/>
            <text:p>PLANO DE SERVIÇO DO SERVIÇO DE COMUNICAÇÃO</text:p>
            <text:p>MULTIMÍDIA DENOMINADO NET VÍRTUA 2Mbps Internet Popular: 5 pp</text:p>
          </table:table-cell>
          <table:table-cell office:value-type="string" table:style-name="ce16">
            <text:p>CONTRATO DE ADESÃO À BANDA LARGA DA OI</text:p>
            <text:p>CATEGORIA RESIDENCIAL - 15 pp</text:p>
            <text:p/>
            <text:p>Politica de Uso Aceitável - 2pp</text:p>
            <text:p/>
            <text:p>SUMÁRIO DE CONTRATAÇÃO E REGULAMENTO DA PROMOÇÃO BANDA LARGA DA OI - 18 pp</text:p>
            <text:p/>
            <text:p>Política de segurança da informação - 3 pp</text:p>
          </table:table-cell>
          <table:table-cell office:value-type="string" table:style-name="ce16">
            <text:p>CONTRATO DE ADESÃO AO SERVIÇO BANDA LARGA DE ACESSO À INTERNET - 5 pp</text:p>
            <text:p/>
            <text:p>ANEXO I</text:p>
            <text:p>ACESSO RÁPIDO A PROVEDORES DE INTERNET - PLANO BANDA LARGA IDEAL - 2 pp</text:p>
            <text:p/>
            <text:p>Política de Privacidade - 1 p</text:p>
            <text:p/>
            <text:p>PROMOÇÃO BANDA LARGA IDEAL REGULAMENTO - 2 pp</text:p>
          </table:table-cell>
          <table:table-cell office:value-type="string" table:style-name="ce16">
            <text:p>CONDIÇÕES GERAIS DA PRESTAÇÃO DO SERVIÇO DE COMUNICAÇÃO</text:p>
            <text:p>MULTIMIDIA - BANDA LARGA - 13</text:p>
            <text:p/>
            <text:p>TERMOS E CONDIÇÕES - POLÍTICA DE PRIVACIDADE - 3 pp</text:p>
            <text:p/>
            <text:p>SUMÁRIO DE CONTRATAÇÃO DOS PLANOS DE BANDA LARGA DA SKY - 3 pp</text:p>
          </table:table-cell>
          <table:table-cell office:value-type="string" table:style-name="ce23">
            <text:p>CONTRATO DE PRESTAÇÃO DE SERVIÇOS - 7 pp</text:p>
            <text:p/>
            <text:p>Tim Live Regulamento Oferta TIM live – 17/06/2016 a 16/06/2017 - 7 pp</text:p>
          </table:table-cell>
          <table:table-cell office:value-type="string" table:style-name="ce23">
            <text:p>CONTRATO DE ADESÃO DE PRESTAÇÃO DO SERVIÇO TELEFÔNICO FIXO COMUTADO (STFC), DO SERVIÇO DE COMUNICAÇÃO MULTIMÍDIA (SCM) E DO SERVIÇO DE ACESSO CONDICIONADO (TV POR ASSINATURA - SeAC). 33 pp (total) 23 (lidas - Cap I, II, IV)</text:p>
            <text:p/>
            <text:p>INFORMAÇÕES GERAIS DE PREÇOS INTEGRAIS e VALORES PROMOCIONAIS - 4 pp</text:p>
            <text:p/>
            <text:p>Privacidade - 2 pp</text:p>
            <text:p/>
            <text:p>Termo Promocional - 2pp</text:p>
            <text:p/>
          </table:table-cell>
          <table:table-cell table:number-columns-repeated="16375"/>
        </table:table-row>
        <table:table-row table:style-name="ro4">
          <table:table-cell office:value-type="string" table:style-name="ce12">
            <text:p>M7</text:p>
          </table:table-cell>
          <table:table-cell office:value-type="string" table:style-name="ce12">
            <text:p>Total number of documents</text:p>
          </table:table-cell>
          <table:table-cell office:value-type="float" office:value="3" table:style-name="ce24">
            <text:p>3</text:p>
          </table:table-cell>
          <table:table-cell office:value-type="float" office:value="4" table:style-name="ce24">
            <text:p>4</text:p>
          </table:table-cell>
          <table:table-cell office:value-type="float" office:value="4" table:style-name="ce24">
            <text:p>4</text:p>
          </table:table-cell>
          <table:table-cell office:value-type="float" office:value="4" table:style-name="ce24">
            <text:p>4</text:p>
          </table:table-cell>
          <table:table-cell office:value-type="float" office:value="3" table:style-name="ce24">
            <text:p>3</text:p>
          </table:table-cell>
          <table:table-cell office:value-type="float" office:value="2" table:style-name="ce23">
            <text:p>2</text:p>
          </table:table-cell>
          <table:table-cell office:value-type="float" office:value="4" table:style-name="ce23">
            <text:p>4</text:p>
          </table:table-cell>
          <table:table-cell table:number-columns-repeated="16375"/>
        </table:table-row>
        <table:table-row table:style-name="ro8">
          <table:table-cell table:style-name="ce12"/>
          <table:table-cell office:value-type="string" table:style-name="ce13">
            <text:p>Legality and Presentation</text:p>
          </table:table-cell>
          <table:table-cell table:number-columns-repeated="7" table:style-name="ce25"/>
          <table:table-cell table:number-columns-repeated="16375"/>
        </table:table-row>
        <table:table-row table:style-name="ro9">
          <table:table-cell office:value-type="string" table:style-name="ce12">
            <text:p>L1</text:p>
          </table:table-cell>
          <table:table-cell office:value-type="string" table:style-name="ce12">
            <text:p><text:span text:style-name="T4">Clicks</text:span><text:s/>necessary to open the terms of use</text:p>
          </table:table-cell>
          <table:table-cell office:value-type="float" office:value="4" table:style-name="ce26">
            <text:p>4</text:p>
          </table:table-cell>
          <table:table-cell office:value-type="float" office:value="4" table:style-name="ce26">
            <text:p>4</text:p>
          </table:table-cell>
          <table:table-cell office:value-type="float" office:value="4" table:style-name="ce26">
            <text:p>4</text:p>
          </table:table-cell>
          <table:table-cell office:value-type="float" office:value="4" table:style-name="ce26">
            <text:p>4</text:p>
          </table:table-cell>
          <table:table-cell office:value-type="float" office:value="4" table:style-name="ce26">
            <text:p>4</text:p>
          </table:table-cell>
          <table:table-cell office:value-type="float" office:value="4" table:style-name="ce26">
            <text:p>4</text:p>
          </table:table-cell>
          <table:table-cell office:value-type="float" office:value="4" table:style-name="ce26">
            <text:p>4</text:p>
          </table:table-cell>
          <table:table-cell table:number-columns-repeated="16375"/>
        </table:table-row>
        <table:table-row table:style-name="ro9">
          <table:table-cell office:value-type="string" table:style-name="ce12">
            <text:p>L2</text:p>
          </table:table-cell>
          <table:table-cell office:value-type="string" table:style-name="ce4">
            <text:p>Level of<text:s/><text:span text:style-name="T4">unintelligible</text:span><text:s/>excerpts</text:p>
          </table:table-cell>
          <table:table-cell office:value-type="float" office:value="21" table:style-name="ce26">
            <text:p>21</text:p>
          </table:table-cell>
          <table:table-cell office:value-type="float" office:value="16" table:style-name="ce26">
            <text:p>16</text:p>
          </table:table-cell>
          <table:table-cell office:value-type="float" office:value="19" table:style-name="ce26">
            <text:p>19</text:p>
          </table:table-cell>
          <table:table-cell office:value-type="float" office:value="23" table:style-name="ce26">
            <text:p>23</text:p>
          </table:table-cell>
          <table:table-cell office:value-type="float" office:value="22" table:style-name="ce26">
            <text:p>22</text:p>
          </table:table-cell>
          <table:table-cell office:value-type="float" office:value="12" table:style-name="ce26">
            <text:p>12</text:p>
          </table:table-cell>
          <table:table-cell office:value-type="float" office:value="16" table:style-name="ce26">
            <text:p>16</text:p>
          </table:table-cell>
          <table:table-cell table:number-columns-repeated="16375"/>
        </table:table-row>
        <table:table-row table:style-name="ro10">
          <table:table-cell office:value-type="string" table:style-name="ce12">
            <text:p>L3</text:p>
          </table:table-cell>
          <table:table-cell office:value-type="string" table:style-name="ce4">
            <text:p>Presence of terms<text:s/><text:span text:style-name="T4">definitions</text:span></text:p>
          </table:table-cell>
          <table:table-cell office:value-type="float" office:value="15" table:style-name="ce26">
            <text:p>15</text:p>
          </table:table-cell>
          <table:table-cell office:value-type="float" office:value="19" table:style-name="ce26">
            <text:p>19</text:p>
          </table:table-cell>
          <table:table-cell office:value-type="float" office:value="24" table:style-name="ce26">
            <text:p>24</text:p>
          </table:table-cell>
          <table:table-cell office:value-type="float" office:value="10" table:style-name="ce26">
            <text:p>10</text:p>
          </table:table-cell>
          <table:table-cell office:value-type="float" office:value="2" table:style-name="ce26">
            <text:p>2</text:p>
          </table:table-cell>
          <table:table-cell office:value-type="float" office:value="8" table:style-name="ce26">
            <text:p>8</text:p>
          </table:table-cell>
          <table:table-cell office:value-type="string" table:style-name="ce26">
            <text:p>Lista - 40 + 12</text:p>
          </table:table-cell>
          <table:table-cell table:number-columns-repeated="16375"/>
        </table:table-row>
        <table:table-row table:style-name="ro9">
          <table:table-cell office:value-type="string" table:style-name="ce4">
            <text:p>L5</text:p>
          </table:table-cell>
          <table:table-cell office:value-type="string" table:style-name="ce4">
            <text:p>Citations to<text:s/><text:span text:style-name="T4">legislations, norms</text:span></text:p>
          </table:table-cell>
          <table:table-cell office:value-type="float" office:value="2" table:style-name="ce26">
            <text:p>2</text:p>
          </table:table-cell>
          <table:table-cell office:value-type="float" office:value="3" table:style-name="ce26">
            <text:p>3</text:p>
          </table:table-cell>
          <table:table-cell office:value-type="float" office:value="5" table:style-name="ce26">
            <text:p>5</text:p>
          </table:table-cell>
          <table:table-cell office:value-type="float" office:value="1" table:style-name="ce26">
            <text:p>1</text:p>
          </table:table-cell>
          <table:table-cell office:value-type="float" office:value="2" table:style-name="ce26">
            <text:p>2</text:p>
          </table:table-cell>
          <table:table-cell office:value-type="float" office:value="7" table:style-name="ce26">
            <text:p>7</text:p>
          </table:table-cell>
          <table:table-cell office:value-type="float" office:value="8" table:style-name="ce26">
            <text:p>8</text:p>
          </table:table-cell>
          <table:table-cell table:number-columns-repeated="16375"/>
        </table:table-row>
        <table:table-row table:style-name="ro9">
          <table:table-cell office:value-type="string" table:style-name="ce12">
            <text:p>L6</text:p>
          </table:table-cell>
          <table:table-cell office:value-type="string" table:style-name="ce4">
            <text:p>Citations to<text:s/><text:span text:style-name="T4">regulators</text:span></text:p>
          </table:table-cell>
          <table:table-cell office:value-type="float" office:value="3" table:style-name="ce26">
            <text:p>3</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2" table:style-name="ce26">
            <text:p>2</text:p>
          </table:table-cell>
          <table:table-cell office:value-type="float" office:value="2" table:style-name="ce26">
            <text:p>2</text:p>
          </table:table-cell>
          <table:table-cell office:value-type="float" office:value="3" table:style-name="ce26">
            <text:p>3</text:p>
          </table:table-cell>
          <table:table-cell table:number-columns-repeated="16375"/>
        </table:table-row>
        <table:table-row table:style-name="ro9">
          <table:table-cell office:value-type="string" table:style-name="ce4">
            <text:p>L7</text:p>
          </table:table-cell>
          <table:table-cell office:value-type="string" table:style-name="ce4">
            <text:p><text:span text:style-name="T4">Format diversity</text:span><text:s/>(e.g. .doc/pdf, .ppt, video, html, para download, acessível no site, etc)</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1" table:style-name="ce26">
            <text:p>1</text:p>
          </table:table-cell>
          <table:table-cell office:value-type="float" office:value="2" table:style-name="ce26">
            <text:p>2</text:p>
          </table:table-cell>
          <table:table-cell table:number-columns-repeated="16375"/>
        </table:table-row>
        <table:table-row table:style-name="ro8">
          <table:table-cell table:style-name="ce12"/>
          <table:table-cell office:value-type="string" table:style-name="ce13">
            <text:p>Participation/ Awareness in Personal Data Protection</text:p>
          </table:table-cell>
          <table:table-cell table:number-columns-repeated="7" table:style-name="ce25"/>
          <table:table-cell table:number-columns-repeated="16375"/>
        </table:table-row>
        <table:table-row table:style-name="ro9">
          <table:table-cell office:value-type="string" table:style-name="ce12">
            <text:p>P1</text:p>
          </table:table-cell>
          <table:table-cell office:value-type="string" table:style-name="ce23">
            <text:p>Information whether or not users' personal data will be<text:s/><text:span text:style-name="T4">collected</text:span></text:p>
          </table:table-cell>
          <table:table-cell office:value-type="float" office:value="3" table:style-name="ce26">
            <text:p>3</text:p>
          </table:table-cell>
          <table:table-cell office:value-type="float" office:value="1" table:style-name="ce26">
            <text:p>1</text:p>
          </table:table-cell>
          <table:table-cell office:value-type="float" office:value="2" table:style-name="ce26">
            <text:p>2</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P2</text:p>
          </table:table-cell>
          <table:table-cell office:value-type="string" table:style-name="ce26">
            <text:p>Information on<text:s/><text:span text:style-name="T4">which</text:span><text:s/>data will be collected from user</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office:value-type="float" office:value="2" table:style-name="ce26">
            <text:p>2</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P3</text:p>
          </table:table-cell>
          <table:table-cell office:value-type="string" table:style-name="ce26">
            <text:p>Information on<text:s/><text:span text:style-name="T4">whom</text:span><text:s/>the company shares users' personal data with</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2" table:style-name="ce26">
            <text:p>2</text:p>
          </table:table-cell>
          <table:table-cell office:value-type="float" office:value="1" table:style-name="ce26">
            <text:p>1</text:p>
          </table:table-cell>
          <table:table-cell office:value-type="float" office:value="3" table:style-name="ce26">
            <text:p>3</text:p>
          </table:table-cell>
          <table:table-cell office:value-type="float" office:value="1" table:style-name="ce26">
            <text:p>1</text:p>
          </table:table-cell>
          <table:table-cell table:number-columns-repeated="16375"/>
        </table:table-row>
        <table:table-row table:style-name="ro9">
          <table:table-cell office:value-type="string" table:style-name="ce12">
            <text:p>P4</text:p>
          </table:table-cell>
          <table:table-cell office:value-type="string" table:style-name="ce26">
            <text:p>Information on<text:span text:style-name="T4"><text:s/>how long</text:span><text:s/>the company keeps users' personal data</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1" table:style-name="ce26">
            <text:p>1</text:p>
          </table:table-cell>
          <table:table-cell table:number-columns-repeated="16375"/>
        </table:table-row>
        <table:table-row table:style-name="ro9">
          <table:table-cell office:value-type="string" table:style-name="ce12">
            <text:p>P5</text:p>
          </table:table-cell>
          <table:table-cell office:value-type="string" table:style-name="ce12">
            <text:p><text:span text:style-name="T4">Consent</text:span><text:s/>requirement for<text:span text:style-name="T4"><text:s/>personal data collection and use</text:span></text:p>
          </table:table-cell>
          <table:table-cell office:value-type="float" office:value="3" table:style-name="ce12">
            <text:p>3</text:p>
          </table:table-cell>
          <table:table-cell office:value-type="float" office:value="2" table:style-name="ce26">
            <text:p>2</text:p>
          </table:table-cell>
          <table:table-cell office:value-type="float" office:value="3" table:style-name="ce26">
            <text:p>3</text:p>
          </table:table-cell>
          <table:table-cell office:value-type="float" office:value="1" table:style-name="ce26">
            <text:p>1</text:p>
          </table:table-cell>
          <table:table-cell office:value-type="float" office:value="2" table:style-name="ce26">
            <text:p>2</text:p>
          </table:table-cell>
          <table:table-cell office:value-type="float" office:value="3" table:style-name="ce26">
            <text:p>3</text:p>
          </table:table-cell>
          <table:table-cell office:value-type="float" office:value="1" table:style-name="ce26">
            <text:p>1</text:p>
          </table:table-cell>
          <table:table-cell table:number-columns-repeated="16375"/>
        </table:table-row>
        <table:table-row table:style-name="ro9">
          <table:table-cell office:value-type="string" table:style-name="ce12">
            <text:p>P6</text:p>
          </table:table-cell>
          <table:table-cell office:value-type="string" table:style-name="ce12">
            <text:p>Kind of consent (only if P5 = 1)</text:p>
          </table:table-cell>
          <table:table-cell table:number-columns-repeated="7" table:style-name="ce27"/>
          <table:table-cell table:number-columns-repeated="16375"/>
        </table:table-row>
        <table:table-row table:style-name="ro9">
          <table:table-cell office:value-type="string" table:style-name="ce12">
            <text:p>P6A</text:p>
          </table:table-cell>
          <table:table-cell office:value-type="string" table:style-name="ce12">
            <text:p>Requirement of<text:s/><text:span text:style-name="T4">acceptance</text:span><text:s/>of the contract/agreement</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2" table:style-name="ce26">
            <text:p>2</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4">
            <text:p>P7</text:p>
          </table:table-cell>
          <table:table-cell office:value-type="string" table:style-name="ce12">
            <text:p>Commitment to<text:s/><text:span text:style-name="T4">notifying</text:span><text:span text:style-name="T4"><text:s/>changes</text:span><text:s/>in the terms of use</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P8</text:p>
          </table:table-cell>
          <table:table-cell office:value-type="string" table:style-name="ce26">
            <text:p>Commitment to obtaining users’<text:s/><text:span text:style-name="T4">informed consent</text:span><text:s/>when using their personal data for a<text:s/><text:span text:style-name="T4">new or incompatible purpose</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table:number-columns-repeated="16375"/>
        </table:table-row>
        <table:table-row table:style-name="ro9">
          <table:table-cell office:value-type="string" table:style-name="ce12">
            <text:p>P9</text:p>
          </table:table-cell>
          <table:table-cell office:value-type="string" table:style-name="ce26">
            <text:p>Information on<text:s/><text:span text:style-name="T4">personal data<text:s/></text:span>necessary for<text:span text:style-name="T4"><text:s/>provision of telecommunications</text:span><text:s/>access</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2" table:style-name="ce26">
            <text:p>2</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P10</text:p>
          </table:table-cell>
          <table:table-cell office:value-type="string" table:style-name="ce26">
            <text:p>Commitment to<text:s/><text:span text:style-name="T4">deleting</text:span><text:s/>identifiable personal data as soon as it is not longer necessary to provide access to the user</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table:number-columns-repeated="16375"/>
        </table:table-row>
        <table:table-row table:style-name="ro9">
          <table:table-cell office:value-type="string" table:style-name="ce12">
            <text:p>P11</text:p>
          </table:table-cell>
          <table:table-cell office:value-type="string" table:style-name="ce26">
            <text:p>Commitment to ensuring that personal data is protected by state-of-the-art organisational and technical security measures</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11">
          <table:table-cell office:value-type="string" table:style-name="ce12">
            <text:p>P12</text:p>
          </table:table-cell>
          <table:table-cell office:value-type="string" table:style-name="ce26">
            <text:p>Commitment to<text:s/><text:span text:style-name="T4">notifying</text:span><text:s/>users immediately if<text:s/><text:span text:style-name="T4">mandatory data retention orders</text:span><text:s/>is received</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1" table:style-name="ce26">
            <text:p>1</text:p>
          </table:table-cell>
          <table:table-cell office:value-type="float" office:value="2" table:style-name="ce26">
            <text:p>2</text:p>
          </table:table-cell>
          <table:table-cell table:number-columns-repeated="16375"/>
        </table:table-row>
        <table:table-row table:style-name="ro9">
          <table:table-cell office:value-type="string" table:style-name="ce12">
            <text:p>P13</text:p>
          </table:table-cell>
          <table:table-cell office:value-type="string" table:style-name="ce26">
            <text:p>Commitment to<text:s/><text:span text:style-name="T4">notifying</text:span><text:s/>individuals immediately if<text:s/><text:span text:style-name="T4">requests for access to subscriber data, or communications data or content</text:span><text:s/>are received</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office:value-type="float" office:value="1" table:style-name="ce26">
            <text:p>1</text:p>
          </table:table-cell>
          <table:table-cell office:value-type="float" office:value="1" table:style-name="ce26">
            <text:p>1</text:p>
          </table:table-cell>
          <table:table-cell office:value-type="float" office:value="2" table:style-name="ce26">
            <text:p>2</text:p>
          </table:table-cell>
          <table:table-cell table:number-columns-repeated="16375"/>
        </table:table-row>
        <table:table-row table:style-name="ro9">
          <table:table-cell office:value-type="string" table:style-name="ce12">
            <text:p>P14</text:p>
          </table:table-cell>
          <table:table-cell office:value-type="string" table:style-name="ce26">
            <text:p>Commitment to<text:s/><text:span text:style-name="T4">challenging data retention orders</text:span><text:s/>on behalf of the user until the domestic avenues been exhausted</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office:value-type="float" office:value="1" table:style-name="ce26">
            <text:p>1</text:p>
          </table:table-cell>
          <table:table-cell office:value-type="float" office:value="2" table:style-name="ce26">
            <text:p>2</text:p>
          </table:table-cell>
          <table:table-cell office:value-type="float" office:value="2" table:style-name="ce26">
            <text:p>2</text:p>
          </table:table-cell>
          <table:table-cell table:number-columns-repeated="16375"/>
        </table:table-row>
        <table:table-row table:style-name="ro9">
          <table:table-cell office:value-type="string" table:style-name="ce12">
            <text:p>P15</text:p>
          </table:table-cell>
          <table:table-cell office:value-type="string" table:style-name="ce26">
            <text:p>Commitment to<text:s/><text:span text:style-name="T4">publishing</text:span>, on a regular basis, information about<text:span text:style-name="T4"><text:s/>personal and communications data</text:span><text:s/>and content that is<text:s/><text:span text:style-name="T4">disclosed</text:span><text:s/>to government authorities or other third parties</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P16</text:p>
          </table:table-cell>
          <table:table-cell office:value-type="string" table:style-name="ce26">
            <text:p>Information on<text:s/><text:span text:style-name="T4">grievance or remediation mechanism</text:span><text:s/>for users to contest<text:s/><text:span text:style-name="T4">disclosures of personal data</text:span><text:s/>in violation of the terms of service</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P17</text:p>
          </table:table-cell>
          <table:table-cell office:value-type="string" table:style-name="ce26">
            <text:p>Commitment to providing<text:s/><text:span text:style-name="T4">affected<text:s/></text:span>users with full and comprehensive information about the personal data generated, retained and disclosed about them</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table:number-columns-repeated="16375"/>
        </table:table-row>
        <table:table-row table:style-name="ro9">
          <table:table-cell office:value-type="string" table:style-name="ce12">
            <text:p>P18</text:p>
          </table:table-cell>
          <table:table-cell office:value-type="string" table:style-name="ce26">
            <text:p>Commitment to providing<text:s/><text:span text:style-name="T4">guarantees that personal data has been<text:s/></text:span><text:span text:style-name="T4">deleted</text:span><text:s/>and that any third parties to whom personal data has been disclosed have been requested to delete the data</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table:number-columns-repeated="16375"/>
        </table:table-row>
        <table:table-row table:style-name="ro9">
          <table:table-cell office:value-type="string" table:style-name="ce12">
            <text:p>P19</text:p>
          </table:table-cell>
          <table:table-cell office:value-type="string" table:style-name="ce26">
            <text:p>Commitment to<text:s/><text:span text:style-name="T4">compensating</text:span><text:s/>users who<text:s/><text:span text:style-name="T4">suffered</text:span><text:s/>demonstrable financial loss or substantial harm as a result of the generation, retention and<text:s/><text:span text:style-name="T4">disclosure of personal data</text:span></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1" table:style-name="ce28">
            <text:p>1</text:p>
          </table:table-cell>
          <table:table-cell office:value-type="float" office:value="1" table:style-name="ce26">
            <text:p>1</text:p>
          </table:table-cell>
          <table:table-cell office:value-type="float" office:value="3" table:style-name="ce26">
            <text:p>3</text:p>
          </table:table-cell>
          <table:table-cell table:number-columns-repeated="16375"/>
        </table:table-row>
        <table:table-row table:style-name="ro8">
          <table:table-cell table:style-name="ce12"/>
          <table:table-cell office:value-type="string" table:style-name="ce13">
            <text:p>Empowerment</text:p>
          </table:table-cell>
          <table:table-cell office:value-type="string" table:style-name="ce25">
            <text:p>Y/N</text:p>
          </table:table-cell>
          <table:table-cell office:value-type="string" table:style-name="ce25">
            <text:p>Y/N</text:p>
          </table:table-cell>
          <table:table-cell office:value-type="string" table:style-name="ce25">
            <text:p>Y/N</text:p>
          </table:table-cell>
          <table:table-cell office:value-type="string" table:style-name="ce25">
            <text:p>Y/N</text:p>
          </table:table-cell>
          <table:table-cell office:value-type="string" table:style-name="ce25">
            <text:p>Y/N</text:p>
          </table:table-cell>
          <table:table-cell office:value-type="string" table:style-name="ce25">
            <text:p>Y/N</text:p>
          </table:table-cell>
          <table:table-cell office:value-type="string" table:style-name="ce25">
            <text:p>Y/N</text:p>
          </table:table-cell>
          <table:table-cell table:number-columns-repeated="16375"/>
        </table:table-row>
        <table:table-row table:style-name="ro9">
          <table:table-cell office:value-type="string" table:style-name="ce12">
            <text:p>E1</text:p>
          </table:table-cell>
          <table:table-cell office:value-type="string" table:style-name="ce26">
            <text:p>Possibility for<text:s/><text:span text:style-name="T4">users to change</text:span><text:s/>any terms or conditions that they don't agree with</text:p>
          </table:table-cell>
          <table:table-cell office:value-type="float" office:value="2" table:style-name="ce26">
            <text:p>2</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E2</text:p>
          </table:table-cell>
          <table:table-cell office:value-type="string" table:style-name="ce26">
            <text:p>Information on what grievance and<text:s/><text:span text:style-name="T4">remediation mechanisms</text:span><text:s/>are available to enable complaints and requests for<text:s/><text:span text:style-name="T4">changes in the terms of service</text:span></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E3</text:p>
          </table:table-cell>
          <table:table-cell office:value-type="string" table:style-name="ce23">
            <text:p>Possibility for<text:span text:style-name="T4"><text:s/>users to access</text:span><text:s/>the personal data providers hold on them</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E4</text:p>
          </table:table-cell>
          <table:table-cell office:value-type="string" table:style-name="ce12">
            <text:p>Possibility for<text:s/><text:span text:style-name="T4">users to request</text:span><text:s/>amendment of personal data</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E5</text:p>
          </table:table-cell>
          <table:table-cell office:value-type="string" table:style-name="ce12">
            <text:p>Possibility for<text:span text:style-name="T4"><text:s/>users to</text:span><text:s/><text:span text:style-name="T4">delete</text:span><text:s/>personal data already collected</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E6</text:p>
          </table:table-cell>
          <table:table-cell office:value-type="string" table:style-name="ce26">
            <text:p>Possibility for<text:span text:style-name="T4"><text:s/>users to withdraw consent</text:span><text:s/>at any time for the processing of their personal data</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table:number-columns-repeated="16375"/>
        </table:table-row>
        <table:table-row table:style-name="ro9">
          <table:table-cell office:value-type="string" table:style-name="ce12">
            <text:p>E7</text:p>
          </table:table-cell>
          <table:table-cell office:value-type="string" table:style-name="ce12">
            <text:p>Commitment to not collecting<text:s/><text:span text:style-name="T4">applications logs</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E8</text:p>
          </table:table-cell>
          <table:table-cell office:value-type="string" table:style-name="ce26">
            <text:p>Commitment to applying<text:s/><text:span text:style-name="T4">standards of security</text:span></text:p>
          </table:table-cell>
          <table:table-cell office:value-type="float" office:value="1" table:style-name="ce28">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E9</text:p>
          </table:table-cell>
          <table:table-cell office:value-type="string" table:style-name="ce26">
            <text:p>Commitment to applying<text:s/><text:span text:style-name="T4">standards of encryption</text:span></text:p>
          </table:table-cell>
          <table:table-cell office:value-type="float" office:value="3" table:style-name="ce28">
            <text:p>3</text:p>
          </table:table-cell>
          <table:table-cell office:value-type="float" office:value="1" table:style-name="ce26">
            <text:p>1</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E10</text:p>
          </table:table-cell>
          <table:table-cell office:value-type="string" table:style-name="ce12">
            <text:p>Commitment to allowing<text:s/><text:span text:style-name="T4">users to encrypt</text:span><text:s/>their content</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E11</text:p>
          </table:table-cell>
          <table:table-cell office:value-type="string" table:style-name="ce12">
            <text:p>Information on right to<text:s/><text:span text:style-name="T4">anonymity</text:span></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table:number-columns-repeated="16375"/>
        </table:table-row>
        <table:table-row table:style-name="ro8">
          <table:table-cell table:style-name="ce12"/>
          <table:table-cell office:value-type="string" table:style-name="ce29">
            <text:p>Non discrimination and equity</text:p>
          </table:table-cell>
          <table:table-cell table:number-columns-repeated="7" table:style-name="ce14"/>
          <table:table-cell table:number-columns-repeated="16375"/>
        </table:table-row>
        <table:table-row table:style-name="ro9">
          <table:table-cell office:value-type="string" table:style-name="ce12">
            <text:p>D1</text:p>
          </table:table-cell>
          <table:table-cell office:value-type="string" table:style-name="ce26">
            <text:p>Considerations on protection of<text:s/><text:span text:style-name="T4">net neutrality</text:span></text:p>
          </table:table-cell>
          <table:table-cell office:value-type="float" office:value="1" table:style-name="ce26">
            <text:p>1</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2" table:style-name="ce26">
            <text:p>2</text:p>
          </table:table-cell>
          <table:table-cell table:number-columns-repeated="16375"/>
        </table:table-row>
        <table:table-row table:style-name="ro9">
          <table:table-cell office:value-type="string" table:style-name="ce4">
            <text:p>D2</text:p>
          </table:table-cell>
          <table:table-cell office:value-type="string" table:style-name="ce26">
            <text:p>Commitment to<text:s/><text:span text:style-name="T4">non discrimination</text:span><text:s/>against, or prioritization of content on the basis of origin, destination or service provider</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2" table:style-name="ce26">
            <text:p>2</text:p>
          </table:table-cell>
          <table:table-cell office:value-type="float" office:value="2" table:style-name="ce26">
            <text:p>2</text:p>
          </table:table-cell>
          <table:table-cell office:value-type="float" office:value="1" table:style-name="ce26">
            <text:p>1</text:p>
          </table:table-cell>
          <table:table-cell office:value-type="float" office:value="2" table:style-name="ce26">
            <text:p>2</text:p>
          </table:table-cell>
          <table:table-cell table:number-columns-repeated="16375"/>
        </table:table-row>
        <table:table-row table:style-name="ro9">
          <table:table-cell office:value-type="string" table:style-name="ce4">
            <text:p>D3</text:p>
          </table:table-cell>
          <table:table-cell office:value-type="string" table:style-name="ce26">
            <text:p>Commitment to<text:s/><text:span text:style-name="T4">non-restriction</text:span><text:s/>of content, applications or services a user can access</text:p>
          </table:table-cell>
          <table:table-cell office:value-type="float" office:value="3" table:style-name="ce26">
            <text:p>3</text:p>
          </table:table-cell>
          <table:table-cell office:value-type="float" office:value="1" table:style-name="ce26">
            <text:p>1</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table:number-columns-repeated="16375"/>
        </table:table-row>
        <table:table-row table:style-name="ro9">
          <table:table-cell office:value-type="string" table:style-name="ce4">
            <text:p>D4</text:p>
          </table:table-cell>
          <table:table-cell office:value-type="string" table:style-name="ce26">
            <text:p>Commitment to only<text:s/><text:span text:style-name="T4">prioritising or de-prioritising</text:span><text:s/>content for the purpose of network management<text:s/><text:span text:style-name="T4">when strictly required</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1" table:style-name="ce26">
            <text:p>1</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4">
            <text:p>D5</text:p>
          </table:table-cell>
          <table:table-cell office:value-type="string" table:style-name="ce26">
            <text:p>Statement on not conditioning the provision of<text:s/><text:span text:style-name="T4">free services</text:span><text:s/>on restricted access to content, applications or services</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4">
            <text:p>D6</text:p>
          </table:table-cell>
          <table:table-cell office:value-type="string" table:style-name="ce26">
            <text:p>Commitment to only<text:s/><text:span text:style-name="T4">restricting access</text:span><text:s/>to content, applications or services where an<text:s/><text:span text:style-name="T4">order is issued by an independent judicial authority</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2" table:style-name="ce26">
            <text:p>2</text:p>
          </table:table-cell>
          <table:table-cell office:value-type="float" office:value="3" table:style-name="ce26">
            <text:p>3</text:p>
          </table:table-cell>
          <table:table-cell table:number-columns-repeated="16375"/>
        </table:table-row>
        <table:table-row table:style-name="ro9">
          <table:table-cell office:value-type="string" table:style-name="ce4">
            <text:p>D7</text:p>
          </table:table-cell>
          <table:table-cell office:value-type="string" table:style-name="ce26">
            <text:p>Commitment to<text:s/><text:span text:style-name="T4">notifying</text:span><text:s/>users immediately if an<text:s/><text:span text:style-name="T4">order to restrict services is received</text:span></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1" table:style-name="ce26">
            <text:p>1</text:p>
          </table:table-cell>
          <table:table-cell office:value-type="float" office:value="1" table:style-name="ce26">
            <text:p>1</text:p>
          </table:table-cell>
          <table:table-cell office:value-type="float" office:value="3" table:style-name="ce26">
            <text:p>3</text:p>
          </table:table-cell>
          <table:table-cell table:number-columns-repeated="16375"/>
        </table:table-row>
        <table:table-row table:style-name="ro9">
          <table:table-cell office:value-type="string" table:style-name="ce4">
            <text:p>D8</text:p>
          </table:table-cell>
          <table:table-cell office:value-type="string" table:style-name="ce26">
            <text:p>Commitment to<text:s/><text:span text:style-name="T4">challenging</text:span><text:s/><text:span text:style-name="T4">restriction of services</text:span><text:s/>orders through domestic avenues existent</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2" table:style-name="ce26">
            <text:p>2</text:p>
          </table:table-cell>
          <table:table-cell office:value-type="float" office:value="1" table:style-name="ce26">
            <text:p>1</text:p>
          </table:table-cell>
          <table:table-cell office:value-type="float" office:value="2" table:style-name="ce26">
            <text:p>2</text:p>
          </table:table-cell>
          <table:table-cell office:value-type="float" office:value="3" table:style-name="ce26">
            <text:p>3</text:p>
          </table:table-cell>
          <table:table-cell table:number-columns-repeated="16375"/>
        </table:table-row>
        <table:table-row table:style-name="ro9">
          <table:table-cell office:value-type="string" table:style-name="ce4">
            <text:p>D9</text:p>
          </table:table-cell>
          <table:table-cell office:value-type="string" table:style-name="ce26">
            <text:p>Commitment to<text:s/><text:span text:style-name="T4">publishing</text:span>, on a regular basis, details of any<text:s/><text:span text:style-name="T4">orders received to restrict access</text:span><text:s/>to certain content, applications or services</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4">
            <text:p>D10</text:p>
          </table:table-cell>
          <table:table-cell office:value-type="string" table:style-name="ce26">
            <text:p>Commitment to<text:s/><text:span text:style-name="T4">publishing,</text:span><text:s/>on a regular basis,<text:span text:style-name="T4"><text:s/>information about network management</text:span><text:s/>practices</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4">
            <text:p>D11</text:p>
          </table:table-cell>
          <table:table-cell office:value-type="string" table:style-name="ce26">
            <text:p>Commitment to<text:span text:style-name="T4"><text:s/>apologising to users/ providing comprehensive information</text:span><text:s/>about the measures taken by the telco to prioritise, discriminate against or restrict particular content</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4">
            <text:p>D12</text:p>
          </table:table-cell>
          <table:table-cell office:value-type="string" table:style-name="ce26">
            <text:p>Commitment to<text:s/><text:span text:style-name="T4">supporting individuals to bring legal action</text:span><text:s/>to seek remediation or compensation from the responsible State</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4">
            <text:p>D13</text:p>
          </table:table-cell>
          <table:table-cell office:value-type="string" table:style-name="ce26">
            <text:p><text:span text:style-name="T4">Detail</text:span><text:s/>under<text:s/><text:span text:style-name="T4">which circumstances</text:span><text:s/>related to network management the company may restrict services to users</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table:number-columns-repeated="16375"/>
        </table:table-row>
        <table:table-row table:style-name="ro8">
          <table:table-cell table:style-name="ce12"/>
          <table:table-cell office:value-type="string" table:style-name="ce13">
            <text:p>Specific Topics related to Human Rights (Censorship and Surveillance)</text:p>
          </table:table-cell>
          <table:table-cell table:number-columns-repeated="7" table:style-name="ce14"/>
          <table:table-cell table:number-columns-repeated="16375"/>
        </table:table-row>
        <table:table-row table:style-name="ro9">
          <table:table-cell office:value-type="string" table:style-name="ce12">
            <text:p>H1</text:p>
          </table:table-cell>
          <table:table-cell office:value-type="string" table:style-name="ce26">
            <text:p>Information on possible reasons for Internet<text:s/><text:span text:style-name="T4">shutdowns/ disconnection</text:span><text:s/>of services</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H2</text:p>
          </table:table-cell>
          <table:table-cell office:value-type="string" table:style-name="ce26">
            <text:p>Commitment to<text:s/><text:span text:style-name="T4">challenging</text:span><text:s/><text:span text:style-name="T4">shutdown</text:span><text:s/><text:span text:style-name="T4">orders</text:span><text:s/>through domestic avenues existent</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2" table:style-name="ce26">
            <text:p>2</text:p>
          </table:table-cell>
          <table:table-cell office:value-type="float" office:value="2" table:style-name="ce26">
            <text:p>2</text:p>
          </table:table-cell>
          <table:table-cell table:number-columns-repeated="16375"/>
        </table:table-row>
        <table:table-row table:style-name="ro9">
          <table:table-cell office:value-type="string" table:style-name="ce12">
            <text:p>H3</text:p>
          </table:table-cell>
          <table:table-cell office:value-type="string" table:style-name="ce26">
            <text:p>Commitment to<text:s/><text:span text:style-name="T4">notifying</text:span><text:s/>users immediately of a<text:s/><text:span text:style-name="T4">forthcoming</text:span><text:s/><text:span text:style-name="T4">shutdown</text:span></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H4</text:p>
          </table:table-cell>
          <table:table-cell office:value-type="string" table:style-name="ce26">
            <text:p>Commitment to providing up-to-date information to users about the<text:s/><text:span text:style-name="T4">shutdown</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5</text:p>
          </table:table-cell>
          <table:table-cell office:value-type="string" table:style-name="ce26">
            <text:p>Information on grievance and r<text:span text:style-name="T4">emediation mechanisms</text:span><text:s/>to remedy any negative impacts of the<text:s/><text:span text:style-name="T4">shutdown<text:s/></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6</text:p>
          </table:table-cell>
          <table:table-cell office:value-type="string" table:style-name="ce26">
            <text:p>Commitment to immediately<text:s/><text:span text:style-name="T4">restoring network connectivity after a</text:span><text:s/><text:span text:style-name="T4">shutdown</text:span><text:s/>at the earliest available opportunity</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2" table:style-name="ce28">
            <text:p>2</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7</text:p>
          </table:table-cell>
          <table:table-cell office:value-type="string" table:style-name="ce26">
            <text:p>Commitment to<text:s/><text:span text:style-name="T4">inviting and recording the accounts of users</text:span>, enabling those whose connectivity was restricted to explain and document their experiences of the<text:s/><text:span text:style-name="T4">shutdown</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8</text:p>
          </table:table-cell>
          <table:table-cell office:value-type="string" table:style-name="ce26">
            <text:p>Commitment to extending account<text:s/><text:span text:style-name="T4">credits or promotions</text:span><text:s/>as a form of universal compensation for<text:s/><text:span text:style-name="T4">shutdowns</text:span><text:s/>or altering bill payment periods</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H9</text:p>
          </table:table-cell>
          <table:table-cell office:value-type="string" table:style-name="ce26">
            <text:p>Commitment to<text:span text:style-name="T4"><text:s/>compensating<text:s/></text:span>users who<text:s/><text:span text:style-name="T4">suffered</text:span><text:s/>demonstrable financial loss or substantial harm as a result of the<text:s/><text:span text:style-name="T4">shutdown</text:span></text:p>
          </table:table-cell>
          <table:table-cell office:value-type="float" office:value="3" table:style-name="ce26">
            <text:p>3</text:p>
          </table:table-cell>
          <table:table-cell office:value-type="float" office:value="2" table:style-name="ce26">
            <text:p>2</text:p>
          </table:table-cell>
          <table:table-cell office:value-type="float" office:value="1" table:style-name="ce26">
            <text:p>1</text:p>
          </table:table-cell>
          <table:table-cell office:value-type="float" office:value="2" table:style-name="ce26">
            <text:p>2</text:p>
          </table:table-cell>
          <table:table-cell office:value-type="float" office:value="1" table:style-name="ce26">
            <text:p>1</text:p>
          </table:table-cell>
          <table:table-cell office:value-type="float" office:value="1" table:style-name="ce26">
            <text:p>1</text:p>
          </table:table-cell>
          <table:table-cell office:value-type="float" office:value="3" table:style-name="ce26">
            <text:p>3</text:p>
          </table:table-cell>
          <table:table-cell table:number-columns-repeated="16375"/>
        </table:table-row>
        <table:table-row table:style-name="ro9">
          <table:table-cell office:value-type="string" table:style-name="ce12">
            <text:p>H10</text:p>
          </table:table-cell>
          <table:table-cell office:value-type="string" table:style-name="ce26">
            <text:p>Commitment that the provider will never<text:s/><text:span text:style-name="T4">disconnect</text:span><text:s/>an individual’s access<text:s/><text:span text:style-name="T4">as a voluntary or punitive measure</text:span></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table:number-columns-repeated="16375"/>
        </table:table-row>
        <table:table-row table:style-name="ro9">
          <table:table-cell office:value-type="string" table:style-name="ce12">
            <text:p>H11</text:p>
          </table:table-cell>
          <table:table-cell office:value-type="string" table:style-name="ce26">
            <text:p>Commitment that<text:span text:style-name="T4"><text:s/>to disconnect<text:s/></text:span>a users’ internet access<text:span text:style-name="T4"><text:s/></text:span>a<text:s/><text:span text:style-name="T4">d</text:span><text:span text:style-name="T4">isconnection</text:span><text:s/><text:span text:style-name="T4">order</text:span><text:s/>by an independent<text:span text:style-name="T4"><text:s/>judicial authority<text:s/></text:span>is necessary</text:p>
          </table:table-cell>
          <table:table-cell office:value-type="float" office:value="3" table:style-name="ce26">
            <text:p>3</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3" table:style-name="ce26">
            <text:p>3</text:p>
          </table:table-cell>
          <table:table-cell office:value-type="float" office:value="2" table:style-name="ce26">
            <text:p>2</text:p>
          </table:table-cell>
          <table:table-cell office:value-type="float" office:value="2" table:style-name="ce26">
            <text:p>2</text:p>
          </table:table-cell>
          <table:table-cell table:number-columns-repeated="16375"/>
        </table:table-row>
        <table:table-row table:style-name="ro9">
          <table:table-cell office:value-type="string" table:style-name="ce12">
            <text:p>H12</text:p>
          </table:table-cell>
          <table:table-cell office:value-type="string" table:style-name="ce26">
            <text:p>Commitment to<text:s/><text:span text:style-name="T4">challenging</text:span><text:s/><text:span text:style-name="T4">disconnection</text:span><text:s/><text:span text:style-name="T4">orders</text:span><text:s/>through domestic avenues existent</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2" table:style-name="ce26">
            <text:p>2</text:p>
          </table:table-cell>
          <table:table-cell office:value-type="float" office:value="3" table:style-name="ce26">
            <text:p>3</text:p>
          </table:table-cell>
          <table:table-cell table:number-columns-repeated="16375"/>
        </table:table-row>
        <table:table-row table:style-name="ro9">
          <table:table-cell office:value-type="string" table:style-name="ce12">
            <text:p>H13</text:p>
          </table:table-cell>
          <table:table-cell office:value-type="string" table:style-name="ce26">
            <text:p>Commitment to<text:s/><text:span text:style-name="T4">notifying</text:span><text:s/>users immediately of a<text:span text:style-name="T4"><text:s/>forthcoming<text:s/></text:span><text:span text:style-name="T4">disconnection</text:span></text:p>
          </table:table-cell>
          <table:table-cell office:value-type="float" office:value="3" table:style-name="ce26">
            <text:p>3</text:p>
          </table:table-cell>
          <table:table-cell office:value-type="float" office:value="1" table:style-name="ce26">
            <text:p>1</text:p>
          </table:table-cell>
          <table:table-cell office:value-type="float" office:value="2" table:style-name="ce26">
            <text:p>2</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H14</text:p>
          </table:table-cell>
          <table:table-cell office:value-type="string" table:style-name="ce26">
            <text:p>Commitment to immediately<text:s/><text:span text:style-name="T4">restoring network connectivity</text:span><text:s/>after a<text:s/><text:span text:style-name="T4">disconnection</text:span><text:s/>to the<text:s/><text:span text:style-name="T4">affected</text:span><text:s/>users at the earliest available opportunity</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1" table:style-name="ce26">
            <text:p>1</text:p>
          </table:table-cell>
          <table:table-cell office:value-type="float" office:value="2" table:style-name="ce26">
            <text:p>2</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H15</text:p>
          </table:table-cell>
          <table:table-cell office:value-type="string" table:style-name="ce26">
            <text:p>Commitment to<text:s/><text:span text:style-name="T4">compensating</text:span><text:s/>users who<text:s/><text:span text:style-name="T4">suffered</text:span><text:s/>demonstrable financial loss or substantial harm as a result of the<text:s/><text:span text:style-name="T4">disconnection</text:span></text:p>
          </table:table-cell>
          <table:table-cell office:value-type="float" office:value="3" table:style-name="ce26">
            <text:p>3</text:p>
          </table:table-cell>
          <table:table-cell office:value-type="float" office:value="3" table:style-name="ce26">
            <text:p>3</text:p>
          </table:table-cell>
          <table:table-cell office:value-type="float" office:value="1" table:style-name="ce28">
            <text:p>1</text:p>
          </table:table-cell>
          <table:table-cell office:value-type="float" office:value="3" table:style-name="ce26">
            <text:p>3</text:p>
          </table:table-cell>
          <table:table-cell office:value-type="float" office:value="1" table:style-name="ce26">
            <text:p>1</text:p>
          </table:table-cell>
          <table:table-cell office:value-type="float" office:value="2" table:style-name="ce26">
            <text:p>2</text:p>
          </table:table-cell>
          <table:table-cell office:value-type="float" office:value="3" table:style-name="ce26">
            <text:p>3</text:p>
          </table:table-cell>
          <table:table-cell table:number-columns-repeated="16375"/>
        </table:table-row>
        <table:table-row table:style-name="ro9">
          <table:table-cell office:value-type="string" table:style-name="ce12">
            <text:p>H16</text:p>
          </table:table-cell>
          <table:table-cell office:value-type="string" table:style-name="ce26">
            <text:p>Commitment to<text:s/><text:span text:style-name="T4">scrutinising</text:span><text:s/>any<text:s/><text:span text:style-name="T4">request</text:span><text:s/>or demand from States to<text:span text:style-name="T4"><text:s/>retrofit or modify</text:span><text:s/>existing telecommunications<text:s/><text:span text:style-name="T4">infrastructure</text:span></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H17</text:p>
          </table:table-cell>
          <table:table-cell office:value-type="string" table:style-name="ce26">
            <text:p>Commitment to<text:s/><text:span text:style-name="T4">scrutinising</text:span><text:s/>any<text:s/><text:span text:style-name="T4">request</text:span><text:s/>or demand from States to install<text:s/><text:span text:style-name="T4">surveillance</text:span><text:s/>capabilities</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H18</text:p>
          </table:table-cell>
          <table:table-cell office:value-type="string" table:style-name="ce26">
            <text:p>Commitment to<text:s/><text:span text:style-name="T4">exhausting</text:span><text:s/>all available<text:s/><text:span text:style-name="T4">remedies to challenge</text:span><text:s/>any request or demand to<text:s/><text:span text:style-name="T4">retrofit or modify</text:span><text:s/><text:span text:style-name="T4">infrastructure</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19</text:p>
          </table:table-cell>
          <table:table-cell office:value-type="string" table:style-name="ce26">
            <text:p>Commitment to<text:s/><text:span text:style-name="T4">exhausting</text:span><text:s/>all available<text:s/><text:span text:style-name="T4">remedies to challenge</text:span><text:s/>any request or demand to install<text:s/><text:span text:style-name="T4">surveillance</text:span><text:s/>capabilities</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20</text:p>
          </table:table-cell>
          <table:table-cell office:value-type="string" table:style-name="ce26">
            <text:p>Commitment to<text:s/><text:span text:style-name="T4">publishing</text:span><text:s/>information, to the greatest extent possible, about any<text:s/><text:span text:style-name="T4">measures taken to retrofit or modify infrastructure</text:span><text:s/></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21</text:p>
          </table:table-cell>
          <table:table-cell office:value-type="string" table:style-name="ce26">
            <text:p>Commitment to<text:s/><text:span text:style-name="T4">publishing</text:span><text:s/>information, to the greatest extent possible, about any<text:s/><text:span text:style-name="T4">measures taken to install surveillance</text:span><text:s/>or provide direct access to other parties</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22</text:p>
          </table:table-cell>
          <table:table-cell office:value-type="string" table:style-name="ce26">
            <text:p>Commitment to wherever feasible,<text:s/><text:span text:style-name="T4">notifying</text:span><text:s/>users of specific<text:s/><text:span text:style-name="T4">surveillance</text:span><text:s/>measures to which they have been subject</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table:number-columns-repeated="16375"/>
        </table:table-row>
        <table:table-row table:style-name="ro9">
          <table:table-cell office:value-type="string" table:style-name="ce12">
            <text:p>H23</text:p>
          </table:table-cell>
          <table:table-cell office:value-type="string" table:style-name="ce26">
            <text:p>Commitment to providing a grievance or remediation mechanism to enable<text:s/><text:span text:style-name="T4">users to challenge the telco’s decision to comply</text:span><text:s/>with requests or demands</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24</text:p>
          </table:table-cell>
          <table:table-cell office:value-type="string" table:style-name="ce26">
            <text:p>Commitment to<text:s/><text:span text:style-name="T4">apologizing and notifying</text:span><text:s/><text:span text:style-name="T4">affected</text:span><text:s/>users, providing full and comprehensive information about the type and scope of<text:s/><text:span text:style-name="T4">surveillance</text:span><text:s/>to which they were subjected</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25</text:p>
          </table:table-cell>
          <table:table-cell office:value-type="string" table:style-name="ce26">
            <text:p>Commitment to<text:s/><text:span text:style-name="T4">inviting and recording</text:span><text:s/>the<text:s/><text:span text:style-name="T4">accounts of affected</text:span><text:s/>users, enabling them to explain and document their experiences of the<text:s/><text:span text:style-name="T4">surveillance</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26</text:p>
          </table:table-cell>
          <table:table-cell office:value-type="string" table:style-name="ce26">
            <text:p>Commitment to<text:s/><text:span text:style-name="T4">compensating</text:span><text:s/>users who<text:s/><text:span text:style-name="T4">suffered</text:span><text:s/>demonstrable financial loss or substantial harm as a result of the<text:s/><text:span text:style-name="T4">surveillance</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1" table:style-name="ce26">
            <text:p>1</text:p>
          </table:table-cell>
          <table:table-cell office:value-type="float" office:value="3" table:style-name="ce26">
            <text:p>3</text:p>
          </table:table-cell>
          <table:table-cell table:number-columns-repeated="16375"/>
        </table:table-row>
        <table:table-row table:style-name="ro9">
          <table:table-cell office:value-type="string" table:style-name="ce12">
            <text:p>H27</text:p>
          </table:table-cell>
          <table:table-cell office:value-type="string" table:style-name="ce26">
            <text:p>Commitment to<text:s/><text:span text:style-name="T4">supporting individuals to bring legal action<text:s/></text:span>to seek remediation or compensation from the responsible State for<text:s/><text:span text:style-name="T4">surveillance</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8">
          <table:table-cell table:style-name="ce12"/>
          <table:table-cell office:value-type="string" table:style-name="ce29">
            <text:p>Quality of service</text:p>
          </table:table-cell>
          <table:table-cell table:number-columns-repeated="7" table:style-name="ce14"/>
          <table:table-cell table:number-columns-repeated="16375"/>
        </table:table-row>
        <table:table-row table:style-name="ro9">
          <table:table-cell office:value-type="string" table:style-name="ce12">
            <text:p>Q1</text:p>
          </table:table-cell>
          <table:table-cell office:value-type="string" table:style-name="ce26">
            <text:p>Information on<text:s/><text:span text:style-name="T4">guaranteed percentage</text:span><text:s/>of the hired<text:s/><text:span text:style-name="T4">connection speed</text:span></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2" table:style-name="ce26">
            <text:p>2</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Q2</text:p>
          </table:table-cell>
          <table:table-cell office:value-type="string" table:style-name="ce26">
            <text:p>Possibility for users to<text:s/><text:span text:style-name="T4">check hired vs. actual speed<text:s/></text:span></text:p>
          </table:table-cell>
          <table:table-cell office:value-type="float" office:value="4" table:style-name="ce26">
            <text:p>4</text:p>
          </table:table-cell>
          <table:table-cell office:value-type="float" office:value="4" table:style-name="ce26">
            <text:p>4</text:p>
          </table:table-cell>
          <table:table-cell office:value-type="float" office:value="4" table:style-name="ce26">
            <text:p>4</text:p>
          </table:table-cell>
          <table:table-cell office:value-type="float" office:value="1" table:style-name="ce26">
            <text:p>1</text:p>
          </table:table-cell>
          <table:table-cell office:value-type="float" office:value="4" table:style-name="ce26">
            <text:p>4</text:p>
          </table:table-cell>
          <table:table-cell office:value-type="float" office:value="4" table:style-name="ce26">
            <text:p>4</text:p>
          </table:table-cell>
          <table:table-cell office:value-type="float" office:value="1" table:style-name="ce26">
            <text:p>1</text:p>
          </table:table-cell>
          <table:table-cell table:number-columns-repeated="16375"/>
        </table:table-row>
        <table:table-row table:style-name="ro9">
          <table:table-cell office:value-type="string" table:style-name="ce12">
            <text:p>Q3</text:p>
          </table:table-cell>
          <table:table-cell office:value-type="string" table:style-name="ce26">
            <text:p><text:span text:style-name="T4">Datacap</text:span><text:s/>is not adopted as a commercial practice</text:p>
          </table:table-cell>
          <table:table-cell office:value-type="float" office:value="1" table:style-name="ce26">
            <text:p>1</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1" table:style-name="ce26">
            <text:p>1</text:p>
          </table:table-cell>
          <table:table-cell office:value-type="float" office:value="2" table:style-name="ce26">
            <text:p>2</text:p>
          </table:table-cell>
          <table:table-cell table:number-columns-repeated="16375"/>
        </table:table-row>
        <table:table-row table:style-name="ro9">
          <table:table-cell office:value-type="string" table:style-name="ce12">
            <text:p>Q4</text:p>
          </table:table-cell>
          <table:table-cell office:value-type="string" table:style-name="ce26">
            <text:p>Possibility of<text:s/><text:span text:style-name="T4">connection degradation</text:span><text:s/>after reaching datacap limit (only if Q3 = 2)</text:p>
          </table:table-cell>
          <table:table-cell office:value-type="string" table:style-name="ce26">
            <text:p>(1) Yes</text:p>
            <text:p>(2) No</text:p>
            <text:p>(3) Absent information</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6">
            <text:p>(1) Yes</text:p>
            <text:p>(2) No</text:p>
            <text:p>(3) Absent information</text:p>
          </table:table-cell>
          <table:table-cell office:value-type="float" office:value="2" table:style-name="ce26">
            <text:p>2</text:p>
          </table:table-cell>
          <table:table-cell table:number-columns-repeated="16375"/>
        </table:table-row>
        <table:table-row table:style-name="ro9">
          <table:table-cell office:value-type="string" table:style-name="ce12">
            <text:p>Q5</text:p>
          </table:table-cell>
          <table:table-cell office:value-type="string" table:style-name="ce26">
            <text:p>Possibility of<text:s/><text:span text:style-name="T4">connection suspension</text:span><text:s/>after reaching datacap limit (only if Q3 = 2)</text:p>
          </table:table-cell>
          <table:table-cell office:value-type="string" table:style-name="ce26">
            <text:p>(1) Yes</text:p>
            <text:p>(2) No</text:p>
            <text:p>(3) Absent information</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string" table:style-name="ce26">
            <text:p>(1) Yes</text:p>
            <text:p>(2) No</text:p>
            <text:p>(3) Absent information</text:p>
          </table:table-cell>
          <table:table-cell office:value-type="float" office:value="1" table:style-name="ce26">
            <text:p>1</text:p>
          </table:table-cell>
          <table:table-cell table:number-columns-repeated="16375"/>
        </table:table-row>
        <table:table-row table:style-name="ro9">
          <table:table-cell office:value-type="string" table:style-name="ce12">
            <text:p>Q6</text:p>
          </table:table-cell>
          <table:table-cell office:value-type="string" table:style-name="ce26">
            <text:p>Information on whether or not the company comply with a<text:s/><text:span text:style-name="T4">consumer's board</text:span><text:s/></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8">
          <table:table-cell table:style-name="ce12"/>
          <table:table-cell office:value-type="string" table:style-name="ce29">
            <text:p>Connection sharing</text:p>
          </table:table-cell>
          <table:table-cell table:number-columns-repeated="7" table:style-name="ce14"/>
          <table:table-cell table:number-columns-repeated="16375"/>
        </table:table-row>
        <table:table-row table:style-name="ro9">
          <table:table-cell office:value-type="string" table:style-name="ce12">
            <text:p>S1</text:p>
          </table:table-cell>
          <table:table-cell office:value-type="string" table:style-name="ce26">
            <text:p>Commitment to allowing<text:s/><text:span text:style-name="T4">connection sharing for<text:s/></text:span><text:span text:style-name="T4">any<text:s/></text:span>purposes (commercial or not)</text:p>
          </table:table-cell>
          <table:table-cell office:value-type="float" office:value="2" table:style-name="ce26">
            <text:p>2</text:p>
          </table:table-cell>
          <table:table-cell office:value-type="float" office:value="1" table:style-name="ce26">
            <text:p>1</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table:number-columns-repeated="16375"/>
        </table:table-row>
        <table:table-row table:style-name="ro9">
          <table:table-cell office:value-type="string" table:style-name="ce12">
            <text:p>S2</text:p>
          </table:table-cell>
          <table:table-cell office:value-type="string" table:style-name="ce26">
            <text:p>Commitment to allowing<text:s/><text:span text:style-name="T4">connection sharing for</text:span><text:s/><text:span text:style-name="T4">non-profit</text:span><text:s/>purposes</text:p>
          </table:table-cell>
          <table:table-cell office:value-type="float" office:value="2" table:style-name="ce26">
            <text:p>2</text:p>
          </table:table-cell>
          <table:table-cell office:value-type="float" office:value="1" table:style-name="ce26">
            <text:p>1</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table:number-columns-repeated="16375"/>
        </table:table-row>
        <table:table-row table:style-name="ro4">
          <table:table-cell table:number-columns-repeated="2" table:style-name="ce4"/>
          <table:table-cell table:number-columns-repeated="7" table:style-name="ce23"/>
          <table:table-cell table:number-columns-repeated="16375"/>
        </table:table-row>
        <table:table-row table:number-rows-repeated="2" table:style-name="ro2">
          <table:table-cell table:number-columns-repeated="16384" table:style-name="ce4"/>
        </table:table-row>
        <table:table-row table:number-rows-repeated="9" table:style-name="ro12">
          <table:table-cell table:number-columns-repeated="16384" table:style-name="ce4"/>
        </table:table-row>
        <table:table-row table:number-rows-repeated="887" table:style-name="ro12">
          <table:table-cell table:number-columns-repeated="16384"/>
        </table:table-row>
        <table:table-row table:number-rows-repeated="1047577" table:style-name="ro3">
          <table:table-cell table:number-columns-repeated="16384"/>
        </table:table-row>
      </table:table>
      <table:table table:name="Excerpts" table:style-name="ta2">
        <table:table-column table:style-name="co4" table:default-cell-style-name="ce4"/>
        <table:table-column table:style-name="co5" table:default-cell-style-name="ce4"/>
        <table:table-column table:style-name="co7" table:number-columns-repeated="7" table:default-cell-style-name="ce4"/>
        <table:table-column table:style-name="co3" table:number-columns-repeated="16375" table:default-cell-style-name="ce4"/>
        <table:table-row table:style-name="ro4">
          <table:table-cell table:number-columns-repeated="2" table:style-name="ce4"/>
          <table:table-cell table:number-columns-repeated="7" table:style-name="ce23"/>
          <table:table-cell table:number-columns-repeated="16375"/>
        </table:table-row>
        <table:table-row table:style-name="ro4">
          <table:table-cell table:style-name="ce12"/>
          <table:table-cell office:value-type="string" table:style-name="ce13">
            <text:p>General Information</text:p>
          </table:table-cell>
          <table:table-cell office:value-type="string" table:style-name="ce14">
            <text:p>Algar</text:p>
          </table:table-cell>
          <table:table-cell office:value-type="string" table:style-name="ce14">
            <text:p>Claro</text:p>
          </table:table-cell>
          <table:table-cell office:value-type="string" table:style-name="ce14">
            <text:p>Oi</text:p>
          </table:table-cell>
          <table:table-cell office:value-type="string" table:style-name="ce14">
            <text:p>Sercomtel</text:p>
          </table:table-cell>
          <table:table-cell office:value-type="string" table:style-name="ce14">
            <text:p>Sky</text:p>
          </table:table-cell>
          <table:table-cell office:value-type="string" table:style-name="ce14">
            <text:p>Tim</text:p>
          </table:table-cell>
          <table:table-cell office:value-type="string" table:style-name="ce14">
            <text:p>Vivo</text:p>
          </table:table-cell>
          <table:table-cell table:number-columns-repeated="16375"/>
        </table:table-row>
        <table:table-row table:style-name="ro13">
          <table:table-cell office:value-type="string" table:style-name="ce12">
            <text:p>M1</text:p>
          </table:table-cell>
          <table:table-cell office:value-type="string" table:style-name="ce15">
            <text:p>Corporate name</text:p>
          </table:table-cell>
          <table:table-cell office:value-type="string" table:style-name="ce16">
            <text:p>Algar Telecom</text:p>
          </table:table-cell>
          <table:table-cell office:value-type="string" table:style-name="ce17">
            <text:p>Claro S.A.</text:p>
          </table:table-cell>
          <table:table-cell office:value-type="string" table:style-name="ce17">
            <text:p>Telemar Norte Leste S.A.</text:p>
          </table:table-cell>
          <table:table-cell office:value-type="string" table:style-name="ce17">
            <text:p>SERCOMTEL S.A. - TELECOMUNICAÇÕES</text:p>
          </table:table-cell>
          <table:table-cell office:value-type="string" table:style-name="ce17">
            <text:p>SKY SERVIÇOS DE BANDA LARGA LTDA</text:p>
          </table:table-cell>
          <table:table-cell office:value-type="string" table:style-name="ce26">
            <text:p>TIM CELULAR S/A.,</text:p>
          </table:table-cell>
          <table:table-cell office:value-type="string" table:style-name="ce16">
            <text:p>TELEFÔNICA BRASIL S.A.,<text:s/></text:p>
          </table:table-cell>
          <table:table-cell table:number-columns-repeated="16375"/>
        </table:table-row>
        <table:table-row table:style-name="ro6">
          <table:table-cell office:value-type="string" table:style-name="ce12">
            <text:p>M2</text:p>
          </table:table-cell>
          <table:table-cell office:value-type="string" table:style-name="ce15">
            <text:p>Link for terms of use</text:p>
          </table:table-cell>
          <table:table-cell table:number-columns-repeated="7" table:style-name="ce30"/>
          <table:table-cell table:number-columns-repeated="16375"/>
        </table:table-row>
        <table:table-row table:style-name="ro7">
          <table:table-cell office:value-type="string" table:style-name="ce12">
            <text:p>M3</text:p>
          </table:table-cell>
          <table:table-cell office:value-type="string" table:style-name="ce15">
            <text:p>Link's lable</text:p>
          </table:table-cell>
          <table:table-cell table:number-columns-repeated="7" table:style-name="ce30"/>
          <table:table-cell table:number-columns-repeated="16375"/>
        </table:table-row>
        <table:table-row table:style-name="ro4">
          <table:table-cell office:value-type="string" table:style-name="ce12">
            <text:p>M4</text:p>
          </table:table-cell>
          <table:table-cell office:value-type="string" table:style-name="ce15">
            <text:p>Date of access</text:p>
          </table:table-cell>
          <table:table-cell table:number-columns-repeated="7" table:style-name="ce30"/>
          <table:table-cell table:number-columns-repeated="16375"/>
        </table:table-row>
        <table:table-row table:style-name="ro4">
          <table:table-cell office:value-type="string" table:style-name="ce12">
            <text:p>M5</text:p>
          </table:table-cell>
          <table:table-cell office:value-type="string" table:style-name="ce12">
            <text:p>Date of the terms of use</text:p>
          </table:table-cell>
          <table:table-cell table:number-columns-repeated="7" table:style-name="ce30"/>
          <table:table-cell table:number-columns-repeated="16375"/>
        </table:table-row>
        <table:table-row table:style-name="ro4">
          <table:table-cell office:value-type="string" table:style-name="ce12">
            <text:p>M6</text:p>
          </table:table-cell>
          <table:table-cell office:value-type="string" table:style-name="ce12">
            <text:p>Total number of pages (per document)</text:p>
          </table:table-cell>
          <table:table-cell table:number-columns-repeated="7" table:style-name="ce30"/>
          <table:table-cell table:number-columns-repeated="16375"/>
        </table:table-row>
        <table:table-row table:style-name="ro4">
          <table:table-cell office:value-type="string" table:style-name="ce12">
            <text:p>M7</text:p>
          </table:table-cell>
          <table:table-cell office:value-type="string" table:style-name="ce12">
            <text:p>Total number of documents</text:p>
          </table:table-cell>
          <table:table-cell table:number-columns-repeated="7" table:style-name="ce30"/>
          <table:table-cell table:number-columns-repeated="16375"/>
        </table:table-row>
        <table:table-row table:style-name="ro8">
          <table:table-cell table:style-name="ce12"/>
          <table:table-cell office:value-type="string" table:style-name="ce13">
            <text:p>Legality and Presentation</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table:number-columns-repeated="16375"/>
        </table:table-row>
        <table:table-row table:style-name="ro9">
          <table:table-cell office:value-type="string" table:style-name="ce12">
            <text:p>L1</text:p>
          </table:table-cell>
          <table:table-cell office:value-type="string" table:style-name="ce12">
            <text:p><text:span text:style-name="T4">Clicks</text:span><text:s/>necessary to open the terms of use</text:p>
          </table:table-cell>
          <table:table-cell office:value-type="string" table:style-name="ce26">
            <text:p>Fernanda - Contrato de Adesão encontrado via Google (depois de 10 min)</text:p>
          </table:table-cell>
          <table:table-cell office:value-type="string" table:style-name="ce26">
            <text:p>Marcelo</text:p>
            <text:p>google para contrato</text:p>
            <text:p>3 para rgulamentos</text:p>
            <text:p>10 para política d privacidade</text:p>
            <text:p/>
            <text:p>Fernanda</text:p>
            <text:p>Encontrado pelo Google</text:p>
            <text:p/>
            <text:p>Kim</text:p>
            <text:p>4 contrato<text:s/></text:p>
            <text:p>4 regulamentos</text:p>
            <text:p>2 politica privacidade</text:p>
            <text:p/>
          </table:table-cell>
          <table:table-cell office:value-type="string" table:style-name="ce26">
            <text:p>Fernanda</text:p>
            <text:p>3 clicks para Contrato no site.</text:p>
            <text:p>Restante dos documentos, google</text:p>
            <text:p/>
            <text:p>Kim</text:p>
            <text:p>não consegui achar pelo buscador</text:p>
          </table:table-cell>
          <table:table-cell office:value-type="string" table:style-name="ce26">
            <text:p>Fernanda - com exceção da política de privacidade, o restante foi encontrado pelo google.</text:p>
            <text:p/>
            <text:p>Kim - politica de privacidade encontrado no google</text:p>
          </table:table-cell>
          <table:table-cell office:value-type="string" table:style-name="ce26">
            <text:p>Fernanda - restante no site</text:p>
          </table:table-cell>
          <table:table-cell office:value-type="string" table:style-name="ce26">
            <text:p>Fernanda - com exceção do contrato, o restante foi encontrado via google</text:p>
            <text:p/>
            <text:p>Marcelo - O buscador facilitou a procura. Pesquisei por "contratos e regulamentos" e o primeiro link da busca me forneceu o acesso aos documentos</text:p>
          </table:table-cell>
          <table:table-cell office:value-type="string" table:style-name="ce26">
            <text:p>Todos: restante no Google</text:p>
          </table:table-cell>
          <table:table-cell table:number-columns-repeated="16375"/>
        </table:table-row>
        <table:table-row table:style-name="ro9">
          <table:table-cell office:value-type="string" table:style-name="ce12">
            <text:p>L2</text:p>
          </table:table-cell>
          <table:table-cell office:value-type="string" table:style-name="ce4">
            <text:p>Level of<text:s/><text:span text:style-name="T4">unintelligible</text:span><text:s/>excerpts</text:p>
          </table:table-cell>
          <table:table-cell office:value-type="string" table:style-name="ce26">
            <text:p>"3.1. <text:s text:c="7"/>O serviço banda larga será prestado em diferentes modalidades, sendo que as características, tecnologias e faixas de velocidade estarão disponíveis no site<text:s/><text:span text:style-name="T4">www.algartelecom.com.br"</text:span><text:span text:style-name="T4"/></text:p>
            <text:p/>
            <text:p>"A ALGAR TELECOM<text:s/><text:span text:style-name="T4">fornecerá a conexão à internet (provedor) de maneira gratuita</text:span>"</text:p>
            <text:p/>
            <text:p>"3.2. <text:s text:c="7"/>Caso o CONTR<text:span text:style-name="T4">ATANTE faça a opção ao plano de controle de velocidade</text:span>, a ALGAR TELECOM garantirá até a velocidade máxima contratada no horário das 21:00 (vinte e uma) horas às 09:00 (nove) horas de segunda à sexta-feira e nos finais de semana (sábado e domingo), e até 50% (cinquenta por cento) da velocidade máxima contratada de segunda à sexta-feira no horário das 09:00 (nove) às 21:00 (vinte e uma) horas. "</text:p>
            <text:p/>
            <text:p>"3.4. Em condições normais para prestação do serviço contratado, com exceção das causas alheias à vontade e/ou controle da ALGAR TELECOM,<text:s/><text:span text:style-name="T4">garantirá certo percentual de velocidade mínima contratada de acordo com as normas vigentes expedidas pela ANATEL</text:span>, sendo que as velocidades máximas para download e upload são as descritas a seguir...</text:p>
            <text:p/>
            <text:p>3.5. <text:s text:c="7"/>As faixas de velocidade mencionadas não são garantidas pela ALGAR TELECOM, excluindo-se ainda a responsabilidade pela velocidade dos serviços prestados por<text:s/><text:span text:style-name="T4">provedores de acesso à internet</text:span>. <text:s/>A velocidade do acesso garantida pela ALGAR TELECOM é até o<text:s/><text:span text:style-name="T4">ponto de transmissão de rede</text:span>."</text:p>
            <text:p/>
            <text:p>"3.1. <text:s text:c="7"/>Para os serviços onde o local de instalação seja dentro dos Setores 03, 22, 25 e 33 do Plano Geral de Outorgas (Decreto 6654/2008) a empresa prestadora dos serviços será a ALGAR TELECOM S/A."</text:p>
            <text:p/>
            <text:p>"3.2. <text:s text:c="7"/>Para os serviços com local de instalação dentro do território nacional, excetuando-se os Setores citados no item 3.11., a prestadora de serviços será a ALGAR MULTIMIDIA S/A."</text:p>
            <text:p><text:s/></text:p>
            <text:p/>
            <text:p>"3.1. <text:s text:c="7"/>Para os casos onde haja a contratação da Banda Larga Popular será seguida a seguinte regra:<text:s/></text:p>
            <text:p>a)<text:s text:c="8"/><text:span text:style-name="T4">Caso o cliente rescinda a contratação de alguns dos serviços que componha a sua oferta “Ligado 4” que contemple o serviço banda larga Popular, e decida manter ativo o serviço de banda larga, não haverá alteração no valor cobrado pelo serviço, todavia, a velocidade da banda larga Popular será readequada para 500Kbps"</text:span><text:span text:style-name="T4"/></text:p>
            <text:p/>
            <text:p>"O serviço será prestado por meio de suporte do<text:span text:style-name="T4"><text:s/>par metálico da rede do Serviço Telefônico Fixo Comutado (“STFC”) ou por meio de redes de terceiros</text:span>." ;</text:p>
            <text:p/>
            <text:p>"O serviço descrito neste contrato permitirá uma conexão lógica, sendo que será concedido um único<text:span text:style-name="T4"><text:s/>endereço “IP” dinâmico e válido</text:span>, salvo se o plano de escolha do CONTRATANTE disciplinar outras condições." ;<text:s/></text:p>
            <text:p/>
            <text:p>"Manter no endereço de instalação do serviço,<text:s/><text:span text:style-name="T4">acesso ao STFC</text:span>, acesso este que deverá permanecer ativo e sem qualquer bloqueio e/ou impedimento, durante toda a prestação do serviço objeto deste contrato;" ;<text:s/></text:p>
            <text:p/>
            <text:p>"É vedado ao CONTRATANTE utilizar o serviço para disponibilizar o terminal de computador a ele conectado como servidor de dados de qualquer espécie, inclusive, mas não se limitando a<text:s/><text:span text:style-name="T4">servidor Web, FTP, SMTP e POP3</text:span>"</text:p>
            <text:p><text:span text:style-name="T4"/></text:p>
            <text:p><text:span text:style-name="T4">Regulamento:</text:span><text:span text:style-name="T4"/></text:p>
            <text:p>"Nas combinações 2P (Fixo+Banda Larga)<text:s/><text:span text:style-name="T4">na tecnologia ADSL</text:span><text:s/>o modém será fornecido no modelo de venda em até 12 x de R$11,90"</text:p>
            <text:p/>
            <text:p>"1 Ponto Adicional Gratuito na tecnologia SD nas seguintes combinações 3P"</text:p>
            <text:p/>
            <text:p>"(GPON)"</text:p>
            <text:p/>
            <text:p>"As ofertas "LIGADO 8" com banda larga fixa não possuem há necessidade de provedor para autenticação, sendo que esta autenticação ocorre de forma automática"</text:p>
            <text:p/>
            <text:p>"A banda larga (ADSL, VDSL, HFC e GPON)"</text:p>
            <text:p/>
            <text:p>"Nas ofertas “Ligado 8” com as velocidades 1Mb, 2Mb, 4Mb e 10 Mb o<text:s/><text:span text:style-name="T4">equipamento ADSL e VDSL</text:span><text:s/>deixará ser fornecido como comodato."</text:p>
            <text:p/>
            <text:p>3.26. Essa oferta não é acumulativa com outras promoções vigentes às quais o cliente tenha aderido, inclusive o<text:s/><text:span text:style-name="T4">Clipe CTBC</text:span>.</text:p>
            <text:p/>
            <text:p>"5.6. Os contratos referentes aos planos de serviço ofertados nessa Promoção estão registrados no Cartório de Registro de Títulos e Documentos de Uberlândia/MG, bem como estão disponíveis no site<text:s/><text:span text:style-name="T4">www.algartelecom.com.br</text:span>."</text:p>
            <text:p/>
            <text:p>5.8. Demais informações referentes aos produtos e serviços Algar Telecom podem ser obtidas nas lojas e credenciadas Algar Telecom ou no site<text:s/><text:span text:style-name="T4">www.algartelecom.com.br</text:span>, SAC 103 12 (Telefonia Fixa e banda larga), 105 5 (Telefonia Celular e banda larga móvel) 106 12 (CTBC TV), lojas credenciadas ou 142*.</text:p>
          </table:table-cell>
          <table:table-cell office:value-type="string" table:style-name="ce26">
            <text:p>Contrato</text:p>
            <text:p/>
            <text:p>"Considerando o esgotamento dos endereços do Protocolo Internet versão 4</text:p>
            <text:p>(IPv4), e o processo de migração para o Protocolo Internet versão 6 (IPv6)</text:p>
            <text:p>3</text:p>
            <text:p>envolvendo a adaptação de todos os elementos e equipamentos envolvidos na</text:p>
            <text:p>Internet, recomenda-se ao ASSINANTE que passe a adquirir apenas</text:p>
            <text:p>equipamentos com suporte ao protocolo IPv6."</text:p>
            <text:p/>
            <text:p>"sendo facultado, para este último</text:p>
            <text:p>fim, a contratação, por conta exclusiva do ASSINANTE, de provedor de serviço</text:p>
            <text:p>de valor adicionado (SVA), na forma estabelecida neste instrumento contratual."</text:p>
            <text:p/>
            <text:p>"08.02 A oferta de capacidade contratada pelo ASSINANTE corresponde à taxa</text:p>
            <text:p>bruta de transferência de dados, ou seja, inclui a transmissão de informações de</text:p>
            <text:p>controle referentes aos<text:span text:style-name="T4"><text:s/>protocolos de comunicação de dados como Ethernet,</text:span><text:span text:style-name="T4"/></text:p>
            <text:p><text:span text:style-name="T4">TCP/IP</text:span><text:s/>e outros que venham a ser utilizados pelas aplicações do ASSINANTE."</text:p>
            <text:p/>
            <text:p>"08.04 Para configurar cada ponto do serviço NET VÍRTUA, nas modalidades</text:p>
            <text:p>RESIDENCIAL e CONDOMÍNIO, será atribuído pela PRESTADORA um endereço</text:p>
            <text:p>IP dinâmico, ou seja, variável. Para a modalidade EMPRESA poderá ser atribuído</text:p>
            <text:p>tanto um endereço IP dinâmico como um IP fixo, dependendo do plano</text:p>
            <text:p>contratado."</text:p>
            <text:p/>
            <text:p>"08.04.01 A PRESTADORA poderá, a qualquer momento, alterar o(s) endereço(s)</text:p>
            <text:p>IP, seja(m) ele(s) fixo ou dinâmico, público ou privado, versão 4 ou versão 6, com</text:p>
            <text:p>ou sem uso de técnicas de transição como CGNAT, nos casos de mudança de</text:p>
            <text:p>tecnologia e/ou equipamentos da PRESTADORA."</text:p>
            <text:p/>
            <text:p>"08.04.02 Caso os equipamentos de propriedade do ASSINANTE e/ou aplicações</text:p>
            <text:p>por ele utilizados, sejam incompatíveis com Protocolo Internet versão 4 (IPv4)</text:p>
            <text:p>compartilhado, e não havendo compatibilidade com o IPv6, o ASSINANTE poderá</text:p>
            <text:p>optar pelo um IPv4 público dinâmico não oneroso (fallback) ou por um IPv4 fixo de</text:p>
            <text:p>forma onerosa, conforme disponibilidade da PRESTADORA e politica comercial</text:p>
            <text:p>vigente."</text:p>
            <text:p/>
            <text:p>10.01.04 Quando o equipamento cable modem de propriedade da</text:p>
            <text:p>PRESTADORA, cedido em regime de comodato ao ASSINANTE, não suportar o</text:p>
            <text:p>Protocolo IPv6, a PRESTADORA poderá substitui-lo por um equipamento</text:p>
            <text:p>compatível, conforme disponibilidade e politica comercial vigente.</text:p>
            <text:p/>
            <text:p/>
            <text:p>27.02 A contratação do NET VÍRTUA não abrange serviços de voz que utilizem a</text:p>
            <text:p>INTERNET como meio (VOIP).</text:p>
            <text:p/>
            <text:p>03.03Para a fruição do serviço, o ASSINANTE deverá possuir os equipamentos</text:p>
            <text:p>e configurações mínimas necessárias descritas nos itens 09 deste contrato e</text:p>
            <text:p>atender aos requisitos mínimos relacionados no site www.net.com.br.</text:p>
            <text:p/>
            <text:p>04.01 O presente Contrato está disponível para consulta prévia por meio do site</text:p>
            <text:p>www.net.com.br. Quando da contratação do SERVIÇO, o ASSINANTE receberá</text:p>
            <text:p>cópia do presente contrato por meio eletrônico (e-mail) ou impresso, conforme</text:p>
            <text:p>disponibilizado pela OPERADORA e a critério do ASSINANTE.</text:p>
            <text:p/>
            <text:p>08.08 O NET VÍRTUA, nas modalidades RESIDENCIAL e CONDOMÍNIO, não permite a disponibilização do(s) terminal(is) de computador a ele conectado(s) como servidor(es) de dados de qualquer espécie, inclusive: servidores Web, FTP, SMTP, POP3, redes virtuais privadas e quaisquer conexões entrantes que caracterizem ofertas de serviços pelo ASSINANTE, sendo tais disponibilizações exclusivas da modalidade EMPRESA.</text:p>
            <text:p/>
            <text:p>14.02.01 A relação completa dos pontos de acesso Hotspots da REDE PÚBLICA</text:p>
            <text:p>WIFI da PRESTADORA, assim como as condições, limitações e instruções para</text:p>
            <text:p>seu acesso, estão disponíveis no site www.net.com.br.</text:p>
            <text:p/>
            <text:p>Rgulamento 10mb 2mb -<text:s/></text:p>
            <text:p/>
            <text:p>O usuário deste Plano de Serviço poderá contratar outras facilidades adicionais a serem disponibilizados no portal www.net.com.br</text:p>
            <text:p>Itens adicionais aplicáveis para este plano de serviços<text:s/></text:p>
            <text:p/>
            <text:p>10.1 Do Contrato de Prestação de Serviço</text:p>
            <text:p>Este Plano de Serviço e seu sumário fazem parte integrante das Condições Gerais do</text:p>
            <text:p>Contrato de Prestação de Serviço de Comunicação Multimídia disponibilizados no</text:p>
            <text:p>portal www.net.com.br.</text:p>
            <text:p/>
            <text:p>A disponibilidade de prestação do serviço deste plano de serviço pode ser consultada</text:p>
            <text:p>no site www.net.com.br</text:p>
            <text:p/>
          </table:table-cell>
          <table:table-cell office:value-type="string" table:style-name="ce26">
            <text:p>Contrato</text:p>
            <text:p/>
            <text:p>TABELA DE PREÇOS (TP) - Tabela de Preços da Oi, disponível para consulta no</text:p>
            <text:p>site www.oi.com.br.</text:p>
            <text:p/>
            <text:p>• Terminal de STFC em operação<text:s/></text:p>
            <text:p/>
            <text:p>"Micro computador (configuração mínima indicada pela Oi, conforme o site</text:p>
            <text:p><text:span text:style-name="T4">www.oi.com.br</text:span>)."</text:p>
            <text:p/>
            <text:p>"2.1. O SERVIÇO BANDA LARGA DA OI será prestado ao ASSINANTE mediante a</text:p>
            <text:p>adesão ao presente contrato e a um dos PLANOS DE SERVIÇO publicados no site</text:p>
            <text:p>da Oi,<text:s/><text:span text:style-name="T4">www.oi.com.br</text:span>."</text:p>
            <text:p/>
            <text:p>"2.6. O ASSINANTE terá atendimento especializado (Call Center), através do número</text:p>
            <text:p>10331. Os endereços para atendimento por correspondência, meio eletrônico e dos</text:p>
            <text:p>Setores de Atendimento da OI, bem como qualquer alteração nessas informações,</text:p>
            <text:p>podem ser consultados no site<text:s/><text:span text:style-name="T4">www.oi.com.br</text:span>."</text:p>
            <text:p/>
            <text:p>"2.10. Para instalação do SERVIÇO BANDA LARGA DA OI será atribuído pela Oi,</text:p>
            <text:p>via rede IP, um endereço IP válido e dinâmico."</text:p>
            <text:p/>
            <text:p>2.12. É vedada, face a regulamentação emanada da ANATEL, a utilização do</text:p>
            <text:p>SERVIÇO BANDA LARGA DA OI para a oferta de serviço com as características do</text:p>
            <text:p>STFC destinado ao público em geral.</text:p>
            <text:p/>
            <text:p>"2.15. O SERVIÇO BANDA LARGA DA OI não suporta conexões<text:s/><text:span text:style-name="T4">TCP</text:span><text:span text:style-name="T4"/></text:p>
            <text:p><text:span text:style-name="T4">(Transmission Control Protocol) e UDP (User Datagram Protocol) entrantes,</text:span><text:span text:style-name="T4"/></text:p>
            <text:p><text:span text:style-name="T4">impossibilitando seu uso para a disponibilização de servidores</text:span>."</text:p>
            <text:p/>
            <text:p>"3.1. Pela prestação do SERVIÇO BANDA LARGA DA OI, o ASSINANTE pagará à</text:p>
            <text:p>Oi os valores estabelecidos em sua Tabela de Preços (TP), disponível no site</text:p>
            <text:p><text:span text:style-name="T4">www.oi.com.br</text:span>,"</text:p>
            <text:p/>
            <text:p>"3.2.1.1. No caso de promoções em que sejam concedidos</text:p>
            <text:p>descontos ou isenções sobre o<text:span text:style-name="T4"><text:s/>tráfego cursado</text:span>"</text:p>
            <text:p/>
            <text:p>"4.1. A cobrança do SERVIÇO BANDA LARGA DA OI será feita pela Oi através</text:p>
            <text:p>de documento de cobrança, de preferência no mesmo terminal<text:s/><text:span text:style-name="T4">STFC</text:span>, com</text:p>
            <text:p>discriminação de valores e tributos em separado."</text:p>
            <text:p/>
            <text:p>"4.2. O ASSINANTE está ciente que o direito à contestação de sua conta</text:p>
            <text:p>telefônica, previsto na Resolução n. 426/2005 da ANATEL, refere-se apenas ao</text:p>
            <text:p><text:span text:style-name="T4">STFC</text:span>, não se estendendo ao SERVIÇO BANDA LARGA DA OI"</text:p>
            <text:p/>
            <text:p>"01 MODEM, homologado pela ANATEL e obedecidas as especificações técnicas</text:p>
            <text:p>indicadas pela Oi no site www.oi.com.br"</text:p>
            <text:p/>
            <text:p>"Constituem-se direitos do ASSINANTE: 8.13. Não ser obrigado ou induzido a adquirir bens ou equipamentos que não sejam</text:p>
            <text:p>de seu interesse, bem como a não ser compelido a se submeter<text:s/><text:span text:style-name="T4">a qualquer</text:span><text:span text:style-name="T4"/></text:p>
            <text:p><text:span text:style-name="T4">condição</text:span>, salvo questões de ordem técnica, necessárias a prestação e recebimento</text:p>
            <text:p>do serviço;"<text:s/><text:span text:style-name="T4"/></text:p>
            <text:p><text:span text:style-name="T4"/></text:p>
            <text:p>"13.3. As Partes acordam desde já que a contratação ora ajustada poderá ser</text:p>
            <text:p>efetuada mediante solicitação telefônica, quando a Oi informará ao ASSINANTE</text:p>
            <text:p>acerca dos termos e condições do Contrato, ou no site<text:s/><text:span text:style-name="T4">www.oi.com.br</text:span>, onde o</text:p>
            <text:p>Contrato poderá ser visualizado."</text:p>
            <text:p/>
            <text:p>"13.6. O presente Contrato poderá ser alterado, a qualquer tempo,</text:p>
            <text:p>unilateralmente pela Oi, mediante registro em Cartório e publicação no site</text:p>
            <text:p>www.oi.com.br."</text:p>
            <text:p/>
            <text:p><text:span text:style-name="T4">Pol Segurança Informação</text:span><text:span text:style-name="T4"/></text:p>
            <text:p><text:span text:style-name="T4"/></text:p>
            <text:p>"As definições dos termos e expressões utilizados neste documento constam no Glossário da Oi."</text:p>
            <text:p/>
            <text:p>"Adotar uma abordagem<text:s/><text:span text:style-name="T4">baseada em riscos</text:span>: A Segurança da Informação é fundamentada em decisões baseadas em riscos como perda da vantagem competitiva, conformidade, de responsabilidade civil, interrupções operacionais, danos à reputação e perdas financeiras."</text:p>
            <text:p/>
            <text:p>Regulamento</text:p>
            <text:p>"- O cliente que aderir ao débito automático no momento da contratação do plano, ou do pedido de alteração do plano, poderá receber um desconto conforme condições previstas na oferta DACC vigente."</text:p>
            <text:p/>
            <text:p/>
          </table:table-cell>
          <table:table-cell office:value-type="string" table:style-name="ce26">
            <text:p>Contrato</text:p>
            <text:p/>
            <text:p>"O presente contrato tem por objeto o fornecimento de meios de transmissão/recepção de dados, para o acesso a provedores de Internet, utilizando tecnologia<text:s/><text:span text:style-name="T4">ADSL (Linha Digital Asymmetrical Digital Subscriber Line Assimétrica do Assinante) ou GPON (Gigabit Passive Optical Network)</text:span>, que para efeito deste instrumento, é denominado "Banda Larga"."</text:p>
            <text:p/>
            <text:p>a) PLANO IDEAL - um endereço IP randômico, com<text:span text:style-name="T4"><text:s/>liberação restrita de portas públicas com tecnologia ADSL até 20</text:span><text:span text:style-name="T4"/></text:p>
            <text:p>(vinte) Mbps, VDSL de 15 (quinze) Mbps a 30 (trinta) Mbps e GPON a partir de 30 (trinta) Mbps;</text:p>
            <text:p/>
            <text:p>b) BANDA LARGA POPULAR - um endereço de IP randômico, com liberação restrita de portas públicas com tecnologia</text:p>
            <text:p>ADSL.</text:p>
            <text:p/>
            <text:p>a) SUPERVIA MEGA - um endereço de IP randômico, com<text:s/><text:span text:style-name="T4">liberação restrita de portas públicas com tecnologia ADSL</text:span>;</text:p>
            <text:p/>
            <text:p>a) SUPERVIA EXCLUSIVO - um endereço de IP randômico, com<text:s/><text:span text:style-name="T4">liberação restrita de portas públicas com tecnologia ADSL</text:span>;</text:p>
            <text:p/>
            <text:p>b) BANDA LARGA POPULAR EXCLUSIVA - um endereço de IP randômico, com<text:s/><text:span text:style-name="T4">liberação restrita de portas públicas com</text:span><text:span text:style-name="T4"/></text:p>
            <text:p><text:span text:style-name="T4">tecnologia ADSL."</text:span><text:span text:style-name="T4"/></text:p>
            <text:p><text:span text:style-name="T4"/></text:p>
            <text:p>"§ 7º A aquisição de PACOTES de GB (Gigabytes) poderá ser realizada diretamente no site<text:s/><text:span text:style-name="T4">www.sercomtelfixa.com.br<text:s/></text:span>ou através do Centro de Atendimento - 103 43, e a cobrança correspondente ocorrerá na fatura mensal. Não há limite para contratação de pacotes. Uma vez esgotados os GBs adicionais adquiridos, a velocidade será novamente reduzida conforme Anexo I. A franquia que não foi utilizada no mês não é cumulativa, já os GBs adicionais adquiridos serão acumulados para o</text:p>
            <text:p>mês seguinte."</text:p>
            <text:p/>
            <text:p>"§ 8º Para o acompanhamento da utilização de tráfego do serviço ora contratado, o CLIENTE poderá consultar o link Extrato</text:p>
            <text:p>de consumo disponível no site<text:s/><text:span text:style-name="T4">www.sercomtelfixa.com.br</text:span>."</text:p>
            <text:p/>
            <text:p>"§ 9º As velocidades máximas de download e upload dos serviços de banda larga apenas são garantidas para o</text:p>
            <text:p>acesso à rede da SERCOMTEL, não se responsabilizando esta pela diferença de velocidades decorrentes de fatores</text:p>
            <text:p>externos, tais como momento do acesso, destino na Internet, site (página) acessado, quantidade de conexões</text:p>
            <text:p>simultânea ao provedor de acesso,<text:span text:style-name="T4"><text:s/>funcionamento do CPE,</text:span><text:s/>degradação de rede, entre outros."</text:p>
            <text:p/>
            <text:p>"§ 10º A SERCOMTEL poderá a qualquer tempo estipular um número máximo de sessões TCP/IP para os planos de banda</text:p>
            <text:p>larga."</text:p>
            <text:p/>
            <text:p>""§ 11º Para Banda Larga sem plano de voz pós-pagos: O CLIENTE poderá optar por utilizar o<text:s/><text:span text:style-name="T4">CPE próprio, ou CPE da</text:span><text:span text:style-name="T4"/></text:p>
            <text:p><text:span text:style-name="T4">SERCOMTEL</text:span>, caso essa venha oferecer e cujo valor mensal está previsto no Anexo I.</text:p>
            <text:p>Para Banda Larga com plano de voz pré-pago: O utilizará<text:s/><text:span text:style-name="T4">CPE e microfiltros próprios</text:span>, conectando CLIENTE a interface do acesso fornecido pela SERCOMTEL, equipamentos com características técnicas compatíveis, conforme recomendações disponibilizadas no site<text:s/><text:span text:style-name="T4">www.sercomtelfixa.com.br</text:span>."</text:p>
            <text:p/>
            <text:p>"§ 14º. A velocidade de tráfego contratada pelo CLIENTE equivale à taxa bruta de transferência de dados que compreende tanto a transmissão de informações de controle dos protocolos de comunicação de dados, tais como<text:s/><text:span text:style-name="T4">Ethernet, TCP/IP<text:s/></text:span>e outros que venham a ser utilizados pelas aplicações do CLIENTE."</text:p>
            <text:p/>
            <text:p>"§ 17º... É do conhecimento prévio do CLIENTE que o funcionamento do serviço contratado através do Plano Banda Larga escolhido, dependerá de equipamentos homologados e compatíveis (computador/CPE) e das configurações mínimas necessárias<text:span text:style-name="T4"><text:s/>(freqüência e padrão compatíveis com a tecnologia utilizada pela SERCOMTEL)</text:span><text:s/>que deverão ser atendidas por ele, sem os quais a SERCOMTEL não garante a prestação do serviço."</text:p>
            <text:p/>
            <text:p>"§ 27º. Não é permitido a disponibilização do(s) terminal(is) de computador como servidor(es) de dados de qualquer espécie,</text:p>
            <text:p>inclusive:<text:span text:style-name="T4"><text:s/>servidores Web, FTP, SMTP, POP3</text:span>, redes virtuais privadas e quaisquer conexões entrantes que caracterizem</text:p>
            <text:p>ofertas de serviços pelo CLIENTE, sendo tais disponibilizações exclusivas do plano Supervia Power Empresa e Supervia</text:p>
            <text:p>Power Corporativo.""</text:p>
            <text:p/>
            <text:p>"§ 28º. A Sercomtel reserva-se o direito de preservar a performance da rede de banda larga, p<text:span text:style-name="T4">riorizando o tráfego de determinados protocolos</text:span>, em tempo integral ou por período determinado."</text:p>
            <text:p/>
            <text:p>"CLÁUSULA QUINTA - DAS OBRIGAÇÕES DA SERCOMTEL</text:p>
            <text:p>Além das naturalmente decorrentes do presente contrato, constituem obrigações da SERCOMTEL"</text:p>
            <text:p/>
            <text:p>"g) conceder desconto nas mensalidade por interrupção do serviço, exceto nos casos em que esta for<text:s/><text:span text:style-name="T4">ocasionada por motivo</text:span><text:span text:style-name="T4"/></text:p>
            <text:p><text:span text:style-name="T4">de força maior ou caso fortuito</text:span>, ou ainda em casos de interrupções em que o CLIENTE ou terceiro tenham dado causa."</text:p>
            <text:p/>
            <text:p>"Além das<text:s/><text:span text:style-name="T4">naturalmente<text:s/></text:span>decorrentes do presente contrato, constituem obrigações do CLIENTE:"</text:p>
            <text:p>g) quando o CLIENTE optar por CPE (modem, ONT, Roteador, etc) e microfiltros próprios, ou quando ele estiver com linha</text:p>
            <text:p>pré-paga, ele deverá conectar a interface do acesso fornecido pela SERCOMTEL<text:s/><text:span text:style-name="T4">equipamentos com características</text:span><text:span text:style-name="T4"/></text:p>
            <text:p><text:span text:style-name="T4">técnicas compatíveis, conforme recomendações da SERCOMTEL</text:span>;"</text:p>
            <text:p/>
            <text:p>"§ 4º. A SERCOMTEL poderá suspender a prestação dos serviços ou proceder o desligamento das conexões que possam estar causando, comprovadamente,<text:s/><text:span text:style-name="T4">danos a rede pública de telecomunicações</text:span>, no caso de inadimplência ou o não atendimento ao § 2º desta Cláusula."</text:p>
            <text:p/>
            <text:p><text:span text:style-name="T4">Anexo I Contrato</text:span><text:span text:style-name="T4"/></text:p>
            <text:p>"a) Para melhor qualidade de transmissão, é recomendada a utilização de até 03 (três) pontos telefônicos com microfiltros;"</text:p>
            <text:p/>
            <text:p>"c) Para clientes que contratarem velocidades a partir de 30 (trinta) Mbps, será disponibilizado 1 (um) ONT (Optical Network</text:p>
            <text:p>Terminal), sem custo adicional. Este equipamento deverá ser devolvido em caso de cancelamento do produto ou migração</text:p>
            <text:p>para velocidades menores que 30 (trinta) Mbps. No caso da não devolução a Sercomtel cobrará o valor do equipamento;"</text:p>
            <text:p/>
            <text:p>"d) Será disponibilizado um acesso através de uma terminação Ethernet, conectado a 01 (um) microcomputador pré-definido pelo cliente. As conexões de rede interna, no ambiente do cliente, são de sua inteira responsabilidade;"</text:p>
          </table:table-cell>
          <table:table-cell office:value-type="string" table:style-name="ce26">
            <text:p>Contrato</text:p>
            <text:p>"b) Equipamento com interface de conexão no padrão internaciona<text:span text:style-name="T4">l IEE (Institute of Eletrical and Eletronics Engineers)</text:span><text:s/>802.11b, 802.11g, 802.11b/g ou 802.11n;"</text:p>
            <text:p/>
            <text:p>"2.3. Para a configuração do serviço BANDA LARGA, será disponibilizado ao CLIENTE um<text:s/><text:span text:style-name="T4">endereço IP (“Internet Protocol”) dinâmico</text:span>."</text:p>
            <text:p/>
            <text:p>"2.5. Para a fruição do serviço será necessária a utilização de um modem de tecnologia<text:s/><text:span text:style-name="T4">LTE</text:span>, podendo vir à ser novo ou seminovo, uma fonte de alimentação e um cabo ethernet, recebido em regime de comodato ou outra forma de contratação perante a OPERADORA."</text:p>
            <text:p/>
            <text:p>"2.6. Quando a instalação for efetuada pela OPERADORA, poderá ser cobrada a habilitação, instalação básica e/ou ativação dos serviços, de acordo com valores a serem definidos e divulgados em tabela no site www.sky.com.br"</text:p>
            <text:p/>
            <text:p>"3.2. O CLIENTE fará jus a uma franquia de tráfego mensal de dados, conforme definido no plano de serviço, material informativo/publicitário, bem como no website<text:s/><text:span text:style-name="T4">www.sky.com.br</text:span><text:s/>e será informado quando seu consumo se aproximar da franquia contratada."</text:p>
            <text:p/>
            <text:p>"3.2.2. Esgotando-se a franquia mensal de trafego de dados, poderá ocorrer a redução da velocidade até o final do período mensal, em percentual a ser informado previamente ao cliente, ou poderá ser efetuada a cobrança de valor adicional pelo consumo excedente por parte da OPERADORA, conforme critérios divulgados no website www.sky.com.br."</text:p>
            <text:p/>
            <text:p>"3.7. É vedado ao CLIENTE disponibilizar, por meio do serviço BANDA LARGA, servidores de e-mail<text:span text:style-name="T4"><text:s/>(SMTP), POP3, FTP (Protocolo de Transferência de Arquivo), rede privativa virtual (VPN – Virtual Private Network), http, TELNET,</text:span><text:s/>servidores de rede ponto-a-ponto ou qualquer outra conexão entrante."</text:p>
            <text:p/>
            <text:p>"3.8. A OPERADORA poderá adotar medidas de bloqueio ou gerenciamento de tráfego que se mostrarem indispensáveis à garantia de segurança e da estabilidade do serviço e das redes que lhe dão suporte. Nesta hipótese, a OPERADORA divulgará os critérios no website<text:s/><text:span text:style-name="T4">www.sky.com.br.</text:span>"</text:p>
            <text:p/>
            <text:p>"4.2.1. O valor da mensalidade vigente no ato da contratação, consta do informe promocional, no site<text:s/><text:span text:style-name="T4">www.sky.com.br</text:span><text:s/>e faz parte integrante do presente Contrato."</text:p>
            <text:p/>
            <text:p>"4.3. A descrição dos serviços prestados ao CLIENTE é realizada mediante envio da Fatura Mensal na forma impressa ou eletrônica. Tais dados também poderão ser consultados no site<text:s/><text:span text:style-name="T4">www.sky.com.br</text:span>, por telefone (SAC) ou outro meio disponibilizado pela OPERADORA."</text:p>
            <text:p/>
            <text:p>"O pagamento também poderá ser realizado na rede bancária, com a segunda via do boleto obtida junto ao site<text:span text:style-name="T4"><text:s/>www.sky.com.br<text:s/></text:span>ou pelo SAC."</text:p>
            <text:p/>
            <text:p>"4.6. A OPERADORA poderá conceder descontos no valor das mensalidades em decorrência da forma de pagamento escolhida pelo CLIENTE, sendo que as condições serão divulgadas no material publicitário e no website<text:s/><text:span text:style-name="T4">www.sky.com.br."</text:span><text:span text:style-name="T4"/></text:p>
            <text:p/>
            <text:p>"9.1. O CLIENTE poderá solicitar o cancelamento imediato dos serviços, sem prejuízo de obrigações relativas a eventual contratação com compromisso de permanência mínima e conforme dispor a legislação vigente, pelo site<text:span text:style-name="T4"><text:s/>www.sky.com.br</text:span>, por atendimento telefônico através do SAC ou por outro meio definido em norma ou lei específica."</text:p>
            <text:p/>
            <text:p>"9.8. O restabelecimento dos serviços, antes da rescisão, será condicionado ao pagamento dos valores pendentes, bem como do valor da reconexão dos sinais, disponível para informação no site www.sky.com.br e no SAC."</text:p>
            <text:p/>
            <text:p>"10.1. Os Equipamentos de propriedade da OPERADORA, necessários à fruição do serviço, podendo vir à ser novos ou seminovos e cedidos em regime de comodato, após prévia análise de crédito e risco. Caso não haja aprovação da contratação em razão de eventual restrição de crédito ou outra análise de risco feita pela OPERADORA, o potencial cliente poderá aderir aos serviços mediante compra dos equipamentos, pagando o valor de habilitação, instalação e/ou ativação específica, de acordo com tabela vigente divulgada no informe promocional, no site<text:s/><text:span text:style-name="T4">www.sky.com.br<text:s/></text:span>e no SAC."</text:p>
            <text:p/>
            <text:p>"10.2. No sistema de comodato, o CLIENTE pagará o valor de habilitação, instalação e/ou ativação específica conforme o modelo dos Equipamentos cedidos, de acordo com a tabela vigente divulgada no informe promocional, no site<text:s/><text:span text:style-name="T4">www.sky.com.br</text:span><text:s/>e no SAC, e assumirá compromisso de permanência mínima de 12 (doze) meses, conforme previsto nas CONDIÇÕES GERAIS DO COMPROMISSO DE PERMANÊNCIAMÍNIMA."</text:p>
            <text:p/>
            <text:p>"13.5. O valor da visita técnica e do quilômetro adicional de deslocamento pode ser consultado no website<text:s/><text:span text:style-name="T4">www.sky.com.br<text:s/></text:span>ou no SAC."</text:p>
            <text:p/>
            <text:p>"14.1. O CLIENTE obriga-se a ter plena ciência dos termos e condições do presente Contrato, divulgados pela OPERADORA e mantidos disponíveis para consulta em seu site<text:s/><text:span text:style-name="T4">www.sky.com.br<text:s/></text:span>ou por outros meios. A concordância pelo CLIENTE dos termos e condições do presente Contrato poderá ocorrer por meio de, pelo menos, uma das seguintes formas: (i) assinatura na Proposta de Adesão; (ii) aceitação pelo sistema eletrônico de televendas ou SAC; (iii) assinatura da Ordem de Serviço de Instalação; (iv) aceitação eletrônica via site www.sky.com.br; (v) confirmação por qualquer meio eletrônico disponibilizado; ou (vi) pagamento de mensalidades relativas à assinatura do serviço prestado pela OPERADORA."</text:p>
            <text:p/>
            <text:p>"14.2. A OPERADORA compromete-se a divulgar no site<text:s/><text:span text:style-name="T4">www.sky.com.br</text:span><text:s/>e/ou em outros meios de comunicação as novas versões do presente Contrato, ficando facultado ao CLIENTE o direito de formalizar sua oposição, de forma fundamentada, em até 30 (trinta) dias contados da divulgação. Após esse prazo, passam a vigorar as novas condições contratuais."</text:p>
            <text:p/>
            <text:p>15.3. A comunicação entre as partes a respeito de produtos, cobrança, serviços, solicitações, reclamações e outras informações, pode ser feita por meio de carta, e-mail, descritivo na fatura, contato telefônico através do SAC, atendimento presencial na sede da OPERADORA, durante o horário comercial e demais comunicações eletrônicas, utilizando os respectivos dados informados pelo CLIENTE. Dúvidas serão preferencialmente dirigidas ao site<text:s/><text:span text:style-name="T4">www.sky.com.br,</text:span><text:s/>ao SAC e poderão ainda ser dirigidas aos pontos de vendas da OPERADORA."</text:p>
            <text:p/>
            <text:p>"identificado na proposta de assinatura, ordem de serviço de instalação e/ou no banco de dados das empresas do grupo SKY, de acordo com as informações prestadas pelo CLIENTE na contratação dos serviços, pessoalmente ao Revendedor Autorizado, pelo telefone ou via internet,<text:s/><text:span text:style-name="T4">regula a prestação do SCM, consistente na disponibilidade de acesso para transmissão e recepção (transporte) de sinais digitais de comunicação multimídia em banda larga e outros serviços, mediante remuneração, denominado “BANDA LARGA”."</text:span><text:span text:style-name="T4"/></text:p>
            <text:p/>
            <text:p>Policy privacy</text:p>
            <text:p>Dúvidas serão preferencialmente dirigidas ao site www.sky.com.br, ao SAC e poderão ainda ser dirigidas aos pontos de vendas da OPERADORA.<text:s/></text:p>
            <text:p/>
            <text:p/>
          </table:table-cell>
          <table:table-cell office:value-type="string" table:style-name="ce26">
            <text:p>Contrato</text:p>
            <text:p/>
            <text:p>"2.1 Para que o serviço TIM LIVE possa ser contratado o CLIENTE deverá dispor de um computador com as especificações técnicas indicadas pela TIM no site www.livetim.com.br"</text:p>
            <text:p/>
            <text:p>"2.2- Para que o serviço TIM LIVE possa ser contratado o CLIENTE deverá assinar o Termo de Adesão"</text:p>
            <text:p/>
            <text:p>"2.3- O CLIENTE declara conhecer as condições e os preços referentes ao serviço, conforme Termo de Adesão, folheto ANATEL (sumário da oferta) e contrato entregues e disponíveis também no endereço eletrônico<text:s/><text:span text:style-name="T4">www.tim.com.br.,</text:span><text:s/>declarando, ainda, conhecer a área de cobertura do serviço correspondente ao seu endereço de consulta constante do mapa de cobertura da TIM, onde o serviço TIM LIVE será prestado, conforme informações disponíveis no site<text:s/><text:span text:style-name="T4">www.livetim.com.br</text:span><text:s/>e."</text:p>
            <text:p/>
            <text:p>"2.5 – O serviço TIM LIVE é prestado em diferentes modalidades, cujas características, tecnologias utilizadas e faixas de velocidade estão descritas no Regulamento das ofertas e no site www.livetim.com.br."</text:p>
            <text:p/>
            <text:p>2.8 A configuração do TIM LIVE, se dará de acordo como Produto adquirido pelo CLIENTE que pode ser o TIM Live ( IP dinâmico) ou TIM Live empresas (IP fixo).</text:p>
            <text:p/>
            <text:p>2.11- É vedado o CLIENTE utilizar TIM LIVE para disponibilizar terminal de computador a ele conectado como servidor de dados de qualquer espécie, inclusive, mas não se limitando a: servidores WEB, FTP, SMTP, POP3 e DNS.</text:p>
            <text:p/>
            <text:p>"5.1. O(s) Serviço(s) será(ão) considerado(s) ativado(s) técnica e comercialmente na data em que o cliente assinar o<text:span text:style-name="T4"><text:s/>Termo de Aceite<text:s/></text:span>(ESSE ITEM NÃO EXISTE)<text:span text:style-name="T4"><text:s/></text:span>no momento da instalação do serviço acerca de sua ativação técnica."</text:p>
            <text:p/>
            <text:p>5.1.7. Após o término do prazo determinado no item 4.4.2. acima (ESSE ITEM NAO EXISTE), ou em outro prazo a ser acordado pelas Partes, e não tendo o CLIENTE resolvido de forma definitiva as pendências existentes, estará a TIM automaticamente autorizada a:</text:p>
            <text:p/>
            <text:p>12.1. A responsabilidade relativa a este Contrato limitar-se-á aos danos diretos, devidamente comprovados, excluindo-se danos indiretos ou incidentais e/ou insucessos comerciais, bem como lucros cessantes, causados por uma Parte à outra, desde que devidamente comprovados pela Parte prejudicada e limitados ao valor total do presente Contrato.</text:p>
            <text:p/>
            <text:p>"12.2. A TIM não será responsabilizada por atos de terceiros, ou de órgãos governamentais ou regulatórios que impeçam o cumprimento das obrigações deste Contrato, ou ainda por qualquer dos eventos listados no item<text:s/><text:span text:style-name="T4">10.2</text:span>. (ESSE ITEM NAO EXISTE) deste instrumento."</text:p>
            <text:p/>
            <text:p>12.6. As Partes reconhecem e aceitam que a extinção ou a limitação de responsabilidade previstas nesta cláusula constituem fator determinante para a contratação do(s) SERVIÇO(S), e foram devidamente consideradas na fixação da remuneração cobrada pelo(s) SERVIÇO(S).</text:p>
            <text:p/>
            <text:p>"13.2 O<text:s/><text:span text:style-name="T4">Termo de adesão</text:span><text:s/>(ESSE ITEM NAO FOI ENCONTRADO)assinado pelo CLIENTE é , parte integrante ao presente Contrato, designará o prazo aplicável para cada SERVIÇO contratado, sendo certo que o início do prazo referido deverá sempre corresponder à data de ativação comercial do(s) SERVIÇO(S)."</text:p>
            <text:p/>
            <text:p>14.2 A utilização indevida do(s) Serviço(s) contratado(s) de forma a configurar quaisquer das hipóteses previstas nos<text:span text:style-name="T4"><text:s/>§§1º e 2º do artigo 3º do Regulamento do Serviço de Comunicação Multimídia - SCM, aprovado pela Resolução n° 614</text:span><text:s/>da Anatel, em especial o encaminhamento por meio de rede privada ("Serviço SCM") de tráfego telefônico cuja origem e destino da chamada, simultaneamente, encontrem-se na Rede Pública de Telefonia ("Serviço Telefônico Fixo Comutado - STFC"), ensejará a imediata rescisão deste Contrato, por culpa do CLIENTE, devendo o mesmo ressarcir à TIM os valores referentes a todas as despesas incorridas por esta com o cancelamento e a desinstalação do(s) Serviço(s)</text:p>
            <text:p/>
            <text:p/>
            <text:p/>
          </table:table-cell>
          <table:table-cell office:value-type="string" table:style-name="ce26">
            <text:p>Contrato</text:p>
            <text:p/>
            <text:p>"Atendimento Remoto: é a interação entre o CLIENTE e a VIVO realizada por Central de Atendimento Telefônico ou pelo<text:s/><text:span text:style-name="T4">Portal Meu VIVO www.vivo.com.br<text:s/></text:span>(espaço reservado ao consumidor)"</text:p>
            <text:p/>
            <text:p>"Autorização: Prestação do Serviço Telefônico Fixo Comutado - STFC, destinado ao uso do público em geral, prestado em regime privado, na modalidade LOCAL e LONGA DISTÂNCIA NACIONAL, nas Áreas de Prestação equivalentes às<text:s/><text:span text:style-name="T4">Regiões I e II do PGO e no setor 33 da Região III do PGO</text:span>;"</text:p>
            <text:p/>
            <text:p>Conexão à Internet: habilitação de um terminal para envio e recebimento de pacotes de dados pela Internet, mediante a atribuição ou autenticação de um<text:s/><text:span text:style-name="T4">endereço IP</text:span>.</text:p>
            <text:p/>
            <text:p>5.2.14. Tomar ciência dos termos e condições do Contrato, bem como atualizar-se acerca dos termos e condições das possíveis novas versões dele, que são disponibilizadas no<text:s/><text:span text:style-name="T4">Site da VIVO</text:span>.</text:p>
            <text:p/>
            <text:p>"11.9.1. f) ii) Utilização do Chip em equipamentos como GSM Box, Black Box, PABX e equipamentos similares; iv) Uso contínuo por mais de 2 horas ininterruptas; vii) Alto volume de tráfego para outras operadoras (e/ou espelho) com o objetivo de receber benefícios e repasses de tráfego; ix) Compartilhamento de sinal Adsl ou TV;<text:s/></text:p>
            <text:p/>
            <text:p>"26.1.1 Um microcomputador e um modem com seus acessórios, que devem obedecer às especificações técnicas indicadas pela VIVO, conforme relacionado no site<text:span text:style-name="T4"><text:s/>www.vivo.com.br<text:s/></text:span>ou na Central de Relacionamento 10315. Portadores de necessidades especiais acesso pelo 142."</text:p>
            <text:p/>
            <text:p>"27.1. O VIVO INTERNET FIXA é prestado em diferentes modalidades, cujas características, tecnologias utilizadas e faixas de velocidade estão descritas no Site da VIVO<text:s/><text:span text:style-name="T4">(www.vivo.com.br).</text:span><text:span text:style-name="T4"/></text:p>
            <text:p/>
            <text:p>27.2 O VIVO INTERNET FIBRA é prestado na tecnologia<text:span text:style-name="T4"><text:s/>FTTX (Fibra óptica)</text:span>, cujas características, tecnologias utilizadas e faixas de velocidade estão descritas no Site da VIVO<text:span text:style-name="T4"><text:s/>(www.vivo.com.br)</text:span>."</text:p>
            <text:p/>
            <text:p>27.4 Por velocidade nominal máxima teórica entende-se a velocidade que a tecnologia ADSL/VDSL e/ou FTTX suportam, ou seja, um usuário navegando na internet poderá atingir até uma determinada velocidade limite, sem ter garantia que esta velocidade será sempre mantida em virtude da ocorrência dos fatores descritos no item anterior.</text:p>
            <text:p/>
            <text:p>"27.9 Para a configuração do VIVO INTERNET a VIVO atribuirá ao usuário um endereço IP<text:s/><text:span text:style-name="T4">(“Internet Protocol”) dinâmico</text:span>"</text:p>
            <text:p/>
            <text:p>27.12 É vedado ao CLIENTE utilizar o VIVO INTERNET, inclusive, mas não se limitando a: disponibilizar o terminal de computador a ele conectado como servidor de dados de qualquer espécie, inclusive: servidores<text:s/><text:span text:style-name="T4">Web, FTP, SMTP, POP3</text:span>, servidores de rede ponto a ponto e quaisquer conexões entrantes (para esse tipo de aplicativos o CLIENTE deverá contratar junto à VIVO ou terceiros, serviço de telecomunicação específico).</text:p>
            <text:p/>
            <text:p>27.13 Cada Plano de Serviço disponibiliza uma quantidade mensal de Megabytes (MB) para transferência de dados. Após atingir o limite mensal de transferência de dados contratados, ou seja, após o consumo total da franquia de dados, o acesso à internet será bloqueado. Consulte as condições de uso, contratação, restrições de velocidades e demais informações no Plano de Serviço e Regulamento do Vivo Internet Fixa em www.vivo.com.br.</text:p>
            <text:p/>
            <text:p>"33.3 Os valores correspondentes aos itens acima estão na tabela de preços constante do site<text:s/><text:span text:style-name="T4">www.vivo.com.br<text:s/></text:span>ou são obtidos por meio da Central de Relacionamento, cujos acessos encontram-se descritos no do presente contrato."</text:p>
            <text:p/>
            <text:p>33.3 Os valores correspondentes aos itens acima estão na tabela de preços constante do site<text:s/><text:span text:style-name="T4">www.vivo.com.br<text:s/></text:span>ou são obtidos por meio da Central de Relacionamento, cujos acessos encontram-se descritos no do presente contrato.</text:p>
            <text:p/>
            <text:p>Regulamento - InfoGerais</text:p>
            <text:p>"Além disso, a VIVO poderá oferecer outras vantagens temporárias, relacionadas ao preço dos serviços, isenção de</text:p>
            <text:p>taxas ou outras condições. Essas ofertas vigorarão pelo prazo estipulado pela VIVO e você poderá conhecê-las</text:p>
            <text:p>através do Regulamento da Oferta Conjunta, disponibilizadas no Portal da VIVO em<text:s/><text:span text:style-name="T4">www.vivo.com.br</text:span>."</text:p>
            <text:p/>
            <text:p>Regulamento - Termo Promocional</text:p>
            <text:p>"3.2. Ao término desta promoção, os benefícios serão encerrados e os serviços serão cobrados de acordo</text:p>
            <text:p>com os preços vigentes à época da contratação, disponíveis no Site da Vivo (<text:span text:style-name="T4">www.vivo.com.br</text:span>)."</text:p>
          </table:table-cell>
          <table:table-cell table:number-columns-repeated="16375"/>
        </table:table-row>
        <table:table-row table:style-name="ro10">
          <table:table-cell office:value-type="string" table:style-name="ce12">
            <text:p>L3</text:p>
          </table:table-cell>
          <table:table-cell office:value-type="string" table:style-name="ce4">
            <text:p>Presence of terms<text:s/><text:span text:style-name="T4">definitions</text:span></text:p>
          </table:table-cell>
          <table:table-cell office:value-type="string" table:style-name="ce26">
            <text:p>PUA</text:p>
            <text:p>"Internet: é um conglomerado de redes em escala mundial de milhões de computadores interligados que</text:p>
            <text:p>permite o acesso a informações e todo tipo de transferência de dados.</text:p>
            <text:p>IP (Internet Protocol): é o protocolo sob o qual assenta a infra-estrutura da Internet.</text:p>
            <text:p>Endereço IP: é um modelo de endereçamento utilizado pelo protocolo IP.</text:p>
            <text:p>Proxys: servidores que atuam como elos intermediários entre um cliente e um servidor.</text:p>
            <text:p>Relay: repasse de informações, pode ser relay de e-mail, de conexões...</text:p>
            <text:p>Hosting de Website: é a hospedagem de um site na Internet; é feito através de um servidor web.</text:p>
            <text:p>E-mail: E-mail, correio-e, ou correio eletrônico, ou ainda email é um método que permite compor, enviar</text:p>
            <text:p>e receber mensagens através de sistemas eletrônicos de comunicação.</text:p>
            <text:p>Website clonado: é um site web copiado e hospedado em lugar diferente do dono do site. É um site</text:p>
            <text:p>falsificado.</text:p>
            <text:p>Phishing SCAM: são e-mails fraudulentos que chegam às caixas postais dos usuários convidando-os a</text:p>
            <text:p>recadastrarem contas em bancos ou inserir números de cartões de crédito em websites clonados.</text:p>
            <text:p>Copyright: direito autoral.</text:p>
            <text:p>SMS (Short Message Service): Mensagem de texto que pode ser trocada entre aparelhos celulares.</text:p>
            <text:p>MMS (Multimedia Message Service): mensagem que contém imagens, sons e vídeos que pode ser trocada</text:p>
            <text:p>entre celulares.</text:p>
            <text:p>SPAM: é uma mensagem eletrônica não solicitada enviada em massa a um grande número de usuários.</text:p>
            <text:p>Hoax: é um boato eletrônico, criado para estabelecer o pânico entre os usuários da Internet.</text:p>
            <text:p>Logs: informação que registra os eventos de um determinado sistema.</text:p>
            <text:p/>
          </table:table-cell>
          <table:table-cell office:value-type="string" table:style-name="ce26">
            <text:p>a) PRESTADORA: é a pessoa jurídica que, mediante autorização, presta o</text:p>
            <text:p>Serviço de Comunicação Multimídia (SCM) NET VÍRTUA, a ASSINANTES</text:p>
            <text:p>localizados especificamente no Estado mencionado no item 01.01, nas Cidades</text:p>
            <text:p>em que houver disponibilidade técnica do serviço;</text:p>
            <text:p>b) ASSINANTE: é a pessoa física ou jurídica que possui vínculo contratual</text:p>
            <text:p>com a PRESTADORA, para fruição do Serviço de Comunicação Multimídia</text:p>
            <text:p>(SCM) NET VÍRTUA;</text:p>
            <text:p>c) CESSIONÁRIO: é a pessoa física ou jurídica que sucede o ASSINANTE</text:p>
            <text:p>nos direitos, e obrigações previstas neste contrato;</text:p>
            <text:p>d) SERVIÇO DE COMUNICAÇÃO MULTIMÍDIA (SCM): é o serviço de</text:p>
            <text:p>telecomunicações que possibilita a oferta de capacidade de transmissão,</text:p>
            <text:p>emissão e recepção de informações multimídia, utilizando quaisquer meios, a</text:p>
            <text:p>assinantes dentro de uma área de prestação de serviços;</text:p>
            <text:p>e) ADESÃO: é o compromisso, escrito ou verbal (p.ex., por telefone), que</text:p>
            <text:p>garante ao ASSINANTE o direito de fruição do Serviço de Comunicação</text:p>
            <text:p>Multimídia (SCM) NET VÍRTUA, instalado em endereço atendido pela</text:p>
            <text:p>PRESTADORA, obrigando as partes às condições deste contrato;</text:p>
            <text:p>f) TAXA DE INSTALAÇÃO: é a quantia paga pelo ASSINANTE, em razão</text:p>
            <text:p>do compromisso firmado com a PRESTADORA, que lhe garante visita técnica</text:p>
            <text:p>para instalação do serviço objeto do presente contrato;</text:p>
            <text:p>2</text:p>
            <text:p>g) TAXA DE VISITA TÉCNICA: é a quantia paga pelo ASSINANTE pelo</text:p>
            <text:p>deslocamento técnico e/ou execução técnica, quando a PRESTADORA não</text:p>
            <text:p>der causa ao problema;</text:p>
            <text:p>h) MENSALIDADE: é a quantia paga mensalmente pelo ASSINANTE à</text:p>
            <text:p>PRESTADORA pelo serviço ora contratado, que variará de acordo com a</text:p>
            <text:p>modalidade (RESIDENCIAL, CONDOMÍNIO ou EMPRESA) e oferta de</text:p>
            <text:p>capacidade escolhida, bem como qualquer outro critério de diferenciação de</text:p>
            <text:p>produto utilizado pela PRESTADORA, tais como: tempo de uso, tráfego total de</text:p>
            <text:p>dados, período de uso ao longo do dia, modalidade de pagamento, etc;</text:p>
            <text:p>i) ORDEM DE SERVIÇO (TAMBÉM, DENOMINADA “OS”):: é o formulário</text:p>
            <text:p>preenchido pela PRESTADORA, ou seus prepostos, conforme informações</text:p>
            <text:p>prestadas pelo ASSINANTE, no qual constarão, no mínimo, o nome do</text:p>
            <text:p>ASSINANTE e seus dados qualificativos; nome de seu(s) preposto(s) que</text:p>
            <text:p>acompanhará(ão) a instalação, a modalidade, plano de serviço e oferta de</text:p>
            <text:p>capacidade escolhidos pelo ASSINANTE; e, a opção pelo recebimento de</text:p>
            <text:p>outros serviços oferecidos pela PRESTADORA. A “OS”, CONSTITUIR-SE-Á</text:p>
            <text:p>PARTE INTEGRANTE DESTE INSTRUMENTO, PARA TODOS OS FINS E</text:p>
            <text:p>EFEITOS DE DIREITO;</text:p>
            <text:p>j) PLANO DE UTILIZAÇÃO: é a combinação dos seguintes fatores: (I)</text:p>
            <text:p>velocidade utilizada; (II) volume de tráfego de dados máximo permitido; (III)</text:p>
            <text:p>horário de utilização; (IV) tempo de utilização; (V) finalidade da utilização e (VI)</text:p>
            <text:p>quaisquer outros fatores que venham a ser utilizados pela PRESTADORA.</text:p>
            <text:p/>
            <text:p>"08.02 A<text:s/><text:span text:style-name="T4">oferta de capacidade contratada pelo ASSINANTE corresponde à taxa</text:span><text:span text:style-name="T4"/></text:p>
            <text:p><text:span text:style-name="T4">bruta de transferência de dados, ou seja, inclui a transmissão de informações de</text:span><text:span text:style-name="T4"/></text:p>
            <text:p><text:span text:style-name="T4">controle referentes aos protocolos de comunicação de dados como Ethernet,</text:span><text:span text:style-name="T4"/></text:p>
            <text:p><text:span text:style-name="T4">TCP/IP e outros que venham a ser utilizados pelas aplicações do ASSINANTE</text:span>."</text:p>
            <text:p/>
            <text:p>"10.01 O cable modem é um equipamento que conectado à rede de cabos</text:p>
            <text:p>possibilita o acesso à banda larga, motivo pelo qual é imprescindível para a</text:p>
            <text:p>fruição dos serviços ora contratados."</text:p>
            <text:p/>
            <text:p>"Hotspots, que são pontos de</text:p>
            <text:p>acesso para conexão à Internet sem fio, com a identidade “#NET-WIFI”."</text:p>
            <text:p/>
            <text:p>"o ASSINANTE fica ciente da</text:p>
            <text:p>possibilidade de contratação de um provedor de conteúdo, aqui definido como</text:p>
            <text:p>Serviço de Valor Adicionado (SVA)."</text:p>
            <text:p/>
            <text:p>PrivPol</text:p>
            <text:p>""cookies" (pequeno arquivo colocado em seu computador para rastrear movimentos dentro dos websites), "</text:p>
            <text:p/>
            <text:p>Regul Internet Popular 2M e 10M</text:p>
            <text:p>"2.4 Franquia de Consumo</text:p>
            <text:p>Corresponde a quantidade de Megabytes transferidos, calculado a partir da soma da</text:p>
            <text:p>quantidade de Megabytes recebidos (download) e enviados (upload)."</text:p>
            <text:p/>
            <text:p>"3.1 Adesão e Taxa de Instalação</text:p>
            <text:p>É o valor cobrado do usuário do Plano de Serviço, pela ativação ou instalação do</text:p>
            <text:p>serviço."</text:p>
            <text:p/>
            <text:p>"3.2 Assinatura</text:p>
            <text:p>Corresponde ao valor a ser cobrado do usuário deste Plano de Serviço, com</text:p>
            <text:p>periodicidade mensal, pelo fato de ter à sua disposição o serviço sob as condições</text:p>
            <text:p>previstas no Plano de Serviço."</text:p>
            <text:p/>
            <text:p>"3.3 Pontos Opcionais</text:p>
            <text:p>19/06/2015 09:33 (Denominação do Plano) 3</text:p>
            <text:p>É o valor mensal para cada ponto autônomo, simultâneo e independente do ponto</text:p>
            <text:p>principal, instalado no mesmo endereço, mediante a utilização de um cable modem</text:p>
            <text:p>para cada ponto."</text:p>
          </table:table-cell>
          <table:table-cell office:value-type="string" table:style-name="ce26">
            <text:p>Contrato</text:p>
            <text:p>ANATEL - Agência Nacional de Telecomunicações.</text:p>
            <text:p/>
            <text:p>ASSINANTE - Pessoa natural que adere a este Contrato.</text:p>
            <text:p/>
            <text:p>HABILITAÇÃO - Procedimentos que permitem a ativação do SERVIÇO BANDA</text:p>
            <text:p>LARGA DA OI, usando como suporte a REDE EXTERNA da Oi e a REDE</text:p>
            <text:p>INTERNA do ASSINANTE.</text:p>
            <text:p/>
            <text:p>KIT BANDA LARGA DA OI - Conjunto de dispositivos que permite a instalação e</text:p>
            <text:p>prestação do SERVIÇO BANDA LARGA DA OI, desde que obedecido o disposto na</text:p>
            <text:p>subcláusula 7.10 deste Contrato.</text:p>
            <text:p/>
            <text:p>MENSALIDADE - Valor de trato sucessivo mensal pago pelo ASSINANTE à Oi</text:p>
            <text:p>durante toda a prestação do SERVIÇO BANDA LARGA DA OI, nos termos deste</text:p>
            <text:p>Contrato, dando- lhe direito à fruição contínua do serviço e a uma franquia mensal</text:p>
            <text:p>de tráfego de dados ou horas, de acordo com o PLANO DE SERVIÇO contratado.</text:p>
            <text:p/>
            <text:p>MODEM - Equipamento terminal, indispensável ao acesso e fruição do SERVIÇO</text:p>
            <text:p>BANDA LARGA DA OI.</text:p>
            <text:p/>
            <text:p>OPERAÇÃO ASSISTIDA - Comparecimento de técnico do SERVIÇO BANDA</text:p>
            <text:p>LARGA DA OI ao local de fornecimento do SERVIÇO BANDA LARGA DA OI, para</text:p>
            <text:p>a execução dos serviços de INSTALAÇÃO do KIT BANDA LARGA DA OI em um</text:p>
            <text:p>único ponto da REDE INTERNA.</text:p>
            <text:p/>
            <text:p>PLANO DE SERVIÇO - Documento que descreve as condições de prestação do</text:p>
            <text:p>serviço quanto às suas características, seu acesso, manutenção do direito de uso,</text:p>
            <text:p>utilização e serviços eventuais e suplementares a ele inerentes, as tarifas ou preços</text:p>
            <text:p>associados, seus valores e as regras e critérios de sua aplicação.</text:p>
            <text:p/>
            <text:p>PONTO DE TERMINAÇÃO DE REDE (PTR) - Ponto de conexão física da REDE</text:p>
            <text:p>EXTERNA com a REDE INTERNA.</text:p>
            <text:p/>
            <text:p>RELATÓRIO DE ATENDIMENTO TÉCNICO (RAT) - Documento que deverá ser</text:p>
            <text:p>disponibilizado e assinado pelo ASSINANTE no caso de solução de reparo,</text:p>
            <text:p>OPERAÇÃO ASSISTIDA, retirada, mudança de endereço e quaisquer serviços</text:p>
            <text:p>realizados no ambiente do ASSINANTE.</text:p>
            <text:p/>
            <text:p>REDE EXTERNA - Segmento da rede de telecomunicações da Oi, que se estende</text:p>
            <text:p>até o PTR.</text:p>
            <text:p/>
            <text:p>REDE INTERNA - Segmento da rede de telecomunicações que se inicia nas</text:p>
            <text:p>dependências do imóvel indicado pelo ASSINANTE e se estende exclusivamente</text:p>
            <text:p>até o PTR.</text:p>
            <text:p/>
            <text:p>SERVIÇO DE COMUNICAÇÃO MULTIMÍDIA (SCM) - Trata-se de um serviço de</text:p>
            <text:p>telecomunicações que possibilita a oferta de capacidade de transmissão, emissão e</text:p>
            <text:p>recepção de informações multimídia, permitindo inclusive o provimento de conexão à</text:p>
            <text:p>internet utilizando quaisquer meios, a assinantes dentro de uma área de prestação</text:p>
            <text:p>de serviço.</text:p>
            <text:p/>
            <text:p>SERVIÇO BANDA LARGA DA OI - Serviço de telecomunicações, prestado sob a</text:p>
            <text:p>outorga de SCM, que consiste no provimento ao ASSINANTE de acesso à rede de</text:p>
            <text:p>dados da Oi, usando a REDE EXTERNA da Oi.</text:p>
            <text:p/>
            <text:p>TESTE DE INSTALAÇÃO - Consiste na realização de teste na REDE EXTERNA a</text:p>
            <text:p>ser usada para o SERVIÇO BANDA LARGA DA OI, a fim de verificar a existência</text:p>
            <text:p>de condições técnicas favoráveis à prestação do serviço.</text:p>
            <text:p/>
            <text:p>TABELA DE PREÇOS (TP) - Tabela de Preços da Oi, disponível para consulta no</text:p>
            <text:p>site www.oi.com.br.</text:p>
            <text:p/>
            <text:p>VISITA TÉCNICA - Comparecimento de um técnico, mediante solicitação feita pelo</text:p>
            <text:p>ASSINANTE, para realização de verificação da qualidade da prestação do serviço.</text:p>
            <text:p>Esta visita será cobrada de acordo com a TP.</text:p>
            <text:p/>
            <text:p>***</text:p>
            <text:p/>
            <text:p>Terminal de STFC em operação - integrante da rede Oi e capaz de atender às</text:p>
            <text:p>condições técnicas exigidas no TESTE DE INSTALAÇÃO</text:p>
            <text:p/>
            <text:p>6.1 a) Bloqueio, cancelamento e/ou rescisão do serviço telefônico fixo</text:p>
            <text:p>comutado (STFC), imprescindível à prestação do SERVIÇO BANDA</text:p>
            <text:p>LARGA DA OI;</text:p>
            <text:p/>
            <text:p><text:span text:style-name="T4">Pol Seg Informação</text:span><text:span text:style-name="T4"/></text:p>
            <text:p><text:span text:style-name="T4"/></text:p>
            <text:p>Segurança da Informação:<text:s/></text:p>
            <text:p>É o conjunto de ações e controles com vista a garantir a preservação dos aspectos de confidencialidade, integridade, disponibilidade, autenticidade e conformidade das informações.</text:p>
            <text:p/>
            <text:p>Informação é Patrimônio: Toda informação elaborada, adquirida, manuseada, armazenada, transportada e descartada nas dependências e/ou em ativos das empresas do grupo Oi são consideradas patrimônio da empresa e deve ser utilizada exclusivamente para os interesses corporativos.</text:p>
            <text:p/>
            <text:p/>
            <text:p><text:span text:style-name="T4">Regulamento</text:span><text:span text:style-name="T4"/></text:p>
            <text:p>"A presente oferta inclui um Pacote de SVA (Serviços de Valor Adicionado), composto pelos serviços Oi Antivírus, Oi Backup Cloud e Oi Educa. O valor deste Pacote de SVA compõe o preço final da oferta, sendo discriminado na Fatura conforme valores abaixo descritos:"</text:p>
            <text:p/>
            <text:p>Adotar uma abordagem baseada em riscos: A Segurança da Informação é fundamentada em decisões baseadas em riscos como perda da vantagem competitiva, conformidade, de responsabilidade civil, interrupções operacionais, danos à reputação e perdas financeiras.</text:p>
            <text:p/>
            <text:p>Promover um ambiente positivo de segurança: A Segurança da Informação é estruturada com base no comportamento humano, envolvendo as crescentes necessidades de todas as partes interessadas, visto que o comportamento humano é um dos elementos fundamentais para manter o nível apropriado de Segurança.</text:p>
            <text:p/>
          </table:table-cell>
          <table:table-cell office:value-type="string" table:style-name="ce26">
            <text:p>Contrato<text:s/></text:p>
            <text:p/>
            <text:p>"a) ENDEREÇO IP RANDÔMICO - endereço de rede IP ("Internet Protocol") atribuído no início de cada sessão do CLIENTE</text:p>
            <text:p>na internet. Não há garantia de que esse endereço seja o mesmo para duas sessões quaisquer, consecutivas ou não.</text:p>
            <text:p/>
            <text:p>b) ENDEREÇO IP FIXO - endereço de rede IP ("Internet Protocol") atribuído no início de cada sessão. Após a primeira</text:p>
            <text:p>conexão este endereço permanecerá inalterado nas demais conexões efetuadas pelo CLIENTE."</text:p>
            <text:p/>
            <text:p>"CPE - Customer Premises Equipment - (modem, ONT, Roteador, etc)"</text:p>
            <text:p/>
            <text:p>"§ 14º.<text:s/><text:span text:style-name="T4">A velocidade de tráfego contratada pelo CLIENTE equivale à taxa bruta de transferência de dados que compreende</text:span><text:span text:style-name="T4"/></text:p>
            <text:p><text:span text:style-name="T4">tanto a transmissão de informações de controle dos protocolos de comunicação de dados, tais como Ethernet, TCP/IP e</text:span><text:span text:style-name="T4"/></text:p>
            <text:p><text:span text:style-name="T4">outros que venham a ser utilizados pelas aplicações do CLIENTE</text:span>."</text:p>
            <text:p/>
            <text:p>"a) PLANO IDEAL - um endereço IP randômico, com liberação restrita de portas públicas com tecnologia ADSL até 20</text:p>
            <text:p>(vinte) Mbps, VDSL de 15 (quinze) Mbps a 30 (trinta) Mbps e GPON a partir de 30 (trinta) Mbps;</text:p>
            <text:p/>
            <text:p>b) BANDA LARGA POPULAR - um endereço de IP randômico, com liberação restrita de portas públicas com tecnologia</text:p>
            <text:p>ADSL.</text:p>
            <text:p/>
            <text:p>Banda Larga com Planos de voz pré-pagos:</text:p>
            <text:p>a) SUPERVIA MEGA - um endereço de IP randômico, com liberação restrita de portas públicas com tecnologia ADSL;</text:p>
            <text:p>Banda Larga sem planos de voz:</text:p>
            <text:p/>
            <text:p>a) SUPERVIA EXCLUSIVO - um endereço de IP randômico, com liberação restrita de portas públicas com tecnologia ADSL;</text:p>
            <text:p/>
            <text:p>b) BANDA LARGA POPULAR EXCLUSIVA - um endereço de IP randômico, com liberação restrita de portas públicas com</text:p>
            <text:p>tecnologia ADSL.</text:p>
            <text:p/>
            <text:p><text:span text:style-name="T4">Anexo I contrato</text:span></text:p>
            <text:p>"e) O tráfego corresponde ao download (baixa de arquivos/informações) e é contado por MB utilizado;"</text:p>
          </table:table-cell>
          <table:table-cell office:value-type="string" table:style-name="ce26">
            <text:p>Contrato</text:p>
            <text:p/>
            <text:p>"9.6 envio de mensagens coletivas de e-mail (spam)"</text:p>
            <text:p/>
            <text:p>"identificado na proposta de assinatura, ordem de serviço de instalação e/ou no banco de dados das empresas do grupo SKY, de acordo com as informações prestadas pelo CLIENTE na contratação dos serviços, pessoalmente ao Revendedor Autorizado, pelo telefone ou via internet, regula a prestação do SCM, consistente na disponibilidade de acesso para transmissão e recepção (transporte) de sinais digitais de comunicação multimídia em banda larga e outros serviços, mediante remuneração, denominado “BANDA LARGA”.</text:p>
          </table:table-cell>
          <table:table-cell office:value-type="string" table:style-name="ce26">
            <text:p>Regulamento</text:p>
            <text:p/>
            <text:p>1.2.1 PROMOÇÃO: Oferta de condições especiais para a fruição do serviço de Banda Larga Fixa, lançado no mercado como Serviço TIM live, por prazo determinado, nos termos previstos neste Regulamento.</text:p>
            <text:p/>
            <text:p>1.2.2 ASSINANTES/CLIENTES: Pessoas físicas e jurídicas maiores de 18 anos que, se enquadram nos critérios de Elegibilidade previstos no item 7.1 deste Regulamento, doravante denominados simplesmente como Cliente(s).</text:p>
            <text:p/>
            <text:p>1.2.3 SERVIÇO DE COMUNICAÇÃO MULTIMÍDIA (SCM) – Serviço Fixo de Telecomunicações de Interesse Coletivo, prestado em âmbito nacional e internacional, no regime privado, que possibilita à TIM, a oferta de capacidade de transmissão, emissão e recepção de informações multimídia, utilizando quaisquer meios, ao Cliente, dentro de uma área de prestação de Serviço.</text:p>
            <text:p/>
            <text:p>1.2.4 SERVIÇO DE VALOR ADICIONADO – Uma atividade que acrescenta a um serviço de telecomunicações, uma vez que consiste em novas utilidades relacionadas ao armazenamento, apresentação, movimentação ou recepção de informações, como o Serviço de Banda Larga.</text:p>
            <text:p/>
            <text:p>1.2.5 MENSALIDADE – Valor cobrado dos Clientes, conforme previsto no item 5 deste Regulamento, após o prazo de 30 (trinta) dias da fruição do serviço compreendido nesta Oferta, nos casos da modalidade de pagamento pós-pago, e antes de 30 (trinta) dias da fruição do serviço nos casos da modalidade de pagamento pré-pago (pagamento antecipado).</text:p>
            <text:p>www.livetim.com.br 2</text:p>
            <text:p/>
            <text:p>1.2.6 TAXA DE HABILITAÇÃO – Valor cobrado dos Clientes que contratarem a Oferta TIM live 35 Mega [PAS 201], cobrado uma única vez juntamente com a primeira mensalidade, conforme previsto no item 5.5.</text:p>
          </table:table-cell>
          <table:table-cell office:value-type="string" table:style-name="ce26">
            <text:p>Contrato</text:p>
            <text:p/>
            <text:p>"ANATEL: Agência Nacional de Telecomunicações, com endereço para correspondência na rua SAUS Quadra 06, Bloco F, 2º andar, Brasília – DF, CEP: 70.070-940, endereço eletrônico www.anatel.gov.br e central de atendimento acessível pelos números 1331 e 1332, este para pessoas com necessidades especiais de fala e audição.</text:p>
            <text:p/>
            <text:p>Área de Prestação de Serviço: área geográfica, onde o serviço é prestado conforme condições preestabelecidas pela Anatel.</text:p>
            <text:p/>
            <text:p>Assinatura: valor devido pelo CLIENTE, à VIVO em contrapartida da manutenção da disponibilidade do acesso dos serviços de telecomunicações de forma individualizada.</text:p>
            <text:p/>
            <text:p>Atendimento: qualquer interação entre o CLIENTE e a VIVO, independentemente de seu originador e do canal de comunicação utilizado.</text:p>
            <text:p/>
            <text:p>Atendimento Remoto: é a interação entre o CLIENTE e a VIVO realizada por Central de Atendimento Telefônico ou pelo Portal Meu VIVO www.vivo.com.br (espaço reservado ao consumidor), bem como qualquer outro meio disponibilizado ou utilizado pela VIVO para interação com o CLIENTE sem o caráter presencial.</text:p>
            <text:p/>
            <text:p>Autorização: ato administrativo vinculado que faculta a exploração, no regime privado, de modalidade de serviço de telecomunicações, quando preenchidas as condições objetivas e subjetivas necessárias.</text:p>
            <text:p/>
            <text:p> Prestação do Serviço Telefônico Fixo Comutado - STFC, destinado ao uso do público em geral, prestado em regime privado, na modalidade LOCAL e LONGA DISTÂNCIA NACIONAL, nas Áreas de Prestação equivalentes às Regiões I e II do PGO e no setor 33 da Região III do PGO;<text:s/></text:p>
            <text:p/>
            <text:p> Prestação do Serviço Telefônico Fixo Comutado - STFC, destinado ao uso do público em geral, prestado em regime privado, na modalidade LONGA DISTÂNCIA INTERNACIONAL, nas Áreas de Prestação equivalentes às Regiões I, II e III do Plano Geral de Outorgas – PGO;<text:s/></text:p>
            <text:p/>
            <text:p> Prestação do Serviço Comunicação Multimídia – SCM, destinado ao uso do público em geral, prestado em regime privado em âmbito Nacional;<text:s/></text:p>
            <text:p/>
            <text:p>Central de Atendimento Telefônico: canal de atendimento telefônico da VIVO responsável pela oferta de serviços e pelo recebimento, tratamento e solução de pedidos de informação, reclamações e solicitações de serviços, rescisão ou qualquer outra demanda ligada ao serviço da Prestadora, acessível através da Central de Relacionamento com o Cliente, pelos números 10315 e 10615 e para Pessoas com necessidades especiais de Fala e Audição pelo número 142.</text:p>
            <text:p/>
            <text:p>CLIENTE: pessoa natural ou jurídica que firma o presente Contrato com a VIVO.</text:p>
            <text:p/>
            <text:p>Código de Acesso: conjunto de caracteres numéricos ou alfanuméricos estabelecido em Plano de Numeração, que permite a identificação do CLIENTE, de Terminal de Uso Público ou de Serviço a ele vinculado.</text:p>
            <text:p/>
            <text:p>Concessão: é a delegação da prestação do serviço de telecomunicações mediante contrato, por prazo determinado, no regime público, sujeitando-se a concessionária aos riscos empresariais, remunerando-se pela cobrança de tarifas dos usuários ou por outras receitas alternativas e respondendo diretamente pelas suas obrigações e pelos prejuízos que causar.</text:p>
            <text:p/>
            <text:p> Concessão do Serviço Telefônico Fixo Comutado - STFC, destinado ao uso do público em geral, na modalidade LOCAL e LONGA DISTÂNCIA NACIONAL, prestado em regime público, no Setor 31 da Região III do PGO.</text:p>
            <text:p/>
            <text:p>Conexão à Internet: habilitação de um terminal para envio e recebimento de pacotes de dados pela Internet, mediante a atribuição ou autenticação de um endereço IP.</text:p>
            <text:p/>
            <text:p>Contrato: instrumento particular de contratação do Serviço que pode ser celebrado das seguintes formas: (i) pessoalmente; (ii) via telefone, através da Central de Atendimento Telefônico; (iii) por meio do Portal Meu VIVO (espaço reservado ao cliente) na internet, ou (iv) por outro meio pelo qual o CLIENTE manifeste a sua vontade de contratar, inclusive através de terceiros, desde que o CLIENTE esteja legalmente representado por estes e o canal de atendimento utilizado seja oficial que não as redes sociais ou páginas de terceiros na internet sem relação com a Prestadora.</text:p>
            <text:p/>
            <text:p>Equipamentos: quaisquer equipamentos que poderão ser disponibilizados e instalados pela VIVO, necessários para que o Serviço seja prestado ao CLIENTE.</text:p>
            <text:p/>
            <text:p>Fraude: atividade que tenha como objetivo causar dolo deliberado à prestadora ou terceiros, através da utilização inadequada dos recursos de telecomunicações e/ou prestação incorreta/inverídicas de informações cadastrais.</text:p>
            <text:p/>
            <text:p>Habilitação: valor devido pelo CLIENTE à VIVO, no início da prestação de serviço, que lhe possibilita a fruição do serviço contratado.</text:p>
            <text:p/>
            <text:p>LGT: Lei Geral de Telecomunicações nº 9.472, de 1997.</text:p>
            <text:p/>
            <text:p>Mensalidade: valor fixo pago mensalmente pelo CLIENTE à VIVO pela contraprestação dos serviços objeto do presente Contrato, fixado conforme ou a partir do Plano de Serviço.</text:p>
            <text:p/>
            <text:p>Oferta Conjunta de Serviços de Telecomunicações: prestação de diferentes serviços de telecomunicações pela VIVO ou por meio de parceria entre Prestadoras, cuja fruição se dá simultaneamente e em condições comerciais diversas daquelas existentes para a oferta individual de cada Serviço, observadas as condições previstas na regulamentação aplicável.</text:p>
            <text:p/>
            <text:p>Ordem de Serviço: é o for"25.1 A prestação de serviço de Comunicação Multimídia consiste na disponibilidade de acesso dedicado para transmissão e recepção (transporte) de sinais digitais em alta velocidade que, e para efeito deste instrumento, é denominado VIVO INTERNET, sendo VIVO INTERNET FIXA o referido serviço prestado com tecnologia ADSL e/ou VDSL e VIVO INTERNET FIBRA o serviço prestado mediante tecnologia fibra ótica.mulário emitido e preenchido pela VIVO, descrevendo o atendimento prestado em campo por sua equipe técnica, que constituirá parte integrante deste Contrato, para todos os fins e efeitos de direito.</text:p>
            <text:p/>
            <text:p>Plano de Serviço: documento que descreve as condições de prestação do Serviço quanto às suas características, ao seu acesso, manutenção do direito de uso, utilização e serviços eventuais e suplementares a ele inerentes, preços associados, seus valores e as regras e critérios de sua aplicação;</text:p>
            <text:p/>
            <text:p>Ponto de Terminação de Rede (“PTR”): ponto de conexão da rede externa com a rede interna do CLIENTE.</text:p>
            <text:p/>
            <text:p>Portal Meu VIVO: espaço reservado ao CLIENTE disponibilizado no endereço eletrônico (http://www.vivo.com.br), por meio do qual a VIVO disponibiliza ao CLIENTE, mediante login e senha, todas as informações sobre o(s) Serviço(s) objeto do presente Contrato e demais condições a ele relacionadas, bem como comunicados úteis e relevantes ao CLIENTE.</text:p>
            <text:p/>
            <text:p>Prestação, Utilidade ou Comodidade (“PUC”): atividade intrínseca ao STFC, vinculada à utilização da rede, que possibilita adequar, ampliar, melhorar ou restringir o uso do STFC.</text:p>
            <text:p/>
            <text:p>Programadora: é a pessoa jurídica responsável pela atividade de seleção, organização, ou formatação de conteúdos audiovisuais apresentados na forma de canais de programação ou na modalidade avulsa, a serem veiculados por meio do serviço de TV por Assinatura ou pela internet.</text:p>
            <text:p/>
            <text:p>Rede Externa: segmento da rede de telecomunicações suporte do STFC, que se estende do Ponto de Terminação de Rede (PTR) inclusive ao Distribuidor Geral (DG) de uma estação telefônica.</text:p>
            <text:p/>
            <text:p>Rede Interna do CLIENTE: segmento da rede de telecomunicações suporte do STFC, que se inicia no terminal localizado nas dependências do imóvel indicado pelo CLIENTE e se estende até o Ponto de Terminação de Rede (exclusive).</text:p>
            <text:p/>
            <text:p>Regulamento do SCM: regulamento do Serviço de Comunicação Multimídia – SCM, aprovado pela Resolução ANATEL nº 614/ 2013.</text:p>
            <text:p/>
            <text:p>Regulamento RGC: regulamento Geral de Direitos do Consumidor de Serviços de Telecomunicações – RGC, aprovado pela Resolução da Anatel n° 632/2014.</text:p>
            <text:p>SD - Standard Definition: resolução da imagem não considerada de alta definição.</text:p>
            <text:p/>
            <text:p>Serviço de Comunicação Multimídia (“SCM”): serviço de telecomunicações de interesse coletivo, prestado pela VIVO aos seus CLIENTES, em regime privado, que possibilita a oferta de capacidade de transmissão, emissão e recepção de informações multimídia, permitindo inclusive o provimento de conexão à internet, utilizando quaisquer meios.</text:p>
            <text:p/>
            <text:p>Serviço Interativo: é o serviço que para sua disponibilização necessita de interação do usuário e de sistemas de informação. O serviço é fornecido mediante viabilidade técnica e conectividade disponível na residência do CLIENTE.</text:p>
            <text:p/>
            <text:p>Serviço ou Serviços: todos os serviços de telecomunicações prestados no âmbito do presente Contrato, incluindo o Serviços Telefônico Fixo Comutado (STFC), o Serviço de Comunicação Multimídia (SCM) e o Serviço de Acesso Condicionado (“TV por Assinatura”) este último independente da tecnologia.</text:p>
            <text:p/>
            <text:p>Serviço Telefônico Fixo Comutado (“STFC”): serviço de telecomunicações de interesse coletivo, prestado pela VIVO em regime público e em regime privado que, por meio de transmissão de voz e de outros sinais, destina-se à comunicação entre pontos fixos determinados, utilizando processos de telefonia, observado o disposto no Regulamento do STFC, nas modalidades local, longa distância nacional e longa distância internacional.</text:p>
            <text:p/>
            <text:p>Sumário de Venda: discriminação dos serviços e condições comerciais informado previamente à contratação do serviço pelo CLIENTE e também disponibilizado na área do CLIENTE no Portal Meu VIVO.</text:p>
            <text:p/>
            <text:p>Tarifa ou preço de Habilitação: valor devido pelo CLIENTE no início da prestação de serviço, que possibilita sua imediata e plena fruição, não envolvendo instalação de equipamento.</text:p>
            <text:p/>
            <text:p>Taxa de adesão: valor pago pelo CLIENTE correspondente à aquisição ou alteração do Serviço de Comunicação Multimídia (“SCM”) e/ou Serviço de Acesso Condicionado (“SeAC”).</text:p>
            <text:p/>
            <text:p>Taxa de instalação: valor pago pelo CLIENTE à VIVO ou a terceiros por ela indicados, para a instalação dos equipamentos e disponibilização dos serviços contratados.</text:p>
            <text:p/>
            <text:p>Tráfego Artificial: utilização inadequada dos recursos de telecomunicações, que consiste na geração massiva de chamadas ou tráfego com a finalidade diversa da transmissão de voz, dados e outros sinais, com o objetivo de obter lucro através do desbalanceamento entre a receita de público e os valores de remuneração.</text:p>
            <text:p/>
            <text:p>Velocidade: capacidade de transmissão da informação multimídia medida conforme critérios estabelecidos em regulamentação específica.</text:p>
            <text:p/>
            <text:p>++++</text:p>
            <text:p/>
            <text:p>"25.1 A prestação de serviço de Comunicação Multimídia consiste na disponibilidade de acesso dedicado para transmissão e recepção (transporte) de sinais digitais em alta velocidade que, e para efeito deste instrumento, é denominado VIVO INTERNET, sendo VIVO INTERNET FIXA o referido serviço prestado com tecnologia ADSL e/ou VDSL e VIVO INTERNET FIBRA o serviço prestado mediante tecnologia fibra ótica."</text:p>
            <text:p/>
            <text:p>"27.4 Por velocidade nominal máxima teórica entende-se a velocidade que a tecnologia ADSL/VDSL e/ou FTTX suportam, ou seja, um usuário navegando na internet poderá atingir até uma determinada velocidade limite, sem ter garantia que esta velocidade será sempre mantida em virtude da ocorrência dos fatores descritos no item anterior."</text:p>
            <text:p/>
            <text:p>"27.5 Por redes que compõe a Internet entende-se como um aglomerado de redes independentes, com equipamentos diferentes e administrados de acordo com políticas diferentes pelas Operadoras. Os pacotes que viajam na Internet, de acordo com as aplicações dos usuários, podem sofrer atrasos ou serem descartados no meio do caminho entre a origem e o destino, justamente porque os equipamentos das Operadoras são diferentes ao longo da rede, afetando diretamente a velocidade do acesso do usuário à Internet."</text:p>
            <text:p/>
            <text:p>"33.1 Em decorrência do ajustado neste contrato, o CLIENTE pagará à VIVO os seguintes valores:</text:p>
            <text:p/>
            <text:p>a) Instalação: valor correspondente à instalação técnica necessária e/ou configuração dos sistemas internos da VIVO para a fruição do serviço VIVO INTERNET FIXA;</text:p>
            <text:p/>
            <text:p>b) Habilitação: valor correspondente à habilitação e/ou configuração dos sistemas internos da Vivo para a fruição do serviço VIVO INTERNET FIXA nos casos onde não há necessidade de instalação técnica;</text:p>
            <text:p/>
            <text:p>c) Adesão: valor correspondente à aquisição do plano de serviço;</text:p>
            <text:p/>
            <text:p>d) Mudança de Endereço: valor correspondente à alteração do endereço de instalação do serviço VIVO INTERNET FIXA;</text:p>
            <text:p/>
            <text:p>e) Alteração do Ponto de Instalação: valor correspondente à alteração do local de instalação do serviço VIVO INTERNET FIXA dentro do imóvel não cobrindo obras físicas ou estruturais;</text:p>
            <text:p/>
            <text:p>f) Mensalidade: valor mensal, correspondente à prestação do serviço VIVO INTERNET pago pelo CLIENTE, de acordo com a velocidade nominal máxima VIVO."</text:p>
            <text:p/>
            <text:p>"33.2 Apoio técnico para instalação: valor cobrado pelo suporte dado ao CLIENTE, pela VIVO, nas seguintes hipóteses:</text:p>
            <text:p>33.2.1. Caso o CLIENTE venha a necessitar de auxílio, por parte da VIVO, para efetuar a instalação do modem e acessórios para o funcionamento do VIVO INTERNET.</text:p>
            <text:p/>
            <text:p>33.2.3. Inspeção Técnica: valor cobrado caso seja efetuada solicitação de reparo pelo CLIENTE e, após o deslocamento de um técnico ao local de instalação do VIVO INTERNET, seja constatado que o defeito reclamado não é atribuível à VIVO e/ou seus equipamentos."</text:p>
          </table:table-cell>
          <table:table-cell table:number-columns-repeated="16375"/>
        </table:table-row>
        <table:table-row table:style-name="ro9">
          <table:table-cell office:value-type="string" table:style-name="ce4">
            <text:p>L5</text:p>
          </table:table-cell>
          <table:table-cell office:value-type="string" table:style-name="ce4">
            <text:p>Citations to<text:s/><text:span text:style-name="T4">legislations, norms</text:span></text:p>
          </table:table-cell>
          <table:table-cell office:value-type="string" table:style-name="ce26">
            <text:p>"Os casos fortuitos e/ou de força maior serão excludentes de responsabilidade na forma do p<text:span text:style-name="T4">arágrafo único do artigo 393 do Código Civil Brasileiro</text:span>"</text:p>
            <text:p/>
            <text:p>"3.1. Para os serviços onde o local de instalação seja dentro dos Setores 03, 22, 25 e 33 do<text:s/><text:span text:style-name="T4">Plano Geral de Outorgas (Decreto 6654/2008)<text:s/></text:span>a empresa prestadora dos serviços será a ALGAR TELECOM S/A."<text:s/></text:p>
          </table:table-cell>
          <table:table-cell office:value-type="string" table:style-name="ce26">
            <text:p/>
            <text:p>Contrato</text:p>
            <text:p/>
            <text:p>Os direitos e deveres dos assinantes do serviço de comunicação multimídia</text:p>
            <text:p>estão previstos nos artigos 56, 57 e 58 da Resolução 614/2013 da ANATEL.</text:p>
            <text:p/>
            <text:p>Regulam Internet Popular (2M e 10M)</text:p>
            <text:p>"A velocidade instantânea mínima para o Serviço de Comunicação Multimídia, em</text:p>
            <text:p>conformidade com a Resolução 574/2011 da Anatel, é de 40% da velocidade máxima</text:p>
            <text:p>contratada e a velocidade média de 80% da velocidade máxima contratada."</text:p>
            <text:p/>
            <text:p>10.01.08 No caso do equipamento de cable modem ser cedido em regime de</text:p>
            <text:p>comodato ou de locação, o ASSINANTE ficará responsável pelo bem assumindo</text:p>
            <text:p>inteira responsabilidade, na qualidade de fiel depositário, pela guarda e</text:p>
            <text:p>integridade do cable modem, na forma dos artigos 579 a 585 e 565 a 576 do</text:p>
            <text:p>Código Civil Brasileiro</text:p>
          </table:table-cell>
          <table:table-cell office:value-type="string" table:style-name="ce26">
            <text:p>Contrato</text:p>
            <text:p/>
            <text:p>"1.3. A prestação do serviço compreende a disponibilização e manutenção dos meios</text:p>
            <text:p>de transmissão de dados necessários à prestação do SERVIÇO BANDA LARGA</text:p>
            <text:p>DA OI pela Oi, incluindo ainda o provimento do Serviço de Conexão à internet, em</text:p>
            <text:p>conformidade com a<text:s/><text:span text:style-name="T4">Resolução n.º 614, de 28 de Maio de 2013</text:span><text:s/>da ANATEL"</text:p>
            <text:p/>
            <text:p>"2.12. É vedada, face a<text:s/><text:span text:style-name="T4">regulamentação emanada da ANATEL</text:span>, a utilização do</text:p>
            <text:p>SERVIÇO BANDA LARGA DA OI para a oferta de serviço com as características do</text:p>
            <text:p>STFC destinado ao público em geral."</text:p>
            <text:p/>
            <text:p>4.2. O ASSINANTE está ciente que o direito à contestação de sua conta</text:p>
            <text:p>telefônica, previsto na<text:span text:style-name="T4"><text:s/>Resolução n. 426/2005 da ANATEL</text:span>, refere-se apenas ao</text:p>
            <text:p>STFC, não se estendendo ao SERVIÇO BANDA LARGA DA OI.</text:p>
            <text:p/>
            <text:p>"6.3. Rescindido o presente contrato, a Oi se reserva ao direito registrar</text:p>
            <text:p>eventual débito nos sistemas de proteção ao crédito, em conformidade ao<text:span text:style-name="T4"><text:s/>art.</text:span><text:span text:style-name="T4"/></text:p>
            <text:p><text:span text:style-name="T4">97 e § único da Resolução Nº 632, de 7 de Março de 2014 da ANATEL.</text:span>"</text:p>
            <text:p/>
            <text:p>"Além das demais obrigações previstas neste Contrato e dispostos entre os a<text:span text:style-name="T4">rtigos</text:span><text:span text:style-name="T4"/></text:p>
            <text:p><text:span text:style-name="T4">41 a 58 da Resolução n.º 614, de 28 de Maio de 2013 bem como a Resolução Nº</text:span><text:span text:style-name="T4"/></text:p>
            <text:p><text:span text:style-name="T4">632, de 7 de Março de 2014 da ANATEL</text:span>, no que tange ao serviço de comunicação</text:p>
            <text:p>multimídia constituem-se obrigações do ASSINANTE"</text:p>
            <text:p/>
            <text:p>"7.3. Efetuar o pagamento referente à prestação do serviço, observadas as</text:p>
            <text:p>disposições do<text:s/><text:span text:style-name="T4">Regulamento N.º 614, de 28 de Maio de 2013</text:span>;"</text:p>
            <text:p/>
            <text:p>"Além dos demais direitos previstos neste Contrato e dispostos entre os artigos<text:s/><text:span text:style-name="T4">41 a</text:span><text:span text:style-name="T4"/></text:p>
            <text:p><text:span text:style-name="T4">58 da Resolução n.º 614, de 28 de Maio de 2013 bem como a Resolução Nº 632</text:span>, de</text:p>
            <text:p>7 de Março de 2014 da ANATEL, no que tange ao serviço de comunicação</text:p>
            <text:p>multimídia da ANATEL, constituem-se direitos do ASSINANTE"</text:p>
            <text:p/>
            <text:p>"8.17. A não suspensão do serviço sem sua solicitação, ressalvada a hipótese de</text:p>
            <text:p>débito diretamente decorrente de sua utilização ou por descumprimento de deveres</text:p>
            <text:p>constantes do<text:s/><text:span text:style-name="T4">artigo 4ºda Lei n.º 9.472, de 1997</text:span>."</text:p>
            <text:p/>
            <text:p>"10.1. Respeitar os termos e condições previstos neste Contrato, as disposições da</text:p>
            <text:p><text:span text:style-name="T4">Resolução n.º 614, de 28 de Maio de 2013</text:span><text:s/>que regula o Serviço de Comunicação</text:p>
            <text:p>Multimídia e demais normas editadas pela ANATEL, bem como, tornar disponíveis</text:p>
            <text:p>todas as informações relativas a preços, condições de prestação do serviço e</text:p>
            <text:p>possíveis alterações com antecedência mínima de 30 (trinta) dias;"</text:p>
            <text:p/>
            <text:p>"10.5. Não recusar atendimento na área de prestação do serviço, salvo nos casos de</text:p>
            <text:p>área geográfica ainda não atendida pela rede, conforme cronograma de implantação</text:p>
            <text:p>constante do Termo de Autorização para Exploração do Serviço de Comunicação</text:p>
            <text:p>Multimídia -<text:s/><text:span text:style-name="T4">TERMO PVST/SPV n. 095/2006 ANATEL</text:span>;"</text:p>
            <text:p/>
            <text:p>"13.2. Todos os direitos e deveres do ASSINANTE encontram-se previstos entre os</text:p>
            <text:p><text:span text:style-name="T4">artigos 41 e 58 da Resolução n.º 614, de 28 de Maio de 2013<text:s/></text:span>bem como a</text:p>
            <text:p>Resolução Nº 632, de 7 de Março de 2014 da ANATEL, no que tange ao serviço de</text:p>
            <text:p>comunicação multimídia da ANATEL."</text:p>
            <text:p/>
            <text:p>(i) inadimplência de acordo com os termos da Resolução 632 de 07/03/2014;</text:p>
          </table:table-cell>
          <table:table-cell office:value-type="string" table:style-name="ce26">
            <text:p>Contrato</text:p>
            <text:p/>
            <text:p>"O CLIENTE será responsável pela guarda e integridade dos equipamentos de propriedade da SERCOMTEL, devendo</text:p>
            <text:p>restituir os mesmos em perfeitas condições de uso e estado de conservação, sem apresentação de avarias ou defeitos</text:p>
            <text:p>interno e/ou externo, ao término do fornecimento dos equipamentos e da prestação de serviços ou quando solicitado pela</text:p>
            <text:p>SERCOMTEL para manutenção e/ou substituição do mesmo, regulando-se o depósito pelas disposições dos Artigos 627 e</text:p>
            <text:p>seguintes do<text:s/><text:span text:style-name="T4">Código Civil Brasileiro</text:span>."</text:p>
          </table:table-cell>
          <table:table-cell office:value-type="string" table:style-name="ce26">
            <text:p>Contrato</text:p>
            <text:p>"</text:p>
            <text:p>VIII - a não suspensão do serviço sem sua solicitação, ressalvada a hipótese de débito diretamente decorrente de sua utilização ou por descumprimento de deveres constantes do<text:span text:style-name="T4"><text:s/>art. 4º da Lei n.º 9.472, de 1997,</text:span><text:s/>na regulamentação aplicável ou neste contrato;"</text:p>
            <text:p/>
            <text:p>"10.3. Os Equipamentos deverão permanecer no local de instalação, assumindo o CLIENTE inteira responsabilidade pela guarda e conservação dos Equipamentos cedidos, não podendo utilizá-los para fim diverso do contratado, nos termos do item 7.1. e demais regras deste contrato. Na hipótese de os Equipamentos virem a ser danificados, o CLIENTE deverá arcar com o custo de substituição ou reparo, nos termos dos<text:s/><text:span text:style-name="T4">artigos 582 e 583 do Código Civil</text:span>."</text:p>
          </table:table-cell>
          <table:table-cell office:value-type="string" table:style-name="ce26">
            <text:p>Contrato</text:p>
            <text:p/>
            <text:p>"(“TIM”), prestará o serviço de Comunicação Multimídia doravante denominado apenas SCM, ao CLIENTE ( pessoa física ou jurídica) mediante a adesão as cláusulas e condições estabelecidas neste Contrato, na forma do Regulamento do SCM e do<text:s/><text:span text:style-name="T4">Regulamento Geral de Direitos do Consumidor de Serviços de Telecomunicações – RGC, editados pela Agência Nacional de Telecomunicações – ANATEL.do</text:span>"</text:p>
            <text:p/>
            <text:p>3.1. Além das demais obrigações constantes do presente Contrato, compromete-se a TIM a assegurar todos os direitos do CLIENTE estabelecidos na<text:span text:style-name="T4"><text:s/>Regulamentação do SCM, aprovado pela Resolução n.º 614/2013 (“Regulamento do SCM”), Resolução 632 de 2014 (Regulamento Geral de Direitos do Consumidor de serviço de telecomunicações- RGC)<text:s/></text:span>e na legislação vigente,</text:p>
            <text:p/>
            <text:p>4.1 (obrigações clientes)</text:p>
            <text:p>"(c) Não utilizar de forma indevida o(s) serviço(s) contratado(s) de forma a configurar quaisquer das hipóteses do Art. 183 da<text:s/><text:span text:style-name="T4">Lei n.º 9.472, de 16.07.1997</text:span>, em especial a revenda de serviços de telecomunicações, o que ensejará a imediata rescisão deste Contrato por culpa do Cliente, devendo o mesmo ressarcir à TIM os valores referentes a todas as despesas incorridas por esta e não somente aquelas relativas ao cancelamento e a desinstalação do(s) serviço(s);"</text:p>
            <text:p/>
            <text:p/>
            <text:p>14.1 (recisão do contrato)</text:p>
            <text:p>(g) unilateralmente pela TIM , caso seja constatada a utilização do serviço para prática de atos criminosos, notadamente crimes contra crianças e adolescentes previstos no<text:span text:style-name="T4"><text:s/>Estatuto da Criança e do adolescente e demais legislações aplicável a espécie</text:span>, resguardando o direito de a TIM buscar a eventual reparação por perdas e danos em face do CLIENTE caso tenha sidi acionada por terceiros prejudicado, no âmbito de demandas cíveis oi criminais que suscitem a responsabilidade pela pratica de tais atos ofensivos, através do LIVE TIM, sendo, inclusive, facultado a TIM<text:s/><text:span text:style-name="T4">fornecer todos os dados cadastrais do CLIENTE as autoridades judiciais na forma da lei 12.965/2014 para apuração do ilícito e devida responsabilização do autor das ofensas"</text:span><text:span text:style-name="T4"/></text:p>
            <text:p><text:span text:style-name="T4"/></text:p>
            <text:p>"18.9 As Partes neste ato reconhecem que a TIM, suas afiliadas, seus administradores, funcionários e eventuais subcontratados estão sujeitos à observância e cumprimento do<text:s/><text:span text:style-name="T4">Código de Ética da TIM (“Código de Ética TIM”)</text:span>, o qual prevê que todos os negócios da TIM, incluindo o presente Contrato, pautam-se pelo desenvolvimento e crescimento sustentáveis, e pelo respeito e pela proteção dos direitos humanos, do direito do trabalho, dos princípios da proteção ambiental e da luta contra todas as formas de corrupção, ao compromisso na luta na erradicação do trabalho infantil e no do trabalho forçado ou compulsório, sempre à luz dos<text:s/><text:span text:style-name="T4">princípios do Pacto Global das Organizações das Nações Unidas</text:span>.</text:p>
            <text:p/>
            <text:p><text:span text:style-name="T4">Regulamento</text:span><text:span text:style-name="T4"/></text:p>
            <text:p><text:span text:style-name="T4">- Lei nº 9.472, de 16 de julho de 1997</text:span>, que dispõe sobre a organização dos serviços de telecomunicações, a criação e funcionamento do órgão regulador dos serviços e outros aspectos institucionais.</text:p>
            <text:p/>
            <text:p>- Regulamento SCM, aprovado pela Resolução<text:s/><text:span text:style-name="T4">ANATEL nº 614, de 28.05.2013</text:span>, que tutela a prestação do Serviço de Comunicação Multimídia (SCM).</text:p>
          </table:table-cell>
          <table:table-cell office:value-type="string" table:style-name="ce26">
            <text:p>Contrato</text:p>
            <text:p>"(iii) Nos termos do art. 43 do Regulamento Geral de Direitos do Consumidor de Serviços de Telecomunicações, anexado à<text:s/><text:span text:style-name="T4">Resolução nº 632</text:span>, de 7 março de 2014 da ANATEL, onde é permitida a oferta conjunta de diferentes serviços pela VIVO cuja fruição se dá simultaneamente e em condições comerciais diversas daquelas existentes para a oferta individual de cada serviço;</text:p>
            <text:p/>
            <text:p><text:span text:style-name="T4">Regulamento do SCM:</text:span><text:s/>regulamento do Serviço de Comunicação Multimídia – SCM, aprovado pela<text:s/><text:span text:style-name="T4">Resolução ANATEL nº 614/ 2013</text:span>.</text:p>
            <text:p/>
            <text:p>Regulamento do STFC: regulamento do Serviço Telefônico Fixo Comutado – STFC, aprovado pela<text:s/><text:span text:style-name="T4">Resolução ANATEL nº 426/ 2005.</text:span><text:span text:style-name="T4"/></text:p>
            <text:p/>
            <text:p>Regulamento RGC: regulamento Geral de Direitos do Consumidor de Serviços de Telecomunicações –<text:s/><text:span text:style-name="T4">RGC, aprovado pela Resolução da Anatel n° 632/2014.</text:span><text:span text:style-name="T4"/></text:p>
            <text:p/>
            <text:p>27.7 A VIVO fornecerá velocidade instantânea mínima de 40% da velocidade máxima contratada pelo CLIENTE nos termos da Resolução<text:s/><text:span text:style-name="T4">574/2011 da Anatel</text:span>.</text:p>
            <text:p/>
            <text:p>8.1. Para a ativação e prestação dos Serviços, quando aplicável, o CLIENTE deverá adquirir, construir e manter toda a infraestrutura e Equipamentos que compreendam a Rede Interna de telecomunicações, desde o terminal localizado nas dependências do CLIENTE até o Ponto de Terminação de Rede, conforme o Manual de Rede Interna que lhe será fornecido e as<text:s/><text:span text:style-name="T4">Normas da ABNT</text:span><text:span text:style-name="T4"/></text:p>
            <text:p/>
            <text:p><text:span text:style-name="T4">LGT:</text:span><text:s/>Lei Geral de Telecomunicações nº 9.472, de 1997."</text:p>
            <text:p/>
            <text:p><text:s/>Concessão do Serviço Telefônico Fixo Comutado - STFC, destinado ao uso do público em geral, na modalidade LOCAL e LONGA DISTÂNCIA NACIONAL, prestado em regime público, no Setor 31 da Região III do<text:s/><text:span text:style-name="T4">PGO</text:span>.</text:p>
            <text:p/>
            <text:p>Regulamento - Termo Promocional</text:p>
            <text:p>"</text:p>
            <text:p>"3.3 A Oferta poderá ser promocional, conforme Regulamento da Oferta Conjunta apartado que integrará de maneira indissociável este Contrato, contendo suas condições específicas."</text:p>
          </table:table-cell>
          <table:table-cell table:number-columns-repeated="16375"/>
        </table:table-row>
        <table:table-row table:style-name="ro9">
          <table:table-cell office:value-type="string" table:style-name="ce12">
            <text:p>L6</text:p>
          </table:table-cell>
          <table:table-cell office:value-type="string" table:style-name="ce4">
            <text:p>Citations to<text:s/><text:span text:style-name="T4">regulators</text:span></text:p>
          </table:table-cell>
          <table:table-cell office:value-type="string" table:style-name="ce26">
            <text:p>"A Algar Telecom utiliza como referência o<text:s/><text:span text:style-name="T4">Comitê Gestor da Internet no Brasil (CGI.br - http://www.cgi.br/) e</text:span><text:span text:style-name="T4"/></text:p>
            <text:p><text:span text:style-name="T4">o Centro de Estudos, Resposta e Tratamento de Incidentes de Segurança no Brasil (CERT.br -</text:span><text:span text:style-name="T4"/></text:p>
            <text:p><text:span text:style-name="T4">http://www.cert.br/)como órgãos regulamentadores.</text:span>"</text:p>
            <text:p/>
            <text:p>a. <text:s text:c="7"/>Possuir equipamento terminal (“modem”) ou outro equipamento equivalente, os quais deverão ser homologados pela<text:s/><text:span text:style-name="T4">Agência Nacional de Telecomunicações (“Anatel”)<text:s/></text:span>e pela ALGAR TELECOM;<text:s text:c="3"/></text:p>
            <text:p/>
            <text:p>Regulamento</text:p>
            <text:p>"A Algar Telecom poderá aumentar, por mera liberalidade, o valor aplicável às ofertas. Os valores, se alterados, serão comunicados aos NOVOS clientes no momento da aquisição. Para os contratos vigentes, não haverá alterações, salvo para os casos de reajuste dos produtos, segundo os índices e periodicidade aplicáveis,<text:s/><text:span text:style-name="T4">de acordo com a regulamentação da Agência Nacional de Telecomunicações (ANATEL)</text:span>."</text:p>
            <text:p/>
            <text:p>"cliente poderá comprar nas lojas Algar o equipamento no valor de 12 parcelas de R$11,90, ou poderá adquirir o equipamento no mercado, desde que atenda as características técnicas exigidas pela Algar e tenha a<text:s/><text:span text:style-name="T4">homologação da Anatel</text:span>."</text:p>
            <text:p/>
            <text:p>"Os valores poderão sofrer alterações quando houver reajustes de preços dos produtos participantes, autorizados pela<text:s/><text:span text:style-name="T4">ANATEL</text:span><text:s/>nas respectivas datas-bases,"</text:p>
            <text:p/>
            <text:p>"Os preços referentes aos planos de serviço homologados pela<text:s/><text:span text:style-name="T4">ANATEL<text:s/></text:span>e as respectivas tarifas estão disponíveis no site www.algartelecom.com.br,"</text:p>
          </table:table-cell>
          <table:table-cell office:value-type="string" table:style-name="ce26">
            <text:p>Contrato</text:p>
            <text:p>"A PRESTADORA utilizará todos os meios técnicos e comercialmente</text:p>
            <text:p>viáveis, para garantir a velocidade do NET VIRTUA nos padrões e limites</text:p>
            <text:p>estabelecidos pela regulamentação vigente da ANATEL."</text:p>
            <text:p/>
            <text:p>"A suspensão parcial e total dos</text:p>
            <text:p>serviços poderá ser aplicável, sendo observados os procedimentos e prazos</text:p>
            <text:p>previstos na regulamentação vigente da Anatel."</text:p>
            <text:p/>
            <text:p>"A legislação que regula os serviços ora contratados pode ser obtida na</text:p>
            <text:p>INTERNET no sitio (site) oficial da Agência Nacional de Telecomunicações</text:p>
            <text:p>21</text:p>
            <text:p>(ANATEL)"</text:p>
            <text:p/>
            <text:p>Regulamento</text:p>
            <text:p>2.3 Das velocidades mínimas e máximas do serviço</text:p>
            <text:p>A velocidade instantânea mínima para o Serviço de Comunicação Multimídia, em</text:p>
            <text:p>conformidade com a Resolução 574/2011 da Anatel, é de 40% da velocidade máxima</text:p>
            <text:p>contratada e a velocidade média de 80% da velocidade máxima contratada.</text:p>
          </table:table-cell>
          <table:table-cell office:value-type="string" table:style-name="ce26">
            <text:p>Contrato</text:p>
            <text:p/>
            <text:p>"1.3. A prestação do serviço compreende a disponibilização e manutenção dos meios</text:p>
            <text:p>de transmissão de dados necessários à prestação do SERVIÇO BANDA LARGA</text:p>
            <text:p>DA OI pela Oi, incluindo ainda o provimento do Serviço de Conexão à internet, em</text:p>
            <text:p>conformidade com a Resolução n.º 614, de 28 de Maio de 2013 da<text:s/><text:span text:style-name="T4">ANATEL</text:span>"</text:p>
            <text:p/>
            <text:p>"6.3. Rescindido o presente contrato, a Oi se reserva ao direito registrar</text:p>
            <text:p>eventual débito nos sistemas de proteção ao crédito, em conformidade ao art.</text:p>
            <text:p>97 e § único da Resolução Nº 632, de 7 de Março de 2014 da<text:s/><text:span text:style-name="T4">ANATEL</text:span>."</text:p>
            <text:p/>
            <text:p>"Além das demais obrigações previstas neste Contrato e dispostos entre os artigos</text:p>
            <text:p>41 a 58 da Resolução n.º 614, de 28 de Maio de 2013 bem como a Resolução Nº</text:p>
            <text:p>632, de 7 de Março de 2014 da<text:s/><text:span text:style-name="T4">ANATEL</text:span>, no que tange ao serviço de comunicação</text:p>
            <text:p>multimídia constituem-se obrigações do ASSINANTE"</text:p>
            <text:p/>
            <text:p>"7.2. Somente conectar à rede da Oi terminais que possuam certificação expedida ou</text:p>
            <text:p>aceita pela<text:s/><text:span text:style-name="T4">ANATEL</text:span>, bem como preservar os bens da Oi, incluindo aqueles voltados</text:p>
            <text:p>para a utilização do público em geral;</text:p>
            <text:p/>
            <text:p>"Além dos demais direitos previstos neste Contrato e dispostos entre os artigos 41 a</text:p>
            <text:p>58 da Resolução n.º 614, de 28 de Maio de 2013 bem como a Resolução Nº 632, de</text:p>
            <text:p>7 de Março de 2014 da<text:s/><text:span text:style-name="T4">ANATEL</text:span>, no que tange ao serviço de comunicação</text:p>
            <text:p>multimídia da ANATEL, constituem-se direitos do ASSINANTE"</text:p>
            <text:p/>
            <text:p>"10.1. Respeitar os termos e condições previstos neste Contrato, as disposições da</text:p>
            <text:p>Resolução n.º 614, de 28 de Maio de 2013 que regula o Serviço de Comunicação</text:p>
            <text:p>Multimídia e demais normas editadas pela<text:s/><text:span text:style-name="T4">ANATEL</text:span>, bem como, tornar disponíveis</text:p>
            <text:p>todas as informações relativas a preços, condições de prestação do serviço e</text:p>
            <text:p>possíveis alterações com antecedência mínima de 30 (trinta) dias;"</text:p>
            <text:p/>
            <text:p>"10.5. Não recusar atendimento na área de prestação do serviço, salvo nos casos de</text:p>
            <text:p>área geográfica ainda não atendida pela rede, conforme cronograma de implantação</text:p>
            <text:p>constante do Termo de Autorização para Exploração do Serviço de Comunicação</text:p>
            <text:p>Multimídia - TERMO PVST/SPV n. 095/2006<text:s/><text:span text:style-name="T4">ANATEL</text:span>;"</text:p>
            <text:p/>
            <text:p>"13.2. Todos os direitos e deveres do ASSINANTE encontram-se previstos entre os</text:p>
            <text:p>artigos 41 e 58 da Resolução n.º 614, de 28 de Maio de 2013 bem como a</text:p>
            <text:p>Resolução Nº 632, de 7 de Março de 2014 da<text:s/><text:span text:style-name="T4">ANATEL</text:span>, no que tange ao serviço de</text:p>
            <text:p>comunicação multimídia da<text:s/><text:span text:style-name="T4">ANATEL</text:span>."</text:p>
            <text:p/>
            <text:p>"13.11. Para fins de informação, seguem os dados de contato da ANATEL:</text:p>
            <text:p>Endereço eletrônico: www.anatel.gov.br</text:p>
            <text:p>Endereço eletrônico da biblioteca:</text:p>
            <text:p>http://www.anatel.gov.br/biblioteca/default.asp</text:p>
            <text:p>End.: SAUS Quadra 06 Blocos C, E, F e H - CEP 70.070-940 - Brasília – DF</text:p>
            <text:p>Central de Atendimento: 0800-33-2001</text:p>
            <text:p>Telefone: 1331</text:p>
            <text:p>Telefone adaptado: 1332</text:p>
            <text:p>Fax: (0XX61) 2312-2002"</text:p>
          </table:table-cell>
          <table:table-cell office:value-type="string" table:style-name="ce26">
            <text:p>Contrato</text:p>
            <text:p/>
            <text:p>"Parágrafo único. Os valores cobrados pela SERCOMTEL poderão ser reajustados de acordo com o índice em vigência</text:p>
            <text:p>para serviços de telecomunicações (ou, na sua suspensão, não divulgação ou extinção, por qualquer outro índice que venha</text:p>
            <text:p>substituí-lo) e na menor periodicidade dentre estes permitidas em lei: a cada 12 (doze) meses a contar da homologação</text:p>
            <text:p>(pela Agência Nacional de Telecomunicações -<text:s/><text:span text:style-name="T4">ANATEL</text:span>) do Plano de Serviço escolhido pelo cliente ou do último reajuste</text:p>
            <text:p>de preços efetivado para o mesmo Plano de Serviço a todos os clientes."</text:p>
            <text:p/>
            <text:p>"§ 9º. O telefone da Central de Atendimento da<text:s/><text:span text:style-name="T4">ANATEL<text:s/></text:span>é 1331 e a página na Internet encontra-se no endereço eletrônico</text:p>
            <text:p>www.anatel.gov.br. A ANATEL está situada no endereço: SAUS, Quadra 06, Bloco F, Térreo, CEP 70.070-940, Brasília -</text:p>
            <text:p>DF."</text:p>
          </table:table-cell>
          <table:table-cell office:value-type="string" table:style-name="ce26">
            <text:p>Contrato</text:p>
            <text:p>"b) Equipamento com interface de conexão no padrão internaciona<text:span text:style-name="T4">l IEE (Institute of Eletrical and Eletronics Engineers)</text:span><text:s/>802.11b, 802.11g, 802.11b/g ou 802.11n;"</text:p>
            <text:p/>
            <text:p>1. Sem prejuízo de outras obrigações previstas no presente Contrato e na legislação e regulamentação aplicável, são obrigações do CLIENTE:<text:s/></text:p>
            <text:p>"V - somente conectar à rede da OPERADORA terminais que possuam<text:s/><text:span text:style-name="T4">certificação expedida ou aceita pela Anatel</text:span><text:s/>e sejam compatíveis e tecnicamente aptos para a correta fruição do serviço;"."</text:p>
            <text:p/>
            <text:p>"7.2 XII - ao encaminhamento de reclamações ou representações contra a OPERADORA, junto à Anatel ou aos organismos de defesa do consumidor;"</text:p>
            <text:p/>
            <text:p>"8.1. Sem prejuízo de outras obrigações previstas no presente Contrato, na legislação e regulamentação, são obrigações da OPERADORA:</text:p>
            <text:p>II - apresentar à<text:s/><text:span text:style-name="T4">Anatel</text:span>, na forma e periodicidade estabelecidas na lei e na regulamentação e sempre que regularmente intimada, os dados e informações que lhe sejam solicitados referentes ao serviço;°</text:p>
            <text:p>III - cumprir e fazer cumprir as normas editadas pela<text:s/><text:span text:style-name="T4">Anatel</text:span>;<text:s/></text:p>
            <text:p>"IV - utilizar somente equipamentos cuja certificação seja expedida ou aceita pela<text:s/><text:span text:style-name="T4">Anatel</text:span>;"</text:p>
            <text:p/>
            <text:p>"V - permitir, aos agentes de fiscalização da<text:s/><text:span text:style-name="T4">Anatel</text:span>, acesso, em qualquer época, às obras, às instalações, aos equipamentos e documentos relacionados à prestação do SCM;"</text:p>
            <text:p/>
            <text:p>"XIII - manter atualizados, junto à<text:s/><text:span text:style-name="T4">Anatel</text:span>, os dados cadastrais de endereço, identificação dos diretores e responsáveis e composição acionária quando for o caso; e"</text:p>
            <text:p/>
            <text:p>"15.4. A título de informação, seguem dados de contato da Agência Nacional de Telecomunicações (<text:span text:style-name="T4">ANATEL</text:span>):</text:p>
            <text:p>Endereço eletrônico: www.anatel.gov.br</text:p>
            <text:p>Biblioteca eletrônica: www.anatel.gov.br (opção “biblioteca”)</text:p>
            <text:p>Endereço: SAUS Quadra 06 Blocos C, E, F e H – CEP 70070-940 – Brasília – DF</text:p>
            <text:p>Central de Atendimento: 0800-332001</text:p>
            <text:p>Tel.: 133 / Fax: (61) 2312-2002"</text:p>
            <text:p/>
            <text:p/>
            <text:p>Regulamento</text:p>
            <text:p>""* As velocidades mínimas podem variar de acordo com a taxa de utilização da rede, em conformidade com os parâmetros estabelecidos pela regulamentação aplicável. A SKY ressalta que o serviço SKY Banda Larga está alinhado à nova Regulamentação de Qualidade da<text:s/><text:span text:style-name="T4">Anatel</text:span>.""Regulamento</text:p>
            <text:p/>
            <text:p>"O CONSUMIDOR também poderá adquirir os Equipamentos de terceiros e, neste caso, tais Equipamentos somente serão conectados à rede da SKY se possuírem certificação e homologação emitida pela ANATEL e cumprirem os requisitos técnicos definidos pela SKY como necessários para a devida fruição dos serviços."<text:s text:c="2"/></text:p>
            <text:p/>
          </table:table-cell>
          <table:table-cell office:value-type="string" table:style-name="ce26">
            <text:p>Contrato</text:p>
            <text:p/>
            <text:p>"(“TIM”), prestará o serviço de Comunicação Multimídia doravante denominado apenas SCM, ao CLIENTE ( pessoa física ou jurídica) mediante a adesão as cláusulas e condições estabelecidas neste Contrato, na forma do Regulamento do SCM e do<text:s/><text:span text:style-name="T4">Regulamento Geral de Direitos do Consumidor de Serviços de Telecomunicações – RGC, editados pela Agência Nacional de Telecomunicações – ANATEL.do</text:span>"</text:p>
            <text:p/>
            <text:p>"2.3- O CLIENTE declara conhecer as condições e os preços referentes ao serviço, conforme Termo de Adesão,<text:s/><text:span text:style-name="T4">folheto ANATEL (sumário da oferta)<text:s/></text:span>e contrato entregues e disponíveis também no endereço eletrônico www.tim.com.br., declarando, ainda, conhecer a área de cobertura do serviço correspondente ao seu endereço de consulta constante do mapa de cobertura da TIM, onde o serviço TIM LIVE será prestado, conforme informações disponíveis no site www.livetim.com.br e."</text:p>
            <text:p/>
            <text:p/>
            <text:p>"3.1. (obrigações TIM)</text:p>
            <text:p>(l) prestar à<text:s/><text:span text:style-name="T4">Anatel</text:span>, sempre que solicitado, informações técnico-operacionais ou econômicas, em particular as relativas ao número de assinantes e à área de cobertura e aos valores aferidos pela prestadora em relação aos parâmetros indicadores de qualidade, bem como franquear aos representantes da<text:s/><text:span text:style-name="T4">Anatel<text:s/></text:span>o acesso à suas instalações ou à documentação quando solicitado;</text:p>
            <text:p>(m) manter atualizados, junto à<text:s/><text:span text:style-name="T4">Anatel</text:span>, os dados cadastrais de endereço, identificação dos diretores e responsáveis e composição acionária quando for o caso;</text:p>
            <text:p>(n) manter as condições subjetivas, aferidas pela Anatel, durante todo o período de exploração do serviço."</text:p>
            <text:p/>
            <text:p>"4.1. Além das demais obrigações contidas no presente Contrato, compromete-se o CLIENTE a:</text:p>
            <text:p>(a) Não usar o(s) SERVIÇO(S) de maneira indevida, ilegal ou fraudulenta, inclusive no que se refere a tentativas, com ou sem sucesso, de invasão a redes e/ou equipamentos de terceiros, bem como não usar o(s) SERVIÇO(S) fora das configurações, ou ainda auxiliar ou permitir que terceiros ou os seus próprios clientes, no caso de CLIENTE pessoa jurídicao façam, bem como seguir as eventuais orientações de uso e segurança divulgadas pelo<text:s/><text:span text:style-name="T4">Comitê Gestor da Internet (“CGI”)</text:span>;"</text:p>
            <text:p/>
            <text:p>"(o) somente conectar à rede da prestadora, terminais que possuam certificação expedida ou aceita pela Anatel."</text:p>
            <text:p/>
            <text:p>4.2. (direitos cliente)</text:p>
            <text:p>"(n) o encaminhamento de reclamações ou representações contra a prestadora, junto à<text:s/><text:span text:style-name="T4">Anatel<text:s/></text:span>ou aos<text:s/><text:span text:style-name="T4">organismos de defesa do consumidor</text:span>;"</text:p>
            <text:p/>
            <text:p>"4.3. Para fins de informação do CLIENTE, seguem os dados para eventual contato com a Agência Nacional de Telecomunicações -<text:s/><text:span text:style-name="T4">ANATEL</text:span>:</text:p>
            <text:p>Endereço eletrônico: www.anatel.gov.br</text:p>
            <text:p>Endereço: SAUS Quadra 06 Blocos C, E, F e H - CEP 70.070-940 - Brasília – DF</text:p>
            <text:p>Central de Atendimento: 133-1"</text:p>
            <text:p/>
            <text:p>Regulamento</text:p>
            <text:p/>
            <text:p>- Regulamento SCM, aprovado pela Resolução<text:s/><text:span text:style-name="T4">ANATEL<text:s/></text:span>nº 614, de 28.05.2013, que tutela a prestação do Serviço de Comunicação Multimídia (SCM).</text:p>
          </table:table-cell>
          <table:table-cell office:value-type="string" table:style-name="ce26">
            <text:p>Contrato</text:p>
            <text:p/>
            <text:p>"ANATEL: Agência Nacional de Telecomunicações, com endereço para correspondência na rua SAUS Quadra 06, Bloco F, 2º andar, Brasília – DF, CEP: 70.070-940, endereço eletrônico www.anatel.gov.br e central de atendimento acessível pelos números 1331 e 1332, este para pessoas com necessidades especiais de fala e audição."</text:p>
            <text:p/>
            <text:p>(obrigações cliente)</text:p>
            <text:p>"5.2.5. Somente conectar à rede da VIVO terminais que possuam certificação expedida ou aceita pela ANATEL, mantendo-os dentro das especificações técnicas segundo as quais foram certificados."</text:p>
            <text:p/>
            <text:p>"7.4.2. A inadimplência de que trata esta cláusula autoriza a VIVO a incluir os dados do CLIENTE nos cadastros de inadimplência, enquanto perdurar o débito nos termos da regulamentação editada pela<text:s/><text:span text:style-name="T4">Anatel</text:span>."</text:p>
            <text:p/>
            <text:p>"30.2.8 Somente conectar à rede da VIVO terminais que possuam certificação expedida ou aceita pela<text:s/><text:span text:style-name="T4">Anatel</text:span>."</text:p>
            <text:p/>
            <text:p>8.1. Para a ativação e prestação dos Serviços, quando aplicável, o CLIENTE deverá adquirir, construir e manter toda a infraestrutura e Equipamentos que compreendam a Rede Interna de telecomunicações, desde o terminal localizado nas dependências do CLIENTE até o Ponto de Terminação de Rede, conforme o Manual de Rede Interna que lhe será fornecido e as Normas da<text:s/><text:span text:style-name="T4">ABNT</text:span><text:span text:style-name="T4"/></text:p>
            <text:p/>
            <text:p><text:span text:style-name="T4">Pol Priv</text:span><text:span text:style-name="T4"/></text:p>
            <text:p>O objetivo da Vivo é garantir a privacidade de nossos clientes e promover a transparência nos seus direitos de usar nossos produtos e</text:p>
            <text:p>serviços. Tudo isso em um ambiente de segurança e dando ao cliente o controle da sua vida digital. Nosso compromisso é expresso</text:p>
            <text:p>em nossa Política de Privacidade, que descreve por que, como, que tipo e onde tratamos a informação.</text:p>
            <text:p>Sob a supervisão do<text:s/><text:span text:style-name="T4">Comitê Global de Privacidade</text:span>, implantamos uma normativa interna de proteção de dados.<text:s/></text:p>
          </table:table-cell>
          <table:table-cell table:number-columns-repeated="16375"/>
        </table:table-row>
        <table:table-row table:style-name="ro9">
          <table:table-cell office:value-type="string" table:style-name="ce4">
            <text:p>L7</text:p>
          </table:table-cell>
          <table:table-cell office:value-type="string" table:style-name="ce4">
            <text:p><text:span text:style-name="T4">Format diversity</text:span><text:s/>(e.g. .doc/pdf, .ppt, video, html, para download, acessível no site, etc)</text:p>
          </table:table-cell>
          <table:table-cell office:value-type="string" table:style-name="ce26">
            <text:p>texto (doc/pdf) e html</text:p>
          </table:table-cell>
          <table:table-cell office:value-type="string" table:style-name="ce26">
            <text:p>Texto (doc/pdf)</text:p>
            <text:p>Html</text:p>
          </table:table-cell>
          <table:table-cell office:value-type="string" table:style-name="ce26">
            <text:p>texto (pdf) e html</text:p>
          </table:table-cell>
          <table:table-cell office:value-type="string" table:style-name="ce26">
            <text:p>texto (pdf)</text:p>
            <text:p>html</text:p>
          </table:table-cell>
          <table:table-cell office:value-type="string" table:style-name="ce26">
            <text:p>texto e html</text:p>
          </table:table-cell>
          <table:table-cell office:value-type="string" table:style-name="ce26">
            <text:p>texto</text:p>
          </table:table-cell>
          <table:table-cell office:value-type="string" table:style-name="ce26">
            <text:p>texto, html</text:p>
          </table:table-cell>
          <table:table-cell table:number-columns-repeated="16375"/>
        </table:table-row>
        <table:table-row table:style-name="ro8">
          <table:table-cell table:style-name="ce12"/>
          <table:table-cell office:value-type="string" table:style-name="ce13">
            <text:p>Participation/ Awareness in Personal Data Protection</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table:number-columns-repeated="16375"/>
        </table:table-row>
        <table:table-row table:style-name="ro9">
          <table:table-cell office:value-type="string" table:style-name="ce12">
            <text:p>P1</text:p>
          </table:table-cell>
          <table:table-cell office:value-type="string" table:style-name="ce23">
            <text:p>Information whether or not users' personal data will be<text:s/><text:span text:style-name="T4">collected</text:span></text:p>
          </table:table-cell>
          <table:table-cell office:value-type="string" table:style-name="ce26">
            <text:p>Excerpt<text:s/></text:p>
          </table:table-cell>
          <table:table-cell office:value-type="string" table:style-name="ce26">
            <text:p>Contrato</text:p>
            <text:p>Ao aderir ao presente Contrato, o ASSINANTE passa a integrar o banco de</text:p>
            <text:p>dados da PRESTADORA e poderá ser informado sobre lançamentos, ofertas</text:p>
            <text:p>especiais, promoções e parceiras da PRESTADORA, ressalvando seu direito de</text:p>
            <text:p>não ter interesse no recebimento de tais informações, mediante contato com a</text:p>
            <text:p>Central de Relacionamento da PRESTADORA.</text:p>
            <text:p/>
            <text:p>PolPriv</text:p>
            <text:p>"4. Os usuários serão avisados de quais informações suas estaremos coletando antes do instante desta coleta, ficando a opção de escolha para fornecimento ou não dessas informações sob responsabilidade do usuário, o qual também terá ciência das conseqüências de sua decisão."</text:p>
            <text:p/>
            <text:p>3. As informações pessoais que nos forem passadas pelos usuários serão coletadas por meios éticos e legais, podendo ter um ou mais propósitos, sobre os quais nossos usuários serão informados.</text:p>
            <text:p/>
          </table:table-cell>
          <table:table-cell office:value-type="string" table:style-name="ce26">
            <text:p>Contrato</text:p>
            <text:p>"8.9. Receber documento de cobrança com discriminação dos valores cobrados pela</text:p>
            <text:p>prestação do SERVIÇO BANDA LARGA DA OI, bem como ao respeito de sua</text:p>
            <text:p>privacidade nesses documentos e na utilização de seus dados pessoais pela Oi,</text:p>
            <text:p>salvas as hipóteses e condições constitucionais e legais de quebra de sigilo de</text:p>
            <text:p>telecomunicações."</text:p>
          </table:table-cell>
          <table:table-cell office:value-type="string" table:style-name="ce26">
            <text:p>Contrato</text:p>
            <text:p/>
            <text:p>"O CLIENTE ratifica sua adesão ao presente Contrato na ocorrência de um dos seguintes fatores:</text:p>
            <text:p>a) recebimento do TERMO DE PERMANÊNCIA através de e-mail, consultor, lojas da SERCOMTEL ou suas Credenciadas;</text:p>
            <text:p>b) assinatura do Recibo de Instalação de Equipamentos emitido pela Sercomtel;</text:p>
            <text:p>c) solicitação do serviço através do Centro de Atendimento da Sercomtel;</text:p>
            <text:p>d) pagamento da primeira fatura telefônica referente ao serviço.</text:p>
            <text:p>e) preenchimento de proposta no site da SERCOMTEL.</text:p>
            <text:p>§ 1º. Em qualquer das hipóteses acima, o CLIENTE deverá fornecer<text:s/><text:span text:style-name="T4">todos<text:s/></text:span>os seus dados pessoais para o cadastro na</text:p>
            <text:p>SERCOMTEL, inclusive indicação do endereço para instalação."</text:p>
            <text:p/>
            <text:p/>
            <text:p>Pol Privac</text:p>
            <text:p>"As informações fornecidas pelo usuário ao sistema de atendimento ao cliente Sercomtel são<text:s/><text:span text:style-name="T4">as mínimas necessárias para possibilitar o acesso individualizado</text:span><text:span text:style-name="T4"/></text:p>
            <text:p><text:span text:style-name="T4">aos serviços</text:span>, sendo utilizados apenas para este fim."</text:p>
            <text:p/>
            <text:p>"Não temos a intenção de comercializar ou fornecer as informações a terceiros para qualquer finalidade que não tenha sido autorizada pelo proprietário.<text:span text:style-name="T4"><text:s/>Os</text:span><text:span text:style-name="T4"/></text:p>
            <text:p><text:span text:style-name="T4">dados são coletados através de meios éticos e legais, a fim de proteger a segurança de sua informação durante a transmissão."</text:span></text:p>
          </table:table-cell>
          <table:table-cell office:value-type="string" table:style-name="ce26">
            <text:p>Contrato</text:p>
            <text:p/>
            <text:p>7.1<text:s/></text:p>
            <text:p>XI - manter seus dados cadastrais atualizados, tais como endereço de instalação e de cobrança, conta corrente e cartão de crédito para cobrança, telefones de contato e e-mail, sob pena de perda de benefícios e descontos, imposição de multa e/ou rescisão contratual;</text:p>
            <text:p>XII - enviar cópia de documentos de identificação pessoal, tais como RG, CPF, comprovante de endereço, de titularidade de conta bancária e de cartão de crédito, dentre outros, tanto no momento da contratação, quanto em momento posterior, desde que solicitado pela OPERADORA;</text:p>
            <text:p/>
            <text:p>15.5. O CLIENTE cede gratuitamente seus dados cadastrais à OPERADORA e empresas pertencentes a seu grupo econômico, para utilização em material destinado à publicidade e formação de seu cadastro de CLIENTES, respeitado o sigilo garantido pela legislação.</text:p>
            <text:p/>
            <text:p>Pol Priv</text:p>
            <text:p>Eventualmente podemos solicitar que você, voluntariamente, nos forneça algumas informações pessoais (como por exemplo, nome, endereço, telefone, e-mail etc.). Geralmente, estas informações são solicitadas quando você deseja se cadastrar no site da SKY. Ao preencher o cadastro e navegar em nosso site, você está consentindo expressamente às condições deste Termo.<text:s/></text:p>
            <text:p/>
            <text:p/>
            <text:p>"Nós utilizamos as informações coletadas, seja via preenchimento ou conclusão do cadastro,<text:s/><text:span text:style-name="T4">para fornecer e aprimorar a qualidade de nossos serviços de entretenimento, processar transações e enviar avisos sobre suas transações, comunicar ofertas especiais e benefícios, além de facilitar, customizar e melhorar a sua navegação neste site</text:span>."</text:p>
            <text:p/>
            <text:p>A SKY pode enviar e-mails para o seu endereço eletrônico contendo ofertas e/ou informações sobre produtos e serviços da SKY e de empresas parceiras, sendo certo que no momento de seu cadastro, você deverá consentir expressamente se tem interesse em receber tais e-mails. .</text:p>
            <text:p/>
          </table:table-cell>
          <table:table-cell office:value-type="string" table:style-name="ce26">
            <text:p>4.2. (direitos do cliente)</text:p>
            <text:p>"(j) o respeito de sua privacidade nos documentos de cobrança e na utilização de seus dados pessoais pela prestadora;"</text:p>
            <text:p/>
            <text:p>14.1 (recisão do contrato)</text:p>
            <text:p>(g) unilateralmente pela TIM , caso seja constatada a utilização do serviço para prática de atos criminosos, notadamente crimes contra crianças e adolescentes previstos no Estatuto da Criança e do adolescente e demais legislações aplicável a espécie, resguardando o direito de a TIM buscar a eventual reparação por perdas e danos em face do CLIENTE caso tenha sidi acionada por terceiros prejudicado, no âmbito de demandas cíveis oi criminais que suscitem a responsabilidade pela pratica de tais atos ofensivos, através do LIVE TIM,<text:s/><text:span text:style-name="T4">sendo, inclusive, facultado a TIM fornecer todos os dados cadastrais do CLIENTE as autoridades judiciais na forma da lei 12.965/2014 para apuração do ilícito e devida responsabilização do autor das ofensas"</text:span><text:span text:style-name="T4"/></text:p>
            <text:p><text:span text:style-name="T4"/></text:p>
            <text:p>Regulamento</text:p>
            <text:p/>
            <text:p>10.1 (obrigações cliente)</text:p>
            <text:p>"e) Manter sempre atualizados os seus dados cadastrais;"</text:p>
          </table:table-cell>
          <table:table-cell office:value-type="string" table:style-name="ce26">
            <text:p>Contrato<text:s/></text:p>
            <text:p/>
            <text:p>(direitos cliente)</text:p>
            <text:p>"5.1.5. Respeito à sua privacidade nos documentos de cobrança e na utilização de seus dados pessoais pela VIVO, nos termos da legislação e regulamentação aplicável."</text:p>
            <text:p/>
            <text:p>(obrigações clientes)</text:p>
            <text:p/>
            <text:p>5.2.8. Prestar as<text:s/><text:span text:style-name="T4">informações<text:s/></text:span>que lhe forem solicitadas, quando exigidas por lei, contrato e/ou regulamentação aplicável, relacionadas à fruição dos Serviços e colaborar para sua adequada prestação.</text:p>
            <text:p/>
            <text:p>"5.2.12. Entregar, no momento da instalação ou sempre que solicitado pela VIVO, cópia dos documentos de identificação pessoal, tais como<text:s/><text:span text:style-name="T4">RG, CPF, CNPJ, Contrato Social, comprovante de endereço, dentre outros,</text:span><text:s/>que comprovem os dados cadastrais informados pelo CLIENTE quando da contratação."</text:p>
            <text:p/>
            <text:p>5.3 O CLIENTE tem a opção de autorizar ou não a VIVO a enviar-lhe, e-mails, malas diretas, encartes ou qualquer outro instrumento de comunicação ofertando serviços e/ou produtos da VIVO ou empresas a esta relacionada ou parceiras,<text:s/><text:span text:style-name="T4">bem como fornecer a estas os dados cadastrais/pessoais fornecidos para a presente contratação, para a oferta de seus produtos e/ou serviços.<text:s/></text:span>Tais permissões podem ser revogadas pelo CLIENTE, a qualquer momento, por meio de solicitação feita à Central de Relacionamento com o CLIENTE.</text:p>
            <text:p/>
            <text:p>"13.3. Por estipulação legal, a VIVO irá armazenar os<text:s/><text:span text:style-name="T4">registros da sua conexão à Internet pelo prazo de 1 (um) ano</text:span>, garantindo para este efeito a adoção de medidas de segurança física e lógica e que permitem salvaguardar a proteção e segurança, sigilo e confidencialidade dos registros de conexão, pelo que após o decurso do prazo de 1 (um) ano, a VIVO eliminará todos os registros de conexão dos seus registros. A autoridade policial ou administrativa ou o Ministério Público poderão requerer cautelarmente o armazenamento dos registros de conexão por um prazo adicional, em relação ao prazo previsto.'</text:p>
            <text:p/>
            <text:p><text:span text:style-name="T4">13.1. Os dados pessoais do CLIENTE recolhidos pela VIVO no âmbito deste Contrato serão tratados na forma da legislação vigente e regulamentação aplicável, exclusivamente com o objetivo de prestação do(s) serviço(s) de telecomunicação (ões) objeto deste Contrato, bem como para análise de perfil do CLIENTE, ou para finalidades de marketing, por forma a (i) garantir a adequação das melhores ofertas de acordo com as necessidades do CLIENTE; e (ii) melhorar a performance dos serviços prestados, podendo ainda os mesmos ser tratados pela VIVO, seus parceiros ou por terceiros por contratados pela VIVO, de forma anonimizada de modo a permitir análise e construção de padrões, comportamentos, escolhas, e consumos para as finalidades aqui previstas.</text:span><text:span text:style-name="T4"/></text:p>
            <text:p><text:span text:style-name="T4"/></text:p>
            <text:p><text:span text:style-name="T4">"</text:span>13.2 Os dados pessoais do CLIENTE recolhidos pela VIVO no âmbito deste Contrato serão armazenados pela VIVO ou por um terceiro subcontratado pela VIVO pelo prazo de 5 (cinco) anos, sendo os Contratos armazenados pelo prazo de 10 (dez) anos, por forma a garantir o cumprimento das correspondentes obrigações legais aplicáveis, sendo garantido aos CLIENTES que o armazenamento dos seus dados pessoais pela VIVO ou por terceiros subcontratados será efetuada mediante a adoção de medidas de segurança e proteção física e lógica das informações.</text:p>
            <text:p/>
            <text:p/>
            <text:p>13.6 O CLIENTE desde já autoriza a VIVO a divulgar o seu nome como parte da relação de Clientes no Brasil. O CLIENTE poderá cancelar a autorização prevista neste item, a qualquer tempo, sem justificativa, mediante prévio aviso por escrito à VIVO."</text:p>
            <text:p/>
            <text:p><text:span text:style-name="T4">(contraditório com 13.1.)</text:span><text:span text:style-name="T4"/></text:p>
            <text:p>Pol Priv</text:p>
            <text:p>"Objetivo da coleta de informação:</text:p>
            <text:p>• Apenas para prestação dos serviços contratados.</text:p>
            <text:p/>
            <text:p>Como é coletada a informação:</text:p>
            <text:p>• No momento de seu cadastro ou ao acessar nossos websites, bem como em fontes de acesso público."</text:p>
          </table:table-cell>
          <table:table-cell table:number-columns-repeated="16375"/>
        </table:table-row>
        <table:table-row table:style-name="ro9">
          <table:table-cell office:value-type="string" table:style-name="ce12">
            <text:p>P2</text:p>
          </table:table-cell>
          <table:table-cell office:value-type="string" table:style-name="ce26">
            <text:p>Information on<text:s/><text:span text:style-name="T4">which</text:span><text:s/>data will be collected from user</text:p>
          </table:table-cell>
          <table:table-cell office:value-type="string" table:style-name="ce26">
            <text:p>Excerpt<text:s/></text:p>
          </table:table-cell>
          <table:table-cell office:value-type="string" table:style-name="ce26">
            <text:p>PolPriv</text:p>
            <text:p>"4. Os usuários serão avisados de quais informações suas estaremos coletando antes do instante desta coleta, ficando a opção de escolha para fornecimento ou não dessas informações sob responsabilidade do usuário, o qual também terá ciência das conseqüências de sua decisão."</text:p>
          </table:table-cell>
          <table:table-cell office:value-type="string" table:style-name="ce26">
            <text:p>Excerpt<text:s/></text:p>
          </table:table-cell>
          <table:table-cell office:value-type="string" table:style-name="ce26">
            <text:p>Contrato</text:p>
            <text:p/>
            <text:p>"O CLIENTE ratifica sua adesão ao presente Contrato na ocorrência de um dos seguintes fatores:</text:p>
            <text:p>a) recebimento do TERMO DE PERMANÊNCIA através de e-mail, consultor, lojas da SERCOMTEL ou suas Credenciadas;</text:p>
            <text:p>b) assinatura do Recibo de Instalação de Equipamentos emitido pela Sercomtel;</text:p>
            <text:p>c) solicitação do serviço através do Centro de Atendimento da Sercomtel;</text:p>
            <text:p>d) pagamento da primeira fatura telefônica referente ao serviço.</text:p>
            <text:p>e) preenchimento de proposta no site da SERCOMTEL.</text:p>
            <text:p>§ 1º. Em qualquer das hipóteses acima, o CLIENTE deverá fornecer<text:s/><text:span text:style-name="T4">todos<text:s/></text:span>os seus dados pessoais para o cadastro na</text:p>
            <text:p>SERCOMTEL, inclusive indicação do endereço para instalação."</text:p>
            <text:p/>
            <text:p/>
            <text:p>Pol Privac</text:p>
            <text:p>"As informações fornecidas pelo usuário ao sistema de atendimento ao cliente Sercomtel são<text:s/><text:span text:style-name="T4">as mínimas necessárias para possibilitar o acesso individualizado</text:span><text:span text:style-name="T4"/></text:p>
            <text:p><text:span text:style-name="T4">aos serviços</text:span>, sendo utilizados apenas para este fim."</text:p>
            <text:p/>
            <text:p>"Não temos a intenção de comercializar ou fornecer as informações a terceiros para qualquer finalidade que não tenha sido autorizada pelo proprietário.<text:span text:style-name="T4"><text:s/>Os</text:span><text:span text:style-name="T4"/></text:p>
            <text:p><text:span text:style-name="T4">dados são coletados através de meios éticos e legais, a fim de proteger a segurança de sua informação durante a transmissão."</text:span></text:p>
          </table:table-cell>
          <table:table-cell office:value-type="string" table:style-name="ce26">
            <text:p>Contrato</text:p>
            <text:p/>
            <text:p>7.1</text:p>
            <text:p/>
            <text:p>XI - manter seus dados cadastrais atualizados, tais como endereço de instalação e de cobrança, conta corrente e cartão de crédito para cobrança, telefones de contato e e-mail, sob pena de perda de<text:s/></text:p>
            <text:p>benefícios e descontos, imposição de multa e/ou rescisão contratual;<text:s/></text:p>
            <text:p/>
            <text:p>XII - enviar cópia de documentos de identificação pessoal, tais como RG, CPF, comprovante de endereço, de titularidade de conta bancária e de cartão de crédito, dentre outros, tanto no momento<text:s/></text:p>
            <text:p>da contratação, quanto em momento posterior, desde que solicitado pela OPERADORA;<text:s/></text:p>
            <text:p/>
            <text:p>"XV - manter os<text:span text:style-name="T4"><text:s/>dados cadastrais e os registros de conexão</text:span><text:s/>de seus CLIENTES pelo prazo mínimo de três anos."</text:p>
            <text:p/>
            <text:p/>
            <text:p>Pol Priv</text:p>
            <text:p/>
            <text:p/>
            <text:p>Eventualmente podemos solicitar que você, voluntariamente, nos forneça algumas informações pessoais<text:span text:style-name="T4"><text:s/>(como por exemplo, nome, endereço, telefone, e-mail etc.)</text:span>. Geralmente, estas informações são solicitadas quando você deseja se cadastrar no site da SKY. Ao preencher o cadastro e navegar em nosso site, você está consentindo expressamente às condições deste Termo..</text:p>
            <text:p/>
            <text:p>"Se você participar de uma promoção em nosso site, você terá de fornecer informações pessoais de identificação, como se<text:span text:style-name="T4">u nome, endereço, e/ou e-mail,</text:span><text:s/>para que possamos entrar em contato com você, caso seja o vencedor. Verifique no regulamento da respectiva promoção comercial as disposições sobre o uso e coleta dos seus dados pessoais."</text:p>
          </table:table-cell>
          <table:table-cell office:value-type="string" table:style-name="ce26">
            <text:p>Contrato</text:p>
            <text:p/>
            <text:p>14.1 (recisão do contrato)</text:p>
            <text:p>"(g) unilateralmente pela TIM , caso seja constatada a utilização do serviço para prática de atos criminosos, notadamente crimes contra crianças e adolescentes previstos no Estatuto da Criança e do adolescente e demais legislações aplicável a espécie, resguardando o direito de a TIM buscar a eventual reparação por perdas e danos em face do CLIENTE caso tenha sidi acionada por terceiros prejudicado, no âmbito de demandas cíveis oi criminais que suscitem a responsabilidade pela pratica de tais atos ofensivos, através do LIVE TIM,<text:span text:style-name="T4"><text:s/>sendo, inclusive, facultado a TIM fornecer todos os dados cadastrais do CLIENTE as autoridades judiciais na forma da lei 12.965/2014 para apuração do ilícito e devida responsabilização do autor das ofensas"</text:span></text:p>
          </table:table-cell>
          <table:table-cell office:value-type="string" table:style-name="ce26">
            <text:p>Contrato</text:p>
            <text:p/>
            <text:p>(obrigações clientes)</text:p>
            <text:p>"5.2.12. Entregar, no momento da instalação<text:s/><text:span text:style-name="T4">ou sempre que solicitado pela VIVO</text:span>, cópia dos documentos de identificação pessoal, tais como RG, CPF, CNPJ, Contrato Social, comprovante de endereço<text:span text:style-name="T4">, dentre outros</text:span>, que comprovem os dados cadastrais informados pelo CLIENTE quando da contratação."</text:p>
            <text:p/>
            <text:p>"13.3. Por estipulação legal, a VIVO irá armazenar<text:s/><text:span text:style-name="T4">os registros da sua conexão à Internet pelo prazo de 1 (um) ano</text:span>, garantindo para este efeito a adoção de medidas de segurança física e lógica e que permitem salvaguardar a proteção e segurança, sigilo e confidencialidade dos registros de conexão, pelo que após o decurso do prazo de 1 (um) ano, a VIVO eliminará todos os registros de conexão dos seus registros. A autoridade policial ou administrativa ou o Ministério Público poderão requerer cautelarmente o armazenamento dos registros de conexão por um prazo adicional, em relação ao prazo previsto."</text:p>
            <text:p/>
            <text:p>13.6 O CLIENTE desde já autoriza a VIVO a divulgar o seu<text:s/><text:span text:style-name="T4">nome<text:s/></text:span>como parte da relação de Clientes no Brasil. O CLIENTE poderá cancelar a autorização prevista neste item, a qualquer tempo, sem justificativa, mediante prévio aviso por escrito à VIVO."</text:p>
            <text:p/>
            <text:p>Pol Priv</text:p>
            <text:p>"Tipos de informação processada:</text:p>
            <text:p>• Utilizamos<text:s/><text:span text:style-name="T4">apenas as informações necessárias para a prestação de serviços<text:s/></text:span>e para melhoria no acesso aos nossos websites."</text:p>
          </table:table-cell>
          <table:table-cell table:number-columns-repeated="16375"/>
        </table:table-row>
        <table:table-row table:style-name="ro9">
          <table:table-cell office:value-type="string" table:style-name="ce12">
            <text:p>P3</text:p>
          </table:table-cell>
          <table:table-cell office:value-type="string" table:style-name="ce26">
            <text:p>Information on<text:s/><text:span text:style-name="T4">whom</text:span><text:s/>the company shares users' personal data with</text:p>
          </table:table-cell>
          <table:table-cell office:value-type="string" table:style-name="ce26">
            <text:p>Excerpt<text:s/></text:p>
          </table:table-cell>
          <table:table-cell office:value-type="string" table:style-name="ce26">
            <text:p>PolPriv</text:p>
            <text:p/>
            <text:p>5. A menos que tenhamos determinação legal ou judicial, suas informações nunca serão transferidas a terceiros ou usadas para finalidades diferentes daquelas para as quais foram coletadas.</text:p>
            <text:p/>
            <text:p>10. Para fins de gerenciamento de riscos, nós poderemos trocar informações sobre nossos clientes com<text:s/><text:span text:style-name="T4">fontes respeitáveis de referência</text:span><text:s/>e serviços de compensação.</text:p>
          </table:table-cell>
          <table:table-cell office:value-type="string" table:style-name="ce26">
            <text:p>Excerpt</text:p>
          </table:table-cell>
          <table:table-cell office:value-type="string" table:style-name="ce26">
            <text:p>Pol Priv</text:p>
            <text:p/>
            <text:p>"Não temos a<text:s/><text:span text:style-name="T4">intenção<text:s/></text:span>de comercializar ou fornecer as informações a terceiros para qualquer finalidade que não tenha sido autorizada pelo proprietário. Os</text:p>
            <text:p>dados são coletados através de meios éticos e legais, a fim de proteger a segurança de sua informação durante a transmissão."</text:p>
          </table:table-cell>
          <table:table-cell office:value-type="string" table:style-name="ce26">
            <text:p>Contrato</text:p>
            <text:p/>
            <text:p/>
            <text:p>"12.1. A OPERADORA fica desde já autorizada a ceder ou transferir os direitos e obrigações oriundos do presente Contrato para empresas do mesmo grupo econômico ou em função de reestruturação societária, fusão, cisão ou incorporação."</text:p>
            <text:p/>
            <text:p>"15.5. O CLIENTE cede gratuitamente seus dados cadastrais à OPERADORA e empresas pertencentes a seu grupo econômico, para utilização em material destinado à publicidade e formação de seu cadastro de CLIENTES, respeitado o sigilo garantido pela legislação."</text:p>
            <text:p/>
            <text:p>Pol Priv</text:p>
            <text:p>"Para alguns serviços, podemos dar a você a oportunidade de desativar a combinação dessas informações. Em nenhuma hipótese as suas informações pessoais ou informações sobre os acessos realizados serão reveladas ou comercializadas a terceiros, a menos que a SKY seja obrigada a fazê-lo mediante ordem judicial ou no estrito cumprimento de dever legal ou, ainda, mediante autorização de seus titulares."</text:p>
            <text:p/>
            <text:p>"A SKY não aluga, não vende e não compartilha as informações pessoais com outras pessoas ou com empresas não afiliadas, exceto com objetivo de fornecer a você os produtos e serviços solicitados, tendo obtido para tanto a sua permissão expressa. Neste caso, fornecemos as informações a empresas parceiras e/ou s fornecedores de serviços da SKY, nos quais confiamos e que trabalham com a SKY ou em nome da SKY vinculados a acordos de confidencialidade. Estas empresas poderão usar seus dados pessoais com o objetivo de auxiliar a SKY na comunicação estabelecida com você sobre ofertas da própria SKY e de parceiros mercadológicos. Tais empresas, por sua vez, não têm direito de compartilhar referidas informações."</text:p>
            <text:p/>
            <text:p>Em nenhum momento os seus dados serão divulgados a empresas terceiras, ressalvadas as empresas que fornecem serviços para a SKY. O usuário que não tiver mais interesse em receber tais correspondências poderá, a qualquer momento, informar a SKY e solicitar o cancelamento do envio.</text:p>
            <text:p/>
          </table:table-cell>
          <table:table-cell office:value-type="string" table:style-name="ce26">
            <text:p>Excerpt<text:s/></text:p>
          </table:table-cell>
          <table:table-cell office:value-type="string" table:style-name="ce26">
            <text:p>Contrato</text:p>
            <text:p/>
            <text:p>"13.1. Os dados pessoais do CLIENTE recolhidos pela VIVO no âmbito deste Contrato serão tratados na forma da legislação vigente e regulamentação aplicável, exclusivamente com o objetivo de prestação do(s) serviço(s) de telecomunicação (ões) objeto deste Contrato, bem como para análise de perfil do CLIENTE, ou<text:span text:style-name="T4"><text:s/>para finalidades de marketing, por forma a (i) garantir a adequação das melhores ofertas de acordo com as necessidades do CLIENTE; e (ii) melhorar a performance dos serviços prestados, podendo ainda os mesmos ser tratados pela VIVO, seus parceiros ou por terceiros por contratados pela VIVO, de forma anonimizada de modo a permitir análise e construção de padrões, comportamentos, escolhas, e consumos para as finalidades aqui previstas."</text:span><text:span text:style-name="T4"/></text:p>
            <text:p/>
            <text:p>13.2 Os dados pessoais do CLIENTE recolhidos pela VIVO no âmbito deste Contrato serão armazenados pela VIVO<text:s/><text:span text:style-name="T4">ou por um terceiro subcontratado pela VIVO</text:span><text:s/>pelo prazo de 5 (cinco) anos, sendo os Contratos armazenados pelo prazo de 10 (dez) anos, por forma a garantir o cumprimento das correspondentes obrigações legais aplicáveis, sendo garantido aos CLIENTES que o armazenamento dos seus dados pessoais pela VIVO ou por terceiros subcontratados será efetuada mediante a adoção de medidas de segurança e proteção física e lógica das informações."</text:p>
            <text:p/>
            <text:p>13.5 Os dados cadastrais que informem a qualificação pessoal, filiação e endereço do CLIENTE podem ser enviados às autoridades administrativas que detenham competência legal para a sua requisição.</text:p>
            <text:p/>
            <text:p>Pol Priv</text:p>
            <text:p/>
            <text:p>"Onde é tratada a informação:</text:p>
            <text:p>• A informação é<text:s/><text:span text:style-name="T4">preferencialmente tratada internamente na Vivo, ou em empresas do Grupo Telefônica, respeitando sempre a</text:span><text:span text:style-name="T4"/></text:p>
            <text:p><text:span text:style-name="T4">legislação vigente no Brasil</text:span>.</text:p>
            <text:p>•<text:s/><text:span text:style-name="T4">Em alguns casos</text:span>, a informação pode ser compartilhada com<text:s/><text:span text:style-name="T4">empresas parceiras</text:span>, das quais são exigidos controles de segurança</text:p>
            <text:p>para proteção das informações."</text:p>
          </table:table-cell>
          <table:table-cell table:number-columns-repeated="16375"/>
        </table:table-row>
        <table:table-row table:style-name="ro9">
          <table:table-cell office:value-type="string" table:style-name="ce12">
            <text:p>P4</text:p>
          </table:table-cell>
          <table:table-cell office:value-type="string" table:style-name="ce26">
            <text:p>Information on<text:span text:style-name="T4"><text:s/>how long</text:span><text:s/>the company keeps users' personal data</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
            <text:p>"10.8. Manter a gravação das chamadas efetuadas pelo ASSINANTE à Central de</text:p>
            <text:p>Atendimento da Oi pelo prazo de 180 (cento e oitenta) dias, contados a partir da</text:p>
            <text:p>data da realização da chamada."</text:p>
          </table:table-cell>
          <table:table-cell office:value-type="string" table:style-name="ce26">
            <text:p>Excerpt<text:s/></text:p>
          </table:table-cell>
          <table:table-cell office:value-type="string" table:style-name="ce26">
            <text:p>Contrato</text:p>
            <text:p/>
            <text:p>"XV - manter os<text:span text:style-name="T4"><text:s/>dados cadastrais e os registros de conexão</text:span><text:s/>de seus CLIENTES pelo prazo mínimo de três anos."</text:p>
          </table:table-cell>
          <table:table-cell office:value-type="string" table:style-name="ce26">
            <text:p>Excerpt<text:s/></text:p>
          </table:table-cell>
          <table:table-cell office:value-type="string" table:style-name="ce26">
            <text:p>Contrato</text:p>
            <text:p/>
            <text:p>"13.3. Por estipulação legal, a VIVO irá armazenar os registros da sua conexão à Internet pelo prazo de 1 (um) ano, garantindo para este efeito a adoção de medidas de segurança física e lógica e que permitem salvaguardar a proteção e segurança, sigilo e confidencialidade dos registros de conexão, pelo que<text:s/><text:span text:style-name="T4">após o decurso do prazo de 1 (um) ano, a VIVO eliminará todos os registros de conexão dos seus registros.</text:span><text:s/>A autoridade policial ou administrativa ou o Ministério Público poderão requerer cautelarmente o armazenamento dos registros de conexão por um prazo adicional, em relação ao prazo previsto."</text:p>
            <text:p/>
            <text:p>"13.2 Os dados pessoais do CLIENTE recolhidos pela VIVO no âmbito deste Contrato s<text:span text:style-name="T4">erão armazenados pela VIVO ou por um terceiro subcontratado pela VIVO pelo prazo de 5 (cinco) anos, sendo os Contratos armazenados pelo prazo de 10 (dez) anos</text:span>, por forma a garantir o cumprimento das correspondentes obrigações legais aplicáveis, sendo garantido aos CLIENTES que o armazenamento dos seus dados pessoais pela VIVO ou por terceiros subcontratados será efetuada mediante a adoção de medidas de segurança e proteção física e lógica das informações."</text:p>
            <text:p/>
            <text:p>PolPriv</text:p>
            <text:p>"• Só mantemos a informação dos<text:s/><text:span text:style-name="T4">usuários de nossos sites armazenada pelo tempo requerido pela lei e, quando for necessário, para</text:span><text:span text:style-name="T4"/></text:p>
            <text:p><text:span text:style-name="T4">a prestação correta do serviço contratado</text:span>."</text:p>
          </table:table-cell>
          <table:table-cell table:number-columns-repeated="16375"/>
        </table:table-row>
        <table:table-row table:style-name="ro9">
          <table:table-cell office:value-type="string" table:style-name="ce12">
            <text:p>P5</text:p>
          </table:table-cell>
          <table:table-cell office:value-type="string" table:style-name="ce12">
            <text:p><text:span text:style-name="T4">Consent</text:span><text:s/>requirement for<text:span text:style-name="T4"><text:s/>personal data collection and use</text:span></text:p>
          </table:table-cell>
          <table:table-cell office:value-type="string" table:style-name="ce26">
            <text:p>Excerpt<text:s/></text:p>
          </table:table-cell>
          <table:table-cell office:value-type="string" table:style-name="ce26">
            <text:p>Contrato</text:p>
            <text:p>"17.02 Ao aderir ao presente Contrato, o ASSINANTE passa a<text:s/><text:span text:style-name="T4">integrar o banco de</text:span><text:span text:style-name="T4"/></text:p>
            <text:p><text:span text:style-name="T4">dados da PRESTADORA e poderá ser informado sobre lançamentos, ofertas</text:span><text:span text:style-name="T4"/></text:p>
            <text:p><text:span text:style-name="T4">especiais, promoções e parceiras da PRESTADORA</text:span>, ressalvando seu direito de</text:p>
            <text:p>não ter interesse no recebimento de tais informações, mediante contato com a</text:p>
            <text:p>Central de Relacionamento da PRESTADORA"</text:p>
            <text:p/>
            <text:p>PrivPol</text:p>
            <text:p>"3. As informações pessoais que nos forem passadas pelos usuários serão coletadas por meios éticos e legais, podendo ter um ou mais propósitos, sobre os quais nossos usuários serão informados."</text:p>
            <text:p/>
            <text:p>4. Os usuários serão avisados de quais informações suas estaremos coletando antes do instante desta coleta, ficando a opção de escolha para fornecimento ou não dessas informações sob responsabilidade do usuário, o qual também terá ciência das<text:s/><text:span text:style-name="T4">conseqüências de sua decisão</text:span>.</text:p>
            <text:p/>
            <text:p>"10. Para fins de gerenciamento de riscos, nós poderemos trocar informações sobre nossos clientes com fontes respeitáveis de referência e serviços de compensação."</text:p>
          </table:table-cell>
          <table:table-cell office:value-type="string" table:style-name="ce26">
            <text:p>Excerpt<text:s/></text:p>
          </table:table-cell>
          <table:table-cell office:value-type="string" table:style-name="ce26">
            <text:p>"Pol Priv</text:p>
            <text:p/>
            <text:p>""Não temos a intenção de comercializar ou fornecer as informações a terceiros para qualquer finalidade que não tenha sido autorizada pelo proprietário. Os</text:p>
            <text:p>dados são coletados através de meios éticos e legais, a fim de proteger a segurança de sua informação durante a transmissão.""</text:p>
          </table:table-cell>
          <table:table-cell office:value-type="string" table:style-name="ce26">
            <text:p>Contrato</text:p>
            <text:p/>
            <text:p>15.5. O CLIENTE cede gratuitamente seus dados cadastrais à OPERADORA e empresas pertencentes a seu grupo econômico, para utilização em material destinado à publicidade e formação de seu cadastro de CLIENTES, respeitado o sigilo garantido pela legislação.</text:p>
            <text:p/>
            <text:p>Pol Priv</text:p>
            <text:p/>
            <text:p>"Eventualmente podemos solicitar que você,<text:s/><text:span text:style-name="T4">voluntariamente</text:span>, nos forneça algumas informações pessoais (como por exemplo, nome, endereço, telefone, e-mail etc.). Geralmente, estas informações são solicitadas quando você deseja se cadastrar no site da SKY."</text:p>
          </table:table-cell>
          <table:table-cell office:value-type="string" table:style-name="ce26">
            <text:p>Excerpt<text:s/></text:p>
          </table:table-cell>
          <table:table-cell office:value-type="string" table:style-name="ce26">
            <text:p>Contrato</text:p>
            <text:p/>
            <text:p>5.3 O CLIENTE tem a opção de autorizar ou não a VIVO a enviar-lhe, e-mails, malas diretas, encartes ou qualquer outro instrumento de comunicação ofertando serviços e/ou produtos da VIVO ou empresas a esta relacionada ou parceiras, bem como fornecer a estas os dados cadastrais/pessoais fornecidos para a presente contratação, para a oferta de seus produtos e/ou serviços. Tais permissões podem ser revogadas pelo CLIENTE, a qualquer momento, por meio de solicitação feita à Central de Relacionamento com o CLIENTE.</text:p>
            <text:p/>
            <text:p>13.6 O CLIENTE desde já autoriza a VIVO a divulgar o seu nome como parte da relação de Clientes no Brasil. O CLIENTE poderá cancelar a autorização prevista neste item, a qualquer tempo, sem justificativa, mediante prévio aviso por escrito à VIVO.</text:p>
            <text:p/>
            <text:p>"13.7 Salvo o disposto nos itens anteriores, não haverá o fornecimento a terceiros de demais dados pessoais, inclusive registros de conexão, salvo mediante consentimento livre, expresso e informado ou nas hipóteses previstas em lei identificadas na cláusula 13.4 e 13.5 deste Contrato."</text:p>
            <text:p/>
            <text:p>("13.4 Os registros de conexão somente serão disponibilizados pela VIVO, de forma autônoma ou associados a dados pessoais, mediante ordem judicial, nos termos da lei.</text:p>
            <text:p>13.5 Os dados cadastrais que informem a qualificação pessoal, filiação e endereço do CLIENTE podem ser enviados às autoridades administrativas que detenham competência legal para a sua requisição.")</text:p>
            <text:p/>
            <text:p>Pol Priv</text:p>
            <text:p>"Objetivo da coleta de informação:</text:p>
            <text:p>• Apenas para prestação dos serviços contratados.</text:p>
            <text:p>•<text:s/><text:span text:style-name="T4">Salvo com autorização do cliente (OPTIN),</text:span><text:span text:style-name="T4"/></text:p>
            <text:p><text:span text:style-name="T4">utilizamos suas informações para enviar nossas ofertas de serviços a fim de oferecer</text:span><text:span text:style-name="T4"/></text:p>
            <text:p><text:span text:style-name="T4">uma melhor experiência e atender às necessidades dos nossos clientes.</text:span><text:span text:style-name="T4"/></text:p>
            <text:p>Como é coletada a informação:</text:p>
            <text:p>• No momento de seu cadastro ou ao acessar nossos websites,<text:s/><text:span text:style-name="T4">bem como em fontes de acesso público</text:span>."</text:p>
          </table:table-cell>
          <table:table-cell table:number-columns-repeated="16375"/>
        </table:table-row>
        <table:table-row table:style-name="ro9">
          <table:table-cell office:value-type="string" table:style-name="ce12">
            <text:p>P6</text:p>
          </table:table-cell>
          <table:table-cell office:value-type="string" table:style-name="ce12">
            <text:p>Kind of consent (only if P5 = 1)</text:p>
          </table:table-cell>
          <table:table-cell office:value-type="string" table:style-name="ce26">
            <text:p>Excerpt<text:s/></text:p>
          </table:table-cell>
          <table:table-cell office:value-type="string" table:style-name="ce26">
            <text:p>Excerpt</text:p>
          </table:table-cell>
          <table:table-cell office:value-type="string" table:style-name="ce26">
            <text:p>Inform what kind of consent is required (check box, signature, agree button etc)</text:p>
          </table:table-cell>
          <table:table-cell office:value-type="string" table:style-name="ce26">
            <text:p>Implícito e obscuro mas sem nenhum indicativo de aceitação (check box, signature, agree button etc)</text:p>
            <text:p/>
            <text:p>"""Pol Priv</text:p>
            <text:p/>
            <text:p>Não temos a intenção de comercializar ou fornecer as informações a terceiros para qualquer finalidade que não tenha sido autorizada pelo proprietário. Os</text:p>
            <text:p>dados são coletados através de meios éticos e legais, a fim de proteger a segurança de sua informação durante a transmissão."</text:p>
          </table:table-cell>
          <table:table-cell office:value-type="string" table:style-name="ce26">
            <text:p>Inform what kind of consent is required (check box, signature, agree button etc)</text:p>
          </table:table-cell>
          <table:table-cell office:value-type="string" table:style-name="ce26">
            <text:p>Inform what kind of consent is required (check box, signature, agree button etc)</text:p>
          </table:table-cell>
          <table:table-cell office:value-type="string" table:style-name="ce26">
            <text:p>Pol Priv</text:p>
            <text:p>"Objetivo da coleta de informação:</text:p>
            <text:p>• Apenas para prestação dos serviços contratados.</text:p>
            <text:p>•<text:s/><text:span text:style-name="T4">Salvo com autorização do cliente (OPTIN),</text:span><text:span text:style-name="T4"/></text:p>
            <text:p><text:span text:style-name="T4">utilizamos suas informações para enviar nossas ofertas de serviços a fim de oferecer</text:span><text:span text:style-name="T4"/></text:p>
            <text:p><text:span text:style-name="T4">uma melhor experiência e atender às necessidades dos nossos clientes.</text:span><text:span text:style-name="T4"/></text:p>
            <text:p/>
            <text:p>"Como é coletada a informação:</text:p>
            <text:p>• No momento de seu cadastro ou ao acessar nossos websites, bem como em fontes de acesso público."</text:p>
          </table:table-cell>
          <table:table-cell table:number-columns-repeated="16375"/>
        </table:table-row>
        <table:table-row table:style-name="ro9">
          <table:table-cell office:value-type="string" table:style-name="ce12">
            <text:p>P6A</text:p>
          </table:table-cell>
          <table:table-cell office:value-type="string" table:style-name="ce12">
            <text:p>Requirement of<text:s/><text:span text:style-name="T4">acceptance</text:span><text:s/>of the contract/agreement</text:p>
          </table:table-cell>
          <table:table-cell office:value-type="string" table:style-name="ce26">
            <text:p/>
            <text:p>A menção mais próxima:<text:s/></text:p>
            <text:p>"Ao contratar produtos e serviços e ao navegar ou efetuar consulta pública a este Website ou qualquer de suas páginas, o usuário terá aceito explicitamente todos os termos desta PUA."</text:p>
            <text:p/>
            <text:p>Regulamento:</text:p>
            <text:p>"A adesão à promoção “Ofertas Ligado 8” implica no entendimento e na concordância com as condições, regras e normas descritas neste Regulamento bem como com os contratos de prestação de serviços respectivos de cada um dos serviços ou produtos adquiridos."</text:p>
            <text:p/>
            <text:p>"Essa oferta é de<text:s/><text:span text:style-name="T4">livre escolha do cliente e contempla a sua intenção de contratação de planos de telefonia fixa, de banda larga (ADSL, VDSL, GPON e HFC), CTBC TV, TV a Cabo e provedor para autenticação em condições especiais de preços</text:span>."</text:p>
          </table:table-cell>
          <table:table-cell office:value-type="string" table:style-name="ce26">
            <text:p>Contrato</text:p>
            <text:p>"04.03 O ASSINANTE poderá cancelar a contratação, sem quaisquer ônus,</text:p>
            <text:p>em até 7 (sete) dias contados da data de instalação do SERVIÇO. O uso do</text:p>
            <text:p>serviço após este prazo implica na anuência e concordância integral dos</text:p>
            <text:p>termos deste contrato e da aceitação dos serviços solicitados, conforme</text:p>
            <text:p>declarado na “OS” de instalação."</text:p>
            <text:p/>
          </table:table-cell>
          <table:table-cell office:value-type="string" table:style-name="ce26">
            <text:p>Contrato</text:p>
            <text:p/>
            <text:p>13.12 A eficácia do presente instrumento fica condicionada à efetiva instalação</text:p>
            <text:p>do SERVIÇO BANDA LARGA DA OI para o ASSINANTE.</text:p>
            <text:p/>
            <text:p>5.1.1. Será considerada data de adesão aquela em que o ASSINANTE manifestou seu interesse expresso de contratar o SERVIÇO BANDA LARGA DA OI, seja por atendimento telefônico, contratação presencial ou contratação pela internet.</text:p>
            <text:p/>
            <text:p>13.3. As Partes acordam desde já que a contratação ora ajustada poderá ser efetuada mediante solicitação telefônica, quando a Oi informará ao ASSINANTE acerca dos termos e condições do Contrato, ou no site www.oi.com.br, onde o Contrato poderá ser visualizado.</text:p>
            <text:p/>
            <text:p>Regulamento</text:p>
            <text:p/>
            <text:p>5.5. A participação nesta oferta implica a aceitação total e irrestrita de todos os termos deste regulamento.</text:p>
            <text:p/>
            <text:p>"Declaro, para os devidos fins, que li, compreendi e estou de acordo com todas as cláusulas e condições estabelecidas no Contrato de Prestação do SCM, nos planos de serviços descritos no regulamento da Banda Larga da Oi, bem como os preços e condições. Declaro ainda estar ciente das condições de cobertura oferecidas pela operadora.</text:p>
            <text:p>____________________________________________________________</text:p>
            <text:p>Assinatura do cliente"</text:p>
          </table:table-cell>
          <table:table-cell office:value-type="string" table:style-name="ce26">
            <text:p>Contrato</text:p>
            <text:p/>
            <text:p>"CLÁUSULA TERCEIRA - DAS FORMAS DE ADESÃO</text:p>
            <text:p>O CLIENTE ratifica sua adesão ao presente Contrato na ocorrência de um dos seguintes fatores:</text:p>
            <text:p>a) recebimento do TERMO DE PERMANÊNCIA através de e-mail, consultor, lojas da SERCOMTEL ou suas Credenciadas;</text:p>
            <text:p>b) assinatura do Recibo de Instalação de Equipamentos emitido pela Sercomtel;</text:p>
            <text:p>c) solicitação do serviço através do Centro de Atendimento da Sercomtel;</text:p>
            <text:p>d) pagamento da primeira fatura telefônica referente ao serviço.</text:p>
            <text:p>e) preenchimento de proposta no site da SERCOMTEL."</text:p>
            <text:p/>
            <text:p>"§ 2º. A assinatura do CLIENTE ou procurador por ele indicado no Recibo de Instalação de Equipamentos declara a entrega</text:p>
            <text:p>e o cumprimento da instalação dos equipamentos necessários para a prestação do serviço objeto do presente Contrato."</text:p>
          </table:table-cell>
          <table:table-cell office:value-type="string" table:style-name="ce26">
            <text:p>Contrato</text:p>
            <text:p/>
            <text:p>"14.1. O CLIENTE obriga-se a ter plena ciência dos termos e condições do presente Contrato, divulgados pela OPERADORA e mantidos disponíveis para consulta em seu site www.sky.com.br ou por outros meios. A concordância pelo CLIENTE dos termos e condições do presente Contrato poderá ocorrer por meio de, pelo menos, uma das seguintes formas: (i) assinatura na Proposta de Adesão; (ii) aceitação pelo sistema eletrônico de televendas ou SAC; (iii) assinatura da Ordem de Serviço de Instalação; (iv) aceitação eletrônica via site www.sky.com.br; (v) confirmação por qualquer meio eletrônico disponibilizado; ou (vi) pagamento de mensalidades relativas à assinatura do serviço prestado pela OPERADORA."</text:p>
            <text:p/>
            <text:p>14.2. A OPERADORA compromete-se a divulgar no site www.sky.com.br e/ou em outros meios de comunicação as novas versões do presente Contrato,<text:span text:style-name="T4"><text:s/>ficando facultado ao CLIENTE o direito de formalizar sua oposição, de forma fundamentada, em até 30 (trinta) dias contados da divulgação.</text:span><text:s/>Após esse prazo, passam a vigorar as novas condições contratuais.</text:p>
            <text:p/>
            <text:p>"8.1. Sem prejuízo de outras obrigações previstas no presente Contrato, na legislação e regulamentação, são obrigações da OPERADORA: VI – enviar ao CLIENTE, por qualquer meio, cópia do Contrato de Prestação do SCM e do Plano de Serviço contratado;"</text:p>
          </table:table-cell>
          <table:table-cell office:value-type="string" table:style-name="ce26">
            <text:p>Contrato</text:p>
            <text:p/>
            <text:p>"2.2- Para que o serviço TIM LIVE possa ser contratado o CLIENTE<text:s/><text:span text:style-name="T4">deverá assinar o Termo de Adesão</text:span><text:span text:style-name="T4"/></text:p>
            <text:p>2.3- O CLIENTE declara conhecer as condições e os preços referentes ao serviço, conforme Termo de Adesão, folheto ANATEL (sumário da oferta) e contrato entregues e disponíveis também no endereço eletrônico www.tim.com.br., declarando, ainda, conhecer a área de cobertura do serviço correspondente ao seu endereço de consulta constante do mapa de cobertura da TIM, onde o serviço TIM LIVE será prestado, conforme informações disponíveis no site www.livetim.com.br e."</text:p>
            <text:p/>
            <text:p>4.2. (direitos cliente)</text:p>
            <text:p>"(u)– de receber o Contrato de Prestação do Serviço, bem como o Plano de Serviço e o Regulamento de Oferta contratado, a qualquer tempo e sem ônus, independentemente de sua solicitação;"</text:p>
          </table:table-cell>
          <table:table-cell office:value-type="string" table:style-name="ce26">
            <text:p>Contrato</text:p>
            <text:p/>
            <text:p>"Contrato: instrumento particular de contratação do Serviço que pode ser celebrado das seguintes formas: (i) pessoalmente; (ii) via telefone, através da Central de Atendimento Telefônico; (iii) por meio do Portal Meu VIVO (espaço reservado ao cliente) na internet, ou (iv) por outro meio pelo qual o CLIENTE<text:s/><text:span text:style-name="T4">manifeste a sua vontade de contratar</text:span>, inclusive através de terceiros, desde que o CLIENTE esteja legalmente representado por estes e o canal de atendimento utilizado seja oficial que não as redes sociais ou páginas de terceiros na internet sem relação com a Prestadora."</text:p>
            <text:p/>
            <text:p>"4.2<text:s/><text:span text:style-name="T4">O uso dos Serviços ou a ausência de manifestação objetiva da desistência da contratação pelo CLIENTE por mais de 7 (sete) dias consecutivos, a contar da data de ativação dos Serviços, implicará na automática anuência e aceitação integral</text:span>, pelo CLIENTE, dos termos deste Contrato, bem como das características do Serviço contratado."</text:p>
            <text:p/>
            <text:p>"4.4 No ato de contratação,<text:span text:style-name="T4"><text:s/>o CLIENTE receberá o Contrato, bem como os demais instrumentos relativos à oferta, inclusive as condições promocionais e descontos nos preços dos Serviços</text:span>, juntamente com login e senha de acesso ao espaço reservado ao CLIENTE no Portal Meu VIVO."</text:p>
            <text:p/>
            <text:p>"4.4.1<text:span text:style-name="T4"><text:s/>Caso a contratação de algum Serviço se dê por meio do Atendimento Remoto, referidos documentos serão entregues no ato da instalação e/ou por mensagem eletrônica."</text:span><text:span text:style-name="T4"/></text:p>
            <text:p/>
            <text:p>"4.4.2 O presente Contrato também poderá ser consultado a qualquer tempo pelo CLIENTE no Site da VIVO e/ou por meio do Centro de Atendimento Telefônico."</text:p>
            <text:p/>
            <text:p>(direitos do cliente)</text:p>
            <text:p>"5.1.12. Receber o Contrato, e demais documentos aplicáveis à contratação sem qualquer ônus e independentemente de solicitação."</text:p>
            <text:p/>
            <text:p>Regulamento - Termo Promocional</text:p>
            <text:p>"4.1. A participação nesta promoção implica a aceitação total e irrestrita de todas as cláusulas deste</text:p>
            <text:p>documento."</text:p>
            <text:p/>
            <text:p>"4.2. A adesão do CLIENTE à promoção ocorrerá mediante solicitação junto à Central de Atendimento,</text:p>
            <text:p>Site da Vivo (www.vivo.com.br) e/ou agentes autorizados de vendas pela VIVO."</text:p>
          </table:table-cell>
          <table:table-cell table:number-columns-repeated="16375"/>
        </table:table-row>
        <table:table-row table:style-name="ro9">
          <table:table-cell office:value-type="string" table:style-name="ce4">
            <text:p>P7</text:p>
          </table:table-cell>
          <table:table-cell office:value-type="string" table:style-name="ce12">
            <text:p>Commitment to<text:s/><text:span text:style-name="T4">notifying</text:span><text:span text:style-name="T4"><text:s/>changes</text:span><text:s/>in the terms of use</text:p>
          </table:table-cell>
          <table:table-cell office:value-type="string" table:style-name="ce26">
            <text:p>PUA</text:p>
            <text:p>"Os termos da PUA, acima descritos, poderão ser atualizados ou modificados a qualquer momento, razão pela</text:p>
            <text:p>qual recomendamos a consulta periódica deste conteúdo."</text:p>
            <text:p/>
            <text:p>Regulamento</text:p>
            <text:p>"5.5. A Algar Telecom reserva-se no direito de alterar esse Regulamento mediante<text:s/><text:span text:style-name="T4">divulgação<text:s/></text:span>prévia, resguardando os direitos dos que já houverem aderido à Promoção."</text:p>
          </table:table-cell>
          <table:table-cell office:value-type="string" table:style-name="ce26">
            <text:p>PolPriv</text:p>
            <text:p>"É recomendada a verificação temporária desta política, que está sujeita a eventuais alterações."</text:p>
          </table:table-cell>
          <table:table-cell office:value-type="string" table:style-name="ce26">
            <text:p>Contrato</text:p>
            <text:p/>
            <text:p>8.6. Ter conhecimento prévio de toda e qualquer alteração nas condições de</text:p>
            <text:p>prestação do SERVIÇO BANDA LARGA DA OI que lhe atinja direta ou</text:p>
            <text:p>indiretamente.</text:p>
            <text:p/>
            <text:p>"13.6. O presente Contrato poderá ser alterado, a qualquer tempo,</text:p>
            <text:p><text:span text:style-name="T4">unilateralmente pela Oi, mediante registro em Cartório e publicação no site</text:span><text:span text:style-name="T4"/></text:p>
            <text:p><text:span text:style-name="T4">www.oi.com.br."</text:span><text:span text:style-name="T4"/></text:p>
            <text:p><text:span text:style-name="T4"/></text:p>
            <text:p>"Além das demais obrigações previstas neste Contrato e na regulamentação vigente,</text:p>
            <text:p>constituem-se obrigações da Oi:</text:p>
            <text:p/>
            <text:p>10.1. Respeitar os termos e condições previstos neste Contrato, as disposições da</text:p>
            <text:p>Resolução n.º 614, de 28 de Maio de 2013 que regula o Serviço de Comunicação</text:p>
            <text:p>Multimídia e demais normas editadas pela ANATEL, bem como,<text:span text:style-name="T4"><text:s/>tornar disponíveis</text:span><text:span text:style-name="T4"/></text:p>
            <text:p><text:span text:style-name="T4">todas as informações relativas a preços, condições de prestação do serviço e</text:span><text:span text:style-name="T4"/></text:p>
            <text:p><text:span text:style-name="T4">possíveis alterações com antecedência mínima de 30 (trinta) dias</text:span>;"</text:p>
            <text:p/>
            <text:p>(PUA)</text:p>
            <text:p>6. A Oi reservase ao direito de modificar esta PUA, a qualquer momento e sem aviso prévio,<text:span text:style-name="T4"><text:s/>sendo que será válido o documento que estiver disponível</text:span><text:s/>no seguinte endereço eletrônico: http://www.oi.com.br/pua. As provisões contidas nesta PUA não encerram as restrições de uso da infraestrutura de redes e serviços da Oi.</text:p>
            <text:p/>
            <text:p/>
            <text:p>POLSEG</text:p>
            <text:p>Da mesma forma, o conteúdo da Política é amplo e constantemente atualizado e divulgado, tanto interna quanto externamente à Oi. Releia-o de tempos em tempos, mesmo que não seja diretamente solicitado.</text:p>
          </table:table-cell>
          <table:table-cell office:value-type="string" table:style-name="ce26">
            <text:p>Contrato</text:p>
            <text:p/>
            <text:p>"§ 5º A SERCOMTEL se reserva o direito de criar, alterar, modificar e excluir planos e formas de prestação do serviço ora</text:p>
            <text:p>contratado, a qualquer tempo, sem prejuízo dos direitos garantidos ao CLIENTE pelas normas regulatórias e legislação</text:p>
            <text:p>aplicável às relações de consumo."</text:p>
            <text:p/>
            <text:p>"§ 10º A SERCOMTEL poderá a qualquer tempo estipular um número máximo de sessões TCP/IP para os planos de banda larga."</text:p>
            <text:p/>
            <text:p>Pol Privacidade</text:p>
            <text:p>"Ao utilizar o site, o usuário estará aceitando expressamente todas as práticas descritas nesta Política de Privacidade.<text:s/><text:span text:style-name="T4">Os termos podem ser alterados a qualquer</text:span><text:span text:style-name="T4"/></text:p>
            <text:p><text:span text:style-name="T4">momento, sendo recomendável sua verificação periódica</text:span>."</text:p>
          </table:table-cell>
          <table:table-cell office:value-type="string" table:style-name="ce26">
            <text:p>Contrato</text:p>
            <text:p/>
            <text:p>"4.8. Os descontos concedidos pela OPERADORA, ressalvados os casos relativos à contratação dos Planos de Serviços, poderão ser revistos, sendo certo que serão comunicados com 30 (trinta) dias de antecedência."</text:p>
            <text:p/>
            <text:p>"7.2. Além de outros direitos previstos no presente Contrato e na legislação e regulamentação aplicável, o CLIENTE tem direito:</text:p>
            <text:p>"VI - ao<text:s/><text:span text:style-name="T4">conhecimento prévio de toda e qualquer alteração nas condições de prestação do serviço</text:span><text:s/>que lhe atinja direta ou indiretamente;"</text:p>
            <text:p/>
            <text:p>"8.1. Sem prejuízo de outras obrigações previstas no presente Contrato, na legislação e regulamentação, são obrigações da OPERADORA:</text:p>
            <text:p>IX – tornar disponíveis ao CLIENTE informações sobre características e especificações técnicas dos terminais, necessárias à conexão dos mesmos à sua rede, sendo vedada a recusa à conexão de equipamentos sem justificativa;"</text:p>
            <text:p/>
            <text:p>"9.1.1. A OPERADORA também poderá rescindir o presente contrato, motivadamente, todavia, deverá necessariamente comunicar tal fato ao CLIENTE, com antecedência mínima de 30 (trinta) dias, nos termos da legislação vigente."</text:p>
            <text:p/>
            <text:p>PolPriv</text:p>
            <text:p>"A SKY se reserva o direito de modificar essa política a qualquer tempo. A SKY leva em consideração a privacidade e pretende estar sempre à frente nos assuntos de política de privacidade e proteção, em consonância com a legislação brasileira em vigor.</text:p>
            <text:p/>
            <text:p><text:span text:style-name="T4">De tempos em tempos a SKY atualizará sua política de privacidade divulgada nesta página, em consonância com a lei vigente. Você deverá revisitar esta página para conferir quaisquer atualizações ou alterações</text:span>."</text:p>
            <text:p/>
            <text:p/>
          </table:table-cell>
          <table:table-cell office:value-type="string" table:style-name="ce26">
            <text:p>Contrato</text:p>
            <text:p/>
            <text:p>"2.14 É facultado à TIM, deixar de comercializar o serviço TIM LIVE, nos termos da Regulamentação do SCM e do Regulamento Geral de Direitos do Consumidor de Serviços de Telecomunicações – RGC. ,<text:s/><text:span text:style-name="T4">desde que comunique previamente ao CLIENTE com pelo menos 30 (trinta) dias de antecedência."</text:span><text:span text:style-name="T4"/></text:p>
            <text:p><text:span text:style-name="T4"/></text:p>
            <text:p>3.1. (obrigações Tim)</text:p>
            <text:p/>
            <text:p>"(b) Comunicar ao CLIENTE, qualquer modificação, que venha a ser realizada a critério da TIM, acerca das especificações técnicas do(s) SERVIÇO(S), inclusive para fins de atualização de programas e equipamentos, sem que isto implique em alteração da remuneração correspondente, e desde que as referidas alterações não representem mudança da natureza do(s) SERVIÇO(S). Tais modificações deverão ser comunicadas ao CLIENTE com, no mínimo, 30 (trinta) dias de antecedência da data de sua implementação;"</text:p>
            <text:p/>
            <text:p>"(f) tornar disponíveis ao CLIENTE,<text:s/><text:span text:style-name="T4">com antecedência razoável, informações relativas a preços, condições de fruição do serviço, bem como suas alterações</text:span>;"</text:p>
            <text:p/>
            <text:p>4.2. (direitos do cliente)</text:p>
            <text:p>"(d); acesso ao prévio conhecimento e à informação adequada sobre as condições de contratação, prestação, meios de contato e suporte, formas de pagamento, permanência mínima, suspensão e alteração das condições de prestação dos serviços, especialmente os preços cobrados, bem como a periodicidade e o índice aplicável, em caso de reajuste.</text:p>
            <text:p>(f) o conhecimento prévio de toda e qualquer alteração nas condições de prestação do serviço que lhe atinja direta ou indiretamente;"</text:p>
          </table:table-cell>
          <table:table-cell office:value-type="string" table:style-name="ce26">
            <text:p>Contrato</text:p>
            <text:p/>
            <text:p>"3.2 A VIVO e o CLIENTE reconhecem que qualquer Serviço, Oferta Conjunta e Promoção estão sujeitas, a qualquer momento, a alteração, suspensão ou exclusão por determinação das agências reguladoras, alteração na legislação ou à critério da VIVO,<text:s/><text:span text:style-name="T4">mediante aviso prévio ao CLIENTE</text:span><text:s/>e nos termos da regulamentação editada pela ANATEL."<text:s/></text:p>
            <text:p/>
            <text:p>"4.5 A VIVO reserva-se no direito de alterar qualquer condição do presente Contrato mediante aviso prévio de 30 (trinta) dias ou qualquer outro prazo exigível por lei e/ou regulamentação aplicável.</text:p>
            <text:p/>
            <text:p>(cláusula 5a direitos do cliente)</text:p>
            <text:p>"5.1.2. Prévio conhecimento e informação adequada sobre as condições de contratação, prestação, meios de contato e suporte, formas de pagamento, permanência mínima, suspensão e alteração das condições de prestação dos Serviços, especialmente os preços cobrados, bem como a periodicidade e o índice aplicável, em caso de reajuste."</text:p>
            <text:p/>
            <text:p>(obrigações cliente)</text:p>
            <text:p>"6.2.3. Alterar as características dos Serviços ofertados, devendo, para tanto, informar ao CLIENTE com 30 (trinta) dias de antecedência."</text:p>
            <text:p/>
            <text:p>Contraditório</text:p>
            <text:p>(obrigações cliente)</text:p>
            <text:p>5.2.14. Tomar ciência dos termos e condições do Contrato, bem como<text:s/><text:span text:style-name="T4">atualizar-se acerca dos termos e condições das possíveis novas versões dele, que são disponibilizadas no Site da VIVO</text:span>."</text:p>
            <text:p/>
            <text:p>"14.4. A VIVO se reserva o direito de permanentemente disponibilizar novos produtos e funcionalidades para oferecer bens e serviços ao CLIENTE, que, uma vez contratados, poderão acarretar em aumento dos valores cobrados, conforme o caso e<text:s/><text:span text:style-name="T4">sempre após a devida informação ao CLIENTE</text:span>."</text:p>
          </table:table-cell>
          <table:table-cell table:number-columns-repeated="16375"/>
        </table:table-row>
        <table:table-row table:style-name="ro9">
          <table:table-cell office:value-type="string" table:style-name="ce12">
            <text:p>P8</text:p>
          </table:table-cell>
          <table:table-cell office:value-type="string" table:style-name="ce26">
            <text:p>Commitment to obtaining users’<text:s/><text:span text:style-name="T4">informed consent</text:span><text:s/>when using their personal data for a<text:s/><text:span text:style-name="T4">new or incompatible purpose</text:span></text:p>
          </table:table-cell>
          <table:table-cell office:value-type="string" table:style-name="ce26">
            <text:p>Excerpt<text:s/></text:p>
          </table:table-cell>
          <table:table-cell office:value-type="string" table:style-name="ce26">
            <text:p>PolPriv</text:p>
            <text:p>4. Os usuários serão avisados de quais informações suas estaremos coletando antes do instante desta coleta, ficando a opção de escolha para fornecimento ou não dessas informações sob responsabilidade do usuário, o qual também terá ciência das conseqüências de sua decisão.</text:p>
          </table:table-cell>
          <table:table-cell office:value-type="string" table:style-name="ce26">
            <text:p>Excerpt<text:s/></text:p>
          </table:table-cell>
          <table:table-cell office:value-type="string" table:style-name="ce26">
            <text:p>Pol Priv</text:p>
            <text:p/>
            <text:p>"<text:span text:style-name="T4">Não temos a intenção</text:span><text:s/>de comercializar ou fornecer as informações a terceiros para qualquer finalidade que não tenha sido autorizada pelo proprietário. Os</text:p>
            <text:p>dados são coletados através de meios éticos e legais, a fim de proteger a segurança de sua informação durante a transmissão.</text:p>
            <text:p>O sistema de atendimento ao cliente Sercomtel utiliza o email informado para comunicar‐se com o cliente e para<text:s/><text:span text:style-name="T4">ações inerentes</text:span>"</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
            <text:p>"5.3 O CLIENTE<text:s/><text:span text:style-name="T4">tem a opção de autorizar ou não</text:span><text:s/>a VIVO a enviar-lhe, e-mails, malas diretas, encartes ou qualquer outro instrumento de comunicação ofertando serviços e/ou produtos da VIVO ou empresas a esta relacionada ou parceiras, bem como fornecer a estas os dados cadastrais/pessoais fornecidos para a presente contratação, para a oferta de seus produtos e/ou serviços.<text:s/><text:span text:style-name="T4">Tais permissões podem ser revogadas pelo CLIENTE, a qualquer momento, por meio de solicitação feita à Central de Relacionamento com o CLIENTE."<text:s/></text:span><text:span text:style-name="T4"/></text:p>
            <text:p><text:span text:style-name="T4"/></text:p>
            <text:p><text:span text:style-name="T4">"13.7 Salvo o disposto nos itens anteriores, não haverá o fornecimento a terceiros de demais dados pessoais, inclusive registros de conexão, salvo mediante consentimento livre, expresso e informado ou nas hipóteses previstas em lei identificadas na cláusula 13.4 e 13.5 deste Contrato."</text:span><text:span text:style-name="T4"/></text:p>
            <text:p/>
            <text:p>("13.4 Os registros de conexão somente serão disponibilizados pela VIVO, de forma autônoma ou associados a dados pessoais, mediante ordem judicial, nos termos da lei.</text:p>
            <text:p>13.5 Os dados cadastrais que informem a qualificação pessoal, filiação e endereço do CLIENTE podem ser enviados às autoridades administrativas que detenham competência legal para a sua requisição.")</text:p>
            <text:p/>
            <text:p>PolPriv</text:p>
            <text:p>"Pol Priv</text:p>
            <text:p>"Objetivo da coleta de informação:</text:p>
            <text:p>• Apenas para prestação dos serviços contratados.</text:p>
            <text:p>•<text:s/><text:span text:style-name="T4">Salvo com autorização do cliente (OPTIN),</text:span><text:span text:style-name="T4"/></text:p>
            <text:p><text:span text:style-name="T4">utilizamos suas informações para enviar nossas ofertas de serviços a fim de oferecer</text:span><text:span text:style-name="T4"/></text:p>
            <text:p><text:span text:style-name="T4">uma melhor experiência e atender às necessidades dos nossos clientes.</text:span><text:span text:style-name="T4"/></text:p>
            <text:p>"</text:p>
          </table:table-cell>
          <table:table-cell table:number-columns-repeated="16375"/>
        </table:table-row>
        <table:table-row table:style-name="ro9">
          <table:table-cell office:value-type="string" table:style-name="ce12">
            <text:p>P9</text:p>
          </table:table-cell>
          <table:table-cell office:value-type="string" table:style-name="ce26">
            <text:p>Information on<text:s/><text:span text:style-name="T4">personal data<text:s/></text:span>necessary for<text:span text:style-name="T4"><text:s/>provision of telecommunications</text:span><text:s/>access</text:p>
          </table:table-cell>
          <table:table-cell office:value-type="string" table:style-name="ce26">
            <text:p>Excerpt<text:s/></text:p>
          </table:table-cell>
          <table:table-cell office:value-type="string" table:style-name="ce26">
            <text:p>Excerpt<text:s/></text:p>
          </table:table-cell>
          <table:table-cell office:value-type="string" table:style-name="ce26">
            <text:p>Regulamento</text:p>
            <text:p/>
            <text:p>"DADOS DO CLIENTE TITULAR DO PLANO:</text:p>
            <text:p>Nome Completo: __.__.__.__.__.__.__.__.__.__.__.__.__.__.__.__.__.__.__.__.__.__.__.__.___._.___.__.__.__.___</text:p>
            <text:p>CPF: __.__.__.__.__.__.__.__.__-__.__. Data de nascimento: __.__/__.__/__.__.__.____</text:p>
            <text:p>Endereço do cliente __.__.__.__.__.__.__.__.__..__.__.__.__.__.__.__.__.__.__.__.__.__.__.__.__.__.__</text:p>
            <text:p>Tel (__.__) __.__.__.__-__.__.__.__ Data de Atendimento: __.__/__.__/__.__.__.__.</text:p>
            <text:p>Celular: (__.__) __.__.__.__-__.__.__.__ Sexo: ( )F ( )M Nacionalidade:__.__.__.__.__.__.__. __.__.__.__.__.__.</text:p>
            <text:p>Plano Oi: __.__.__.__.__.__.__.__.__.__.__.__.__.__.__.__.__.__.__.</text:p>
            <text:p>RG:__.__.__.__.__.__.__.__-__ Órgão expedidor:__.__.__.__.__ .__ UF:__.__ Data expedição: __.__/__.__/__.__.__.__.</text:p>
            <text:p>Filiação: __.__.__.__.__.__.__.__.__.__.__.__.__.__.__.__.__.__.__.__.__.__.__.__._.__.__.__.__.__.__.__.__.__.__.__.__.</text:p>
            <text:p>Campanha: __.__.__.__.__.__.__.__.__.__.__.__.__.__.__.__.__.__.__.</text:p>
            <text:p>Código do PDV:__.__.__.__.__.__.__.__.__.__.__.__.__.__</text:p>
            <text:p>Contrato: __.__.__.__.__.__.__.__.__.__.__.__.__.__.__.__.__.__.__.</text:p>
            <text:p>Número da OS: __.__.__.__.__.__.__.__.__.__.__.__.__.__.__.__.__.__.__. OS única: ( )Sim ( )Não</text:p>
            <text:p>Login do vendedor __.__.__.__.__.__.__.__.__.__.__.__.__.__.__.__.__.__.__. Matrícula: __.__.__.__.__.__.__.__.__.__</text:p>
            <text:p>Nome do vendedor __.__.__.__.__.__.__.__.__.__.__.__.__.__.__.__.__ E-MAIL: __.__.__.__.__.__.__.__.__.__.__.__.__.</text:p>
            <text:p>DADOS DA INSTALAÇÃO:</text:p>
            <text:p>Endereço de instalação __.__.__.__.__.__.__.__.__..__.__.__.__.__.__.__.__.__.__.__.__.__.__.__.__.__.__</text:p>
            <text:p>Nº __.__.__ Complemento: __.__.__.__.__.__.__.__.__..__.__.__.__.__.__.__.__.__.__.__.__.__.__.__.__.__.__</text:p>
            <text:p>Bairro: __.__.__.__.__.__.__.__.__..__.__.__.__.__ Cidade: __.__.__.__.__.__.__.__.__.__.__.__.__.__.__.__.__ UF: __.__</text:p>
            <text:p>CEP: __.__.__.__.__.__.__.__.__.__.__</text:p>
            <text:p>Data de Instalação: __.__/__.__/__.__.__.__. Horário: ( ) Manhã ( ) Tarde ( ) Comercial"</text:p>
            <text:p/>
            <text:p>"5.8. Para aderir à oferta o Cliente deverá proceder da seguinte forma: (i) Apresentar cópias e originais dos seguintes documentos:<text:s/><text:span text:style-name="T4">Documento de Identidade (RG ou equivalente); CPF e Comprovante de residência</text:span>;"</text:p>
          </table:table-cell>
          <table:table-cell office:value-type="string" table:style-name="ce26">
            <text:p>Contrato</text:p>
            <text:p/>
            <text:p>"§ 1º. Em qualquer das hipóteses acima, o CLIENTE deverá fornecer todos os seus dados pessoais para o cadastro na</text:p>
            <text:p>SERCOMTEL, inclusive indicação do endereço para instalação."</text:p>
            <text:p/>
            <text:p>Pol Privacidade</text:p>
            <text:p/>
            <text:p>"As informações fornecidas pelo usuário ao sistema de atendimento ao cliente Sercomtel são as mínimas necessárias para possibilitar o acesso individualizado</text:p>
            <text:p>aos serviços, sendo utilizados apenas para este fim."</text:p>
          </table:table-cell>
          <table:table-cell office:value-type="string" table:style-name="ce26">
            <text:p>Contrato</text:p>
            <text:p/>
            <text:p>"informações cadastrais atualizadas,<text:s/><text:span text:style-name="T4">e-mail e número de telefone celular válidos, endereço de instalação dos Equipamentos, permanência mínima<text:s/></text:span>junto à OPERADORA"</text:p>
            <text:p/>
            <text:p>XI - manter seus dados cadastrais atualizados, tais como<text:span text:style-name="T4"><text:s/>endereço de instalação e de cobrança, conta corrente e cartão de crédito para cobrança, telefones de contato e e-mail</text:span>,"</text:p>
            <text:p/>
            <text:p>"XII - enviar cópia de documentos de identificação pessoal,<text:s/><text:span text:style-name="T4">tais como RG, CPF, comprovante de endereço, de titularidade de conta bancária e de cartão de crédito, dentre outros</text:span>, tanto no momento da contratação, quanto em momento posterior, desde que solicitado pela OPERADORA"</text:p>
          </table:table-cell>
          <table:table-cell office:value-type="string" table:style-name="ce26">
            <text:p>(Contrato)</text:p>
            <text:p/>
            <text:p>2.9 O CLIENTE poderá utilizar o TIM LIVE em no máximo, um ponto de conexão por<text:span text:style-name="T4"><text:s/>CPF ( Cadastro de Pessoa Física)</text:span><text:s/>ou CNPJ (Cadastro Nacional de Pessoa Jurídica)<text:span text:style-name="T4"><text:s/>no mesmo endereço/ complemento de instalação do serviço.<text:s/></text:span>Para a realização de acessos simultâneos, a velocidade contratada será compartilhada e , portanto, o serviço poderá sofrer variações de velocidade e desempenho.</text:p>
            <text:p/>
            <text:p/>
            <text:p>(Regulamento)</text:p>
            <text:p/>
            <text:p>11.1 Para contratar a Oferta, o Cliente deverá apresentar à TIM,<text:s/><text:span text:style-name="T4">originais e cópias, de um documento de identificação com foto, o CPF (cadastro de pessoa física)<text:s/></text:span>e comprovante de residência e CNPJ, para fins de cadastro de pessoa jurídica.</text:p>
            <text:p/>
            <text:p>11.2 Manter o Contrato ativo sob o mesmo<text:span text:style-name="T4"><text:s/>CPF</text:span><text:s/>e/ou CNPJ, informado pelo Cliente quando da adesão à Oferta, durante o período de vigência previsto no item 3.1 deste Regulamento.</text:p>
          </table:table-cell>
          <table:table-cell office:value-type="string" table:style-name="ce26">
            <text:p>Contrato<text:s/></text:p>
            <text:p/>
            <text:p>"(obrigações clientes)</text:p>
            <text:p>"5.2.12. Entregar, no momento da instalação ou sempre que solicitado pela VIVO, cópia dos documentos de identificação pessoal, tais como RG, CPF, CNPJ, Contrato Social, comprovante de endereço, dentre outros, que comprovem os dados cadastrais informados pelo CLIENTE quando da contratação."</text:p>
            <text:p/>
            <text:p/>
            <text:p>Pol Priv</text:p>
            <text:p>"• Utilizamos apenas as informações necessárias para a prestação de serviços e para melhoria no acesso aos nossos websites."</text:p>
          </table:table-cell>
          <table:table-cell table:number-columns-repeated="16375"/>
        </table:table-row>
        <table:table-row table:style-name="ro9">
          <table:table-cell office:value-type="string" table:style-name="ce12">
            <text:p>P10</text:p>
          </table:table-cell>
          <table:table-cell office:value-type="string" table:style-name="ce26">
            <text:p>Commitment to<text:s/><text:span text:style-name="T4">deleting</text:span><text:s/>identifiable personal data as soon as it is not longer necessary to provide access to the user</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
            <text:p>"10.8. Manter a gravação das chamadas efetuadas pelo ASSINANTE à Central de</text:p>
            <text:p>Atendimento da Oi pelo prazo de 180 (cento e oitenta) dias, contados a partir da</text:p>
            <text:p>data da realização da chamada."</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
            <text:p>"13.3. Por estipulação legal, a VIVO irá armazenar os registros da sua conexão à Internet pelo prazo de 1 (um) ano, garantindo para este efeito a adoção de medidas de segurança física e lógica e que permitem salvaguardar a proteção e segurança, sigilo e confidencialidade dos registros de conexão, pelo que<text:span text:style-name="T4"><text:s/>após o decurso do prazo de 1 (um) ano, a VIVO eliminará todos os registros de conexão dos seus registros</text:span>. A autoridade policial ou administrativa ou o Ministério Público poderão requerer cautelarmente o armazenamento dos registros de conexão por um prazo adicional, em relação ao prazo previsto."</text:p>
            <text:p/>
            <text:p>"13.2 Os dados pessoais do CLIENTE recolhidos pela VIVO no âmbito deste Contrato serão armazenados pela VIVO ou por um terceiro subcontratado pela VIVO pelo prazo de<text:span text:style-name="T4"><text:s/>5 (cinco) anos, sendo os Contratos armazenados pelo prazo de 10 (dez) anos</text:span>, por forma a garantir o cumprimento das correspondentes obrigações legais aplicáveis, sendo garantido aos CLIENTES que o armazenamento dos seus dados pessoais pela VIVO ou por terceiros subcontratados será efetuada mediante a adoção de medidas de segurança e proteção física e lógica das informações."</text:p>
          </table:table-cell>
          <table:table-cell table:number-columns-repeated="16375"/>
        </table:table-row>
        <table:table-row table:style-name="ro9">
          <table:table-cell office:value-type="string" table:style-name="ce12">
            <text:p>P11</text:p>
          </table:table-cell>
          <table:table-cell office:value-type="string" table:style-name="ce26">
            <text:p>Commitment to ensuring that personal data is protected by state-of-the-art organisational and technical security measures</text:p>
          </table:table-cell>
          <table:table-cell office:value-type="string" table:style-name="ce26">
            <text:p/>
            <text:p>Contrato</text:p>
            <text:p/>
            <text:p>"c. <text:s text:c="7"/>Respeitar a inviolabilidade e o sigilo da comunicação do CONTRATANTE"</text:p>
            <text:p/>
            <text:p>PUA</text:p>
            <text:p>"A Algar Telecom não exerce inspeção e controle sobre o conteúdo das informações originadas, armazenadas,ou mesmo transmitidas através de sua infra-estrutura de rede. Seus clientes são responsáveis por certificar-se que suas informações estejam de acordo com as leis, normas e regulamentações aplicáveis, e com esta PUA."</text:p>
            <text:p/>
            <text:p>"4.Privacidade do usuário</text:p>
            <text:p>A Algar Telecom respeita a privacidade de seus clientes e usuários, mantendo as informações coletadas sob rígidos padrões de segurança e confidencialidade. Quaisquer informações que forem passadas à Algar Telecom pelos usuários serão coletadas por meios éticos e legais. Para mais detalhes, consulte nossa Política</text:p>
            <text:p>de Privacidade que pode ser acessada em http://www.algartelecom.com.br/"</text:p>
          </table:table-cell>
          <table:table-cell office:value-type="string" table:style-name="ce26">
            <text:p>PolPriv</text:p>
            <text:p>"Qualquer informação que nossos clientes nos passem serão coletadas e guardadas de acordo com padrões rígidos de segurança e confidencialidade."</text:p>
          </table:table-cell>
          <table:table-cell office:value-type="string" table:style-name="ce26">
            <text:p/>
            <text:p>PUA<text:span text:style-name="T4"/></text:p>
            <text:p><text:span text:style-name="T4">"2. Violações de sistemas ou de segurança de quaisquer redes são práticas proibidas e resultam na responsabilização cível e criminal</text:span><text:span text:style-name="T4"/></text:p>
            <text:p><text:span text:style-name="T4">de seu infrator. A Oi irá investigar quaisquer incidentes envolvendo tais violações e irá cooperar com as autoridades cíveis e criminais</text:span><text:span text:style-name="T4"/></text:p>
            <text:p><text:span text:style-name="T4">responsáveis nos casos de suspeita de violações."</text:span><text:span text:style-name="T4"/></text:p>
            <text:p><text:span text:style-name="T4"/></text:p>
            <text:p><text:span text:style-name="T4"/></text:p>
            <text:p><text:span text:style-name="T4">"3. O uso aceitável da infraestrutura</text:span><text:span text:style-name="T4"/></text:p>
            <text:p><text:span text:style-name="T4">de redes e serviços da Oi é sempre ético, honesto, e respeita os direitos individuais, inclusive os</text:span><text:span text:style-name="T4"/></text:p>
            <text:p><text:span text:style-name="T4">direitos à privacidade, personalidade e inviolabilidade."</text:span><text:span text:style-name="T4"/></text:p>
            <text:p><text:span text:style-name="T4"/></text:p>
            <text:p><text:span text:style-name="T4"/></text:p>
            <text:p><text:span text:style-name="T4">Pol Segurança Informação</text:span><text:span text:style-name="T4"/></text:p>
            <text:p/>
            <text:p>"Informação é Patrimônio: Toda informação elaborada, adquirida, manuseada, armazenada, transportada e descartada nas dependências e/ou em ativos das empresas do grupo Oi são consideradas patrimônio da empresa e deve ser utilizada exclusivamente para os interesses corporativos."</text:p>
            <text:p/>
            <text:p>"Controle de Acesso: O acesso lógico e o uso da informação da Oi devem ser aprovados, controlados, registrados, armazenados e monitorados, de forma a permitir a adequada execução das tarefas inerentes ao seu cargo ou função."</text:p>
            <text:p/>
            <text:p><text:span text:style-name="T4">"Monitoramento: A Oi pode monitorar o acesso e a utilização de seus ativos tecnológicos, como dos ambientes, equipamentos e sistemas da informação, de forma que ações indesejáveis ou não autorizadas sejam detectadas proativamente."</text:span><text:span text:style-name="T4"/></text:p>
            <text:p><text:span text:style-name="T4"/></text:p>
            <text:p><text:span text:style-name="T4">"Auditoria e Conformidade: A Oi pode auditar periodicamente as práticas de Segurança da Informação, de forma a avaliar a conformidade das ações de seus colaboradores, estagiários, terceiros, fornecedores e visitantes em relação ao estabelecido nesta Política e na legislação aplicável."</text:span><text:span text:style-name="T4"/></text:p>
            <text:p><text:span text:style-name="T4"/></text:p>
            <text:p>"Estabelecer a Segurança da Informação em toda Oi: A Segurança da Informação é tratada em um<text:span text:style-name="T4"><text:s/>nível organizacional</text:span>, de acordo com a tomada de decisões que leve em consideração todos os processos críticos de negócio da Oi."<text:span text:style-name="T4"/></text:p>
            <text:p><text:span text:style-name="T4"/></text:p>
            <text:p>"Adotar uma abordagem baseada em riscos: A Segurança da Informação é fundamentada em decisões baseadas em riscos como perda da vantagem competitiva, conformidade, de responsabilidade civil, interrupções operacionais, danos à reputação e perdas financeiras."</text:p>
            <text:p/>
            <text:p>"Promover um ambiente positivo de segurança: A Segurança da Informação é estruturada com base no comportamento humano, envolvendo as crescentes necessidades de todas as partes interessadas, visto que o comportamento humano é um dos elementos fundamentais para manter o nível apropriado de Segurança."</text:p>
            <text:p/>
            <text:p><text:span text:style-name="T4">"3.3. Atribuições e Responsabilidades</text:span><text:span text:style-name="T4"/></text:p>
            <text:p><text:span text:style-name="T4">3.3.2. Colaboradores, estagiários, terceiros, fornecedores, visitantes e partes interessadas das empresas do grupo Oi.</text:span><text:span text:style-name="T4"/></text:p>
            <text:p><text:span text:style-name="T4"/></text:p>
            <text:p>Conhecer e cumprir as diretrizes estabelecidas nesta Política e demais Regulamentos que compõe a Política de Segurança da Informação da Oi, bem como as boas práticas que contribuem para a Segurança da Informação.</text:p>
            <text:p>Reportar ao Gestor imediato e informar a situação identificada através do<text:s/><text:span text:style-name="T4">Canal de Denúncias e Relatos, presente no Canal de Ética na Interativa</text:span>, as situações que comprometam a segurança das informações nas unidades organizacionais das empresas do grupo Oi."</text:p>
            <text:p/>
            <text:p>"É proibido compartilhar ou negociar suas credencias (ID, senha e crachá)."</text:p>
            <text:p/>
            <text:p>"Todas as garantias necessárias ao cumprimento desta Política estão estabelecidas formalmente com os colaboradores das empresas do grupo Oi. O nosso compromisso é essencial.</text:p>
            <text:p/>
            <text:p>O descumprimento da Política é considerado uma falta grave e poderá acarretar na aplicação de sanções previstas em lei, nos regulamentos internos e nas disposições contratuais."</text:p>
            <text:p/>
            <text:p>"Um programa de conscientização, educação e treinamento em Segurança da Informação necessário à garantia dos objetivos, princípios e diretrizes definidas nesta Política é realizado adequando-se às necessidades e responsabilidades específicas de cada colaborador e estagiário e, onde pertinente, terceiros, fornecedores e visitantes das empresas do grupo Oi."</text:p>
          </table:table-cell>
          <table:table-cell office:value-type="string" table:style-name="ce26">
            <text:p>Politica Privacidade</text:p>
            <text:p/>
            <text:p>"A Sercomtel zela pela segurança no acesso aos seus sistemas, portanto, todas as<text:s/><text:span text:style-name="T4">senhas<text:s/></text:span>são armazenadas de forma criptografada, razão pela qual não fornece, não solicita e não altera as senhas de acesso cadastradas pelos usuários."</text:p>
          </table:table-cell>
          <table:table-cell office:value-type="string" table:style-name="ce26">
            <text:p>Contrato</text:p>
            <text:p/>
            <text:p>"7.2. Além de outros direitos previstos no presente Contrato e na legislação e regulamentação aplicável, o CLIENTE tem direito:</text:p>
            <text:p>X – ao respeito de sua privacidade nos documentos de cobrança e na utilização de seus dados pessoais pela OPERADORA;"</text:p>
            <text:p/>
            <text:p>"8.1. Sem prejuízo de outras obrigações previstas no presente Contrato, na legislação e regulamentação, são obrigações da OPERADORA:</text:p>
            <text:p>XIV - zelar pelo sigilo inerente aos serviços de telecomunicações e pela confidencialidade dos dados e informações do CLIENTE, empregando todos os meios e tecnologia necessários para tanto."</text:p>
            <text:p/>
            <text:p/>
            <text:p>A OPERADORA não estará obrigada a substituir os Equipamentos disponibilizados por outros de tecnologia mais recente.<text:s/></text:p>
            <text:p/>
            <text:p/>
            <text:p>Pol Priv</text:p>
            <text:p>"A SKY procura assegurar as informações pessoais de identificação que você fornece, armazenando internamente essas informações.<text:s/><text:span text:style-name="T4">Por mais que o nosso sistema seja seguro,</text:span><text:span text:style-name="T4"/></text:p>
            <text:p><text:span text:style-name="T4">nenhum sistema de segurança é completamente impenetrável</text:span>. Sendo assim, não temos como garantir segurança absoluta de nosso banco de dados e nem podemos garantir que as informações pessoais de identificação que você forneceu não possam ser interceptadas quando a transmissão é feita pela Internet."</text:p>
          </table:table-cell>
          <table:table-cell office:value-type="string" table:style-name="ce26">
            <text:p>Contrato</text:p>
            <text:p/>
            <text:p>3.1. (obrigações TIM)</text:p>
            <text:p>"(j) observar as leis e normas técnicas relativas à construção e utilização de infra-estruturas;"</text:p>
            <text:p/>
            <text:p>"(r) observar o dever de zelar estritamente pelo<text:s/><text:span text:style-name="T4">sigilo inerente aos serviços de telecomunicações e pela confidencialidade<text:s/></text:span>quanto aos dados e informações do assinante, empregando<text:s/><text:span text:style-name="T4">todos os meios e tecnologia necessárias para assegurar este direito dos usuários</text:span>;"</text:p>
            <text:p/>
            <text:p>4.2. (direitos do cliente)</text:p>
            <text:p>"e) a inviolabilidade e ao segredo de sua comunicação, respeitadas as hipóteses e condições constitucionais e legais de quebra de sigilo de telecomunicações e as atividades de intermediação da comunicação dos portadores de deficiência, nos termos da regulamentação,;</text:p>
            <text:p/>
            <text:p>(j) o respeito de sua privacidade nos documentos de cobrança e na utilização de seus dados pessoais pela prestadora;"</text:p>
            <text:p/>
            <text:p>"18.9 As Partes neste ato reconhecem que a TIM, suas afiliadas, seus administradores, funcionários e eventuais subcontratados estão sujeitos à observância e cumprimento do Código de Ética da TIM (“Código de Ética TIM”), o qual prevê que todos os negócios da TIM, incluindo o presente Contrato, pautam-se pelo desenvolvimento e crescimento sustentáveis, e pelo respeito e pela proteção dos direitos humanos, (...)." O Código de Ética TIM prevê a necessidade de respeito: (i) a honestidade, a lealdade e a transparência para com os seus acionistas, clientes, parceiros, fornecedores, contratados, mercado, órgãos governamentais, comunidade e demais stakeholders / partes interessadas; (ii) os interesses da sociedade e das partes contratantes, acima dos interesses individuais de seus funcionários, representantes e prestadores de serviços; (...)."<text:s/></text:p>
          </table:table-cell>
          <table:table-cell office:value-type="string" table:style-name="ce26">
            <text:p>Contrato</text:p>
            <text:p/>
            <text:p>cláusula 5a - direitos cliente</text:p>
            <text:p>"5.1.3. Inviolabilidade e segredo da comunicação trocada entre o CLIENTE e a VIVO, respeitadas as hipóteses e condições constitucionais, legais e administrativas de quebra de sigilo de telecomunicações e as atividades de intermediação da comunicação das pessoas com deficiência, nos termos da regulamentação aplicável."</text:p>
            <text:p/>
            <text:p>"5.1.5. Respeito à sua privacidade nos documentos de cobrança e na utilização de seus dados pessoais pela VIVO, nos termos da legislação e regulamentação aplicável."</text:p>
            <text:p/>
            <text:p>13.1. Os dados pessoais do CLIENTE recolhidos pela VIVO no âmbito deste Contrato serão tratados na forma da legislação vigente e regulamentação aplicável, exclusivamente com o objetivo de prestação do(s) serviço(s) de telecomunicação (ões) objeto deste Contrato, bem como para análise de perfil do CLIENTE, ou para finalidades de marketing, por forma a (i) garantir a adequação das melhores ofertas de acordo com as necessidades do CLIENTE; e (ii) melhorar a performance dos serviços prestados, podendo ainda os mesmos ser tratados pela VIVO, seus parceiros ou por terceiros por contratados pela VIVO,<text:s/><text:span text:style-name="T4">de forma anonimizada<text:s/></text:span>de modo a permitir análise e construção de padrões, comportamentos, escolhas, e consumos para as finalidades aqui previstas.</text:p>
            <text:p/>
            <text:p>"13.2 Os dados pessoais do CLIENTE recolhidos pela VIVO no âmbito deste Contrato serão armazenados pela VIVO ou por um terceiro subcontratado pela VIVO pelo prazo de 5 (cinco) anos, sendo os Contratos armazenados pelo prazo de 10 (dez) anos, por forma a garantir o cumprimento das correspondentes obrigações legais aplicáveis,<text:s/><text:span text:style-name="T4">sendo garantido aos CLIENTES que o armazenamento dos seus dados pessoais pela VIVO ou por terceiros subcontratados será efetuada mediante a adoção de medidas de segurança e proteção física e lógica das informações."</text:span><text:span text:style-name="T4"/></text:p>
            <text:p/>
            <text:p>"13.3. Por estipulação legal, a VIVO irá armazenar os<text:s/><text:span text:style-name="T4">registros da sua conexão à Internet pelo prazo de 1 (um) ano, garantindo para este efeito a adoção de medidas de segurança física e lógica e que permitem salvaguardar a proteção e segurança, sigilo e confidencialidade dos registros de conexão</text:span>, pelo que após o decurso do prazo de 1 (um) ano, a VIVO eliminará todos os registros de conexão dos seus registros. A autoridade policial ou administrativa ou o Ministério Público poderão requerer cautelarmente o armazenamento dos registros de conexão por um prazo adicional, em relação ao prazo previsto."</text:p>
            <text:p/>
            <text:p>Gera dúvidas</text:p>
            <text:p>(direitos e obrigações cliente)</text:p>
            <text:p>"30.2.7<text:s/><text:span text:style-name="T4">Responsabilizar-se integralmente pela segurança de seus dados e sistemas</text:span>, utilizando-se, caso entenda necessário, de softwares de proteção, os quais não fazem parte do objeto deste contrato e cuja contratação deverá ser realizada diretamente pelo CLIENTE, preservando-se contra a perda de dados, perdas financeiras, invasão de rede e outros eventuais danos causados aos equipamentos de sua propriedade, não cabendo qualquer tipo de ressarcimento ou indenização, por parte da VIVO, na ocorrência dessas referidas hipóteses."</text:p>
            <text:p/>
            <text:p>Pol Priv</text:p>
            <text:p>"<text:span text:style-name="T4">Trabalhamos para garantir o direito fundamental à privacidade</text:span><text:s/>estabelecendo processos e utilizando as melhores tecnologias</text:p>
            <text:p>disponíveis com o objetivo de:</text:p>
            <text:p>&gt;&gt;<text:s/><text:span text:style-name="T4">Proteger a confidencialidade das informações dos clientes que nos foi confiada, por meio de nossos sites, para a</text:span><text:span text:style-name="T4"/></text:p>
            <text:p><text:span text:style-name="T4">prestação dos serviços.</text:span><text:span text:style-name="T4"/></text:p>
            <text:p>&gt;&gt;<text:s/><text:span text:style-name="T4">Aplicar controles de segurança para mitigar o risco de vazamento de dados e demais ameaças à segurança das</text:span><text:span text:style-name="T4"/></text:p>
            <text:p><text:span text:style-name="T4">informações.</text:span><text:span text:style-name="T4"/></text:p>
            <text:p>Além disso, estabelecemos Políticas de Segurança aprovadas pelos nossos executivos, a partir das quais assumimos o compromisso de</text:p>
            <text:p>zelar pelo cumprimento da legislação em vigor com foco na proteção das informações do cliente."</text:p>
          </table:table-cell>
          <table:table-cell table:number-columns-repeated="16375"/>
        </table:table-row>
        <table:table-row table:style-name="ro11">
          <table:table-cell office:value-type="string" table:style-name="ce12">
            <text:p>P12</text:p>
          </table:table-cell>
          <table:table-cell office:value-type="string" table:style-name="ce26">
            <text:p>Commitment to<text:s/><text:span text:style-name="T4">notifying</text:span><text:s/>users immediately if<text:s/><text:span text:style-name="T4">mandatory data retention orders</text:span><text:s/>is received</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VI - ao conhecimento prévio de toda e qualquer alteração nas condições de prestação do serviço que lhe<text:s/></text:p>
            <text:p>atinja direta ou indiretamente;<text:s/></text:p>
          </table:table-cell>
          <table:table-cell office:value-type="string" table:style-name="ce26">
            <text:p>Contrato</text:p>
            <text:p/>
            <text:p>4.2 (direitos do cliente)</text:p>
            <text:p>"(e) a inviolabilidade e ao segredo de sua comunicação, respeitadas as hipóteses e condições constitucionais e legais de quebra de sigilo de telecomunicações e as atividades de intermediação da comunicação dos portadores de deficiência, nos termos da regulamentação,;" - PODERIA TER INFORMADO QUE VAI NOTIFICAR AQUI<text:s/></text:p>
            <text:p/>
            <text:p><text:span text:style-name="T4">(f) o conhecimento prévio de toda e qualquer alteração nas condições de prestação do serviço que lhe atinja direta ou indiretamente;"</text:span><text:span text:style-name="T4"/></text:p>
            <text:p><text:span text:style-name="T4"/></text:p>
            <text:p>"14.1(g) unilateralmente pela TIM , caso seja constatada a utilização do serviço para prática de atos criminosos, notadamente crimes contra crianças e adolescentes previstos no Estatuto da Criança e do adolescente e demais legislações aplicável a espécie, resguardando o direito de a TIM buscar a eventual reparação por perdas e danos em face do CLIENTE caso tenha sidi acionada por terceiros prejudicado, no âmbito de demandas cíveis oi criminais que suscitem a responsabilidade pela pratica de tais atos ofensivos, através do LIVE TIM, sendo, inclusive, facultado a TIM fornecer todos os dados cadastrais do CLIENTE as autoridades judiciais na forma da lei 12.965/2014 para apuração do ilícito e devida responsabilização do autor das ofensas" - PODERIA TER INFORMADO QUE VAI NOTIFICAR AQUI</text:p>
          </table:table-cell>
          <table:table-cell office:value-type="string" table:style-name="ce26">
            <text:p>Contrato</text:p>
            <text:p/>
            <text:p>cláusula 5a - direitos cliente</text:p>
            <text:p>"5.1.3. Inviolabilidade e segredo da comunicação trocada entre o CLIENTE e a VIVO, respeitadas as hipóteses e condições constitucionais, legais e administrativas de quebra de sigilo de telecomunicações e as atividades de intermediação da comunicação das pessoas com deficiência, nos termos da regulamentação aplicável." - PODERIA INFORMAR QUE IRIA NOTIFICAR AQUI</text:p>
            <text:p/>
            <text:p/>
            <text:p>13.4 Os registros de conexão somente serão disponibilizados pela VIVO, de forma autônoma ou associados a dados pessoais, mediante ordem judicial, nos termos da lei. - PODERIA INFORMAR QUE IRIA NOTIFICAR AQUI</text:p>
            <text:p/>
            <text:p>13.5 Os dados cadastrais que informem a qualificação pessoal, filiação e endereço do CLIENTE podem ser enviados às autoridades administrativas que detenham competência legal para a sua requisição." - PODERIA INFORMAR QUE IRIA NOTIFICAR AQUI</text:p>
            <text:p/>
            <text:p>Contraditório</text:p>
            <text:p>Pol Priv</text:p>
            <text:p>"• A Vivo tem como compromisso informar e solicitar autorização prévia aos usuários de nossos sites, de forma clara e simples,</text:p>
            <text:p>sobre coleta das informações.</text:p>
            <text:p/>
            <text:p>•<text:s/><text:span text:style-name="T4">Exceções de compartilhamento das suas informações são aplicáveis em casos de solicitações judiciais feita pelos órgãos</text:span><text:span text:style-name="T4"/></text:p>
            <text:p><text:span text:style-name="T4">competentes, que serão disponibilizadas sem conhecimento do cliente."</text:span></text:p>
          </table:table-cell>
          <table:table-cell table:number-columns-repeated="16375"/>
        </table:table-row>
        <table:table-row table:style-name="ro9">
          <table:table-cell office:value-type="string" table:style-name="ce12">
            <text:p>P13</text:p>
          </table:table-cell>
          <table:table-cell office:value-type="string" table:style-name="ce26">
            <text:p>Commitment to<text:s/><text:span text:style-name="T4">notifying</text:span><text:s/>individuals immediately if<text:s/><text:span text:style-name="T4">requests for access to subscriber data, or communications data or content</text:span><text:s/>are received</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
            <text:p>Constituem-se direitos do ASSINANTE:</text:p>
            <text:p/>
            <text:p>"8.9. Receber documento de cobrança com discriminação dos valores cobrados pela</text:p>
            <text:p>prestação do SERVIÇO BANDA LARGA DA OI, bem como ao respeito de sua</text:p>
            <text:p>privacidade nesses documentos e na utilização de seus dados pessoais pela Oi,</text:p>
            <text:p><text:span text:style-name="T4">salvas as hipóteses e condições constitucionais e legais de quebra de sigilo de</text:span><text:span text:style-name="T4"/></text:p>
            <text:p><text:span text:style-name="T4">telecomunicações</text:span>."</text:p>
          </table:table-cell>
          <table:table-cell office:value-type="string" table:style-name="ce26">
            <text:p>Excerpt<text:s/></text:p>
          </table:table-cell>
          <table:table-cell office:value-type="string" table:style-name="ce26">
            <text:p>Contrato</text:p>
            <text:p>VI - ao conhecimento prévio de toda e qualquer alteração nas condições de prestação do serviço que lhe<text:s/></text:p>
            <text:p>atinja direta ou indiretamente;<text:s/></text:p>
          </table:table-cell>
          <table:table-cell office:value-type="string" table:style-name="ce26">
            <text:p>Contrato</text:p>
            <text:p/>
            <text:p>4.2 (direitos do cliente)</text:p>
            <text:p>"(e) a inviolabilidade e ao segredo de sua comunicação, respeitadas as hipóteses e condições constitucionais e legais de quebra de sigilo de telecomunicações e as atividades de intermediação da comunicação dos portadores de deficiência, nos termos da regulamentação,;" - PODERIA TER INFORMADO QUE VAI NOTIFICAR AQUI<text:s/></text:p>
            <text:p/>
            <text:p><text:span text:style-name="T4">(f) o conhecimento prévio de toda e qualquer alteração nas condições de prestação do serviço que lhe atinja direta ou indiretamente;"</text:span><text:span text:style-name="T4"/></text:p>
            <text:p><text:span text:style-name="T4"/></text:p>
            <text:p>"14.1(g) unilateralmente pela TIM , caso seja constatada a utilização do serviço para prática de atos criminosos, notadamente crimes contra crianças e adolescentes previstos no Estatuto da Criança e do adolescente e demais legislações aplicável a espécie, resguardando o direito de a TIM buscar a eventual reparação por perdas e danos em face do CLIENTE caso tenha sidi acionada por terceiros prejudicado, no âmbito de demandas cíveis oi criminais que suscitem a responsabilidade pela pratica de tais atos ofensivos, através do LIVE TIM, sendo, inclusive, facultado a TIM fornecer todos os dados cadastrais do CLIENTE as autoridades judiciais na forma da lei 12.965/2014 para apuração do ilícito e devida responsabilização do autor das ofensas" - PODERIA TER INFORMADO QUE VAI NOTIFICAR AQUI</text:p>
          </table:table-cell>
          <table:table-cell office:value-type="string" table:style-name="ce26">
            <text:p>Contrato</text:p>
            <text:p/>
            <text:p>cláusula 5a - direitos cliente</text:p>
            <text:p>"5.1.3. Inviolabilidade e segredo da comunicação trocada entre o CLIENTE e a VIVO, respeitadas as hipóteses e condições constitucionais, legais e administrativas de quebra de sigilo de telecomunicações e as atividades de intermediação da comunicação das pessoas com deficiência, nos termos da regulamentação aplicável." - PODERIA INFORMAR QUE IRIA NOTIFICAR AQUI</text:p>
            <text:p/>
            <text:p>Contraditório</text:p>
            <text:p>Pol Priv</text:p>
            <text:p>"• A Vivo tem como compromisso informar e solicitar autorização prévia aos usuários de nossos sites, de forma clara e simples,</text:p>
            <text:p>sobre coleta das informações.</text:p>
            <text:p><text:span text:style-name="T4"/></text:p>
            <text:p><text:span text:style-name="T4">• Exceções de compartilhamento das suas informações são aplicáveis em casos de solicitações judiciais feita pelos órgãos</text:span><text:span text:style-name="T4"/></text:p>
            <text:p><text:span text:style-name="T4">competentes, que serão disponibilizadas sem conhecimento do cliente."</text:span></text:p>
          </table:table-cell>
          <table:table-cell table:number-columns-repeated="16375"/>
        </table:table-row>
        <table:table-row table:style-name="ro9">
          <table:table-cell office:value-type="string" table:style-name="ce12">
            <text:p>P14</text:p>
          </table:table-cell>
          <table:table-cell office:value-type="string" table:style-name="ce26">
            <text:p>Commitment to<text:s/><text:span text:style-name="T4">challenging data retention orders</text:span><text:s/>on behalf of the user until the domestic avenues been exhausted</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
            <text:p>Constituem-se direitos do ASSINANTE:</text:p>
            <text:p/>
            <text:p>8.9. Receber documento de cobrança com discriminação dos valores cobrados pela</text:p>
            <text:p>prestação do SERVIÇO BANDA LARGA DA OI,<text:s/><text:span text:style-name="T4">bem como ao respeito de sua</text:span><text:span text:style-name="T4"/></text:p>
            <text:p><text:span text:style-name="T4">privacidade nesses documentos e na utilização de seus dados pessoais pela Oi,</text:span><text:span text:style-name="T4"/></text:p>
            <text:p><text:span text:style-name="T4">salvas as hipóteses e condições constitucionais e legais de quebra de sigilo de</text:span><text:span text:style-name="T4"/></text:p>
            <text:p><text:span text:style-name="T4">telecomunicações</text:span>."</text:p>
            <text:p/>
            <text:p>PUA</text:p>
            <text:p>"2. Violações de sistemas ou de segurança de quaisquer redes são práticas proibidas e resultam na responsabilização cível e criminal</text:p>
            <text:p>de seu infrator. A Oi irá investigar quaisquer incidentes envolvendo tais violações e irá cooperar com as autoridades cíveis e criminais</text:p>
            <text:p>responsáveis nos casos de suspeita de violações."</text:p>
          </table:table-cell>
          <table:table-cell office:value-type="string" table:style-name="ce26">
            <text:p>Excerpt<text:s/></text:p>
          </table:table-cell>
          <table:table-cell office:value-type="string" table:style-name="ce26">
            <text:p>Contrato</text:p>
            <text:p/>
            <text:p>3.11. A OPERADORA defende a liberdade de escolha e expressão e repudia qualquer restrição à manifestação do pensamento, criação, expressão e informação, sob qualquer forma, processo ou veículo, e envidará seus esforços para evitar que eventual legislação superveniente estabeleça censura ou discriminação, direta ou indireta, de natureza política, ideológica ou artística, seja por meio de quotas ou por qualquer outro meio, de modo a prejudicar os direitos de seus CLIENTES. O CLIENTE concorda que, em caso de alteração legislativa superveniente potencialmente violadora de tais garantias constitucionais,<text:s/><text:span text:style-name="T4">a OPERADORA poderá manter o conteúdo e a característica dos Serviços oferecidos no momento imediatamente anterior à publicação de tais normas até que se decida em última instância sobre sua constitucionalidade.</text:span><text:span text:style-name="T4"/></text:p>
            <text:p/>
          </table:table-cell>
          <table:table-cell office:value-type="string" table:style-name="ce26">
            <text:p>Contrato</text:p>
            <text:p/>
            <text:p>Contrato</text:p>
            <text:p/>
            <text:p>3.1. (obrigações TIM)</text:p>
            <text:p>"(j) observar as leis e normas técnicas relativas à construção e utilização de infra-estruturas;"</text:p>
            <text:p/>
            <text:p>"(r) observar o dever de zelar estritamente pelo sigilo inerente aos serviços de telecomunicações e pela confidencialidade quanto aos dados e informações do assinante, empregando todos os meios e tecnologia necessárias para assegurar este direito dos usuários;"</text:p>
            <text:p/>
            <text:p>18.9 As Partes neste ato reconhecem que a TIM, suas afiliadas, seus administradores, funcionários e eventuais subcontratados<text:s/><text:span text:style-name="T4">estão sujeitos à observância e cumprimento do Código de Ética da TIM (“Código de Ética TIM”), o qual prevê que todos os negócios da TIM, incluindo o presente Contrato, pautam-se pelo desenvolvimento e crescimento sustentáveis, e pelo respeito e pela proteção dos direitos humanos</text:span>, do direito do trabalho, dos princípios da proteção ambiental e da luta contra todas as formas de corrupção, ao compromisso na luta na erradicação do trabalho infantil e no do trabalho forçado ou compulsório, sempre à luz dos princípios do Pacto Global das Organizações das Nações Unidas.</text:p>
            <text:p/>
            <text:p><text:span text:style-name="T4">"12.2. A TIM não será responsabilizada por atos de terceiros, ou de órgãos governamentais ou regulatórios que impeçam o cumprimento das obrigações deste Contrato, ou ainda por qualquer dos eventos listados no item 10.2. deste instrumento."</text:span><text:span text:style-name="T4"/></text:p>
            <text:p/>
            <text:p/>
          </table:table-cell>
          <table:table-cell office:value-type="string" table:style-name="ce26">
            <text:p>Contrato</text:p>
            <text:p/>
            <text:p>(direitos cliente)</text:p>
            <text:p>"5.1.5. Respeito à sua privacidade nos documentos de cobrança e na utilização de seus dados pessoais pela VIVO, nos termos da legislação e regulamentação aplicável."</text:p>
            <text:p/>
            <text:p/>
            <text:p>"13.3. Por estipulação legal, a VIVO irá armazenar os registros da sua conexão à Internet pelo prazo de 1 (um) ano, garantindo para este efeito a adoção de medidas de segurança física e lógica e que permitem salvaguardar a proteção e segurança, sigilo e confidencialidade dos registros de conexão, pelo que após o decurso do prazo de 1 (um) ano, a VIVO eliminará todos os registros de conexão dos seus registros. A autoridade policial ou administrativa ou o Ministério Público poderão requerer cautelarmente o armazenamento dos registros de conexão por um prazo adicional, em relação ao prazo previsto.</text:p>
            <text:p/>
            <text:p>13.4 Os registros de conexão<text:s/><text:span text:style-name="T4">somente</text:span><text:s/>serão disponibilizados pela VIVO, de forma autônoma ou associados a dados pessoais, mediante ordem judicial, nos termos da lei.</text:p>
            <text:p/>
            <text:p>13.5 Os dados cadastrais que informem a qualificação pessoal, filiação e endereço do CLIENTE podem ser enviados às<text:s/><text:span text:style-name="T4">autoridades administrativas que detenham competência legal para a sua requisição</text:span>.</text:p>
            <text:p/>
            <text:p>13.7 Salvo o disposto nos itens anteriores, não haverá o fornecimento a terceiros de demais dados pessoais, inclusive registros de conexão,<text:s/><text:span text:style-name="T4">salvo mediante consentimento livre, expresso e informado<text:s/></text:span>ou nas hipóteses previstas em lei identificadas na cláusula 13.4 e 13.5 deste Contrato."<text:s/></text:p>
          </table:table-cell>
          <table:table-cell table:number-columns-repeated="16375"/>
        </table:table-row>
        <table:table-row table:style-name="ro9">
          <table:table-cell office:value-type="string" table:style-name="ce12">
            <text:p>P15</text:p>
          </table:table-cell>
          <table:table-cell office:value-type="string" table:style-name="ce26">
            <text:p>Commitment to<text:s/><text:span text:style-name="T4">publishing</text:span>, on a regular basis, information about<text:span text:style-name="T4"><text:s/>personal and communications data</text:span><text:s/>and content that is<text:s/><text:span text:style-name="T4">disclosed</text:span><text:s/>to government authorities or other third partie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12">
            <text:p>P16</text:p>
          </table:table-cell>
          <table:table-cell office:value-type="string" table:style-name="ce26">
            <text:p>Information on<text:s/><text:span text:style-name="T4">grievance or remediation mechanism</text:span><text:s/>for users to contest<text:s/><text:span text:style-name="T4">disclosures of personal data</text:span><text:s/>in violation of the terms of service</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12">
            <text:p>P17</text:p>
          </table:table-cell>
          <table:table-cell office:value-type="string" table:style-name="ce26">
            <text:p>Commitment to providing<text:s/><text:span text:style-name="T4">affected<text:s/></text:span>users with full and comprehensive information about the personal data generated, retained and disclosed about them</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Pol Priv</text:p>
            <text:p>"• A Vivo tem como compromisso informar e solicitar autorização prévia aos usuários de nossos sites, de forma clara e simples,</text:p>
            <text:p>sobre coleta das informações.</text:p>
            <text:p/>
            <text:p>•<text:s/><text:span text:style-name="T4">Exceções de compartilhamento das suas informações são aplicáveis em casos de solicitações judiciais feita pelos órgãos</text:span><text:span text:style-name="T4"/></text:p>
            <text:p><text:span text:style-name="T4">competentes, que serão disponibilizadas sem conhecimento do cliente."</text:span></text:p>
          </table:table-cell>
          <table:table-cell table:number-columns-repeated="16375"/>
        </table:table-row>
        <table:table-row table:style-name="ro9">
          <table:table-cell office:value-type="string" table:style-name="ce12">
            <text:p>P18</text:p>
          </table:table-cell>
          <table:table-cell office:value-type="string" table:style-name="ce26">
            <text:p>Commitment to providing<text:s/><text:span text:style-name="T4">guarantees that personal data has been<text:s/></text:span><text:span text:style-name="T4">deleted</text:span><text:s/>and that any third parties to whom personal data has been disclosed have been requested to delete the data</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
            <text:p>"13.2<text:s/><text:span text:style-name="T4">Os dados pessoais do CLIENTE recolhidos pela VIVO no âmbito deste Contrato serão armazenados pela VIVO ou por um terceiro subcontratado pela VIVO pelo prazo de 5 (cinco) anos, sendo os Contratos armazenados pelo prazo de 10 (dez) anos, por forma a garantir o cumprimento das correspondentes obrigações legais aplicáveis</text:span>, sendo garantido aos CLIENTES que o armazenamento dos seus dados pessoais pela VIVO ou por terceiros subcontratados será efetuada mediante a adoção de medidas de segurança e proteção física e lógica das informações."</text:p>
            <text:p/>
            <text:p>"13.3. Por estipulação legal, a VIVO irá armazenar os registros da sua conexão à Internet pelo prazo de 1 (um) ano, garantindo para este efeito a adoção de medidas de segurança física e lógica e que permitem salvaguardar a proteção e segurança, sigilo e confidencialidade dos registros de conexão, pelo que<text:s/><text:span text:style-name="T4">após o decurso do prazo de 1 (um) ano, a VIVO eliminará todos os registros de conexão dos seus registros. A autoridade policial ou administrativa ou o Ministério Público poderão requerer cautelarmente o armazenamento dos registros de conexão por um prazo adicional, em relação ao prazo previsto."</text:span><text:span text:style-name="T4"/></text:p>
            <text:p/>
          </table:table-cell>
          <table:table-cell table:number-columns-repeated="16375"/>
        </table:table-row>
        <table:table-row table:style-name="ro9">
          <table:table-cell office:value-type="string" table:style-name="ce12">
            <text:p>P19</text:p>
          </table:table-cell>
          <table:table-cell office:value-type="string" table:style-name="ce26">
            <text:p>Commitment to<text:s/><text:span text:style-name="T4">compensating</text:span><text:s/>users who<text:s/><text:span text:style-name="T4">suffered</text:span><text:s/>demonstrable financial loss or substantial harm as a result of the generation, retention and<text:s/><text:span text:style-name="T4">disclosure of personal data</text:span></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
            <text:p/>
            <text:p>Constituem-se direitos do ASSINANTE:</text:p>
            <text:p/>
            <text:p>"8.11. A reparação pelos danos causados pela violação dos seus direitos;"</text:p>
          </table:table-cell>
          <table:table-cell office:value-type="string" table:style-name="ce26">
            <text:p>Excerpt<text:s/></text:p>
          </table:table-cell>
          <table:table-cell office:value-type="string" table:style-name="ce26">
            <text:p>7.2. Além de outros direitos previstos no presente Contrato e na legislação e regulamentação aplicável, o<text:s/></text:p>
            <text:p>CLIENTE tem direito:<text:s/></text:p>
            <text:p>XIII - à reparação pelos danos causados pela violação dos seus direitos;<text:s/></text:p>
          </table:table-cell>
          <table:table-cell office:value-type="string" table:style-name="ce26">
            <text:p/>
            <text:p>Contrato</text:p>
            <text:p/>
            <text:p>4.2. (direitos cliente)</text:p>
            <text:p>"(n) o encaminhamento de reclamações ou representações contra a prestadora, junto à Anatel ou aos organismos de defesa do consumidor;</text:p>
            <text:p>(p) a reparação pelos danos causados pela violação dos seus direitos;"</text:p>
            <text:p/>
            <text:p>Contraditório</text:p>
            <text:p/>
            <text:p>"12.2. A TIM não será responsabilizada por atos de terceiros, ou de órgãos governamentais ou regulatórios que impeçam o cumprimento das obrigações deste Contrato, ou ainda por qualquer dos eventos listados no item 10.2. deste instrumento.</text:p>
            <text:p/>
            <text:p>12.3. A TIM não será responsabilizada por quaisquer perdas e danos resultantes de acessos não autorizados a facilidades, instalações ou equipamentos do CLIENTE ou por alteração, perda ou destruição dos arquivos de dados, programas, procedimentos, ou informações do CLIENTE causados por acidente, meios ou equipamentos fraudulentos ou qualquer outro método impropriamente empregado pelo CLIENTE."</text:p>
          </table:table-cell>
          <table:table-cell office:value-type="string" table:style-name="ce26">
            <text:p>Excerpt<text:s/></text:p>
          </table:table-cell>
          <table:table-cell table:number-columns-repeated="16375"/>
        </table:table-row>
        <table:table-row table:style-name="ro8">
          <table:table-cell table:style-name="ce12"/>
          <table:table-cell office:value-type="string" table:style-name="ce13">
            <text:p>Empowerment</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table:number-columns-repeated="16375"/>
        </table:table-row>
        <table:table-row table:style-name="ro9">
          <table:table-cell office:value-type="string" table:style-name="ce12">
            <text:p>E1</text:p>
          </table:table-cell>
          <table:table-cell office:value-type="string" table:style-name="ce26">
            <text:p>Possibility for<text:s/><text:span text:style-name="T4">users to change</text:span><text:s/>any terms or conditions that they don't agree with</text:p>
          </table:table-cell>
          <table:table-cell office:value-type="string" table:style-name="ce26">
            <text:p>Regulamento</text:p>
            <text:p/>
            <text:p/>
            <text:p>"VIGÊNCIA DA PROMOÇÃO: essa promoção será válida para adesões que ocorrerem no período de: 21/02/2017 a 31/08/2017. Ficando a<text:s/><text:span text:style-name="T4">exclusivo<text:s/></text:span>critério da Algar Telecom sua prorrogação ou<text:s/><text:span text:style-name="T4">alteração</text:span>."</text:p>
            <text:p/>
            <text:p>"A Algar Telecom poderá aumentar, por mera liberalidade, o valor aplicável às ofertas. Os valores, se alterados, serão comunicados aos NOVOS clientes no momento da aquisição. Para os contratos vigentes, não haverá alterações, salvo para os casos de reajuste dos produtos, segundo os índices e periodicidade aplicáveis, de acordo com a regulamentação da Agência Nacional de Telecomunicações (ANATEL)."</text:p>
          </table:table-cell>
          <table:table-cell office:value-type="string" table:style-name="ce26">
            <text:p>Excerpt<text:s/></text:p>
          </table:table-cell>
          <table:table-cell office:value-type="string" table:style-name="ce26">
            <text:p>Contrato</text:p>
            <text:p>"“constituem-se direitos do ASSINANTE:</text:p>
            <text:p>8.13. Não ser obrigado ou induzido a adquirir bens ou equipamentos que não sejam</text:p>
            <text:p>de seu interesse, bem como a não ser compelido a se submeter a<text:s/><text:span text:style-name="T4">qualquer</text:span><text:span text:style-name="T4"/></text:p>
            <text:p><text:span text:style-name="T4">condição</text:span>, salvo questões de ordem técnica, necessárias a prestação e recebimento</text:p>
            <text:p>do serviço;"<text:span text:style-name="T4"/></text:p>
            <text:p/>
            <text:p>"constituem-se obrigações da Oi:</text:p>
            <text:p/>
            <text:p>10.1. Respeitar os termos e condições previstos neste Contrato, as disposições da</text:p>
            <text:p>Resolução n.º 614, de 28 de Maio de 2013 que regula o Serviço de Comunicação</text:p>
            <text:p>Multimídia e demais normas editadas pela ANATEL, bem como,<text:s/><text:span text:style-name="T4">tornar disponíveis</text:span><text:span text:style-name="T4"/></text:p>
            <text:p><text:span text:style-name="T4">todas as informações relativas a preços, condições de prestação do serviço e</text:span><text:span text:style-name="T4"/></text:p>
            <text:p><text:span text:style-name="T4">possíveis alterações com antecedência mínima de 30 (trinta) dias</text:span>;"</text:p>
            <text:p/>
            <text:p><text:span text:style-name="T4">"13.6. O presente Contrato poderá ser alterado, a qualquer tempo,</text:span><text:span text:style-name="T4"/></text:p>
            <text:p><text:span text:style-name="T4">unilateralmente pela Oi, mediante registro em Cartório e publicação no site</text:span><text:span text:style-name="T4"/></text:p>
            <text:p><text:span text:style-name="T4">www.oi.com.br."</text:span><text:span text:style-name="T4"/></text:p>
            <text:p/>
          </table:table-cell>
          <table:table-cell office:value-type="string" table:style-name="ce26">
            <text:p>Excerpt<text:s/></text:p>
          </table:table-cell>
          <table:table-cell office:value-type="string" table:style-name="ce26">
            <text:p>Contrato</text:p>
            <text:p/>
            <text:p>"4.8. Os descontos concedidos pela OPERADORA, ressalvados os casos relativos à contratação dos Planos de Serviços, poderão ser revistos, sendo certo que serão comunicados com 30 (trinta) dias de antecedência."</text:p>
            <text:p/>
            <text:p>"XV - a não ser obrigado ou induzido a adquirir bens ou equipamentos que não sejam de seu interesse, bem como a não ser compelido a se submeter a qualquer condição, salvo diante de questão de ordem técnica, para recebimento do serviço, nos termos da regulamentação;"</text:p>
            <text:p/>
            <text:p>Pol Priv</text:p>
            <text:p>"Para alguns serviços, podemos dar a você a oportunidade de desativar a combinação dessas informações."</text:p>
          </table:table-cell>
          <table:table-cell office:value-type="string" table:style-name="ce26">
            <text:p>Contrato</text:p>
            <text:p/>
            <text:p>"2.14 É facultado à TIM, deixar de comercializar o serviço TIM LIVE, nos termos da Regulamentação do SCM e do Regulamento Geral de Direitos do Consumidor de Serviços de Telecomunicações – RGC. , desde que comunique previamente ao CLIENTE com pelo menos 30 (trinta) dias de antecedência."</text:p>
            <text:p/>
            <text:p>"(m) - à resposta eficiente e tempestiva pela prestadora, às suas reclamações, solicitações de serviços e pedidos de informação; ;"</text:p>
            <text:p/>
            <text:p>4.2. (direitos cliente)</text:p>
            <text:p>(q) a não ser obrigado ou induzido a adquirir bens ou equipamentos que não sejam de seu interesse, bem como a não ser compelido a se submeter a qualquer condição, salvo diante de questão de ordem técnica, para recebimento do serviço, nos termos da regulamentação;</text:p>
          </table:table-cell>
          <table:table-cell office:value-type="string" table:style-name="ce26">
            <text:p>Contrato</text:p>
            <text:p/>
            <text:p>(direitos cliente)</text:p>
            <text:p>"5.1.10. Não ser obrigado ou induzido a adquirir serviços, bens ou equipamentos que não sejam de seu interesse, bem como não ser compelido a se submeter a qualquer condição, salvo diante de questão de ordem técnica, para recebimento do serviço, nos termos da regulamentação."</text:p>
          </table:table-cell>
          <table:table-cell table:number-columns-repeated="16375"/>
        </table:table-row>
        <table:table-row table:style-name="ro9">
          <table:table-cell office:value-type="string" table:style-name="ce12">
            <text:p>E2</text:p>
          </table:table-cell>
          <table:table-cell office:value-type="string" table:style-name="ce26">
            <text:p>Information on what grievance and<text:s/><text:span text:style-name="T4">remediation mechanisms</text:span><text:s/>are available to enable complaints and requests for<text:s/><text:span text:style-name="T4">changes in the terms of service</text:span></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constituem-se direitos do ASSINANTE:</text:p>
            <text:p>8.8. Encaminhar reclamações ou representações contra a Oi, junto à ANATEL ou</text:p>
            <text:p>aos órgãos de defesa do consumidor, bem como a resposta eficaz e tempestiva à</text:p>
            <text:p>estas reclamações."</text:p>
            <text:p/>
            <text:p>constituem-se obrigações da Oi</text:p>
            <text:p>10.2. Prestar esclarecimentos ao ASSINANTE, de pronto e livre de ônus, face a</text:p>
            <text:p>suas reclamações relativas à fruição dos serviços;"</text:p>
          </table:table-cell>
          <table:table-cell office:value-type="string" table:style-name="ce26">
            <text:p>Excerpt<text:s/></text:p>
          </table:table-cell>
          <table:table-cell office:value-type="string" table:style-name="ce26">
            <text:p>Contrato</text:p>
            <text:p/>
            <text:p>"7.2. Além de outros direitos previstos no presente Contrato e na legislação e regulamentação aplicável, o CLIENTE tem direito:</text:p>
            <text:p>XI - à resposta eficiente e pronta às suas reclamações, pela OPERADORA;</text:p>
            <text:p>XII - ao encaminhamento de reclamações ou representações contra a OPERADORA, junto à Anatel ou aos organismos de defesa do consumidor;"</text:p>
            <text:p/>
            <text:p>8.1. Sem prejuízo de outras obrigações previstas no presente Contrato, na legislação e regulamentação, são obrigações da OPERADORA:</text:p>
            <text:p>X - prestar esclarecimentos ao CLIENTE, com rapidez e livre de ônus, face a suas reclamações relativas à fruição dos serviços;"</text:p>
            <text:p/>
            <text:p>"14.2. A OPERADORA compromete-se a divulgar no site www.sky.com.br e/ou em outros meios de comunicação as novas versões do presente Contrato, ficando facultado ao CLIENTE<text:s/><text:span text:style-name="T4">o direito de formalizar sua oposição, de forma fundamentada, em até 30 (trinta) dias contados da divulgação. Após esse prazo, passam a vigorar as novas condições contratuais.</text:span><text:span text:style-name="T4"/></text:p>
            <text:p>14.3. A eventual anulação de um dos itens do presente instrumento não invalidará as demais regras deste Contrato."</text:p>
          </table:table-cell>
          <table:table-cell office:value-type="string" table:style-name="ce26">
            <text:p>Contrato</text:p>
            <text:p>(obrigações Tim)</text:p>
            <text:p>"3.1 (h) prestar esclarecimentos ao CLIENTE, de pronto e livre de ônus, face a suas reclamações relativas à fruição dos serviços;"</text:p>
            <text:p/>
            <text:p>(direitos do cliente)</text:p>
            <text:p>"4.2 (m) - à resposta eficiente e tempestiva pela prestadora, às suas reclamações, solicitações de serviços e pedidos de informação; ;</text:p>
            <text:p/>
            <text:p>n) o encaminhamento de reclamações ou representações contra a prestadora, junto à Anatel ou aos organismos de defesa do consumidor;</text:p>
            <text:p/>
            <text:p>"8.1. O CLIENTE tem o direito de questionar os débitos lançados pela TIM, não se obrigando ao pagamento dos valores que considere indevidos, obedecido o disposto abaixo:"</text:p>
            <text:p/>
            <text:p>"8.2. O CLIENTE possui o prazo de até 3 (três) anos, a partir da data de recebimento da respectiva Fatura para contestação de débitos."</text:p>
          </table:table-cell>
          <table:table-cell office:value-type="string" table:style-name="ce26">
            <text:p>Contrato</text:p>
            <text:p/>
            <text:p>"5.1.7. Contestação de valores constantes dos documentos de cobrança que considerar indevidos, observadas as previsões da regulamentação própria.</text:p>
            <text:p/>
            <text:p>5.1.8. Resposta eficiente e tempestiva pela VIVO às suas reclamações, solicitações de serviços e pedidos de informação."</text:p>
            <text:p/>
            <text:p>5.2.3. <text:s text:c="7"/>Comunicar às autoridades competentes as irregularidades ocorridas e atos ilícitos cometidos pela VIVO.</text:p>
            <text:p/>
          </table:table-cell>
          <table:table-cell table:number-columns-repeated="16375"/>
        </table:table-row>
        <table:table-row table:style-name="ro9">
          <table:table-cell office:value-type="string" table:style-name="ce12">
            <text:p>E3</text:p>
          </table:table-cell>
          <table:table-cell office:value-type="string" table:style-name="ce23">
            <text:p>Possibility for<text:span text:style-name="T4"><text:s/>users to access</text:span><text:s/>the personal data providers hold on them</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
            <text:p>"8.18. Ao acesso, seja por meio eletrônico, correspondência ou pessoalmente, e sem</text:p>
            <text:p>qualquer ônus, ao conteúdo das gravações das chamadas efetuadas pelo</text:p>
            <text:p>ASSINANTE à Central de Atendimento da Oi, observado o prazo determinado no</text:p>
            <text:p>item 10.8 do presente Contrato."</text:p>
          </table:table-cell>
          <table:table-cell office:value-type="string" table:style-name="ce26">
            <text:p>Excerpt<text:s/></text:p>
          </table:table-cell>
          <table:table-cell office:value-type="string" table:style-name="ce26">
            <text:p>Contrato</text:p>
            <text:p/>
            <text:p/>
            <text:p>"7.2. Além de outros direitos previstos no presente Contrato e na legislação e regulamentação aplicável, o CLIENTE tem direito:</text:p>
            <text:p/>
            <text:p>XX – ao acesso, por meio eletrônico, correspondência ou pessoalmente, a seu critério e sem qualquer ônus, ao conteúdo das gravações das chamadas por ele efetuadas ao Centro de Atendimento ao usuário da OPERADORA, em até 10 (dez) dias."</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12">
            <text:p>E4</text:p>
          </table:table-cell>
          <table:table-cell office:value-type="string" table:style-name="ce12">
            <text:p>Possibility for<text:s/><text:span text:style-name="T4">users to request</text:span><text:s/>amendment of personal data</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12">
            <text:p>E5</text:p>
          </table:table-cell>
          <table:table-cell office:value-type="string" table:style-name="ce12">
            <text:p>Possibility for<text:span text:style-name="T4"><text:s/>users to</text:span><text:s/><text:span text:style-name="T4">delete</text:span><text:s/>personal data already collected</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12">
            <text:p>E6</text:p>
          </table:table-cell>
          <table:table-cell office:value-type="string" table:style-name="ce26">
            <text:p>Possibility for<text:span text:style-name="T4"><text:s/>users to withdraw consent</text:span><text:s/>at any time for the processing of their personal data</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
            <text:p>"5.3 O CLIENTE tem a opção de autorizar ou não a VIVO a enviar-lhe, e-mails, malas diretas, encartes ou qualquer outro instrumento de comunicação ofertando serviços e/ou produtos da VIVO ou empresas a esta relacionada ou parceiras, bem como fornecer a estas os dados cadastrais/pessoais fornecidos para a presente contratação, para a oferta de seus produtos e/ou serviços. Tais permissões podem ser revogadas pelo CLIENTE, a qualquer momento, por meio de solicitação feita à Central de Relacionamento com o CLIENTE."<text:s/></text:p>
            <text:p/>
            <text:p>"13.6 O CLIENTE desde já autoriza a VIVO a divulgar o seu nome como parte da relação de Clientes no Brasil.<text:s/><text:span text:style-name="T4">O CLIENTE poderá cancelar a autorização prevista neste item, a qualquer tempo, sem justificativa</text:span>, mediante prévio aviso por escrito à VIVO."</text:p>
          </table:table-cell>
          <table:table-cell table:number-columns-repeated="16375"/>
        </table:table-row>
        <table:table-row table:style-name="ro9">
          <table:table-cell office:value-type="string" table:style-name="ce12">
            <text:p>E7</text:p>
          </table:table-cell>
          <table:table-cell office:value-type="string" table:style-name="ce12">
            <text:p>Commitment to not collecting<text:s/><text:span text:style-name="T4">applications logs</text:span></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12">
            <text:p>E8</text:p>
          </table:table-cell>
          <table:table-cell office:value-type="string" table:style-name="ce26">
            <text:p>Commitment to applying<text:s/><text:span text:style-name="T4">standards of security</text:span></text:p>
          </table:table-cell>
          <table:table-cell office:value-type="string" table:style-name="ce26">
            <text:p>PUA</text:p>
            <text:p>A Algar Telecom respeita a privacidade de seus clientes e usuários, mantendo as informações coletadas sob rígidos padrões de segurança e confidencialidade.<text:s/></text:p>
          </table:table-cell>
          <table:table-cell office:value-type="string" table:style-name="ce26">
            <text:p>Contrato</text:p>
            <text:p>"O acesso a REDE WIFI PUBLICA da PRESTADORA poderá ser disponibilizado a partir do equipamento Cable Modem de propriedade da</text:p>
            <text:p>PRESTADORA e cedido ao ASSINANTE para prestação do serviço NET VIRTUA</text:p>
            <text:p>contratado. Neste caso, o equipamento Cable Modem também será considerado</text:p>
            <text:p>um Hotspot transmitindo simultaneamente outra rede, com oferta distinta de</text:p>
            <text:p>capacidade de transmissão, emissão e recepção de informações multimídia,</text:p>
            <text:p>independente da rede NET VIRTUA do ASSINANTE, não interferindo no</text:p>
            <text:p>desempenho, na segurança ou na privacidade do serviço NET VIRTUA</text:p>
            <text:p>contratado pelo ASSINANTE."</text:p>
            <text:p/>
            <text:p>PolPriv</text:p>
            <text:p>"Qualquer informação que nossos clientes nos passem serão coletadas e guardadas de acordo com padrões rígidos de segurança e confidencialidade."</text:p>
          </table:table-cell>
          <table:table-cell office:value-type="string" table:style-name="ce26">
            <text:p>PUA</text:p>
            <text:p>3.1. Diretrizes</text:p>
            <text:p>Segurança da Informação: É o conjunto de ações e controles com vista a garantir a preservação dos aspectos de confidencialidade, integridade, disponibilidade, autenticidade e conformidade das informações.</text:p>
          </table:table-cell>
          <table:table-cell office:value-type="string" table:style-name="ce26">
            <text:p>Pol Privac</text:p>
            <text:p>"A Sercomtel zela pela segurança no<text:s/><text:span text:style-name="T4">acesso aos seus sistemas</text:span>, portanto, todas as senhas são armazenadas de forma criptografada, razão pela qual não fornece,</text:p>
            <text:p>não solicita e não altera as senhas de acesso cadastradas pelos usuários."</text:p>
          </table:table-cell>
          <table:table-cell office:value-type="string" table:style-name="ce26">
            <text:p>Contrato</text:p>
            <text:p/>
            <text:p>"7.2. Além de outros direitos previstos no presente Contrato e na legislação e regulamentação aplicável, o CLIENTE tem direito:</text:p>
            <text:p>X – ao respeito de sua privacidade nos documentos de cobrança e na utilização de seus dados pessoais pela OPERADORA;"</text:p>
            <text:p/>
            <text:p>"8.1. Sem prejuízo de outras obrigações previstas no presente Contrato, na legislação e regulamentação, são obrigações da OPERADORA:</text:p>
            <text:p>XIV - zelar pelo sigilo inerente aos serviços de telecomunicações e pela confidencialidade dos dados e informações do CLIENTE, empregando todos os meios e tecnologia necessários para tanto."</text:p>
            <text:p/>
            <text:p/>
            <text:p>Pol Priv</text:p>
            <text:p>A SKY procura assegurar as informações pessoais de identificação que você fornece, armazenando internamente essas informações. Por mais que o nosso sistema seja seguro, nenhum sistema de segurança é completamente impenetrável. Sendo assim, não temos como garantir segurança absoluta de nosso banco de dados e nem podemos garantir que as informações pessoais de identificação que você forneceu não possam ser interceptadas quando a transmissão é feita pela Internet.<text:s/></text:p>
          </table:table-cell>
          <table:table-cell office:value-type="string" table:style-name="ce26">
            <text:p>Contrato</text:p>
            <text:p/>
            <text:p>3.1 (r) observar o dever de zelar estritamente pelo sigilo inerente aos serviços de telecomunicações e pela confidencialidade quanto aos dados e informações do assinante, empregando todos os meios e tecnologia necessárias para assegurar este direito dos usuários;</text:p>
            <text:p/>
            <text:p>"4.2 (j) o respeito de sua privacidade nos documentos de cobrança e na utilização de seus dados pessoais pela prestadora;"</text:p>
            <text:p/>
          </table:table-cell>
          <table:table-cell office:value-type="string" table:style-name="ce26">
            <text:p>Contrato</text:p>
            <text:p/>
            <text:p>(direitos cliente)</text:p>
            <text:p>"5.1.5. Respeito à sua privacidade nos documentos de cobrança e na utilização de seus dados pessoais pela VIVO, nos termos da legislação e regulamentação aplicável."</text:p>
            <text:p/>
            <text:p>"5.2.10. Responsabilizar-se pelo uso adequado de senhas ou outros dispositivos de segurança eventualmente disponibilizados pela VIVO, cuja utilização está sob sua responsabilidade.</text:p>
            <text:p/>
            <text:p>5.2.15. Comunicar à VIVO, através do Centro de Atendimento Telefônico, toda e qualquer irregularidade ou mau funcionamento do serviço ou fato nocivo à segurança, visando possibilitar a adequada assistência e/ou orientação pela VIVO.</text:p>
            <text:p/>
            <text:p>13.1. Os dados pessoais do CLIENTE recolhidos pela VIVO no âmbito deste Contrato serão tratados na forma da legislação vigente e regulamentação aplicável, exclusivamente com o objetivo de prestação do(s) serviço(s) de telecomunicação (ões) objeto deste Contrato, bem como para análise de perfil do CLIENTE, ou para finalidades de marketing, por forma a (i) garantir a adequação das melhores ofertas de acordo com as necessidades do CLIENTE; e (ii) melhorar a performance dos serviços prestados, podendo ainda os mesmos ser tratados pela VIVO, seus parceiros ou por terceiros por contratados pela VIVO, de forma anonimizada de modo a permitir análise e construção de padrões, comportamentos, escolhas, e consumos para as finalidades aqui previstas.</text:p>
            <text:p/>
            <text:p>13.2 Os dados pessoais do CLIENTE recolhidos pela VIVO no âmbito deste Contrato serão armazenados pela VIVO ou por um terceiro subcontratado pela VIVO pelo prazo de 5 (cinco) anos, sendo os Contratos armazenados pelo prazo de 10 (dez) anos, por forma a garantir o cumprimento das correspondentes obrigações legais aplicáveis,<text:s/><text:span text:style-name="T4">sendo garantido aos CLIENTES que o armazenamento dos seus dados pessoais pela VIVO ou por terceiros subcontratados será efetuada mediante a adoção de medidas de segurança e proteção física e lógica das informações."</text:span><text:span text:style-name="T4"/></text:p>
            <text:p/>
            <text:p>"13.3. Por estipulação legal, a VIVO irá armazenar os registros da sua conexão à Internet pelo prazo de 1 (um) ano,<text:s/><text:span text:style-name="T4">garantindo para este efeito a adoção de medidas de segurança física e lógica e que permitem salvaguardar a proteção e segurança, sigilo e confidencialidade dos registros de conexão</text:span>, pelo que após o decurso do prazo de 1 (um) ano, a VIVO eliminará todos os registros de conexão dos seus registros. A autoridade policial ou administrativa ou o Ministério Público poderão requerer cautelarmente o armazenamento dos registros de conexão por um prazo adicional, em relação ao prazo previsto."</text:p>
            <text:p/>
            <text:p>(contraditório)</text:p>
            <text:p>"30.2.7<text:s/><text:span text:style-name="T4">Responsabilizar-se integralmente pela segurança de seus dados e sistemas</text:span>, utilizando-se, caso entenda necessário, de softwares de proteção, os quais não fazem parte do objeto deste contrato e cuja contratação deverá ser realizada diretamente pelo CLIENTE, preservando-se contra a perda de dados, perdas financeiras, invasão de rede e outros eventuais danos causados aos equipamentos de sua propriedade, não cabendo qualquer tipo de ressarcimento ou indenização, por parte da VIVO, na ocorrência dessas referidas hipóteses."</text:p>
            <text:p/>
            <text:p/>
            <text:p>Pol Priv<text:s/></text:p>
            <text:p/>
            <text:p>"<text:span text:style-name="T4">Trabalhamos para garantir o direito fundamental à privacidade<text:s/></text:span>estabelecendo processos e utilizando as melhores tecnologias</text:p>
            <text:p>disponíveis com o objetivo de:</text:p>
            <text:p>&gt;&gt;<text:s/><text:span text:style-name="T4">Proteger a confidencialidade das informações dos clientes que nos foi confiada, por meio de nossos sites, para a</text:span><text:span text:style-name="T4"/></text:p>
            <text:p><text:span text:style-name="T4">prestação dos serviços.</text:span><text:span text:style-name="T4"/></text:p>
            <text:p>&gt;&gt;<text:s/><text:span text:style-name="T4">Aplicar controles de segurança para mitigar o risco de vazamento de dados e demais ameaças à segurança das</text:span><text:span text:style-name="T4"/></text:p>
            <text:p><text:span text:style-name="T4">informações.</text:span><text:span text:style-name="T4"/></text:p>
            <text:p>Além disso, estabelecemos Políticas de Segurança aprovadas pelos nossos executivos, a partir das quais assumimos o compromisso de</text:p>
            <text:p><text:span text:style-name="T4">zelar pelo cumprimento da legislação em vigor com foco na proteção das informações do cliente."</text:span></text:p>
          </table:table-cell>
          <table:table-cell table:number-columns-repeated="16375"/>
        </table:table-row>
        <table:table-row table:style-name="ro9">
          <table:table-cell office:value-type="string" table:style-name="ce12">
            <text:p>E9</text:p>
          </table:table-cell>
          <table:table-cell office:value-type="string" table:style-name="ce26">
            <text:p>Commitment to applying<text:s/><text:span text:style-name="T4">standards of encryption</text:span></text:p>
          </table:table-cell>
          <table:table-cell office:value-type="string" table:style-name="ce26">
            <text:p>Excerpt<text:s/></text:p>
          </table:table-cell>
          <table:table-cell office:value-type="string" table:style-name="ce26">
            <text:p>PolPriv</text:p>
            <text:p>"Todas as informações coletadas dos usuários trafegam de forma segura, utilizando processo de criptografia padrão da Internet"</text:p>
          </table:table-cell>
          <table:table-cell office:value-type="string" table:style-name="ce26">
            <text:p>Excerpt<text:s/></text:p>
          </table:table-cell>
          <table:table-cell office:value-type="string" table:style-name="ce26">
            <text:p>Pol Privac</text:p>
            <text:p>"A Sercomtel zela pela segurança no<text:s/><text:span text:style-name="T4">acesso aos seus sistemas</text:span>, portanto, todas as senhas são armazenadas de forma criptografada, razão pela qual não fornece,</text:p>
            <text:p>não solicita e não altera as senhas de acesso cadastradas pelos usuário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12">
            <text:p>E10</text:p>
          </table:table-cell>
          <table:table-cell office:value-type="string" table:style-name="ce12">
            <text:p>Commitment to allowing<text:s/><text:span text:style-name="T4">users to encrypt</text:span><text:s/>their content</text:p>
          </table:table-cell>
          <table:table-cell office:value-type="string" table:style-name="ce26">
            <text:p>Excerpt<text:s/></text:p>
          </table:table-cell>
          <table:table-cell office:value-type="string" table:style-name="ce26">
            <text:p>Excerpt</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12">
            <text:p>E11</text:p>
          </table:table-cell>
          <table:table-cell office:value-type="string" table:style-name="ce12">
            <text:p>Information on right to<text:s/><text:span text:style-name="T4">anonymity</text:span></text:p>
          </table:table-cell>
          <table:table-cell office:value-type="string" table:style-name="ce26">
            <text:p>Excerpt<text:s/></text:p>
          </table:table-cell>
          <table:table-cell office:value-type="string" table:style-name="ce26">
            <text:p>Contrato</text:p>
            <text:p>"a) O ASSINANTE será responsável por manter as configurações da</text:p>
            <text:p>máquina para acesso aos serviços aqui contratados,<text:s/><text:span text:style-name="T4">sendo proibido alterar</text:span><text:span text:style-name="T4"/></text:p>
            <text:p><text:span text:style-name="T4">estas configurações na tentativa de responsabilizar terceiros ou ocultar a</text:span><text:span text:style-name="T4"/></text:p>
            <text:p><text:span text:style-name="T4">identidade ou autoria</text:span>."</text:p>
          </table:table-cell>
          <table:table-cell office:value-type="string" table:style-name="ce26">
            <text:p>Excerpt<text:s/></text:p>
          </table:table-cell>
          <table:table-cell office:value-type="string" table:style-name="ce26">
            <text:p>Contrato</text:p>
            <text:p/>
            <text:p>"25º...<text:s/><text:span text:style-name="T4">O CLIENTE não poderá alterar as configurações do computador / CPE que for utilizado para acessar os serviços,</text:span><text:span text:style-name="T4"/></text:p>
            <text:p><text:span text:style-name="T4">objeto deste contrato, com o intuito de responsabilizar terceiros ou ocultar a identidade ou autoria.</text:span><text:s/>A não observação do</text:p>
            <text:p>disposto nesta cláusula autoriza a SERCOMTEL a disponibilizar a qualquer tempo às autoridades competentes, toda e</text:p>
            <text:p>qualquer informação sobre o CLIENTE, bem como cancelar a conta, sem aviso prévio, respondendo, ainda, o CLIENTE,</text:p>
            <text:p>civil e penalmente pelos atos praticados."</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
            <text:p>"13.1. Os dados pessoais do CLIENTE recolhidos pela VIVO no âmbito deste Contrato serão tratados na forma da legislação vigente e regulamentação aplicável, exclusivamente com o objetivo de prestação do(s) serviço(s) de telecomunicação (ões) objeto deste Contrato, bem como para análise de perfil do CLIENTE, ou para finalidades de marketing, por forma a (i) garantir a adequação das melhores ofertas de acordo com as necessidades do CLIENTE; e<text:span text:style-name="T4"><text:s/>(ii) melhorar a performance dos serviços prestados, podendo ainda os mesmos ser tratados pela VIVO, seus parceiros ou por terceiros por contratados pela VIVO, de forma anonimizada de modo a permitir análise e construção de padrões, comportamentos, escolhas, e consumos para as finalidades aqui previstas."</text:span></text:p>
          </table:table-cell>
          <table:table-cell table:number-columns-repeated="16375"/>
        </table:table-row>
        <table:table-row table:style-name="ro8">
          <table:table-cell table:style-name="ce12"/>
          <table:table-cell office:value-type="string" table:style-name="ce29">
            <text:p>Non discrimination and equity</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table:number-columns-repeated="16375"/>
        </table:table-row>
        <table:table-row table:style-name="ro9">
          <table:table-cell office:value-type="string" table:style-name="ce12">
            <text:p>D1</text:p>
          </table:table-cell>
          <table:table-cell office:value-type="string" table:style-name="ce26">
            <text:p>Considerations on protection of<text:s/><text:span text:style-name="T4">net neutrality</text:span></text:p>
          </table:table-cell>
          <table:table-cell office:value-type="string" table:style-name="ce26">
            <text:p/>
            <text:p>PUA</text:p>
            <text:p>"A Algar Telecom não exerce inspeção e controle sobre o conteúdo das informações originadas, armazenadas,</text:p>
            <text:p>ou mesmo transmitidas através de sua infra-estrutura de rede. Seus clientes são responsáveis por certificar-se</text:p>
            <text:p>que suas informações estejam de acordo com as leis, normas e regulamentações aplicáveis, e com esta PUA."</text:p>
          </table:table-cell>
          <table:table-cell office:value-type="string" table:style-name="ce26">
            <text:p>Excerpt<text:s/></text:p>
          </table:table-cell>
          <table:table-cell office:value-type="string" table:style-name="ce26">
            <text:p>Excerpt</text:p>
          </table:table-cell>
          <table:table-cell office:value-type="string" table:style-name="ce26">
            <text:p>Contrato</text:p>
            <text:p/>
            <text:p>"§ 28º. A Sercomtel reserva-se o direito de preservar a performance da rede de banda larga, priorizando o tráfego de</text:p>
            <text:p>determinados protocolos, em tempo integral ou por período determinado."</text:p>
          </table:table-cell>
          <table:table-cell office:value-type="string" table:style-name="ce26">
            <text:p>Contrato</text:p>
            <text:p/>
            <text:p>"3.8. A OPERADORA poderá adotar medidas de bloqueio ou<text:s/><text:span text:style-name="T4">gerenciamento de tráfego que se mostrarem indispensáveis à garantia de segurança e da estabilidade do serviço e das redes que lhe dão suporte</text:span>. Nesta hipótese, a OPERADORA divulgará os critérios no website www.sky.com.br."</text:p>
          </table:table-cell>
          <table:table-cell office:value-type="string" table:style-name="ce26">
            <text:p>Contrato</text:p>
            <text:p/>
            <text:p>"(c) o tratamento não discriminatório quanto às condições de acesso e fruição do serviço, desde que presentes as condições técnicas necessárias e observado o disposto na regulamentação vigente;"</text:p>
            <text:p/>
            <text:p/>
            <text:p>12.4. A TIM não possui a obrigação de fiscalizar ou, de qualquer forma, acompanhar ou controlar o conteúdo veiculado pelo CLIENTE, isentando-se a TIM, nesse caso, de qualquer responsabilidade pela veiculação de conteúdo ilegal, imoral ou anti-ético por parte do CLIENTE."</text:p>
          </table:table-cell>
          <table:table-cell office:value-type="string" table:style-name="ce26">
            <text:p>Contrato</text:p>
            <text:p>(direitos e obrigações Vivo)</text:p>
            <text:p>"29.1.2 Configurar, supervisionar, manter e controlar o VIVO INTERNET, de modo a garantir seu funcionamento, até a porta de saída do modem, no endereço do CLIENTE." - PODERIA TER SE COMPROMETIDO AQUI.</text:p>
          </table:table-cell>
          <table:table-cell table:number-columns-repeated="16375"/>
        </table:table-row>
        <table:table-row table:style-name="ro9">
          <table:table-cell office:value-type="string" table:style-name="ce4">
            <text:p>D2</text:p>
          </table:table-cell>
          <table:table-cell office:value-type="string" table:style-name="ce26">
            <text:p>Commitment to<text:s/><text:span text:style-name="T4">non discrimination</text:span><text:s/>against, or prioritization of content on the basis of origin, destination or service provider</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
            <text:p>"constituem-se direitos do ASSINANTE:</text:p>
            <text:p>8.1. Receber tratamento não<text:s/><text:span text:style-name="T4">discriminatório</text:span><text:s/>quanto às condições de acesso e</text:p>
            <text:p>fruição do SERVIÇO BANDA LARGA DA OI;"</text:p>
            <text:p/>
            <text:p>constituem-se obrigações da Oi</text:p>
            <text:p>10.3. Não impor tratamento discriminatório quanto às condições de acesso e fruição</text:p>
            <text:p>do SERVIÇO BANDA LARGA DA OI;</text:p>
          </table:table-cell>
          <table:table-cell office:value-type="string" table:style-name="ce26">
            <text:p>Contrato</text:p>
            <text:p/>
            <text:p>"§ 28º. A Sercomtel reserva-se o direito de preservar a performance da rede de banda larga, priorizando o tráfego de</text:p>
            <text:p>determinados protocolos, em tempo integral ou por período determinado."</text:p>
          </table:table-cell>
          <table:table-cell office:value-type="string" table:style-name="ce26">
            <text:p>Contrato</text:p>
            <text:p/>
            <text:p>"3.8. A OPERADORA poderá adotar medidas de bloqueio ou<text:s/><text:span text:style-name="T4">gerenciamento de tráfego que se mostrarem indispensáveis à garantia de segurança e da estabilidade do serviço e das redes que lhe dão suporte</text:span>. Nesta hipótese, a OPERADORA divulgará os critérios no website www.sky.com.br."</text:p>
            <text:p/>
            <text:p>"7.2. Além de outros direitos previstos no presente Contrato e na legislação e regulamentação aplicável, o CLIENTE tem direito:</text:p>
            <text:p>III - ao<text:s/><text:span text:style-name="T4">tratamento não discriminatório quanto às condições de acesso e fruição do serviço</text:span>;"</text:p>
          </table:table-cell>
          <table:table-cell office:value-type="string" table:style-name="ce26">
            <text:p>Contrato</text:p>
            <text:p/>
            <text:p>"(c) o tratamento não discriminatório quanto às condições de acesso e fruição do serviço, desde que presentes as condições técnicas necessárias e observado o disposto na regulamentação vigente;"</text:p>
            <text:p/>
            <text:p/>
            <text:p>12.4. A TIM não possui a obrigação de fiscalizar ou, de qualquer forma, acompanhar ou controlar o conteúdo veiculado pelo CLIENTE, isentando-se a TIM, nesse caso, de qualquer responsabilidade pela veiculação de conteúdo ilegal, imoral ou anti-ético por parte do CLIENTE."</text:p>
          </table:table-cell>
          <table:table-cell office:value-type="string" table:style-name="ce26">
            <text:p>Contrato</text:p>
            <text:p>(direitos e obrigações Vivo)</text:p>
            <text:p>"29.1.2 Configurar, supervisionar, manter e controlar o VIVO INTERNET, de modo a garantir seu funcionamento, até a porta de saída do modem, no endereço do CLIENTE." - PODERIA TER SE COMPROMETIDO AQUI.</text:p>
          </table:table-cell>
          <table:table-cell table:number-columns-repeated="16375"/>
        </table:table-row>
        <table:table-row table:style-name="ro9">
          <table:table-cell office:value-type="string" table:style-name="ce4">
            <text:p>D3</text:p>
          </table:table-cell>
          <table:table-cell office:value-type="string" table:style-name="ce26">
            <text:p>Commitment to<text:s/><text:span text:style-name="T4">non-restriction</text:span><text:s/>of content, applications or services a user can access</text:p>
          </table:table-cell>
          <table:table-cell office:value-type="string" table:style-name="ce26">
            <text:p>"k. <text:s text:c="7"/>Não utilizar os serviços prestados pela ALGAR TELECOM, para propagar e/ou manter portal ou site na Internet com conteúdos que: (i) coloquem à disposição ou possibilitem o acesso às mensagens que sejam ilegais, que infrinja direitos autorai<text:span text:style-name="T4">s, que ofenda a moral e os bons c</text:span>ostumes, ou praticar qualquer ato ilícito, violento, pornográfico, degradante; que veiculem, incitem ou estimulem a pedofilia; cause danos a terceiros a propriedade intelectual, aos direitos à honra, à vida privada, à imagem, à intimidade pessoal e familiar; (ii) que possuam e enviem SPAM, vírus, Phishing SCAM ou quaisquer outros tipos de mensagens ou programa não solicitados ou com conteúdo malicioso; (iii) incitem a prática de atos discriminatórios, seja em razão de sexo, raça, religião, crenças, idade ou qualquer outra condição; (iv) induzam ou possam induzir a um estado inaceitável de ansiedade ou temor; (v) induzam ou incitem práticas perigosas, de risco ou nocivas para a saúde e para o equilíbrio psíquico; (vi) sejam falsos, ambíguos, inexatos, exagerados ou extemporâneos, de forma que possam induzir a erro sobre seu objeto ou sobre as intenções ou propósitos do comunicador; (vii) violem o sigilo das comunicações; e (viii) constituam publicidades ilícitas, enganosas ou desleais."</text:p>
          </table:table-cell>
          <table:table-cell office:value-type="string" table:style-name="ce26">
            <text:p>Contrato</text:p>
            <text:p>"O ASSINANTE poderá utilizar o serviço NET VÍRTUA para quaisquer fins</text:p>
            <text:p>lícitos, tais como, mas não limitado a: (i) meio de conexão de um computador ou</text:p>
            <text:p>rede de computadores a pontos remotos dentro da área de prestação de serviços,</text:p>
            <text:p>ou (ii) meio de conexão de um computador ou rede de computadores a</text:p>
            <text:p>EMPRESAS provedoras de conteúdo, serviços e aplicações disponibilizados na</text:p>
            <text:p>rede mundial de computadores – INTERNET"</text:p>
          </table:table-cell>
          <table:table-cell office:value-type="string" table:style-name="ce26">
            <text:p>Contrato</text:p>
            <text:p/>
            <text:p>"7.7. É vedado ao ASSINANTE utilizar o SERVIÇO BANDA LARGA DA OI para</text:p>
            <text:p>práticas que desrespeitem a lei, a moral e os bons costumes, tais como invadir</text:p>
            <text:p>a privacidade, atentar contra a honra ou intimidade alheia e/ou prejudicar</text:p>
            <text:p>outros membros da comunidade, tentar obter acesso ilegal a banco de dados</text:p>
            <text:p>de terceiros sem prévia autorização, enviar mensagens individuais e coletivas</text:p>
            <text:p>de e-mail não solicitadas (spam mails) de qualquer tipo de conteúdo."</text:p>
          </table:table-cell>
          <table:table-cell office:value-type="string" table:style-name="ce26">
            <text:p>Contrato</text:p>
            <text:p/>
            <text:p>"§ 26º... Na forma da lei, o respeitará os direitos autorais dos , , programas, CLIENTE softwares hardwares sistemas, serviços,</text:p>
            <text:p>tecnologias, marcas, nomes, obras e tudo o mais a que venha a ter acesso através do Plano de Serviço contratado, ficando</text:p>
            <text:p>diretamente responsável, civil e penalmente, perante os titulares do direito violado, pelos danos causados e tudo o mais que</text:p>
            <text:p>lhes venha a causar.""</text:p>
            <text:p/>
            <text:p>"§ 4º. A SERCOMTEL poderá suspender a prestação dos serviços ou proceder o desligamento das conexões que possam</text:p>
            <text:p>estar causando, comprovadamente, danos a rede pública de telecomunicações, no caso de inadimplência ou o não</text:p>
            <text:p>atendimento ao § 2º desta Cláusula."</text:p>
          </table:table-cell>
          <table:table-cell office:value-type="string" table:style-name="ce26">
            <text:p>Contrato</text:p>
            <text:p/>
            <text:p>"3.8. A OPERADORA poderá adotar medidas de<text:s/><text:span text:style-name="T4">bloqueio<text:s/></text:span>ou<text:s/><text:span text:style-name="T4">gerenciamento de tráfego que se mostrarem indispensáveis à garantia de segurança e da estabilidade do serviço e das redes que lhe dão suporte</text:span>. Nesta hipótese, a OPERADORA divulgará os critérios no website www.sky.com.br."</text:p>
            <text:p/>
            <text:p>"9.6. Constitui situação de rescisão, imediata, por justa causa a utilização de práticas que afrontem a lei, os usos e costumes considerados razoáveis e normalmente aceitos no ambiente da Internet, a<text:s/><text:span text:style-name="T4">Propriedade Intelectual ou o Direito Autoral</text:span>, a invasão de privacidade ou ofensa à honra ou qualquer outro direito de terceiros, a tentativa ou acesso de banco de dados ou sistema informatizado das partes ou de terceiros, a tentativa ou efetiva violação de senhas de terceiros, o envio de mensagens coletivas de e-mail (spam) a grupos de usuários ofertando produtos ou serviços de qualquer natureza que não sejam de interesse dos destinatários ou que não tenham consentimento expresso destes, bem como a disseminação de vírus, cavalos de tróia, spywares ou similares de qualquer natureza.";"</text:p>
            <text:p/>
            <text:p>Contraditório:</text:p>
            <text:p/>
            <text:p>3.11. A OPERADORA defende a liberdade de escolha e expressão e repudia qualquer restrição à manifestação do pensamento, criação, expressão e informação, sob qualquer forma, processo ou veículo, e envidará seus esforços para evitar que eventual legislação superveniente estabeleça censura ou discriminação, direta ou indireta, de natureza política, ideológica ou artística, seja por meio de quotas ou por qualquer outro meio, de modo a prejudicar os direitos de seus CLIENTES.</text:p>
          </table:table-cell>
          <table:table-cell office:value-type="string" table:style-name="ce26">
            <text:p>Contrato</text:p>
            <text:p/>
            <text:p>"4.1 (obrigações clientes)</text:p>
            <text:p/>
            <text:p>(b) Não armazenar e/ou transmitir pela rede, interna e/ ou externa, qualquer programa ou aplicação que viole o disposto na legislação aplicável e/ou o disposto no presente Contrato<text:s/><text:span text:style-name="T4">ou qualquer outro que a TIM, a seu exclusivo critério, identifique e julgue como estando em desacordo com sua política interna</text:span>, bem como não interceptar ou monitorar qualquer material a partir de qualquer ponto da rede da TIM que não seja expressamente endereçado ao CLIENTE;"</text:p>
            <text:p/>
            <text:p>"17.2 O CLIENTE reconhece e concorda que a prestação do serviço TIM LIVE poderá ser temporariamente afetado ou interrompido, total ou parcialmente, em razões técnicas como de outras circunstancias, inclusive fenômenos atmosféricos/climáticos/ambientais, efetivação de reparos, manutenção e substituição de equipamentos relacionados a prestação do LIVE TIM ou, ainda ,<text:s/><text:span text:style-name="T4">a critério da TIM, quando julgar necessário resguardar, preventivamente, a integridade de seu sistema e a segurança de seus CLIENTES</text:span>"</text:p>
            <text:p/>
            <text:p>Regulamento</text:p>
            <text:p/>
            <text:p>"h) Agir conforme as regras da moral e dos bons costumes, de modo a não enviar mensagens e/ou arquivos não solicitados, sem advertências ou filtros adequados ao conteúdo,<text:s/><text:span text:style-name="T4">que contenham materiais pornográficos, obscenos ou de cunho sexual, incluindo imagens, caricaturas e piadas</text:span>;"</text:p>
            <text:p/>
          </table:table-cell>
          <table:table-cell office:value-type="string" table:style-name="ce26">
            <text:p>Contrato</text:p>
            <text:p>30.3 Não poderá o CLIENTE utilizar práticas que desrespeitem a lei, a moral, os bons costumes, comprometam a imagem pública da VIVO ou, ainda, contrárias aos usos e costumes considerados razoáveis e normalmente aceitos no ambiente da Internet, tais como, mas não se restringindo a:<text:s/></text:p>
            <text:p/>
            <text:p>g) divulgar e/ou transmitir mensagens e/ou conteúdos racistas, pornográficos, pedófilos ou quaisquer outros que violem a legislação vigente;"</text:p>
            <text:p/>
            <text:p>"h) produzir cópias, retransmitir, promover exibição pública ou qualquer outra forma de utilização que, direta ou indiretamente, tenha o intuito de lucro ou que, ainda que não o tenha, caracterize violação a direitos autorais de terceiros ou quaisquer direitos relacionados à propriedade intelectual, sendo as transgressões passíveis de penalidades civis e criminais;"</text:p>
            <text:p/>
            <text:p>12.2 A VIVO não se responsabiliza pelo conteúdo das informações trocadas entre usuários, nem pelo uso indevido de redes de telecomunicações, sendo tais práticas de responsabilidade exclusiva do CLIENTE,<text:s/><text:span text:style-name="T4">o qual deverá respeitar as leis e regulamentos vigentes, direcionando o uso do serviço de forma ética e moral, atendendo à sua finalidade e natureza, respeitando a intimidade e privacidade de dados</text:span>, tais como, mas não se limitando, a senhas e informações de uso exclusivo e/ou confidencial</text:p>
          </table:table-cell>
          <table:table-cell table:number-columns-repeated="16375"/>
        </table:table-row>
        <table:table-row table:style-name="ro9">
          <table:table-cell office:value-type="string" table:style-name="ce4">
            <text:p>D4</text:p>
          </table:table-cell>
          <table:table-cell office:value-type="string" table:style-name="ce26">
            <text:p>Commitment to only<text:s/><text:span text:style-name="T4">prioritising or de-prioritising</text:span><text:s/>content for the purpose of network management<text:s/><text:span text:style-name="T4">when strictly required</text:span></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p>
          </table:table-cell>
          <table:table-cell office:value-type="string" table:style-name="ce26">
            <text:p>Contrato</text:p>
            <text:p/>
            <text:p>"§ 28º. A Sercomtel reserva-se o direito de preservar a performance da rede de banda larga,<text:s/><text:span text:style-name="T4">priorizando o tráfego de</text:span><text:span text:style-name="T4"/></text:p>
            <text:p><text:span text:style-name="T4">determinados protocolos, em tempo integral ou por período determinado</text:span>."</text:p>
          </table:table-cell>
          <table:table-cell office:value-type="string" table:style-name="ce26">
            <text:p>Contrato</text:p>
            <text:p/>
            <text:p>"3.8. A OPERADORA poderá adotar medidas de bloqueio ou<text:s/><text:span text:style-name="T4">gerenciamento de tráfego que se mostrarem indispensáveis à garantia de segurança e da estabilidade do serviço e das redes que lhe dão suporte</text:span>. Nesta hipótese, a OPERADORA divulgará os critérios no website www.sky.com.br."</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4">
            <text:p>D5</text:p>
          </table:table-cell>
          <table:table-cell office:value-type="string" table:style-name="ce26">
            <text:p>Statement on not conditioning the provision of<text:s/><text:span text:style-name="T4">free services</text:span><text:s/>on restricted access to content, applications or service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4">
            <text:p>D6</text:p>
          </table:table-cell>
          <table:table-cell office:value-type="string" table:style-name="ce26">
            <text:p>Commitment to only<text:s/><text:span text:style-name="T4">restricting access</text:span><text:s/>to content, applications or services where an<text:s/><text:span text:style-name="T4">order is issued by an independent judicial authority</text:span></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p>
          </table:table-cell>
          <table:table-cell office:value-type="string" table:style-name="ce26">
            <text:p>Excerpt<text:s/></text:p>
          </table:table-cell>
          <table:table-cell office:value-type="string" table:style-name="ce26">
            <text:p>Contrato</text:p>
            <text:p/>
            <text:p>3.11. A OPERADORA defende a liberdade de escolha e expressão e repudia qualquer restrição à manifestação do pensamento, criação, expressão e informação, sob qualquer forma, processo ou veículo, e envidará seus esforços para evitar que eventual legislação superveniente estabeleça censura ou discriminação, direta ou indireta, de natureza política, ideológica ou artística, seja por meio de quotas ou por qualquer outro meio, de modo a prejudicar os direitos de seus CLIENTES. O CLIENTE concorda que, em caso de alteração legislativa superveniente potencialmente violadora de tais garantias constitucionais, a OPERADORA poderá manter o conteúdo e a característica dos Serviços oferecidos no momento imediatamente anterior à publicação de tais normas até que se decida em última instância sobre sua constitucionalidade."</text:p>
            <text:p/>
            <text:p>"7.2. Além de outros direitos previstos no presente Contrato e na legislação e regulamentação aplicável, o CLIENTE tem direito:</text:p>
            <text:p>V - à inviolabilidade e ao segredo de sua comunicação, respeitadas as hipóteses e condições constitucionais e legais de quebra de sigilo de telecomunicações;;"</text:p>
            <text:p/>
            <text:p/>
          </table:table-cell>
          <table:table-cell office:value-type="string" table:style-name="ce26">
            <text:p>4.1 (deveres cliente)</text:p>
            <text:p>(b) Não armazenar e/ou transmitir pela rede, interna e/ ou externa, qualquer programa ou aplicação que viole o disposto na legislação aplicável e/ou o disposto no presente Contrato ou qualquer outro que a TIM, a seu exclusivo critério<text:span text:style-name="T4">, identifique e julgue como estando em desacordo com sua política interna, bem como não interceptar ou monitorar qualquer material a partir de qualquer ponto da rede da TIM que não seja expressamente endereçado ao CLIENTE;</text:span><text:span text:style-name="T4"/></text:p>
            <text:p/>
          </table:table-cell>
          <table:table-cell office:value-type="string" table:style-name="ce26">
            <text:p>Excerpt<text:s/></text:p>
          </table:table-cell>
          <table:table-cell table:number-columns-repeated="16375"/>
        </table:table-row>
        <table:table-row table:style-name="ro9">
          <table:table-cell office:value-type="string" table:style-name="ce4">
            <text:p>D7</text:p>
          </table:table-cell>
          <table:table-cell office:value-type="string" table:style-name="ce26">
            <text:p>Commitment to<text:s/><text:span text:style-name="T4">notifying</text:span><text:s/>users immediately if an<text:s/><text:span text:style-name="T4">order to restrict services is received</text:span></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
            <text:p>Constituem-se direitos do ASSINANTE:</text:p>
            <text:p>8.10. Ao prévio conhecimento das condições de suspensão do serviço</text:p>
          </table:table-cell>
          <table:table-cell office:value-type="string" table:style-name="ce26">
            <text:p>Excerpt<text:s/></text:p>
          </table:table-cell>
          <table:table-cell office:value-type="string" table:style-name="ce31">
            <text:p>Contrato</text:p>
            <text:p/>
            <text:p>"VI - ao conhecimento prévio de toda e qualquer alteração nas condições de prestação do serviço que lhe atinja direta ou indiretamente;"</text:p>
          </table:table-cell>
          <table:table-cell office:value-type="string" table:style-name="ce26">
            <text:p>Contrato</text:p>
            <text:p/>
            <text:p>4.2 (direitos do cliente)</text:p>
            <text:p>"(f) o conhecimento prévio de toda e qualquer alteração nas condições de prestação do serviço que lhe atinja direta ou indiretamente;"</text:p>
            <text:p/>
            <text:p>18.9 "O Código de Ética TIM prevê a necessidade de respeito:<text:s/><text:span text:style-name="T4">(i) a honestidade, a lealdade e a transparência para com os seus acionistas, clientes,</text:span><text:s/>parceiros, fornecedores, contratados, mercado, órgãos governamentais, comunidade e demais stakeholders / partes interessadas; (ii)<text:s/><text:span text:style-name="T4">os interesses da sociedade e das partes contratantes, acima dos interesses individuais de seus funcionários, representantes e prestadores de serviços;"</text:span></text:p>
          </table:table-cell>
          <table:table-cell office:value-type="string" table:style-name="ce26">
            <text:p>Excerpt<text:s/></text:p>
          </table:table-cell>
          <table:table-cell table:number-columns-repeated="16375"/>
        </table:table-row>
        <table:table-row table:style-name="ro9">
          <table:table-cell office:value-type="string" table:style-name="ce4">
            <text:p>D8</text:p>
          </table:table-cell>
          <table:table-cell office:value-type="string" table:style-name="ce26">
            <text:p>Commitment to<text:s/><text:span text:style-name="T4">challenging</text:span><text:s/><text:span text:style-name="T4">restriction of services</text:span><text:s/>orders through domestic avenues existent</text:p>
          </table:table-cell>
          <table:table-cell office:value-type="string" table:style-name="ce26">
            <text:p>Excerpt<text:s/></text:p>
          </table:table-cell>
          <table:table-cell office:value-type="string" table:style-name="ce26">
            <text:p>Excerpt<text:s/></text:p>
          </table:table-cell>
          <table:table-cell office:value-type="string" table:style-name="ce26">
            <text:p>PUA</text:p>
            <text:p>"2. Violações de sistemas ou de segurança de quaisquer redes são práticas proibidas e resultam na responsabilização cível e criminal</text:p>
            <text:p>de seu infrator. A Oi irá<text:s/><text:span text:style-name="T4">investigar</text:span><text:s/>quaisquer incidentes envolvendo tais violações e irá cooperar com as autoridades cíveis e criminais</text:p>
            <text:p>responsáveis nos casos de suspeita de violações."</text:p>
          </table:table-cell>
          <table:table-cell office:value-type="string" table:style-name="ce26">
            <text:p>Contrato</text:p>
            <text:p/>
            <text:p>"25º... O CLIENTE não poderá alterar as configurações do computador / CPE que for utilizado para acessar os serviços,</text:p>
            <text:p>objeto deste contrato, com o intuito de responsabilizar terceiros ou ocultar a identidade ou autoria.<text:s/><text:span text:style-name="T4">A não observação do</text:span><text:span text:style-name="T4"/></text:p>
            <text:p><text:span text:style-name="T4">disposto nesta cláusula autoriza a SERCOMTEL a disponibilizar a qualquer tempo às autoridades competentes, toda e</text:span><text:span text:style-name="T4"/></text:p>
            <text:p><text:span text:style-name="T4">qualquer informação sobre o CLIENTE, bem como cancelar a conta, sem aviso prévio, respondendo, ainda, o CLIENTE,</text:span><text:span text:style-name="T4"/></text:p>
            <text:p><text:span text:style-name="T4">civil e penalmente pelos atos praticados</text:span>."</text:p>
          </table:table-cell>
          <table:table-cell office:value-type="string" table:style-name="ce26">
            <text:p>"3.11. A OPERADORA defende a liberdade de escolha e expressão e repudia qualquer restrição à manifestação do pensamento, criação, expressão e informação, sob qualquer forma, processo ou veículo, e envidará seus esforços para evitar que eventual legislação superveniente estabeleça censura ou discriminação, direta ou indireta, de natureza política, ideológica ou artística, seja por meio de quotas ou por qualquer outro meio, de modo a prejudicar os direitos de seus CLIENTES. O CLIENTE concorda que, em caso de alteração legislativa superveniente potencialmente violadora de tais garantias constitucionais, a OPERADORA poderá manter o conteúdo e a característica dos Serviços oferecidos no momento imediatamente anterior à publicação de tais normas até que se decida em última instância sobre sua constitucionalidade."</text:p>
          </table:table-cell>
          <table:table-cell office:value-type="string" table:style-name="ce26">
            <text:p>Contrato</text:p>
            <text:p/>
            <text:p>18.9 As Partes neste ato reconhecem que a TIM, suas afiliadas, seus administradores, funcionários e eventuais subcontratados<text:s/><text:span text:style-name="T4">estão sujeitos à observância e cumprimento do Código de Ética da TIM (“Código de Ética TIM”), o qual prevê que todos os negócios da TIM, incluindo o presente Contrato, pautam-se pelo desenvolvimento e crescimento sustentáveis, e pelo respeito e pela proteção dos direitos humanos</text:span>, do direito do trabalho, dos princípios da proteção ambiental e da luta contra todas as formas de corrupção, ao compromisso na luta na erradicação do trabalho infantil e no do trabalho forçado ou compulsório, sempre à luz dos princípios do Pacto Global das Organizações das Nações Unidas.</text:p>
            <text:p/>
            <text:p>"12.2. A TIM não será responsabilizada por atos de terceiros, ou de órgãos governamentais ou regulatórios que impeçam o cumprimento das obrigações deste Contrato, ou ainda por qualquer dos eventos listados no item 10.2. deste instrumento."</text:p>
            <text:p/>
            <text:p/>
          </table:table-cell>
          <table:table-cell office:value-type="string" table:style-name="ce26">
            <text:p>Excerpt<text:s/></text:p>
          </table:table-cell>
          <table:table-cell table:number-columns-repeated="16375"/>
        </table:table-row>
        <table:table-row table:style-name="ro9">
          <table:table-cell office:value-type="string" table:style-name="ce4">
            <text:p>D9</text:p>
          </table:table-cell>
          <table:table-cell office:value-type="string" table:style-name="ce26">
            <text:p>Commitment to<text:s/><text:span text:style-name="T4">publishing</text:span>, on a regular basis, details of any<text:s/><text:span text:style-name="T4">orders received to restrict access</text:span><text:s/>to certain content, applications or service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4">
            <text:p>D10</text:p>
          </table:table-cell>
          <table:table-cell office:value-type="string" table:style-name="ce26">
            <text:p>Commitment to<text:s/><text:span text:style-name="T4">publishing,</text:span><text:s/>on a regular basis,<text:span text:style-name="T4"><text:s/>information about network management</text:span><text:s/>practice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p>
          </table:table-cell>
          <table:table-cell office:value-type="string" table:style-name="ce26">
            <text:p>Excerpt<text:s/></text:p>
          </table:table-cell>
          <table:table-cell office:value-type="string" table:style-name="ce26">
            <text:p>Contrato</text:p>
            <text:p/>
            <text:p>"3.8. A OPERADORA poderá adotar medidas de bloqueio ou<text:s/><text:span text:style-name="T4">gerenciamento de tráfego que se mostrarem indispensáveis à garantia de segurança e da estabilidade do serviço e das redes que lhe dão suporte</text:span>.<text:span text:style-name="T4"><text:s/>Nesta hipótese, a OPERADORA divulgará os critérios no website www.sky.com.br."</text:span></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4">
            <text:p>D11</text:p>
          </table:table-cell>
          <table:table-cell office:value-type="string" table:style-name="ce26">
            <text:p>Commitment to<text:span text:style-name="T4"><text:s/>apologising to users/ providing comprehensive information</text:span><text:s/>about the measures taken by the telco to prioritise, discriminate against or restrict particular content</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4">
            <text:p>D12</text:p>
          </table:table-cell>
          <table:table-cell office:value-type="string" table:style-name="ce26">
            <text:p>Commitment to<text:s/><text:span text:style-name="T4">supporting individuals to bring legal action</text:span><text:s/>to seek remediation or compensation from the responsible State</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p>
          </table:table-cell>
          <table:table-cell office:value-type="string" table:style-name="ce26">
            <text:p>Excerpt<text:s/></text:p>
          </table:table-cell>
          <table:table-cell office:value-type="string" table:style-name="ce26">
            <text:p>Contrato</text:p>
            <text:p>"8.1. Sem prejuízo de outras obrigações previstas no presente Contrato, na legislação e regulamentação, são obrigações da OPERADORA:</text:p>
            <text:p>III - cumprir e fazer cumprir as normas editadas pela Anatel;"</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4">
            <text:p>D13</text:p>
          </table:table-cell>
          <table:table-cell office:value-type="string" table:style-name="ce26">
            <text:p><text:span text:style-name="T4">Detail</text:span><text:s/>under<text:s/><text:span text:style-name="T4">which circumstances</text:span><text:s/>related to network management the company may restrict services to users</text:p>
          </table:table-cell>
          <table:table-cell office:value-type="string" table:style-name="ce26">
            <text:p>"8.6. A ALGAR TELECOM se reserva o direito de interromper o serviço a qualquer momento para fins de manutenção preventiva e/ou corretiva, pelo período de tempo que se fizer necessário para a conclusão das atividades."</text:p>
          </table:table-cell>
          <table:table-cell office:value-type="string" table:style-name="ce26">
            <text:p>Contrato</text:p>
            <text:p>"08.02.01 O ASSINANTE entende e concorda que, eventualmente, o serviço</text:p>
            <text:p>poderá estar indisponível, em virtude de manutenção programada (preventiva) ou</text:p>
            <text:p>não programada (emergencial), dificuldades técnicas, e por outros fatores fora do</text:p>
            <text:p>controle da PRESTADORA."</text:p>
          </table:table-cell>
          <table:table-cell office:value-type="string" table:style-name="ce26">
            <text:p>Contrato</text:p>
            <text:p>"2.5. A disponibilização do SERVIÇO BANDA LARGA DA OI é permanente,</text:p>
            <text:p>durante 24 (vinte e quatro) horas por dia, excetuando as paradas para</text:p>
            <text:p><text:span text:style-name="T4">manutenção emergenciais, interrupções preventivas ou programadas e ainda</text:span><text:span text:style-name="T4"/></text:p>
            <text:p><text:span text:style-name="T4">eventuais substituições de equipamentos."</text:span><text:span text:style-name="T4"/></text:p>
            <text:p><text:span text:style-name="T4"/></text:p>
            <text:p>"As interrupções preventivas que</text:p>
            <text:p>possam causar interferência no desempenho do SERVIÇO BANDA LARGA DA</text:p>
            <text:p>OI serão informadas ao ASSINANTE com antecedência mínima de 7 (sete)</text:p>
            <text:p>dias.."</text:p>
            <text:p/>
            <text:p>2.5.2. As interrupções preventivas mencionadas no item 2.4 supra darse-</text:p>
            <text:p>ão, em qualquer dia da semana no horário de 00:00 até 06:00 horas."</text:p>
            <text:p><text:span text:style-name="T4"/></text:p>
            <text:p>Pol Segurança Informação</text:p>
            <text:p/>
            <text:p>"Gestão de Incidentes de Segurança: Os incidentes de segurança devem ser identificados, monitorados, comunicados e devidamente tratados de forma a impedir a interrupção das atividades e não afetar o alcance dos objetivos estratégicos da Oi."<text:s/></text:p>
            <text:p/>
            <text:p>Adotar uma abordagem baseada em riscos: A Segurança da Informação é fundamentada em<text:s/><text:span text:style-name="T4">decisões baseadas em riscos como perda da vantagem competitiva, conformidade, de responsabilidade civil, interrupções operacionais, danos à reputação e perdas financeiras</text:span>.</text:p>
            <text:p/>
            <text:p/>
          </table:table-cell>
          <table:table-cell office:value-type="string" table:style-name="ce26">
            <text:p>Contrato</text:p>
            <text:p/>
            <text:p>"§ 16º... A SERCOMTEL informa e o CLIENTE concorda que, eventualmente, o serviço contratado poderá estar indisponível</text:p>
            <text:p>em função de manutenções preventivas programadas, manutenções emergenciais e outras dificuldades técnicas que</text:p>
            <text:p>eventualmente venham a ocorrer, alheias ao controle e à vontade da SERCOMTEL.<text:s/><text:span text:style-name="T4">Não será considerado descumprimento</text:span><text:span text:style-name="T4"/></text:p>
            <text:p><text:span text:style-name="T4">das obrigações contratuais as interrupções do serviço decorrentes de eventos de força maior ou causada pelo próprio</text:span><text:span text:style-name="T4"/></text:p>
            <text:p><text:span text:style-name="T4">CLIENTE</text:span>."</text:p>
          </table:table-cell>
          <table:table-cell office:value-type="string" table:style-name="ce26">
            <text:p>Contrato</text:p>
            <text:p/>
            <text:p>"3.4. O serviço BANDA LARGA é prestado de modo contínuo, 24 (vinte e quatro) horas por dia, 7 (sete) dias por semana), salvo na hipótese de degradação ou paradas para manutenções emergenciais, interrupções preventivas ou programadas, bem como substituições de equipamentos.</text:p>
            <text:p/>
            <text:p>3.5. As hipóteses de interrupção não planejada, relacionadas ao não recebimento dos sinais, serão avaliadas pontualmente pela OPERADORA, conforme solicitação do CLIENTE. Nesses casos pode haver a necessidade de visitas técnicas.</text:p>
          </table:table-cell>
          <table:table-cell office:value-type="string" table:style-name="ce26">
            <text:p>Contrato</text:p>
            <text:p/>
            <text:p>"17.2 O CLIENTE reconhece e concorda que a prestação do serviço TIM LIVE poderá ser temporariamente afetado ou interrompido, total ou parcialmente, em razões técnicas como de outras circunstancias, inclusive fenômenos atmosféricos/climáticos/ambientais, efetivação de reparos, manutenção e substituição de equipamentos relacionados a prestação do LIVE TIM ou, ainda , a critério da TIM, quando julgar necessário resguardar, preventivamente, a integridade de seu sistema e a segurança de seus CLIENTES"</text:p>
          </table:table-cell>
          <table:table-cell office:value-type="string" table:style-name="ce26">
            <text:p>"31.2 A VIVO poderá realizar interrupções programadas no serviço para possibilitar a manutenção na sua rede e/ou similares, hipótese em que deverá avisar o CLIENTE sobre a referida manutenção com antecedência mínima de 1 (uma) semana.</text:p>
            <text:p/>
            <text:p>31.3 A VIVO não será obrigada a efetuar o desconto se a interrupção ou degradação do serviço ocorrer por motivos de caso fortuito ou de força maior, ou culpa exclusiva do CLIENTE."</text:p>
          </table:table-cell>
          <table:table-cell table:number-columns-repeated="16375"/>
        </table:table-row>
        <table:table-row table:style-name="ro8">
          <table:table-cell table:style-name="ce12"/>
          <table:table-cell office:value-type="string" table:style-name="ce13">
            <text:p>Specific Topics related to Human Rights (Censorship and Surveillance)</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table:number-columns-repeated="16375"/>
        </table:table-row>
        <table:table-row table:style-name="ro9">
          <table:table-cell office:value-type="string" table:style-name="ce12">
            <text:p>H1</text:p>
          </table:table-cell>
          <table:table-cell office:value-type="string" table:style-name="ce26">
            <text:p>Information on possible reasons for Internet<text:s/><text:span text:style-name="T4">shutdowns/ disconnection</text:span><text:s/>of services</text:p>
          </table:table-cell>
          <table:table-cell office:value-type="string" table:style-name="ce26">
            <text:p>"6.4. <text:s text:c="7"/>O presente Contrato poderá ser extinto (encerrado):</text:p>
            <text:p/>
            <text:p>a. <text:s text:c="7"/>Imediatamente por descumprimento de qualquer cláusula contratual, legal e/ou regulatória; e<text:s/></text:p>
            <text:p/>
            <text:p>b. <text:s text:c="7"/>Imediatamente, caso o CONTRATANTE utilize práticas que desrespeitem qualquer lei, moral, os bons costumes, comprometam a imagem da ALGAR TELECOM ou ainda, contrárias aos usos e costumes considerados razoáveis e normalmente aceitos no ambiente da Internet, tal como, sem exclusão das demais, colocar à disposição ou possibilitar o acesso de imagens ou mensagens que incitem e/ou estimulem a pedofilia."</text:p>
            <text:p/>
            <text:p>6.1. <text:s text:c="7"/>No caso de cancelamento do Serviço ou rescisão deste Co<text:span text:style-name="T4">ntrato por não pagamento do documento de c</text:span>obrança, a ALGAR TELECOM estará autorizada a enviar os dados cadastrais do CONTRATANTE inadimplente para inscrição no Serviço de Proteção ao Crédito (“SPC”) e demais cadastros semelhantes, incluindo protesto, mediante prévia notificação conforme legislação vigente.</text:p>
            <text:p/>
            <text:p>Exemplos de outras regras contratuais:</text:p>
            <text:p/>
            <text:p>" (a) não obter acesso ou tentar acessar redes e endereços não autorizados; (b) não utilizar os serviços prestados pela ALGAR TELECOM para colocar, copiar, transmitir ou retransmitir material ilegal, pornográfico, predatório ou que ofenda a moral e os bons costumes, seja a que título e de que forma for, bem como fazer com que terceiros não violem o dis<text:span text:style-name="T4">posto neste Contrato; e (c) não obter ou tentar obter acesso não autorizado a outra conta ou rede, ou fazer uso de direitos autorais, de imagem ou outros dire</text:span>itos e dados de forma ilegal; "</text:p>
            <text:p/>
            <text:p>"k. <text:s text:c="7"/>Não utilizar os serviços prestados pela ALGAR TELECOM, para propagar e/ou manter portal ou site na Internet com conteúdos que: (i) coloquem à disposição ou possibilitem o acesso às mensagens que sejam ilegais, que infrinja direitos autorais, que ofenda a moral e os bons costumes, ou praticar qualquer ato ilícito, violento, pornográfico, degradante; que veiculem, incitem ou estimulem a pedofilia; cause danos a terceiros a propriedade intelectual, aos direitos à honra, à vida privada, à imagem, à intimidade pessoal e familiar; (ii) que possuam e enviem SPAM, vírus, Phishing SCAM ou quaisquer outros tipos de mensagens ou programa não solicitados ou com conteúdo malicioso; (iii) incitem a prática de atos discriminatórios, seja em razão de sexo, raça, religião, crenças, idade ou qualquer outra condição; (iv) induzam ou possam induzir a um estado inaceitável de ansiedade ou temor; (v) induzam ou incitem práticas perigosas, de risco ou nocivas para a saúde e para o equilíbrio psíquico; (vi) sejam falsos, ambíguos, inexatos, exagerados ou extemporâneos, de forma que possam induzir a erro sobre seu objeto ou sobre as intenções ou propósitos do comunicador; (vii) violem o sigilo das comunicações; e (viii) constituam publicidades ilícitas, enganosas ou desleais."</text:p>
            <text:p/>
            <text:p>PUA (PRIVACIDADE)</text:p>
            <text:p/>
            <text:p>"É proibida qualquer ação ou atividade que possa prejudicar a rede, sistemas e equipamentos da Algar</text:p>
            <text:p>Telecom, de seus clientes e usuários, e de outras entidades conectadas através da Internet e outros meios,</text:p>
            <text:p>bem como violar leis, regulamentações, normas, usos e costumes determinados pela Comunidade Internet."</text:p>
            <text:p/>
            <text:p>"2. Restrições</text:p>
            <text:p>São proibidas as atividades contrárias ao uso adequado dos recursos disponibilizados e que possam ser</text:p>
            <text:p>caracterizadas como violações à segurança que possam incorrer em responsabilidade criminal ou civil. De</text:p>
            <text:p>forma não exaustiva, fica proibido:</text:p>
            <text:p>Capturar, utilizar ou adulterar contas de outros clientes e usuários.</text:p>
            <text:p>Invadir ou atacar qualquer rede privativa ou Internet ou contribuir para tal.</text:p>
            <text:p>Utilizar ou obter acesso não autorizado a dados, sistemas ou redes.</text:p>
            <text:p>Fraudar serviços da Algar Telecom, abusando do nível de privilégio ou acesso contratado ou utilizando</text:p>
            <text:p>serviços não permitidos e não contratados.</text:p>
            <text:p>Tentar interferir em um serviço ou sistema, sobrecarregá-lo ou, ainda, ingressar em ataques de negação</text:p>
            <text:p>de serviços.</text:p>
            <text:p>Criar condições para que códigos maliciosos sejam criados e distribuídos.</text:p>
            <text:p>Capturar tráfego de qualquer rede e alterar qualquer informação no cabeçalho ou área de dados dos</text:p>
            <text:p>pacotes capturados.</text:p>
            <text:p>Utilizar proxys ou relays abertos de modo a dificultar a identificação da real origem ou de camuflar o</text:p>
            <text:p>referido acesso.</text:p>
            <text:p>Utilizar qualquer acesso à Internet, hosting de Website, e-mail e outros aplicativos, para criar, transmitir,</text:p>
            <text:p>distribuir ou armazenar qualquer material que seja ilegal ou esteja em violação com qualquer</text:p>
            <text:p>regulamentação aplicável, ou que comprometa a imagem da Algar Telecom.</text:p>
            <text:p>Hospedar qualquer Website clonado ou código malicioso, acessado através de ataques do tipo Phishing</text:p>
            <text:p>SCAM ou outros.</text:p>
            <text:p>Comunicações proibidas por esta PUA incluem, mas não estão limitadas a: materiais que infringem</text:p>
            <text:p>copyright, marca registrada, segredo comercial; material que viole leis, normas ou regulamentações</text:p>
            <text:p>referentes a obscenidade, indecência, ou pornografia infantil; material que seja acusatório ou difamatório;</text:p>
            <text:p>material que constitua uma ameaça ilegal; e material que viole quaisquer leis e regulamentações aplicáveis</text:p>
            <text:p>de controle de importação e exportação.</text:p>
            <text:p>Utilizar o sistema de e-mail, SMS (Short Message Service), MMS (Multimedia Message Service) e outros</text:p>
            <text:p>sistemas de comunicação eletrônica para o envio de e-mail não solicitado em massa como SPAM, Phishing</text:p>
            <text:p>SCAM e Hoaxes, para qualquer destino que não o tenha autorizado.</text:p>
            <text:p>Enviar e-mail ou outro meio de comunicação eletrônica com conteúdo obsceno, com assédio, acusatório,</text:p>
            <text:p>difamatório, ameaçador, abusivo ou com propósitos maléficos a pessoas que não tenham consentido."</text:p>
            <text:p/>
            <text:p><text:span text:style-name="T4">"7. Penalidades</text:span><text:span text:style-name="T4"/></text:p>
            <text:p><text:span text:style-name="T4">Caso violações a esta PUA ocorram, a Algar Telecom reserva-se no direito de encerrar (integralmente ou em</text:span><text:span text:style-name="T4"/></text:p>
            <text:p><text:span text:style-name="T4">parte) os serviços, ou tomar providências para interromper as violações a esta PUA ocasionadas pelo cliente</text:span><text:span text:style-name="T4"/></text:p>
            <text:p><text:span text:style-name="T4">ou usuário, conforme apropriado, sem aviso prévio.</text:span><text:span text:style-name="T4"/></text:p>
            <text:p><text:span text:style-name="T4">De acordo com a gravidade ou a recorrência de determinados eventos de segurança, a Algar Telecom poderá</text:span><text:span text:style-name="T4"/></text:p>
            <text:p><text:span text:style-name="T4">aplicar, de forma progressiva mas não excludente, uma ou mais das seguintes medidas dentre outras:</text:span><text:span text:style-name="T4"/></text:p>
            <text:p><text:span text:style-name="T4">1. Notificações formais, por correio eletrônico (e-mail) ou por documento judicial, dependendo do caso.</text:span><text:span text:style-name="T4"/></text:p>
            <text:p><text:span text:style-name="T4">2. Suspensão temporária de prestação do serviço contratado, sem interrupção de pagamento do mesmo por</text:span><text:span text:style-name="T4"/></text:p>
            <text:p><text:span text:style-name="T4">parte do cliente.</text:span><text:span text:style-name="T4"/></text:p>
            <text:p><text:span text:style-name="T4">3. Desativação total dos serviços prestados e cancelamento do contrato de prestação de serviços. Nesse caso</text:span><text:span text:style-name="T4"/></text:p>
            <text:p><text:span text:style-name="T4">o cliente deverá arcar com o pagamento da multa pela rescisão contratual."</text:span></text:p>
          </table:table-cell>
          <table:table-cell office:value-type="string" table:style-name="ce26">
            <text:p>Contrato</text:p>
            <text:p>"12.06.02 Na hipótese do impedimento da vistoria acarretar problemas que afetem</text:p>
            <text:p>a qualidade da prestação do SERVIÇO, inclusive impactando outros</text:p>
            <text:p>ASSINANTES, a PRESTADORA poderá proceder com a imediata</text:p>
            <text:p>descontinuidade da prestação do SERVIÇO, independentemente de qualquer</text:p>
            <text:p>procedimento judicial e sem prejuízo da cobrança dos serviços prestados e</text:p>
            <text:p>utilizados até a data do cancelamento."</text:p>
            <text:p/>
            <text:p>"22.01 Os serviços poderão ser suspensos pela PRESTADORA em caso de</text:p>
            <text:p>inadimplemento por parte do ASSINANTE."</text:p>
            <text:p/>
            <text:p>"24.01 O presente contrato ficará, automaticamente, rescindido de pleno</text:p>
            <text:p>direito caso:</text:p>
            <text:p>(d) o ASSINANTE utilize indevidamente os serviços, através a adulteração de</text:p>
            <text:p>equipamentos ou por qualquer outro meio, de forma que venha a fruir o SERVIÇO</text:p>
            <text:p>de forma diferente da contratada."</text:p>
            <text:p/>
            <text:p>"(b) constatação de práticas pelo ASSINANTE expressamente vedadas e/ou</text:p>
            <text:p>consideradas lesivas no presente instrumento, bem como a distribuição indevida a</text:p>
            <text:p>terceiros dos sinais transmitidos ou a recepção indevida dos sinais transmitidos,</text:p>
            <text:p>por qualquer meio ou tecnologia, quer por utilização de terminais em número</text:p>
            <text:p>superior ao contratado, para si ou para terceiros."</text:p>
            <text:p/>
            <text:p>Regul Internet Popular (2M e 10M)</text:p>
            <text:p>"Constatada a inadimplência do usuário, poderá ocorrer a suspensão parcial ou total da</text:p>
            <text:p>prestação do serviço, em conformidade com o disposto no contrato de prestação do</text:p>
            <text:p>serviço e na regulamentação vigente."</text:p>
            <text:p/>
            <text:p/>
          </table:table-cell>
          <table:table-cell office:value-type="string" table:style-name="ce26">
            <text:p>Contrato</text:p>
            <text:p/>
            <text:p>2.5. A disponibilização do SERVIÇO BANDA LARGA DA OI é permanente,durante 24 (vinte e quatro) horas por dia, excetuando as paradas para</text:p>
            <text:p>manutenção emergenciais, interrupções preventivas ou programadas e ainda</text:p>
            <text:p>eventuais substituições de equipamentos. As interrupções preventivas que</text:p>
            <text:p>possam causar interferência no desempenho do SERVIÇO BANDA LARGA DA OI serão informadas ao ASSINANTE com antecedência mínima de 7 (sete)</text:p>
            <text:p>dias..</text:p>
            <text:p/>
            <text:p>4.4. b) Além dos encargos moratórios, o ASSINANTE ainda estará sujeito ao bloqueio total do SERVIÇO BANDA LARGA DA OI após 15 (quinze) dias de inadimplência, sem prejuízo da exigibilidade dos débitos e demais encargos contratuais, ficando o restabelecimento do serviço condicionado à compensação do pagamento do(s) valor(es) devidos à Oi, incluindo, mas não se limitando a, o valor referente à(s) MENSALIDADE(S) em atraso, acrescido(s) da multa, atualização monetária e juros de mora, bem como a realização de nova verificação de viabilidade técnica.</text:p>
            <text:p/>
            <text:p>"6.1. O presente Contrato poderá ser rescindido a qualquer tempo com base</text:p>
            <text:p>nos itens abaixo, independentemente de notificação por escrito, exceto nos</text:p>
            <text:p>casos das letras “b” e “d”, cuja notificação deverá ser feita com até 30 (trinta)</text:p>
            <text:p>dias de antecedência:</text:p>
            <text:p>Oi ATENDE: 10331 ou acesse www.oi.com.br</text:p>
            <text:p>a) Bloqueio, cancelamento e/ou rescisão do serviço telefônico fixo</text:p>
            <text:p>comutado (STFC), imprescindível à prestação do SERVIÇO BANDA</text:p>
            <text:p>LARGA DA OI;</text:p>
            <text:p>b) A pedido do ASSINANTE, a qualquer tempo e sem ônus, ressalvadas</text:p>
            <text:p>as contratações com prazo de permanência;</text:p>
            <text:p>c) Impossibilidade técnica de dar continuidade à prestação do SERVIÇO</text:p>
            <text:p>BANDA LARGA DA OI;</text:p>
            <text:p>d) Transferência de titularidade do terminal de telefonia fixa pelo</text:p>
            <text:p>ASSINANTE;</text:p>
            <text:p>e) Retirada do SERVIÇO BANDA LARGA DA OI do portifólio de produtos</text:p>
            <text:p>e serviços oferecidos pela Oi;</text:p>
            <text:p>f) Determinação judicial, legal ou regulamentar que impeça a prestação</text:p>
            <text:p>do SERVIÇO BANDA LARGA DA OI;</text:p>
            <text:p>g) Dissolução, insolvência, recuperação judicial ou falência decretada ou</text:p>
            <text:p>requerida pelas partes; e</text:p>
            <text:p>h) Descumprimento comprovado de quaisquer obrigações previstas</text:p>
            <text:p>neste instrumento ou na regulamentação da ANATEL pelo ASSINANTE."</text:p>
            <text:p/>
            <text:p>6.2. A<text:s/><text:span text:style-name="T4">Oi se reserva o direito de suspender a prestação do serviço</text:span><text:span text:style-name="T4"/></text:p>
            <text:p><text:span text:style-name="T4">imediatamente, caso seja identificada qualquer prática do ASSINANTE nociva à</text:span><text:span text:style-name="T4"/></text:p>
            <text:p><text:span text:style-name="T4">rede de serviços da Oi ou à terceiros, seja ela voluntária ou involuntária.</text:span><text:span text:style-name="T4"/></text:p>
            <text:p><text:span text:style-name="T4"/></text:p>
            <text:p><text:span text:style-name="T4">"constituem-se direitos do ASSINANTE:</text:span><text:span text:style-name="T4"/></text:p>
            <text:p><text:span text:style-name="T4">8.17. A não suspensão do serviço sem sua solicitação, ressalvada a hipótese de</text:span><text:span text:style-name="T4"/></text:p>
            <text:p><text:span text:style-name="T4">débito diretamente decorrente de sua utilização ou por descumprimento de deveres</text:span><text:span text:style-name="T4"/></text:p>
            <text:p><text:span text:style-name="T4">constantes do artigo 4ºda Lei n.º 9.472, de 1997."</text:span><text:span text:style-name="T4"/></text:p>
            <text:p><text:span text:style-name="T4"/></text:p>
            <text:p>"constituem-se direitos da Oi:</text:p>
            <text:p>11.4. Suspender o serviço, em caso de inadimplência ou utilização do BANDA</text:p>
            <text:p>LARGA DA OI para finalidades vedadas por este Contrato; e</text:p>
            <text:p>11.5. Rescindir o Contrato de Prestação de Serviços, sem prejuízo da adoção</text:p>
            <text:p>das medidas penais cabíveis, na ocorrência de falsidade em qualquer</text:p>
            <text:p>declaração, fraude na documentação prestada pelo ASSINANTE, ou na prática</text:p>
            <text:p>de atos ilícitos ou danosos à rede de prestação de SCM."</text:p>
          </table:table-cell>
          <table:table-cell office:value-type="string" table:style-name="ce26">
            <text:p>Contrato</text:p>
            <text:p/>
            <text:p>§ 16o... A SERCOMTEL informa e o CLIENTE concorda que, eventualmente, o serviço contratado poderá estar indisponível</text:p>
            <text:p>em função de manutenções preventivas programadas, manutenções emergenciais e outras dificuldades técnicas que</text:p>
            <text:p>eventualmente venham a ocorrer, alheias ao controle e à vontade da SERCOMTEL. Não será considerado descumprimento</text:p>
            <text:p>das obrigações contratuais as interrupções do serviço decorrentes de eventos de força maior ou causada pelo próprio</text:p>
            <text:p>CLIENTE .</text:p>
            <text:p/>
            <text:p>"§ 23º. São consideradas como práticas lesivas ao serviço, ora contratado, aos demais assinantes, ao mercado, ou a</text:p>
            <text:p>terceiros, sem prejuízo de outras situações aqui não elencadas, as dispostas a seguir:</text:p>
            <text:p>a) As tentativas de introduzir vírus e/ou códigos nocivos em computadores de assinantes ou terceiros;</text:p>
            <text:p>b) As tentativas de obter acesso não autorizado ou tentativas de fraudar o sistema de autenticação ou de segurança de</text:p>
            <text:p>qualquer provedor, servidor, rede ou conta, com o objetivo de acessar dados e/ou contas não autorizadas ou disponíveis ao</text:p>
            <text:p>CLIENTE, ou de praticar qualquer ato que coloque em risco a segurança do serviço ou de outras redes;</text:p>
            <text:p>c) As tentativas de interferir, por qualquer ato, nos serviços de qualquer outro CLIENTE, provedor, servidor, ou rede, que</text:p>
            <text:p>venham a ocasionar o congestionamento de redes ou a sobrecarga de um servidor;</text:p>
            <text:p>d) Encaminhar a grupos de usuários mensagens coletivas de e-mail, ofertando produtos ou serviços de qualquer natureza,</text:p>
            <text:p>sem o expresso consentimento do destinatário.</text:p>
            <text:p>§ 24º... A prática dos atos lesivos, conforme descritos nos parágrafos 23 e 25 abaixo autorizará a SERCOMTEL, conforme o</text:p>
            <text:p>caso, a proceder o bloqueio do serviço ou a rescisão contratual, sem prejuízo das demais cominações legais a que estará</text:p>
            <text:p>sujeito o suposto infrator."</text:p>
            <text:p/>
            <text:p>"§ 26º... Na forma da lei, o respeitará os direitos autorais dos , , programas, CLIENTE softwares hardwares sistemas, serviços,</text:p>
            <text:p>tecnologias, marcas, nomes, obras e tudo o mais a que venha a ter acesso através do Plano de Serviço contratado, ficando</text:p>
            <text:p>diretamente responsável, civil e penalmente, perante os titulares do direito violado, pelos danos causados e tudo o mais que</text:p>
            <text:p>lhes venha a causar."</text:p>
            <text:p/>
            <text:p>"§ 1º. O não pagamento, pelo CLIENTE, dos valores devidos pelo fornecimento de equipamentos e prestação de serviços,</text:p>
            <text:p>na data de vencimento, importará nas seguintes sanções:</text:p>
            <text:p>c) suspensão do fornecimento dos meios mediante desligamento das instalações após 30 (trinta) dias de inadimplência;</text:p>
            <text:p>d) A SERCOMTEL notificará o CLIENTE para quitar os débitos pendentes, sob pena de não o fazendo, ocorrer à rescisão</text:p>
            <text:p>contratual e incluir seu nome e os débitos correspondentes nos sistemas de proteção ao crédito."</text:p>
            <text:p/>
            <text:p>"§ 5º. A não inserção de créditos pelo CLIENTE, dos valores devidos pela prestação de serviços, nos períodos citados § 4º</text:p>
            <text:p>acima, importará nas seguintes sanções:</text:p>
            <text:p>a) suspensão do fornecimento dos meios mediante desligamento das instalações (acesso) após o 30º dia para o Supervia</text:p>
            <text:p>Mega da última inserção de crédito;</text:p>
            <text:p>b) após 60 dias sem inserir créditos no valor da mensalidade da velocidade ou recarga contratada, a SERCOMTEL fará a</text:p>
            <text:p>rescisão contratual em virtude da inadimplência."</text:p>
            <text:p>"§ 4º. A SERCOMTEL poderá suspender a prestação dos serviços ou proceder o desligamento das conexões que possam</text:p>
            <text:p>estar causando, comprovadamente, danos a rede pública de telecomunicações, no caso de inadimplência ou o não</text:p>
            <text:p>atendimento ao § 2º desta Cláusula."</text:p>
            <text:p/>
            <text:p>"§ 5º. A SERCOMTEL poderá suspender a prestação dos serviços, proceder o desligamento das conexões ou tomar as</text:p>
            <text:p>medidas judiciais cabíveis, caso o CLIENTE não atenda a Clausula Sexta.</text:p>
            <text:p/>
          </table:table-cell>
          <table:table-cell office:value-type="string" table:style-name="ce26">
            <text:p>Contrato</text:p>
            <text:p/>
            <text:p>"XI - manter seus dados cadastrais atualizados, tais como endereço de instalação e de cobrança, conta corrente e cartão de crédito para cobrança, telefones de contato e e-mail, sob pena de perda de benefícios e descontos, imposição de multa e/<text:span text:style-name="T4">ou rescisão contratual</text:span>;"</text:p>
            <text:p/>
            <text:p>"7.1.1. É dever do CLIENTE cumprir com todas as obrigações acima, s<text:span text:style-name="T4">ob pena de suspensão do serviço, ou ainda a rescisão imediata do Contrato</text:span>, sem prejuízo de outras sanções cabíveis.</text:p>
            <text:p/>
            <text:p>"7.2. Além de outros direitos previstos no presente Contrato e na legislação e regulamentação aplicável, o CLIENTE tem direito:</text:p>
            <text:p>VIII - a não suspensão do serviço sem sua solicitação,<text:span text:style-name="T4"><text:s/>ressalvada a hipótese de débito diretamente decorrente de sua utilização ou por descumprimento de deveres constantes do art. 4º da Lei n.º 9.472, de 1997, na regulamentação aplicável ou neste contrato</text:span>;"</text:p>
            <text:p/>
            <text:p>"9.1.1. A OPERADORA também<text:s/><text:span text:style-name="T4">poderá rescindir o presente contrato, motivadamente,</text:span><text:s/>todavia, deverá necessariamente comunicar tal fato ao CLIENTE, com antecedência mínima de 30 (trinta) dias, nos termos da legislação vigente."</text:p>
            <text:p/>
            <text:p>"9.4. O presente Contrato também<text:s/><text:span text:style-name="T4">poderá ser rescindido imediatamente caso não existam, ou deixem de existir, condições técnicas para a prestação do serviço, bem como na impossibilidade da prestação do serviço com a qualidade mínima</text:span>."</text:p>
            <text:p/>
            <text:p>"9.5. Fica desde já acordado entre as partes que,<text:s/><text:span text:style-name="T4">caso surja qualquer impedimento legal, judicial e/ou regulamentar que proíba e/ou inviabilize, de alguma forma, a prestação de serviços pela OPERADORA</text:span>, o presente Contrato poderá ser rescindido, a qualquer tempo, sem qualquer ônus."</text:p>
            <text:p/>
            <text:p>"9.6. Constitui situação de rescisão, imediata, por justa causa a utilização de práticas que afrontem a lei,<text:s/><text:span text:style-name="T4">os usos e costumes considerados razoáveis e normalmente aceitos no ambiente da Internet, a Propriedade Intelectual ou o Direito Autoral, a invasão de privacidade ou ofensa à honra ou qualquer outro direito de terceiros, a tentativa ou acesso de banco de dados ou sistema informatizado das partes ou de terceiros, a tentativa ou efetiva violação de senhas de terceiros, o envio de mensagens coletivas de e-mail (spam) a grupos de usuários ofertando produtos ou serviços de qualquer natureza que não sejam de interesse dos destinatários ou que não tenham consentimento expresso destes, bem como a disseminação de vírus, cavalos de tróia, spywares ou similares de qualquer natureza</text:span>."</text:p>
            <text:p/>
            <text:p>"9.7. Pelo não pagamento de qualquer valor, total ou parcial, na data de seu respectivo vencimento, o CLIENTE será considerado devedor, podendo neste caso a OPERADORA, após notificar o CLIENTE da existência do débito vencido: (i) suspender parcialmente os serviços (redução da velocidade contratada) em no mínimo 15 (quinze) dias e, caso a inadimplência permaneça (ii) suspender totalmente o serviço em no mínimo 30 (trinta) dias após a suspensão parcial e, caso ainda assim o CLIENTE não efetue o pagamento do débito vencido (iii) rescindir o Contrato de Prestação de Serviços em no mínimo 30 (trinta) dias após a suspensão total dos serviços."</text:p>
          </table:table-cell>
          <table:table-cell office:value-type="string" table:style-name="ce26">
            <text:p>Contrato</text:p>
            <text:p/>
            <text:p>"2.12 É autorizada à TIM, a qualquer tempo e mediante aviso prévio por escrito ao CLIENTE,<text:s/><text:span text:style-name="T4">efetuar o desligamento de quaisquer equipamentos que possam causar danos à rede de telecomunicações da TIM, ou recusar ou suspender a prestação do SCM em havendo indícios de desvio nos padrões técnicos na utilização do Serviço</text:span>, bem como quando caracterizado o uso não autorizado, ilegal, fraudulento inclusive no que se refere a tentativas, com ou sem sucesso, de invasão a redes e/ou equipamentos de terceiros ou, ainda, em descumprimento dos termos deste Contrato, ou da regulamentação aplicável, sem prejuízo da cobrança dos Serviços efetivamente prestados."</text:p>
            <text:p/>
            <text:p>"2.12.1 Considera-se uso indevido do Serviço, dentre outras situações, o uso de sua Estação fora dos limites do endereço de habilitação indicado."</text:p>
            <text:p/>
            <text:p>2.12.2<text:s/><text:span text:style-name="T4">Em hipótese de reincidência por parte do CLIENTE, a TIM poderá rescindir o presente Contrato, imediatamente após a constatação da reincidência.</text:span><text:span text:style-name="T4"/></text:p>
            <text:p/>
            <text:p>"2.12.3 As partes ratificam e consolidam, através desta Cláusula do presente instrumento, que,<text:span text:style-name="T4"><text:s/>caso o CLIENTE</text:span><text:s/><text:span text:style-name="T4">venha a comercializar, ceder, locar, sublocar, compartilhar, disponibilizar ou transferir o serviço a terceiros ou, ainda, descumpra quaisquer outras obrigações contratuais , legais, ou regulamentares, incluindo mas não se limitando, o uso indevido de LIVE TIM pelo próprio CLIENTE ou terceiros por este autorizados a ter acesso ao serviço, poderá a TIM, a seu total e exclusivo Critério, suspender a prestação do serviço ou até mesmo rescindir o contrato, sem a incidência de qualquer ônus ou penalidades para a TIM</text:span>."</text:p>
            <text:p/>
            <text:p>2.14 É facultado à TIM, deixar de comercializar o serviço TIM LIVE, nos termos da Regulamentação do SCM e do Regulamento Geral de Direitos do Consumidor de Serviços de Telecomunicações – RGC. , desde que comunique previamente ao CLIENTE com pelo menos 30 (trinta) dias de antecedência.</text:p>
            <text:p/>
            <text:p>4.1. (obrigações cliente)</text:p>
            <text:p>"(c) Não utilizar de forma indevida o(s) serviço(s) contratado(s) de forma a configurar quaisquer das hipóteses do Art. 183 da Lei n.º 9.472, de 16.07.1997, em especial a revenda de serviços de telecomunicações, o que ensejará a imediata rescisão deste Contrato por culpa do Cliente, devendo o mesmo ressarcir à TIM os valores referentes a todas as despesas incorridas por esta e não somente aquelas relativas ao cancelamento e a desinstalação do(s) serviço(s);</text:p>
            <text:p>(d)<text:s/><text:span text:style-name="T4">A mesma premissa ventilada no item(c) valerá<text:s/></text:span>no caso de haver fortes indícios ou comprovação de uso indevido da rede ou abuso que venha a atentar contra os costumes ou que configure pratica criminosa."</text:p>
            <text:p/>
            <text:p>5.1.7 (i) proceder ao cancelamento da prestação do(s) SERVIÇO(S) , ficando a TI,M isenta de qualquer responsabilidade.</text:p>
            <text:p/>
            <text:p>"6.5 O CLIENTE não poderá, exceto se prévia e formalmente aprovado pela TIM, mudar o local de instalação dos equipamentos, sob pena de rescisão imediata deste Contrato."</text:p>
            <text:p/>
            <text:p>"9.1. O não pagamento da Fatura até a data do seu vencimento sujeitará o CLIENTE, independentemente de qualquer aviso, sem prejuízo das exigibilidades pecuniárias cabíveis, à aplicação das seguintes penalidades:</text:p>
            <text:p/>
            <text:p>(d) suspensão parcial do(s) Serviço(s), caracterizada pela redução de velocidade contratada após transcorridos 15 (quinze) dias da notificação de existência de débito vencido. Transcorridos 30 (trinta) dias do início da suspensão parcial,<text:s/><text:span text:style-name="T4">o Cliente poderá ter suspenso totalmente o provimento do serviço, a exclusivo critério da TIM</text:span>. O restabelecimento do(s) Serviço(s), em até 24 (vinte e quatro) horas, ficará condicionado à confirmação do pagamento do valor integral da Fatura em atraso, com acréscimo dos encargos moratórios e penalidades estabelecidas nesta Cláusula; e</text:p>
            <text:p/>
            <text:p>(e)<text:span text:style-name="T4"><text:s/>cancelamento do(s) Serviço(s) e rescisão do presente Contrato, a critério da TIM, caso a inadimplência por parte do CLIENTE não seja sanada no prazo de 30 (trinta) dias contados da suspensão total do serviço,</text:span><text:s/>e não tenha havido contestação na forma estabelecida neste Contrato, sem prejuízo da cobrança das sanções previstas neste instrumento e das eventuais perdas e danos cabíveis na forma da lei.</text:p>
            <text:p/>
            <text:p>"14.1. O presente Contrato poderá ser rescindido:</text:p>
            <text:p/>
            <text:p>(b) Por iniciativa da TIM, ante o descumprimento por parte do CLIENTE, das obrigações contratuais, legais, da regulamentação do SCM e do RGC, do site, www.livetim.com.br sem a incidência de quaisquer ônus ou penalidades em face da TIM(c)por morte no caso de CLIENTE (Pessoa Física), declaração judicial de insolvência, falência, recuperação judicial deferida no caso de CLIENTE (Pessoa Jurídica);</text:p>
            <text:p/>
            <text:p>(c)atraso do CLIENTE nos pagamentos devidos em virtude deste Contrato por prazo superior a 30 (trinta) dias contados a partir da suspensão total, caso não tenha havido contestação por parte do mesmo, na forma prevista neste Contrato;;</text:p>
            <text:p>Este Contrato foi registrado sob o nº 989213, no 4º Ofício de Registro de Títulos e Documentos da Cidade do Rio de Janeiro em 16/06/2016</text:p>
            <text:p/>
            <text:p>(d) rescisão promovida pela TIM, independentemente de notificação judicial ou extrajudicial, quando caracterizado o uso indevido, ilegal ou fraudulento dos SERVIÇOS pelo CLIENTE, estando a TIM isenta de qualquer responsabilidade neste caso;</text:p>
            <text:p/>
            <text:p>(e) rescisão promovida por qualquer das Partes no caso de descumprimento contratual, desde que a Parte adimplente notifique a outra Parte, por escrito, da ocorrência de tal descumprimento, e este não seja sanado dentro do prazo de 30 (trinta) dias ou em outro prazo a ser acordado pelas Partes, contados da data do recebimento da notificação correlata;</text:p>
            <text:p/>
            <text:p>(f) com a extinção da autorização da TIM para a prestação do SCM;e</text:p>
            <text:p/>
            <text:p>(g) unilateralmente pela TIM , caso seja constatada a utilização do serviço para prática de atos criminosos, notadamente crimes contra crianças e adolescentes previstos no Estatuto da Criança e do adolescente e demais legislações aplicável a espécie, resguardando o direito de a TIM buscar a eventual reparação por perdas e danos em face do CLIENTE caso tenha sidi acionada por terceiros prejudicado, no âmbito de demandas cíveis oi criminais que suscitem a responsabilidade pela pratica de tais atos ofensivos, através do LIVE TIM, sendo, inclusive, facultado a TIM fornecer todos os dados cadastrais do CLIENTE as autoridades judiciais na forma da lei 12.965/2014 para apuração do ilícito e devida responsabilização do autor das ofensas"</text:p>
            <text:p/>
            <text:p>"14.2 A utilização indevida do(s) Serviço(s) contratado(s) de forma a configurar quaisquer das hipóteses previstas nos §§1º e 2º do artigo 3º do Regulamento do Serviço de Comunicação Multimídia - SCM, aprovado pela Resolução n° 614 da Anatel, em especial o encaminhamento por meio de rede privada ("Serviço SCM") de tráfego telefônico cuja origem e destino da chamada, simultaneamente, encontrem-se na Rede Pública de Telefonia ("Serviço Telefônico Fixo Comutado - STFC"), ensejará a imediata rescisão deste Contrato, por culpa do CLIENTE, devendo o mesmo ressarcir à TIM os valores referentes a todas as despesas incorridas por esta com o cancelamento e a desinstalação do(s) Serviço(s)."</text:p>
          </table:table-cell>
          <table:table-cell office:value-type="string" table:style-name="ce26">
            <text:p>Contrato</text:p>
            <text:p/>
            <text:p>"3.2 A VIVO e o CLIENTE reconhecem que qualquer Serviço, Oferta Conjunta e Promoção estão sujeitas, a qualquer momento, a alteração, suspensão ou exclusão por determinação das agências reguladoras, alteração na legislação ou à critério da VIVO, mediante aviso prévio ao CLIENTE e nos termos da regulamentação editada pela ANATEL.</text:p>
            <text:p/>
            <text:p>5.1.4. Não suspensão do serviço sem sua solicitação, ressalvada as hipóteses previstas neste contrato, na lei e/ou na regulamentação aplicável</text:p>
            <text:p/>
            <text:p>"7.4.4. Em caso de inadimplemento das condições do acordo, ainda que parcial, a VIVO poderá suspender totalmente a prestação dos serviços, após transcorridos 15 (quinze) dias da notificação sobre a existência do débito."</text:p>
            <text:p/>
            <text:p>8.5. <text:s text:c="7"/>Havendo falhas no fornecimento de energia elétrica por culpa do CLIENTE, de terceiros ou da companhia de energia elétrica da região onde os Serviços estiverem sendo prestados, poderão haver interrupções temporárias até que o fornecimento de energia elétrica seja restabelecido.</text:p>
            <text:p/>
            <text:p>"11.6. Após 30 (trinta) dias contados do início da suspensão parcial, havendo a manutenção da situação de inadimplência,<text:s/><text:span text:style-name="T4">a VIVO poderá suspender totalmente os Serviços.</text:span><text:span text:style-name="T4"/></text:p>
            <text:p>11.7 Durante a suspensão total, não será cobrado do CLIENTE a assinatura ou qualquer outro valor referente aos Serviços."</text:p>
            <text:p/>
            <text:p>"11.8.1 A rescisão do Contrato por iniciativa da VIVO somente poderá ocorrer por manutenção da inadimplência após a suspensão total dos Serviços, descumprimento comprovado de obrigações contratuais ou regulamentares pelo CLIENTE ou da descontinuidade do Plano de Serviços ou dos Serviços, desde que avisado previamente o CLIENTE, nos prazos regulamentares."</text:p>
            <text:p/>
            <text:p>"11.8.2 A rescisão do Contrato por manutenção da inadimplência se dará automaticamente, se completados 30 (trinta) dias de suspensão total."</text:p>
            <text:p/>
            <text:p>"11.9 Outras formas de rescisão do contrato</text:p>
            <text:p>11.9.1 Além das formas descritas acima, o Contrato poderá ser rescindido, a qualquer tempo, independente de notificação, nas seguintes hipóteses:</text:p>
            <text:p/>
            <text:p>a) Extinção da autorização ou concessão outorgada à VIVO para a prestação dos Serviços.</text:p>
            <text:p/>
            <text:p>b) Falecimento, decretação de falência, recuperação judicial, dissolução judicial ou extrajudicial de qualquer das partes do Contrato.</text:p>
            <text:p/>
            <text:p>d) Em caso de descontinuidade dos Serviços e/ou planos de serviços homologados na Anatel prestados pela VIVO.</text:p>
            <text:p/>
            <text:p>e) Na hipótese de<text:s/><text:span text:style-name="T4">não pagamento da Taxa de habilitação (quando assim contratado), Taxa de Instalação e da Taxa de Adesão,<text:s/></text:span>considerando que são condições prévias, essenciais e necessárias para o início da prestação e manutenção dos Serviços,<text:s/><text:span text:style-name="T4">faculta-se a VIVO a suspensão e o cancelamento imediato da prestação dos Serviços.</text:span><text:span text:style-name="T4"/></text:p>
            <text:p/>
            <text:p>f) A VIVO, dentro das determinações legais e normativas aplicáveis,<text:s/><text:span text:style-name="T4">poderá suspender ou cancelar, imediatamente o Plano de Serviço ao qual o CLIENTE estiver vinculado, caso constate consumo ou utilização inadequada.</text:span><text:s/>Dentre outros aspectos, poderá ser considerado uso inadequado:<text:s/></text:p>
            <text:p/>
            <text:p>- <text:s/>i) Comercialização de minutos/serviços;</text:p>
            <text:p/>
            <text:p>- vi) Utilização com características de uso industrial, ou seja, volume de trafego incompatível com a possibilidade de utilização diária humana;<text:s/></text:p>
            <text:p/>
            <text:p>- ix) Compartilhamento de sinal Adsl ou TV; x) Desconhecimento por parte do CLIENTE da solicitação do produto.</text:p>
            <text:p/>
            <text:p>"30.2.5 Proceder às adequações técnicas necessárias, indicadas pela VIVO, ou autorizar, desde já, que esta assim o proceda, em face de toda e qualquer evolução tecnológica que possa ocorrer durante a vigência deste contrato, a fim de permitir o perfeito funcionamento do VIVO INTERNET.</text:p>
            <text:p>30.2.6<text:s/><text:span text:style-name="T4">Caso o CLIENTE se recuse a proceder às adaptações mencionadas neste item, o contrato estará extinto</text:span><text:s/>no prazo de 30 (trinta) dias, contados de notificação prévia, emitida pela VIVO, sem que tal fato possa implicar pleito indenizatório de nenhuma espécie."</text:p>
            <text:p/>
            <text:p>31.2 A VIVO poderá realizar interrupções programadas no serviço para possibilitar a manutenção na sua rede e/ou similares, hipótese em que deverá avisar o CLIENTE sobre a referida manutenção com antecedência mínima de 1 (uma) semana.</text:p>
            <text:p/>
            <text:p>31.2.1 Na hipótese acima mencionada, a VIVO concederá ao CLIENTE um desconto em sua mensalidade à razão de 1/30 (um trinta avos) por dia ou fração superior a 4 (quatro) horas de interrupção.</text:p>
            <text:p/>
            <text:p>30.2.6 Caso o CLIENTE se recuse a proceder às adaptações mencionadas neste item, o contrato estará extinto no prazo de 30 (trinta) dias, contados de notificação prévia, emitida pela VIVO, sem que tal fato possa implicar pleito indenizatório de nenhuma espécie."</text:p>
            <text:p/>
            <text:p/>
            <text:p>REGULAMENTO - Termo Promocional</text:p>
            <text:p/>
            <text:p>"3.1.7. Inadimplemento de qualquer obrigação contratual por parte do CLIENTE, inclusive, mas não</text:p>
            <text:p>se limitando, ao uso indevido dos serviços, estando o CLIENTE sujeito à responsabilização civil</text:p>
            <text:p>e/ou penal."</text:p>
          </table:table-cell>
          <table:table-cell table:number-columns-repeated="16375"/>
        </table:table-row>
        <table:table-row table:style-name="ro9">
          <table:table-cell office:value-type="string" table:style-name="ce12">
            <text:p>H2</text:p>
          </table:table-cell>
          <table:table-cell office:value-type="string" table:style-name="ce26">
            <text:p>Commitment to<text:s/><text:span text:style-name="T4">challenging</text:span><text:s/><text:span text:style-name="T4">shutdown</text:span><text:s/><text:span text:style-name="T4">orders</text:span><text:s/>through domestic avenues existent</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
            <text:p>"3.11. A<text:span text:style-name="T4"><text:s/>OPERADORA defende a liberdade de escolha e expressão e repudia qualquer restrição à manifestação do pensamento, criação, expressão e informação</text:span>, sob qualquer forma, processo ou veículo,<text:s/><text:span text:style-name="T4">e envidará seus esforços para evitar que eventual legislação superveniente estabeleça censura ou discriminação, direta ou indireta, de natureza política, ideológica ou artística, seja por meio de quotas ou por qualquer outro meio, de modo a prejudicar os direitos de seus CLIENTES</text:span>. O CLIENTE concorda que, em caso de alteração legislativa superveniente potencialmente violadora de tais garantias constitucionais,<text:s/><text:span text:style-name="T4">a OPERADORA poderá manter o conteúdo e a característica dos Serviços oferecidos no momento imediatamente anterior à publicação de tais normas até que se decida em última instância sobre sua constitucionalidade</text:span>."</text:p>
          </table:table-cell>
          <table:table-cell office:value-type="string" table:style-name="ce26">
            <text:p>Contrato</text:p>
            <text:p/>
            <text:p>18.9 As Partes neste ato reconhecem que a TIM, suas afiliadas, seus administradores, funcionários e eventuais subcontratados<text:s/><text:span text:style-name="T4">estão sujeitos à observância e cumprimento do Código de Ética da TIM (“Código de Ética TIM”), o qual prevê que todos os negócios da TIM, incluindo o presente Contrato, pautam-se pelo desenvolvimento e crescimento sustentáveis, e pelo respeito e pela proteção dos direitos humanos</text:span>, do direito do trabalho, dos princípios da proteção ambiental e da luta contra todas as formas de corrupção, ao compromisso na luta na erradicação do trabalho infantil e no do trabalho forçado ou compulsório, sempre à luz dos princípios do Pacto Global das Organizações das Nações Unidas.</text:p>
            <text:p/>
            <text:p>"12.2. A TIM não será responsabilizada por atos de terceiros, ou de órgãos governamentais ou regulatórios que impeçam o cumprimento das obrigações deste Contrato, ou ainda por qualquer dos eventos listados no item 10.2. deste instrumento."</text:p>
            <text:p/>
            <text:p/>
          </table:table-cell>
          <table:table-cell office:value-type="string" table:style-name="ce26">
            <text:p>Contrato</text:p>
            <text:p/>
            <text:p>"3.2 <text:s text:c="7"/>A VIVO e o CLIENTE reconhecem que qualquer Serviço, Oferta Conjunta e Promoção estão sujeitas, a qualquer momento,<text:s/><text:span text:style-name="T4">a alteração, suspensão ou exclusão por determinação das agências reguladoras, alteração na legislação ou à critério da VIVO</text:span>, mediante aviso prévio ao CLIENTE e nos termos da regulamentação editada pela ANATEL."</text:p>
          </table:table-cell>
          <table:table-cell table:number-columns-repeated="16375"/>
        </table:table-row>
        <table:table-row table:style-name="ro9">
          <table:table-cell office:value-type="string" table:style-name="ce12">
            <text:p>H3</text:p>
          </table:table-cell>
          <table:table-cell office:value-type="string" table:style-name="ce26">
            <text:p>Commitment to<text:s/><text:span text:style-name="T4">notifying</text:span><text:s/>users immediately of a<text:s/><text:span text:style-name="T4">forthcoming</text:span><text:s/><text:span text:style-name="T4">shutdown</text:span></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As interrupções preventivas que</text:p>
            <text:p>possam causar interferência no desempenho do SERVIÇO BANDA LARGA DA</text:p>
            <text:p>OI serão informadas ao ASSINANTE com antecedência mínima de 7 (sete)</text:p>
            <text:p>dias.."</text:p>
            <text:p/>
            <text:p>2.5.2. As interrupções preventivas mencionadas no item 2.4 supra darse-</text:p>
            <text:p>ão, em qualquer dia da semana no horário de 00:00 até 06:00 horas."</text:p>
            <text:p/>
            <text:p>direito a</text:p>
            <text:p>"8.10. Ao prévio conhecimento das condições de suspensão do serviço;"</text:p>
          </table:table-cell>
          <table:table-cell office:value-type="string" table:style-name="ce26">
            <text:p>Contrato</text:p>
            <text:p/>
            <text:p>"Além das naturalmente decorrentes do presente contrato, constituem obrigações da SERCOMTEL:</text:p>
            <text:p>d) comunicar o CLIENTE qualquer interrupção prevista na prestação dos serviços, objeto deste contrato;"</text:p>
          </table:table-cell>
          <table:table-cell office:value-type="string" table:style-name="ce26">
            <text:p>Contrato</text:p>
            <text:p/>
            <text:p>"3.4.1. Diante da necessidade de interrupção ou degradação da qualidade do serviço,<text:s/><text:span text:style-name="T4">superior a 30 (trinta) minutos</text:span>, por motivo de manutenção, ampliação da rede ou similares, o CLIENTE será comunicado com antecedência mínima de 7 (sete) dias e será concedido abatimento proporcional na mensalidade. Não será concedido abatimento na hipótese de interrupção ou degradação do serviço por motivos de força maior, caso fortuito, culpa exclusiva do CLIENTE ou terceiro.</text:p>
            <text:p/>
            <text:p>"7.2. Além de outros direitos previstos no presente Contrato e na legislação e regulamentação aplicável, o CLIENTE tem direito:</text:p>
            <text:p>VI - ao conhecimento prévio de toda e qualquer alteração nas condições de prestação do serviço que lhe atinja direta ou indiretamente;<text:s/></text:p>
            <text:p>IX - ao prévio conhecimento das condições de suspensão do serviço;"</text:p>
            <text:p/>
            <text:p>"9.1.1. A OPERADORA também poderá rescindir o presente contrato, motivadamente, todavia, deverá necessariamente comunicar tal fato ao CLIENTE, com<text:s/><text:span text:style-name="T4">antecedência mínima de 30 (trinta) dias, nos termos da legislação vigente</text:span>.""</text:p>
          </table:table-cell>
          <table:table-cell office:value-type="string" table:style-name="ce26">
            <text:p>Contrato</text:p>
            <text:p/>
            <text:p>"(a) Informar ao CLIENTE sobre quaisquer interrupções ou interferências programadas que possam causar alguma alteração no desempenho do(s) SERVIÇO(S), com 7 (sete) dias de antecedência;"</text:p>
            <text:p/>
            <text:p>4.2 (direitos do cliente)</text:p>
            <text:p>"(f) o conhecimento prévio de toda e qualquer alteração nas condições de prestação do serviço que lhe atinja direta ou indiretamente;"</text:p>
            <text:p>(i) o prévio conhecimento das condições de suspensão do serviço;"</text:p>
          </table:table-cell>
          <table:table-cell office:value-type="string" table:style-name="ce26">
            <text:p>Contrato</text:p>
            <text:p/>
            <text:p>"3.2 A VIVO e o CLIENTE reconhecem que qualquer Serviço, Oferta Conjunta e Promoção estão sujeitas, a qualquer momento, a alteração, suspensão ou exclusão por determinação das agências reguladoras, alteração na legislação ou à critério da VIVO, mediante aviso prévio ao CLIENTE e nos termos da regulamentação editada pela ANATEL.</text:p>
            <text:p/>
            <text:p>31.2 A VIVO poderá realizar interrupções programadas no serviço para possibilitar a manutenção na sua rede e/ou similares, hipótese em que deverá avisar o CLIENTE sobre a referida manutenção com antecedência mínima de 1 (uma) semana."</text:p>
          </table:table-cell>
          <table:table-cell table:number-columns-repeated="16375"/>
        </table:table-row>
        <table:table-row table:style-name="ro9">
          <table:table-cell office:value-type="string" table:style-name="ce12">
            <text:p>H4</text:p>
          </table:table-cell>
          <table:table-cell office:value-type="string" table:style-name="ce26">
            <text:p>Commitment to providing up-to-date information to users about the<text:s/><text:span text:style-name="T4">shutdown</text:span></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12">
            <text:p>H5</text:p>
          </table:table-cell>
          <table:table-cell office:value-type="string" table:style-name="ce26">
            <text:p>Information on grievance and r<text:span text:style-name="T4">emediation mechanisms</text:span><text:s/>to remedy any negative impacts of the<text:s/><text:span text:style-name="T4">shutdown<text:s/></text:span></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7.2. Além de outros direitos previstos no presente Contrato e na legislação e regulamentação aplicável, o CLIENTE tem direito:</text:p>
            <text:p>XIII - à reparação pelos danos causados pela violação dos seus direitos;"</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12">
            <text:p>H6</text:p>
          </table:table-cell>
          <table:table-cell office:value-type="string" table:style-name="ce26">
            <text:p>Commitment to immediately<text:s/><text:span text:style-name="T4">restoring network connectivity after a</text:span><text:s/><text:span text:style-name="T4">shutdown</text:span><text:s/>at the earliest available opportunity</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Parágrafo segundo: No caso de rescisão do contrato, o serviço somente será disponibilizado novamente mediante a quitação de todos os débitos e poderá ser cobrada nova taxa de adesão, habilitação, instalação básica e/ou ativação dos serviços, conforme previsto na tabela vigente à época, ou seja, o CLIENTE deverá celebrar um novo contrato e arcar com os custos daí decorrentes."</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12">
            <text:p>H7</text:p>
          </table:table-cell>
          <table:table-cell office:value-type="string" table:style-name="ce26">
            <text:p>Commitment to<text:s/><text:span text:style-name="T4">inviting and recording the accounts of users</text:span>, enabling those whose connectivity was restricted to explain and document their experiences of the<text:s/><text:span text:style-name="T4">shutdown</text:span></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12">
            <text:p>H8</text:p>
          </table:table-cell>
          <table:table-cell office:value-type="string" table:style-name="ce26">
            <text:p>Commitment to extending account<text:s/><text:span text:style-name="T4">credits or promotions</text:span><text:s/>as a form of universal compensation for<text:s/><text:span text:style-name="T4">shutdowns</text:span><text:s/>or altering bill payment periods</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3.6. Na ocorrência dos casos previstos no art. 46 da Resolução ANATEL 614/13, ou</text:p>
            <text:p>outra que venha a substituí-la, será concedido ao ASSINANTE desconto no próximo</text:p>
            <text:p>documento de cobrança em aberto ou outro meio indicado pelo ASSINANTE,</text:p>
            <text:p>calculado de acordo com a seguinte fórmula:</text:p>
            <text:p>Vd = (Vm/1440) x N, sendo: Vd = Valor do desconto</text:p>
            <text:p>Vm = Valor da MENSALIDADE</text:p>
            <text:p>N = Quantidade de unidades de períodos de 30 minutos de paralisação.</text:p>
            <text:p>1440 = 24horas x 60 minutos = 1440 minutos por dia</text:p>
            <text:p/>
            <text:p>3.6.1. Para efeito de desconto, o período mínimo de interrupção a ser</text:p>
            <text:p>considerado é de 30 minutos consecutivos, computado a partir da sua efetiva</text:p>
            <text:p>comunicação pelo ASSINANTE à Oi.</text:p>
            <text:p>3.6.2. Os períodos adicionais de interrupção, ainda que frações de 30</text:p>
            <text:p>minutos, serão considerados, para fins de desconto, como períodos inteiros</text:p>
            <text:p>de 30 minutos.</text:p>
            <text:p>3.7. O ASSINANTE não terá direito ao desconto sobre a MENSALIDADE caso</text:p>
            <text:p>as interrupções ou reduções na qualidade do SERVIÇO BANDA LARGA DA OI</text:p>
            <text:p>decorram de problemas em sua REDE INTERNA, no MODEM, em casos</text:p>
            <text:p>fortuitos e de força maior ou ainda nas interrupções decorrentes de problemas</text:p>
            <text:p>provocados por terceiros."</text:p>
          </table:table-cell>
          <table:table-cell office:value-type="string" table:style-name="ce26">
            <text:p>Contrato</text:p>
            <text:p>Além das naturalmente decorrentes do presente contrato, constituem obrigações da SERCOMTEL:</text:p>
            <text:p/>
            <text:p>"g) conceder desconto nas mensalidade por interrupção do serviço, exceto nos casos em que esta for ocasionada por<text:s/><text:span text:style-name="T4">motivo</text:span><text:span text:style-name="T4"/></text:p>
            <text:p><text:span text:style-name="T4">de força maior ou caso fortuito, ou ainda em casos de interrupções em que o CLIENTE ou terceiro tenham dado causa</text:span>. Para</text:p>
            <text:p>efeito de desconto, o período mínimo a ser considerado é de 30 (trinta) minutos consecutivos, não cumulativos, de acordo</text:p>
            <text:p>com a seguinte fórmula:</text:p>
            <text:p>VM</text:p>
            <text:p>VD = --------- x n, sendo:</text:p>
            <text:p>1440</text:p>
            <text:p>VM = valor mensal do circuito;</text:p>
            <text:p>VD = valor do desconto;</text:p>
            <text:p>n = quantidade de unidades de períodos de interrupção consecutiva de 30 min;</text:p>
            <text:p>Sercomtel S.A. - Telecomunicações</text:p>
            <text:p>Rua Prof. João Cândido, 555 | Centro | 86.010.927 | Londrina | Pr | Brasil | CNPJ 01.371.416/0001-89 | ICMS 60104948-16</text:p>
            <text:p>www.sercomtel.com.br</text:p>
            <text:p>MPC - Doc. 42 - Rev. 20 - -</text:p>
            <text:p>Página 4 de 5</text:p>
            <text:p>1440 = total de períodos de 30 min no mês</text:p>
            <text:p>g.1) para efeito de desconto, os períodos adicionais serão considerados como períodos inteiros de 30 (trinta) minutos;"</text:p>
          </table:table-cell>
          <table:table-cell office:value-type="string" table:style-name="ce26">
            <text:p>Contrato</text:p>
            <text:p/>
            <text:p>"3.4.1. Diante da necessidade de interrupção ou degradação da qualidade do serviço, superior a 30 (trinta) minutos, por motivo de manutenção, ampliação da rede ou similares, o CLIENTE será comunicado com antecedência mínima de 7 (sete) dias e será concedido abatimento proporcional na mensalidade. Não será concedido abatimento na hipótese de interrupção ou degradação do serviço por motivos de força maior, caso fortuito, culpa exclusiva do CLIENTE ou terceiro.</text:p>
            <text:p/>
          </table:table-cell>
          <table:table-cell office:value-type="string" table:style-name="ce26">
            <text:p>Contrato</text:p>
            <text:p/>
            <text:p>11.1 A TIM concederá descontos compulsórios sobre os valores mensais devidos pelo CLIENTE, em virtude de interrupções ou degradações da qualidade do(s) Serviço(s), observado o disposto nos itens abaixo.</text:p>
            <text:p>11.1.1 Os descontos serão concedidos sobre o valor mensal do circuito interrompido, calculados de forma proporcional ao número de horas ou fração superior a 30 (trinta) minutos, para cada evento registrado, através da seguinte fórmula:</text:p>
            <text:p>VD = VM X MI/43200</text:p>
            <text:p>onde:</text:p>
            <text:p>VD = Valor do desconto;</text:p>
            <text:p>VM = Valor mensal do Serviço;</text:p>
            <text:p>MI = Minutos de indisponibilidade (superior a trinta minutos);</text:p>
            <text:p>43200 = Total de minutos no período mensal do SERVIÇO.</text:p>
            <text:p/>
            <text:p>11.2 Não serão concedidos descontos na ocorrência dos seguintes casos:</text:p>
            <text:p>(a) caso fortuito ou força maior;</text:p>
            <text:p>(b) falha na infraestrutura, nos equipamentos ou na rede interna do CLIENTE;</text:p>
            <text:p>(c) falha de equipamento da TIM ocasionada pelo CLIENTE;</text:p>
            <text:p>(d) impedimento do acesso de pessoal técnico da TIM, e/ou de terceiros indicados por esta, ao imóvel residencial ( Pessoa Física), comercial (Pessoa Jurídica) do CLIENTE para fins de manutenção ou restabelecimento do(s) Serviço(s);</text:p>
            <text:p>(e) falha no meio de telecomunicação de acesso quando provido total ou parcialmente pelo CLIENTE; e</text:p>
            <text:p>(f) falhas decorrentes de atos ou omissões sobre os quais a TIM não possua controle direto ou indireto.</text:p>
          </table:table-cell>
          <table:table-cell office:value-type="string" table:style-name="ce26">
            <text:p>Contrato</text:p>
            <text:p/>
            <text:p>"31.1 Na hipótese de interrupções por falhas atribuíveis à VIVO, que não decorram de caso fortuito ou força maior, esta concederá ao CLIENTE um desconto em sua mensalidade de valor proporcional ao número de horas ou fração mínima não superior a 30 (trinta) minutos consecutivos de interrupção.</text:p>
            <text:p>31.1.1 O período de 30 (trinta) minutos acima mencionado será computado a partir da sua efetiva comunicação pelo CLIENTE à VIVO.</text:p>
            <text:p>31.1.2 Os períodos adicionais de interrupção, ainda que em fração de 30 (trinta) minutos, serão considerados, para fins de desconto, como períodos inteiros de 30 (trinta) minutos."</text:p>
            <text:p/>
            <text:p>"31.2 A VIVO poderá realizar interrupções programadas no serviço para possibilitar a manutenção na sua rede e/ou similares, hipótese em que deverá avisar o CLIENTE sobre a referida manutenção com antecedência mínima de 1 (uma) semana.</text:p>
            <text:p/>
            <text:p>31.2.1<text:s/><text:span text:style-name="T4">Na hipótese acima mencionada, a VIVO concederá ao CLIENTE um desconto em sua mensalidade à razão de 1/30 (um trinta avos) por dia ou fração superior a 4 (quatro) horas de interrupção.</text:span><text:span text:style-name="T4"/></text:p>
            <text:p/>
            <text:p>31.3 A VIVO não será obrigada a efetuar o desconto se a interrupção ou degradação do serviço ocorrer por motivos de caso fortuito ou de força maior, ou culpa exclusiva do CLIENTE."</text:p>
          </table:table-cell>
          <table:table-cell table:number-columns-repeated="16375"/>
        </table:table-row>
        <table:table-row table:style-name="ro9">
          <table:table-cell office:value-type="string" table:style-name="ce12">
            <text:p>H9</text:p>
          </table:table-cell>
          <table:table-cell office:value-type="string" table:style-name="ce26">
            <text:p>Commitment to<text:span text:style-name="T4"><text:s/>compensating<text:s/></text:span>users who<text:s/><text:span text:style-name="T4">suffered</text:span><text:s/>demonstrable financial loss or substantial harm as a result of the<text:s/><text:span text:style-name="T4">shutdown</text:span></text:p>
          </table:table-cell>
          <table:table-cell office:value-type="string" table:style-name="ce26">
            <text:p>Excerpt<text:s/></text:p>
          </table:table-cell>
          <table:table-cell office:value-type="string" table:style-name="ce26">
            <text:p>Contrato</text:p>
            <text:p>" A CONTRATADA não será obrigada a efetuar o desconto caso a interrupção ou degradação do serviço ocorrer por motivos de</text:p>
            <text:p>caso fortuito ou de força maior ou culpa exclusiva do ASSINANTE ou de terceiro."</text:p>
          </table:table-cell>
          <table:table-cell office:value-type="string" table:style-name="ce26">
            <text:p>Contrato</text:p>
            <text:p>direito a<text:s/></text:p>
            <text:p>"8.11. A reparação pelos danos causados pela violação dos seus direitos;"</text:p>
          </table:table-cell>
          <table:table-cell office:value-type="string" table:style-name="ce26">
            <text:p>Contrato<text:s/></text:p>
            <text:p/>
            <text:p>"§ 16º... A SERCOMTEL informa e o CLIENTE concorda que, eventualmente, o serviço contratado poderá estar indisponível</text:p>
            <text:p>em função de manutenções preventivas programadas, manutenções emergenciais e outras dificuldades técnicas que</text:p>
            <text:p>eventualmente venham a ocorrer, alheias ao controle e à vontade da SERCOMTEL. Não será considerado descumprimento</text:p>
            <text:p>das obrigações contratuais as interrupções do serviço decorrentes de eventos de força maior ou causada pelo próprio</text:p>
            <text:p>CLIENTE."</text:p>
          </table:table-cell>
          <table:table-cell office:value-type="string" table:style-name="ce26">
            <text:p>Contrato</text:p>
            <text:p>7.2. Além de outros direitos previstos no presente Contrato e na legislação e regulamentação aplicável, o<text:s/></text:p>
            <text:p>CLIENTE tem direito:<text:s/></text:p>
            <text:p>XIII - à reparação pelos danos causados pela violação dos seus direitos;<text:s/></text:p>
            <text:p/>
          </table:table-cell>
          <table:table-cell office:value-type="string" table:style-name="ce26">
            <text:p>Contrato</text:p>
            <text:p/>
            <text:p/>
            <text:p>4.2(p) a reparação pelos danos causados pela violação dos seus direitos;</text:p>
            <text:p/>
            <text:p>"12.2. A TIM não será responsabilizada por atos de terceiros, ou de órgãos governamentais ou regulatórios que impeçam o cumprimento das obrigações deste Contrato, ou ainda por qualquer dos eventos listados no item 10.2. deste instrumento.</text:p>
            <text:p/>
          </table:table-cell>
          <table:table-cell office:value-type="string" table:style-name="ce26">
            <text:p>Excerpt<text:s/></text:p>
          </table:table-cell>
          <table:table-cell table:number-columns-repeated="16375"/>
        </table:table-row>
        <table:table-row table:style-name="ro9">
          <table:table-cell office:value-type="string" table:style-name="ce12">
            <text:p>H10</text:p>
          </table:table-cell>
          <table:table-cell office:value-type="string" table:style-name="ce26">
            <text:p>Commitment that the provider will never<text:s/><text:span text:style-name="T4">disconnect</text:span><text:s/>an individual’s access<text:s/><text:span text:style-name="T4">as a voluntary or punitive measure</text:span></text:p>
          </table:table-cell>
          <table:table-cell office:value-type="string" table:style-name="ce26">
            <text:p>"6.4. <text:s text:c="7"/>O presente Contrato poderá ser extinto (encerrado):</text:p>
            <text:p/>
            <text:p>a. <text:s text:c="7"/>Imediatamente por descumprimento de qualquer cláusula contratual, legal e/ou regulatória; e<text:s/></text:p>
            <text:p/>
            <text:p>b. <text:s text:c="7"/>Imediatamente, caso o CONTRATANTE utilize práticas que desrespeitem qualquer lei, moral, os bons costumes, comprometam a imagem da ALGAR TELECOM ou ainda, contrárias aos usos e costumes considerados razoáveis e normalmente aceitos no ambiente da Internet, tal como, sem exclusão das demais, colocar à disposição ou possibilitar o acesso de imagens ou mensagens que incitem e/ou estimulem a pedofilia."</text:p>
            <text:p/>
            <text:p>6.1. <text:s text:c="7"/>No caso de cancelamento do Serviço ou rescisão deste Co<text:span text:style-name="T4">ntrato por não pagamento do documento de c</text:span>obrança, a ALGAR TELECOM estará autorizada a enviar os dados cadastrais do CONTRATANTE inadimplente para inscrição no Serviço de Proteção ao Crédito (“SPC”) e demais cadastros semelhantes, incluindo protesto, mediante prévia notificação conforme legislação vigente.</text:p>
            <text:p/>
            <text:p>Exemplos de outras regras contratuais:</text:p>
            <text:p/>
            <text:p>" (a) não obter acesso ou tentar acessar redes e endereços não autorizados; (b) não utilizar os serviços prestados pela ALGAR TELECOM para colocar, copiar, transmitir ou retransmitir material ilegal, pornográfico, predatório ou que ofenda a moral e os bons costumes, seja a que título e de que forma for, bem como fazer com que terceiros não violem o dis<text:span text:style-name="T4">posto neste Contrato; e (c) não obter ou tentar obter acesso não autorizado a outra conta ou rede, ou fazer uso de direitos autorais, de imagem ou outros dire</text:span>itos e dados de forma ilegal; "</text:p>
            <text:p/>
            <text:p>"k. <text:s text:c="7"/>Não utilizar os serviços prestados pela ALGAR TELECOM, para propagar e/ou manter portal ou site na Internet com conteúdos que: (i) coloquem à disposição ou possibilitem o acesso às mensagens que sejam ilegais, que infrinja direitos autorais, que ofenda a moral e os bons costumes, ou praticar qualquer ato ilícito, violento, pornográfico, degradante; que veiculem, incitem ou estimulem a pedofilia; cause danos a terceiros a propriedade intelectual, aos direitos à honra, à vida privada, à imagem, à intimidade pessoal e familiar; (ii) que possuam e enviem SPAM, vírus, Phishing SCAM ou quaisquer outros tipos de mensagens ou programa não solicitados ou com conteúdo malicioso; (iii) incitem a prática de atos discriminatórios, seja em razão de sexo, raça, religião, crenças, idade ou qualquer outra condição; (iv) induzam ou possam induzir a um estado inaceitável de ansiedade ou temor; (v) induzam ou incitem práticas perigosas, de risco ou nocivas para a saúde e para o equilíbrio psíquico; (vi) sejam falsos, ambíguos, inexatos, exagerados ou extemporâneos, de forma que possam induzir a erro sobre seu objeto ou sobre as intenções ou propósitos do comunicador; (vii) violem o sigilo das comunicações; e (viii) constituam publicidades ilícitas, enganosas ou desleais."</text:p>
            <text:p/>
            <text:p>PUA (PRIVACIDADE)</text:p>
            <text:p/>
            <text:p>"É proibida qualquer ação ou atividade que possa prejudicar a rede, sistemas e equipamentos da Algar</text:p>
            <text:p>Telecom, de seus clientes e usuários, e de outras entidades conectadas através da Internet e outros meios,</text:p>
            <text:p>bem como violar leis, regulamentações, normas, usos e costumes determinados pela Comunidade Internet."</text:p>
            <text:p/>
            <text:p>"2. Restrições</text:p>
            <text:p>São proibidas as atividades contrárias ao uso adequado dos recursos disponibilizados e que possam ser</text:p>
            <text:p>caracterizadas como violações à segurança que possam incorrer em responsabilidade criminal ou civil. De</text:p>
            <text:p>forma não exaustiva, fica proibido:</text:p>
            <text:p>Capturar, utilizar ou adulterar contas de outros clientes e usuários.</text:p>
            <text:p>Invadir ou atacar qualquer rede privativa ou Internet ou contribuir para tal.</text:p>
            <text:p>Utilizar ou obter acesso não autorizado a dados, sistemas ou redes.</text:p>
            <text:p>Fraudar serviços da Algar Telecom, abusando do nível de privilégio ou acesso contratado ou utilizando</text:p>
            <text:p>serviços não permitidos e não contratados.</text:p>
            <text:p>Tentar interferir em um serviço ou sistema, sobrecarregá-lo ou, ainda, ingressar em ataques de negação</text:p>
            <text:p>de serviços.</text:p>
            <text:p>Criar condições para que códigos maliciosos sejam criados e distribuídos.</text:p>
            <text:p>Capturar tráfego de qualquer rede e alterar qualquer informação no cabeçalho ou área de dados dos</text:p>
            <text:p>pacotes capturados.</text:p>
            <text:p>Utilizar proxys ou relays abertos de modo a dificultar a identificação da real origem ou de camuflar o</text:p>
            <text:p>referido acesso.</text:p>
            <text:p>Utilizar qualquer acesso à Internet, hosting de Website, e-mail e outros aplicativos, para criar, transmitir,</text:p>
            <text:p>distribuir ou armazenar qualquer material que seja ilegal ou esteja em violação com qualquer</text:p>
            <text:p>regulamentação aplicável, ou que comprometa a imagem da Algar Telecom.</text:p>
            <text:p>Hospedar qualquer Website clonado ou código malicioso, acessado através de ataques do tipo Phishing</text:p>
            <text:p>SCAM ou outros.</text:p>
            <text:p>Comunicações proibidas por esta PUA incluem, mas não estão limitadas a: materiais que infringem</text:p>
            <text:p>copyright, marca registrada, segredo comercial; material que viole leis, normas ou regulamentações</text:p>
            <text:p>referentes a obscenidade, indecência, ou pornografia infantil; material que seja acusatório ou difamatório;</text:p>
            <text:p>material que constitua uma ameaça ilegal; e material que viole quaisquer leis e regulamentações aplicáveis</text:p>
            <text:p>de controle de importação e exportação.</text:p>
            <text:p>Utilizar o sistema de e-mail, SMS (Short Message Service), MMS (Multimedia Message Service) e outros</text:p>
            <text:p>sistemas de comunicação eletrônica para o envio de e-mail não solicitado em massa como SPAM, Phishing</text:p>
            <text:p>SCAM e Hoaxes, para qualquer destino que não o tenha autorizado.</text:p>
            <text:p>Enviar e-mail ou outro meio de comunicação eletrônica com conteúdo obsceno, com assédio, acusatório,</text:p>
            <text:p>difamatório, ameaçador, abusivo ou com propósitos maléficos a pessoas que não tenham consentido."</text:p>
            <text:p/>
            <text:p><text:span text:style-name="T4">"7. Penalidades</text:span><text:span text:style-name="T4"/></text:p>
            <text:p><text:span text:style-name="T4">Caso violações a esta PUA ocorram, a Algar Telecom reserva-se no direito de encerrar (integralmente ou em</text:span><text:span text:style-name="T4"/></text:p>
            <text:p><text:span text:style-name="T4">parte) os serviços, ou tomar providências para interromper as violações a esta PUA ocasionadas pelo cliente</text:span><text:span text:style-name="T4"/></text:p>
            <text:p><text:span text:style-name="T4">ou usuário, conforme apropriado, sem aviso prévio.</text:span><text:span text:style-name="T4"/></text:p>
            <text:p><text:span text:style-name="T4">De acordo com a gravidade ou a recorrência de determinados eventos de segurança, a Algar Telecom poderá</text:span><text:span text:style-name="T4"/></text:p>
            <text:p><text:span text:style-name="T4">aplicar, de forma progressiva mas não excludente, uma ou mais das seguintes medidas dentre outras:</text:span><text:span text:style-name="T4"/></text:p>
            <text:p><text:span text:style-name="T4">1. Notificações formais, por correio eletrônico (e-mail) ou por documento judicial, dependendo do caso.</text:span><text:span text:style-name="T4"/></text:p>
            <text:p><text:span text:style-name="T4">2. Suspensão temporária de prestação do serviço contratado, sem interrupção de pagamento do mesmo por</text:span><text:span text:style-name="T4"/></text:p>
            <text:p><text:span text:style-name="T4">parte do cliente.</text:span><text:span text:style-name="T4"/></text:p>
            <text:p><text:span text:style-name="T4">3. Desativação total dos serviços prestados e cancelamento do contrato de prestação de serviços. Nesse caso</text:span><text:span text:style-name="T4"/></text:p>
            <text:p><text:span text:style-name="T4">o cliente deverá arcar com o pagamento da multa pela rescisão contratual."</text:span></text:p>
          </table:table-cell>
          <table:table-cell office:value-type="string" table:style-name="ce26">
            <text:p>"12.06.02 Na hipótese do impedimento da vistoria acarretar problemas que afetem</text:p>
            <text:p>a qualidade da prestação do SERVIÇO, inclusive impactando outros</text:p>
            <text:p>ASSINANTES, a PRESTADORA poderá proceder com a imediata</text:p>
            <text:p>descontinuidade da prestação do SERVIÇO, independentemente de qualquer</text:p>
            <text:p>procedimento judicial e sem prejuízo da cobrança dos serviços prestados e</text:p>
            <text:p>utilizados até a data do cancelamento."</text:p>
            <text:p/>
            <text:p>"22.01 Os serviços poderão ser suspensos pela PRESTADORA em caso de</text:p>
            <text:p>inadimplemento por parte do ASSINANTE."</text:p>
            <text:p/>
            <text:p>"24.01 O presente contrato ficará, automaticamente, rescindido de pleno</text:p>
            <text:p>direito caso:</text:p>
            <text:p>(d) o ASSINANTE utilize indevidamente os serviços, através a adulteração de</text:p>
            <text:p>equipamentos ou por qualquer outro meio, de forma que venha a fruir o SERVIÇO</text:p>
            <text:p>de forma diferente da contratada."</text:p>
            <text:p/>
            <text:p>"(b) constatação de<text:span text:style-name="T4"><text:s/>práticas pelo ASSINANTE expressamente vedadas e/ou</text:span><text:span text:style-name="T4"/></text:p>
            <text:p><text:span text:style-name="T4">consideradas lesivas no presente instrumento, bem como a distribuição indevida a</text:span><text:span text:style-name="T4"/></text:p>
            <text:p><text:span text:style-name="T4">terceiros dos sinais transmitidos ou a recepção indevida dos sinais transmitidos</text:span>,</text:p>
            <text:p>por qualquer meio ou tecnologia, quer por utilização de terminais em número</text:p>
            <text:p>superior ao contratado, para si ou para terceiros."</text:p>
            <text:p/>
            <text:p>Regul Internet Popular (2M e 10M)</text:p>
            <text:p>"Constatada a inadimplência do usuário, poderá ocorrer a suspensão parcial ou total da</text:p>
            <text:p>prestação do serviço, em conformidade com o disposto no contrato de prestação do</text:p>
            <text:p>serviço e na regulamentação vigente."</text:p>
          </table:table-cell>
          <table:table-cell office:value-type="string" table:style-name="ce26">
            <text:p>Contrato</text:p>
            <text:p/>
            <text:p>"4.4. O não pagamento do SERVIÇO BANDA LARGA DA OI até a data do</text:p>
            <text:p>vencimento ensejará a aplicação das seguintes penalidades ao ASSINANTE:</text:p>
            <text:p/>
            <text:p>b) Além dos encargos moratórios, o ASSINANTE ainda estará sujeito ao</text:p>
            <text:p>bloqueio parcial, transcorridos 15 (quinze) dias da notificação de</text:p>
            <text:p>existência de débito vencido ou de término do prazo de validade do</text:p>
            <text:p>crédito, ocasionando a redução da velocidade contratada. Transcorridos</text:p>
            <text:p>30 (trinta) dias do início da suspensão parcial, o Consumidor poderá ter</text:p>
            <text:p>suspenso totalmente o provimento do serviço, sem prejuízo da</text:p>
            <text:p>exigibilidade dos débitos e demais encargos contratuais, ficando o</text:p>
            <text:p>restabelecimento do serviço condicionado à compensação do</text:p>
            <text:p>pagamento do(s) valor(es) devidos à Oi, incluindo, mas não se limitando</text:p>
            <text:p>ao valor referente à(s) MENSALIDADE(S) em atraso, acrescido(s) da</text:p>
            <text:p>multa, atualização monetária e juros de mora, bem como a realização de</text:p>
            <text:p>nova verificação de viabilidade técnica."</text:p>
            <text:p/>
            <text:p>"6.2. A Oi se reserva o direito de suspender a prestação do serviço</text:p>
            <text:p>imediatamente, caso seja identificada qualquer prática do ASSINANTE nociva à</text:p>
            <text:p>rede de serviços da Oi ou à terceiros, seja ela voluntária ou involuntária."</text:p>
            <text:p/>
            <text:p>8.17. A não suspensão do serviço sem sua solicitação, ressalvada a hipótese de débito diretamente decorrente de sua utilização ou por descumprimento de deveres constantes do artigo 4ºda Lei n.º 9.472, de 1997.</text:p>
            <text:p/>
            <text:p>11.4. Suspender o serviço, em caso de inadimplência ou utilização do BANDA LARGA DA OI para finalidades vedadas por este Contrato; e</text:p>
            <text:p/>
            <text:p>11.5. Rescindir o Contrato de Prestação de Serviços, sem prejuízo da adoção das medidas penais cabíveis, na ocorrência de falsidade em qualquer declaração, fraude na documentação prestada pelo ASSINANTE, ou na prática de atos ilícitos ou danosos à rede de prestação de SCM.</text:p>
          </table:table-cell>
          <table:table-cell office:value-type="string" table:style-name="ce26">
            <text:p>Contrato</text:p>
            <text:p/>
            <text:p>"§ 23º. São consideradas como práticas lesivas ao serviço, ora contratado, aos demais assinantes, ao mercado, ou a</text:p>
            <text:p>terceiros, sem prejuízo de outras situações aqui não elencadas, as dispostas a seguir:</text:p>
            <text:p>a) As tentativas de introduzir vírus e/ou códigos nocivos em computadores de assinantes ou terceiros;</text:p>
            <text:p>b) As tentativas de obter acesso não autorizado ou tentativas de fraudar o sistema de autenticação ou de segurança de</text:p>
            <text:p>qualquer provedor, servidor, rede ou conta, com o objetivo de acessar dados e/ou contas não autorizadas ou disponíveis ao</text:p>
            <text:p>CLIENTE, ou de praticar qualquer ato que coloque em risco a segurança do serviço ou de outras redes;</text:p>
            <text:p>c) As tentativas de interferir, por qualquer ato, nos serviços de qualquer outro CLIENTE, provedor, servidor, ou rede, que</text:p>
            <text:p>venham a ocasionar o congestionamento de redes ou a sobrecarga de um servidor;</text:p>
            <text:p>d) Encaminhar a grupos de usuários mensagens coletivas de e-mail, ofertando produtos ou serviços de qualquer natureza,</text:p>
            <text:p>sem o expresso consentimento do destinatário.</text:p>
            <text:p>§ 24º... A prática dos atos lesivos, conforme descritos nos parágrafos 23 e 25 abaixo autorizará a SERCOMTEL, conforme o</text:p>
            <text:p>caso, a proceder o bloqueio do serviço ou a rescisão contratual, sem prejuízo das demais cominações legais a que estará</text:p>
            <text:p>sujeito o suposto infrator."</text:p>
            <text:p/>
            <text:p>§ 25º... O CLIENTE não poderá alterar as configurações do computador / CPE que for utilizado para acessar os serviços, objeto deste contrato, com o intuito de responsabilizar terceiros ou ocultar a identidade ou autoria. A não observação do disposto nesta cláusula autoriza a SERCOMTEL a disponibilizar a qualquer tempo às autoridades competentes, toda e qualquer informação sobre o CLIENTE, bem como cancelar a conta, sem aviso prévio, respondendo, ainda, o CLIENTE, civil e penalmente pelos atos praticados.</text:p>
            <text:p/>
            <text:p>"§ 26º... Na forma da lei, o<text:s/><text:span text:style-name="T4">respeitará os direitos autorais dos , , programas, CLIENTE softwares hardwares sistemas, serviços,</text:span><text:span text:style-name="T4"/></text:p>
            <text:p><text:span text:style-name="T4">tecnologias, marcas, nomes, obras e tudo o mais a que venha a ter acesso através do Plano de Serviço contratado</text:span>, ficando</text:p>
            <text:p>diretamente responsável, civil e penalmente, perante os titulares do direito violado, pelos danos causados e tudo o mais que</text:p>
            <text:p>lhes venha a causar."</text:p>
            <text:p/>
            <text:p>"§ 1º. O não pagamento, pelo CLIENTE, dos valores devidos pelo fornecimento de equipamentos e prestação de serviços,</text:p>
            <text:p>na data de vencimento, importará nas seguintes sanções:</text:p>
            <text:p>c) suspensão do fornecimento dos meios mediante desligamento das instalações após 30 (trinta) dias de inadimplência;</text:p>
            <text:p>d) A SERCOMTEL notificará o CLIENTE para quitar os débitos pendentes, sob pena de não o fazendo, ocorrer à rescisão</text:p>
            <text:p>contratual e incluir seu nome e os débitos correspondentes nos sistemas de proteção ao crédito."</text:p>
            <text:p/>
            <text:p>"§ 5º. A não inserção de créditos pelo CLIENTE, dos valores devidos pela prestação de serviços, nos períodos citados § 4º</text:p>
            <text:p>acima, importará nas seguintes sanções:</text:p>
            <text:p>a)<text:s/><text:span text:style-name="T4">suspensão do fornecimento dos meios mediante desligamento das instalações</text:span><text:s/>(acesso) após o 30º dia para o Supervia</text:p>
            <text:p>Mega da última inserção de crédito;</text:p>
            <text:p>b) após 60 dias sem inserir créditos no valor da mensalidade da velocidade ou recarga contratada,<text:s/><text:span text:style-name="T4">a SERCOMTEL fará a</text:span><text:span text:style-name="T4"/></text:p>
            <text:p><text:span text:style-name="T4">rescisão contratual em virtude da inadimplência</text:span>."</text:p>
            <text:p/>
            <text:p>"§ 5º. A SERCOMTEL poderá suspender a prestação dos serviços, proceder o desligamento das conexões ou tomar as</text:p>
            <text:p>medidas judiciais cabíveis, caso o CLIENTE não atenda a Clausula Sexta.</text:p>
            <text:p>§ 6º. Caso ocorra cancelamento da solicitação do serviço pelo CLIENTE após o início da instalação por parte da</text:p>
            <text:p>SERCOMTEL, o CLIENTE pagará o valor relativo a essa instalação."</text:p>
            <text:p/>
            <text:p>"§ 1º. Este contrato poderá ser extinto nos seguintes casos:</text:p>
            <text:p>a) a pedido do CLIENTE, a qualquer tempo;</text:p>
            <text:p>b) pela SERCOMTEL, no caso de planos pós-pagos com inadimplência superior a 90 (noventa) dias;,</text:p>
            <text:p>c) pela SERCOMTEL, no caso de planos pré-pagos, sem inserção de créditos há mais de 60 (sessenta) dias."</text:p>
            <text:p/>
            <text:p>"</text:p>
            <text:p>§ 10º A SERCOMTEL poderá a qualquer tempo estipular um número máximo de sessões TCP/IP para os planos de banda larga."</text:p>
          </table:table-cell>
          <table:table-cell office:value-type="string" table:style-name="ce26">
            <text:p>Contrato</text:p>
            <text:p/>
            <text:p>"XI - manter seus dados cadastrais atualizados, tais como endereço de instalação e de cobrança, conta corrente e cartão de crédito para cobrança, telefones de contato e e-mail, sob pena de perda de benefícios e descontos, imposição de multa e/<text:span text:style-name="T4">ou rescisão contratual</text:span>;"</text:p>
            <text:p/>
            <text:p>"7.1.1. É dever do CLIENTE cumprir com todas as obrigações acima, s<text:span text:style-name="T4">ob pena de suspensão do serviço, ou ainda a rescisão imediata do Contrato</text:span>, sem prejuízo de outras sanções cabíveis.</text:p>
            <text:p/>
            <text:p>"7.2. Além de outros direitos previstos no presente Contrato e na legislação e regulamentação aplicável, o CLIENTE tem direito:</text:p>
            <text:p>VIII - a não suspensão do serviço sem sua solicitação,<text:s/><text:span text:style-name="T4">ressalvada a hipótese de débito diretamente decorrente de sua utilização ou por descumprimento de deveres constantes do art. 4º da Lei n.º 9.472, de 1997, na regulamentação aplicável ou neste contrato;"</text:span><text:span text:style-name="T4"/></text:p>
            <text:p><text:span text:style-name="T4"/></text:p>
            <text:p>"9.6. Constitui situação de rescisão, imediata, por justa causa a utilização de práticas que afrontem a lei, os usos e costumes considerados razoáveis e normalmente aceitos no ambiente da Internet, a Propriedade Intelectual ou o Direito Autoral, a invasão de privacidade ou ofensa à honra ou qualquer outro direito de terceiros, a tentativa ou acesso de banco de dados ou sistema informatizado das partes ou de terceiros, a tentativa ou efetiva violação de senhas de terceiros, o envio de mensagens coletivas de e-mail (spam) a grupos de usuários ofertando produtos ou serviços de qualquer natureza que não sejam de interesse dos destinatários ou que não tenham consentimento expresso destes, bem como a disseminação de vírus, cavalos de tróia, spywares ou similares de qualquer natureza."</text:p>
            <text:p><text:span text:style-name="T4"/></text:p>
            <text:p>"9.7. Pelo não pagamento de qualquer valor, total ou parcial, na data de seu respectivo vencimento, o CLIENTE será considerado devedor, podendo neste caso a OPERADORA, após notificar o CLIENTE da existência do débito vencido: (i) suspender parcialmente os serviços (redução da velocidade contratada) em no mínimo 15 (quinze) dias e, caso a inadimplência permaneça<text:s/><text:span text:style-name="T4">(ii) suspender totalmente o serviço em no mínimo 30 (trinta) dias após a suspensão parcial e, caso ainda assim o CLIENTE não efetue o pagamento do débito vencido (iii) rescindir o Contrato de Prestação de Serviços em no mínimo 30 (trinta) dias após a suspensão total dos serviços.ureza."</text:span></text:p>
          </table:table-cell>
          <table:table-cell office:value-type="string" table:style-name="ce26">
            <text:p>Contrato</text:p>
            <text:p/>
            <text:p>"2.12 É autorizada à TIM, a qualquer tempo e mediante aviso prévio por escrito ao CLIENTE,<text:s/><text:span text:style-name="T4">efetuar o desligamento de quaisquer equipamentos que possam causar danos à rede de telecomunicações da TIM, ou recusar ou suspender a prestação do SCM em havendo indícios de desvio nos padrões técnicos na utilização do Serviço</text:span>, bem como quando caracterizado o uso não autorizado, ilegal, fraudulento inclusive no que se refere a tentativas, com ou sem sucesso, de invasão a redes e/ou equipamentos de terceiros ou, ainda, em descumprimento dos termos deste Contrato, ou da regulamentação aplicável, sem prejuízo da cobrança dos Serviços efetivamente prestados."</text:p>
            <text:p/>
            <text:p>"2.12.1 Considera-se uso indevido do Serviço, dentre outras situações, o uso de sua Estação fora dos limites do endereço de habilitação indicado."</text:p>
            <text:p/>
            <text:p>2.12.2<text:s/><text:span text:style-name="T4">Em hipótese de reincidência por parte do CLIENTE, a TIM poderá rescindir o presente Contrato, imediatamente após a constatação da reincidência.</text:span><text:span text:style-name="T4"/></text:p>
            <text:p/>
            <text:p>"2.12.3 As partes ratificam e consolidam, através desta Cláusula do presente instrumento, que,<text:span text:style-name="T4"><text:s/>caso o CLIENTE</text:span><text:s/><text:span text:style-name="T4">venha a comercializar, ceder, locar, sublocar, compartilhar, disponibilizar ou transferir o serviço a terceiros ou, ainda, descumpra quaisquer outras obrigações contratuais , legais, ou regulamentares, incluindo mas não se limitando, o uso indevido de LIVE TIM pelo próprio CLIENTE ou terceiros por este autorizados a ter acesso ao serviço, poderá a TIM, a seu total e exclusivo Critério, suspender a prestação do serviço ou até mesmo rescindir o contrato, sem a incidência de qualquer ônus ou penalidades para a TIM</text:span>."</text:p>
            <text:p/>
            <text:p>2.14 É facultado à TIM, deixar de comercializar o serviço TIM LIVE, nos termos da Regulamentação do SCM e do Regulamento Geral de Direitos do Consumidor de Serviços de Telecomunicações – RGC. , desde que comunique previamente ao CLIENTE com pelo menos 30 (trinta) dias de antecedência.</text:p>
            <text:p/>
            <text:p>4.1. (obrigações cliente)</text:p>
            <text:p>"(c) Não utilizar de forma indevida o(s) serviço(s) contratado(s) de forma a configurar quaisquer das hipóteses do Art. 183 da Lei n.º 9.472, de 16.07.1997, em especial a revenda de serviços de telecomunicações, o que ensejará a imediata rescisão deste Contrato por culpa do Cliente, devendo o mesmo ressarcir à TIM os valores referentes a todas as despesas incorridas por esta e não somente aquelas relativas ao cancelamento e a desinstalação do(s) serviço(s);</text:p>
            <text:p>(d)<text:s/><text:span text:style-name="T4">A mesma premissa ventilada no item(c) valerá<text:s/></text:span>no caso de haver fortes indícios ou comprovação de uso indevido da rede ou abuso que venha a atentar contra os costumes ou que configure pratica criminosa."</text:p>
            <text:p/>
            <text:p>5.1.7 (i) proceder ao cancelamento da prestação do(s) SERVIÇO(S) , ficando a TI,M isenta de qualquer responsabilidade.</text:p>
            <text:p/>
            <text:p>"6.5 O CLIENTE não poderá, exceto se prévia e formalmente aprovado pela TIM, mudar o local de instalação dos equipamentos, sob pena de rescisão imediata deste Contrato."</text:p>
            <text:p/>
            <text:p>"9.1. O não pagamento da Fatura até a data do seu vencimento sujeitará o CLIENTE, independentemente de qualquer aviso, sem prejuízo das exigibilidades pecuniárias cabíveis, à aplicação das seguintes penalidades:</text:p>
            <text:p/>
            <text:p>(d) suspensão parcial do(s) Serviço(s), caracterizada pela redução de velocidade contratada após transcorridos 15 (quinze) dias da notificação de existência de débito vencido. Transcorridos 30 (trinta) dias do início da suspensão parcial,<text:s/><text:span text:style-name="T4">o Cliente poderá ter suspenso totalmente o provimento do serviço, a exclusivo critério da TIM</text:span>. O restabelecimento do(s) Serviço(s), em até 24 (vinte e quatro) horas, ficará condicionado à confirmação do pagamento do valor integral da Fatura em atraso, com acréscimo dos encargos moratórios e penalidades estabelecidas nesta Cláusula; e</text:p>
            <text:p/>
            <text:p>(e)<text:span text:style-name="T4"><text:s/>cancelamento do(s) Serviço(s) e rescisão do presente Contrato, a critério da TIM, caso a inadimplência por parte do CLIENTE não seja sanada no prazo de 30 (trinta) dias contados da suspensão total do serviço,</text:span><text:s/>e não tenha havido contestação na forma estabelecida neste Contrato, sem prejuízo da cobrança das sanções previstas neste instrumento e das eventuais perdas e danos cabíveis na forma da lei.</text:p>
            <text:p/>
            <text:p>"14.1. O presente Contrato poderá ser rescindido:</text:p>
            <text:p/>
            <text:p>(b) Por iniciativa da TIM, ante o descumprimento por parte do CLIENTE, das obrigações contratuais, legais, da regulamentação do SCM e do RGC, do site, www.livetim.com.br sem a incidência de quaisquer ônus ou penalidades em face da TIM(c)por morte no caso de CLIENTE (Pessoa Física), declaração judicial de insolvência, falência, recuperação judicial deferida no caso de CLIENTE (Pessoa Jurídica);</text:p>
            <text:p/>
            <text:p>(c)atraso do CLIENTE nos pagamentos devidos em virtude deste Contrato por prazo superior a 30 (trinta) dias contados a partir da suspensão total, caso não tenha havido contestação por parte do mesmo, na forma prevista neste Contrato;;</text:p>
            <text:p>Este Contrato foi registrado sob o nº 989213, no 4º Ofício de Registro de Títulos e Documentos da Cidade do Rio de Janeiro em 16/06/2016</text:p>
            <text:p/>
            <text:p>(d) rescisão promovida pela TIM, independentemente de notificação judicial ou extrajudicial, quando caracterizado o uso indevido, ilegal ou fraudulento dos SERVIÇOS pelo CLIENTE, estando a TIM isenta de qualquer responsabilidade neste caso;</text:p>
            <text:p/>
            <text:p>(e) rescisão promovida por qualquer das Partes no caso de descumprimento contratual, desde que a Parte adimplente notifique a outra Parte, por escrito, da ocorrência de tal descumprimento, e este não seja sanado dentro do prazo de 30 (trinta) dias ou em outro prazo a ser acordado pelas Partes, contados da data do recebimento da notificação correlata;</text:p>
            <text:p/>
            <text:p>(f) com a extinção da autorização da TIM para a prestação do SCM;e</text:p>
            <text:p/>
            <text:p>(g) unilateralmente pela TIM , caso seja constatada a utilização do serviço para prática de atos criminosos, notadamente crimes contra crianças e adolescentes previstos no Estatuto da Criança e do adolescente e demais legislações aplicável a espécie, resguardando o direito de a TIM buscar a eventual reparação por perdas e danos em face do CLIENTE caso tenha sidi acionada por terceiros prejudicado, no âmbito de demandas cíveis oi criminais que suscitem a responsabilidade pela pratica de tais atos ofensivos, através do LIVE TIM, sendo, inclusive, facultado a TIM fornecer todos os dados cadastrais do CLIENTE as autoridades judiciais na forma da lei 12.965/2014 para apuração do ilícito e devida responsabilização do autor das ofensas"</text:p>
            <text:p/>
            <text:p>"14.2 A utilização indevida do(s) Serviço(s) contratado(s) de forma a configurar quaisquer das hipóteses previstas nos §§1º e 2º do artigo 3º do Regulamento do Serviço de Comunicação Multimídia - SCM, aprovado pela Resolução n° 614 da Anatel, em especial o encaminhamento por meio de rede privada ("Serviço SCM") de tráfego telefônico cuja origem e destino da chamada, simultaneamente, encontrem-se na Rede Pública de Telefonia ("Serviço Telefônico Fixo Comutado - STFC"), ensejará a imediata rescisão deste Contrato, por culpa do CLIENTE, devendo o mesmo ressarcir à TIM os valores referentes a todas as despesas incorridas por esta com o cancelamento e a desinstalação do(s) Serviço(s)."</text:p>
          </table:table-cell>
          <table:table-cell office:value-type="string" table:style-name="ce26">
            <text:p>Contrato</text:p>
            <text:p/>
            <text:p>"7.4.4. Em caso de inadimplemento das condições do acordo, ainda que parcial, a VIVO poderá suspender totalmente a prestação dos serviços, após transcorridos 15 (quinze) dias da notificação sobre a existência do débito."</text:p>
            <text:p/>
            <text:p>"11.4. A suspensão parcial caracteriza-se:</text:p>
            <text:p/>
            <text:p>b) no Serviço de Comunicação Multimídia – SCM, pela redução da velocidade contratada, podendo atingir 250 Kbps;"</text:p>
            <text:p/>
            <text:p>"11.6. Após 30 (trinta) dias contados do início da suspensão parcial, havendo a manutenção da situação de inadimplência,<text:s/><text:span text:style-name="T4">a VIVO poderá suspender totalmente os Serviços.</text:span><text:span text:style-name="T4"/></text:p>
            <text:p>11.7 Durante a suspensão total, não será cobrado do CLIENTE a assinatura ou qualquer outro valor referente aos Serviços."</text:p>
            <text:p/>
            <text:p>"11.8.1 A rescisão do Contrato por iniciativa da VIVO somente poderá ocorrer por manutenção da inadimplência após a suspensão total dos Serviços, descumprimento comprovado de obrigações contratuais ou regulamentares pelo CLIENTE ou da descontinuidade do Plano de Serviços ou dos Serviços, desde que avisado previamente o CLIENTE, nos prazos regulamentares."</text:p>
            <text:p/>
            <text:p>"11.8.2 A rescisão do Contrato por manutenção da inadimplência se dará automaticamente, se completados 30 (trinta) dias de suspensão total."</text:p>
            <text:p/>
            <text:p>"11.9 Outras formas de rescisão do contrato</text:p>
            <text:p>11.9.1 Além das formas descritas acima, o Contrato poderá ser rescindido, a qualquer tempo, independente de notificação, nas seguintes hipóteses:</text:p>
            <text:p/>
            <text:p>e) Na hipótese de<text:s/><text:span text:style-name="T4">não pagamento da Taxa de habilitação (quando assim contratado), Taxa de Instalação e da Taxa de Adesão,<text:s/></text:span>considerando que são condições prévias, essenciais e necessárias para o início da prestação e manutenção dos Serviços,<text:s/><text:span text:style-name="T4">faculta-se a VIVO a suspensão e o cancelamento imediato da prestação dos Serviços.</text:span><text:span text:style-name="T4"/></text:p>
            <text:p/>
            <text:p>f) A VIVO, dentro das determinações legais e normativas aplicáveis,<text:s/><text:span text:style-name="T4">poderá suspender ou cancelar, imediatamente o Plano de Serviço ao qual o CLIENTE estiver vinculado, caso constate consumo ou utilização inadequada.</text:span><text:s/>Dentre outros aspectos, poderá ser considerado uso inadequado:<text:s/></text:p>
            <text:p/>
            <text:p/>
            <text:p>- <text:s/>i) Comercialização de minutos/serviços;</text:p>
            <text:p/>
            <text:p>- vi) Utilização com características de uso industrial, ou seja, volume de trafego incompatível com a possibilidade de utilização diária humana;<text:s/></text:p>
            <text:p/>
            <text:p>- ix) Compartilhamento de sinal Adsl ou TV; x) Desconhecimento por parte do CLIENTE da solicitação do produto.</text:p>
            <text:p/>
            <text:p/>
            <text:p>30.2.6 Caso o CLIENTE se recuse a proceder às adaptações mencionadas neste item, o contrato estará extinto no prazo de 30 (trinta) dias, contados de notificação prévia, emitida pela VIVO, sem que tal fato possa implicar pleito indenizatório de nenhuma espécie."</text:p>
            <text:p/>
            <text:p/>
            <text:p>REGULAMENTO - Termo Promocional</text:p>
            <text:p/>
            <text:p>"3.1.7. Inadimplemento de qualquer obrigação contratual por parte do CLIENTE, inclusive, mas não</text:p>
            <text:p>se limitando, ao uso indevido dos serviços, estando o CLIENTE sujeito à responsabilização civil</text:p>
            <text:p>e/ou penal."</text:p>
          </table:table-cell>
          <table:table-cell table:number-columns-repeated="16375"/>
        </table:table-row>
        <table:table-row table:style-name="ro9">
          <table:table-cell office:value-type="string" table:style-name="ce12">
            <text:p>H11</text:p>
          </table:table-cell>
          <table:table-cell office:value-type="string" table:style-name="ce26">
            <text:p>Commitment that<text:span text:style-name="T4"><text:s/>to disconnect<text:s/></text:span>a users’ internet access<text:span text:style-name="T4"><text:s/></text:span>a<text:s/><text:span text:style-name="T4">d</text:span><text:span text:style-name="T4">isconnection</text:span><text:s/><text:span text:style-name="T4">order</text:span><text:s/>by an independent<text:span text:style-name="T4"><text:s/>judicial authority<text:s/></text:span>is necessary</text:p>
          </table:table-cell>
          <table:table-cell office:value-type="string" table:style-name="ce26">
            <text:p>Excerpt<text:s/></text:p>
          </table:table-cell>
          <table:table-cell office:value-type="string" table:style-name="ce26">
            <text:p>"12.06.02 Na hipótese do impedimento da vistoria acarretar problemas que afetem</text:p>
            <text:p>a qualidade da prestação do SERVIÇO, inclusive impactando outros</text:p>
            <text:p>ASSINANTES, a PRESTADORA poderá proceder com a imediata</text:p>
            <text:p>descontinuidade da prestação do SERVIÇO, independentemente de qualquer</text:p>
            <text:p>procedimento judicial e sem prejuízo da cobrança dos serviços prestados e</text:p>
            <text:p>utilizados até a data do cancelamento."</text:p>
            <text:p/>
            <text:p>"22.01 Os serviços poderão ser suspensos pela PRESTADORA em caso de</text:p>
            <text:p>inadimplemento por parte do ASSINANTE."</text:p>
            <text:p/>
            <text:p>"24.01 O presente contrato ficará, automaticamente, rescindido de pleno</text:p>
            <text:p>direito caso:</text:p>
            <text:p>(d) o ASSINANTE utilize indevidamente os serviços, através a adulteração de</text:p>
            <text:p>equipamentos ou por qualquer outro meio, de forma que venha a fruir o SERVIÇO</text:p>
            <text:p>de forma diferente da contratada."</text:p>
            <text:p/>
            <text:p>"(b) constatação de<text:span text:style-name="T4"><text:s/>práticas pelo ASSINANTE expressamente vedadas e/ou</text:span><text:span text:style-name="T4"/></text:p>
            <text:p><text:span text:style-name="T4">consideradas lesivas no presente instrumento, bem como a distribuição indevida a</text:span><text:span text:style-name="T4"/></text:p>
            <text:p><text:span text:style-name="T4">terceiros dos sinais transmitidos ou a recepção indevida dos sinais transmitidos</text:span>,</text:p>
            <text:p>por qualquer meio ou tecnologia, quer por utilização de terminais em número</text:p>
            <text:p>superior ao contratado, para si ou para terceiros."</text:p>
            <text:p/>
            <text:p>Regul Internet Popular (2M e 10M)</text:p>
            <text:p>"Constatada a inadimplência do usuário, poderá ocorrer a suspensão parcial ou total da</text:p>
            <text:p>prestação do serviço, em conformidade com o disposto no contrato de prestação do</text:p>
            <text:p>serviço e na regulamentação vigente."</text:p>
          </table:table-cell>
          <table:table-cell office:value-type="string" table:style-name="ce26">
            <text:p>"6.1. O presente Contrato poderá ser rescindido a qualquer tempo com base</text:p>
            <text:p>nos itens abaixo, independentemente de notificação por escrito, exceto nos</text:p>
            <text:p>casos das letras “b” e “d”, cuja notificação deverá ser feita com até 30 (trinta)</text:p>
            <text:p>dias de antecedência:"</text:p>
            <text:p/>
            <text:p>f) Determinação judicial, legal ou regulamentar que impeça a prestação</text:p>
            <text:p>do SERVIÇO BANDA LARGA DA OI;</text:p>
          </table:table-cell>
          <table:table-cell office:value-type="string" table:style-name="ce26">
            <text:p>Contrato</text:p>
            <text:p/>
            <text:p>"§ 23º. São consideradas como práticas lesivas ao serviço, ora contratado, aos demais assinantes, ao mercado, ou a</text:p>
            <text:p>terceiros, sem prejuízo de outras situações aqui não elencadas, as dispostas a seguir:</text:p>
            <text:p>a) As tentativas de introduzir vírus e/ou códigos nocivos em computadores de assinantes ou terceiros;</text:p>
            <text:p>b) As tentativas de obter acesso não autorizado ou tentativas de fraudar o sistema de autenticação ou de segurança de</text:p>
            <text:p>qualquer provedor, servidor, rede ou conta, com o objetivo de acessar dados e/ou contas não autorizadas ou disponíveis ao</text:p>
            <text:p>CLIENTE, ou de praticar qualquer ato que coloque em risco a segurança do serviço ou de outras redes;</text:p>
            <text:p>c) As tentativas de interferir, por qualquer ato, nos serviços de qualquer outro CLIENTE, provedor, servidor, ou rede, que</text:p>
            <text:p>venham a ocasionar o congestionamento de redes ou a sobrecarga de um servidor;</text:p>
            <text:p>d) Encaminhar a grupos de usuários mensagens coletivas de e-mail, ofertando produtos ou serviços de qualquer natureza,</text:p>
            <text:p>sem o expresso consentimento do destinatário.</text:p>
            <text:p>§ 24º... A prática dos atos lesivos, conforme descritos nos parágrafos 23 e 25 abaixo autorizará a SERCOMTEL, conforme o</text:p>
            <text:p>caso, a proceder o bloqueio do serviço ou a rescisão contratual, sem prejuízo das demais cominações legais a que estará</text:p>
            <text:p>sujeito o suposto infrator."</text:p>
            <text:p/>
            <text:p>§ 25º... O CLIENTE não poderá alterar as configurações do computador / CPE que for utilizado para acessar os serviços, objeto deste contrato, com o intuito de responsabilizar terceiros ou ocultar a identidade ou autoria. A não observação do disposto nesta cláusula autoriza a SERCOMTEL a disponibilizar a qualquer tempo às autoridades competentes, toda e qualquer informação sobre o CLIENTE, bem como cancelar a conta, sem aviso prévio, respondendo, ainda, o CLIENTE, civil e penalmente pelos atos praticados.</text:p>
            <text:p/>
            <text:p>"§ 26º... Na forma da lei, o<text:s/><text:span text:style-name="T4">respeitará os direitos autorais dos , , programas, CLIENTE softwares hardwares sistemas, serviços,</text:span><text:span text:style-name="T4"/></text:p>
            <text:p><text:span text:style-name="T4">tecnologias, marcas, nomes, obras e tudo o mais a que venha a ter acesso através do Plano de Serviço contratado</text:span>, ficando</text:p>
            <text:p>diretamente responsável, civil e penalmente, perante os titulares do direito violado, pelos danos causados e tudo o mais que</text:p>
            <text:p>lhes venha a causar."</text:p>
            <text:p/>
            <text:p>"§ 1º. O não pagamento, pelo CLIENTE, dos valores devidos pelo fornecimento de equipamentos e prestação de serviços,</text:p>
            <text:p>na data de vencimento, importará nas seguintes sanções:</text:p>
            <text:p>c) suspensão do fornecimento dos meios mediante desligamento das instalações após 30 (trinta) dias de inadimplência;</text:p>
            <text:p>d) A SERCOMTEL notificará o CLIENTE para quitar os débitos pendentes, sob pena de não o fazendo, ocorrer à rescisão</text:p>
            <text:p>contratual e incluir seu nome e os débitos correspondentes nos sistemas de proteção ao crédito."</text:p>
            <text:p/>
            <text:p>"§ 5º. A não inserção de créditos pelo CLIENTE, dos valores devidos pela prestação de serviços, nos períodos citados § 4º</text:p>
            <text:p>acima, importará nas seguintes sanções:</text:p>
            <text:p>a)<text:s/><text:span text:style-name="T4">suspensão do fornecimento dos meios mediante desligamento das instalações</text:span><text:s/>(acesso) após o 30º dia para o Supervia</text:p>
            <text:p>Mega da última inserção de crédito;</text:p>
            <text:p>b) após 60 dias sem inserir créditos no valor da mensalidade da velocidade ou recarga contratada,<text:s/><text:span text:style-name="T4">a SERCOMTEL fará a</text:span><text:span text:style-name="T4"/></text:p>
            <text:p><text:span text:style-name="T4">rescisão contratual em virtude da inadimplência</text:span>."</text:p>
            <text:p/>
            <text:p>"§ 5º. A SERCOMTEL poderá suspender a prestação dos serviços, proceder o desligamento das conexões ou tomar as</text:p>
            <text:p>medidas judiciais cabíveis, caso o CLIENTE não atenda a Clausula Sexta.</text:p>
            <text:p>§ 6º. Caso ocorra cancelamento da solicitação do serviço pelo CLIENTE após o início da instalação por parte da</text:p>
            <text:p>SERCOMTEL, o CLIENTE pagará o valor relativo a essa instalação."</text:p>
            <text:p/>
            <text:p>"§ 1º. Este contrato poderá ser extinto nos seguintes casos:</text:p>
            <text:p>a) a pedido do CLIENTE, a qualquer tempo;</text:p>
            <text:p>b) pela SERCOMTEL, no caso de planos pós-pagos com inadimplência superior a 90 (noventa) dias;,</text:p>
            <text:p>c) pela SERCOMTEL, no caso de planos pré-pagos, sem inserção de créditos há mais de 60 (sessenta) dias."</text:p>
            <text:p/>
            <text:p>"</text:p>
            <text:p>§ 10º A SERCOMTEL poderá a qualquer tempo estipular um número máximo de sessões TCP/IP para os planos de banda larga."</text:p>
          </table:table-cell>
          <table:table-cell office:value-type="string" table:style-name="ce26">
            <text:p>Excerpt</text:p>
          </table:table-cell>
          <table:table-cell office:value-type="string" table:style-name="ce26">
            <text:p>Contrato</text:p>
            <text:p/>
            <text:p>"2.12 É autorizada à TIM, a qualquer tempo e mediante aviso prévio por escrito ao CLIENTE,<text:s/><text:span text:style-name="T4">efetuar o desligamento de quaisquer equipamentos que possam causar danos à rede de telecomunicações da TIM, ou recusar ou suspender a prestação do SCM em havendo indícios de desvio nos padrões técnicos na utilização do Serviço</text:span>, bem como quando caracterizado o uso não autorizado, ilegal, fraudulento inclusive no que se refere a tentativas, com ou sem sucesso, de invasão a redes e/ou equipamentos de terceiros ou, ainda, em descumprimento dos termos deste Contrato, ou da regulamentação aplicável, sem prejuízo da cobrança dos Serviços efetivamente prestados."</text:p>
            <text:p/>
            <text:p>"2.12.1 Considera-se uso indevido do Serviço, dentre outras situações, o uso de sua Estação fora dos limites do endereço de habilitação indicado."</text:p>
            <text:p/>
            <text:p>2.12.2<text:s/><text:span text:style-name="T4">Em hipótese de reincidência por parte do CLIENTE, a TIM poderá rescindir o presente Contrato, imediatamente após a constatação da reincidência.</text:span><text:span text:style-name="T4"/></text:p>
            <text:p/>
            <text:p>"2.12.3 As partes ratificam e consolidam, através desta Cláusula do presente instrumento, que,<text:span text:style-name="T4"><text:s/>caso o CLIENTE</text:span><text:s/><text:span text:style-name="T4">venha a comercializar, ceder, locar, sublocar, compartilhar, disponibilizar ou transferir o serviço a terceiros ou, ainda, descumpra quaisquer outras obrigações contratuais , legais, ou regulamentares, incluindo mas não se limitando, o uso indevido de LIVE TIM pelo próprio CLIENTE ou terceiros por este autorizados a ter acesso ao serviço, poderá a TIM, a seu total e exclusivo Critério, suspender a prestação do serviço ou até mesmo rescindir o contrato, sem a incidência de qualquer ônus ou penalidades para a TIM</text:span>."</text:p>
            <text:p/>
            <text:p>2.14 É facultado à TIM, deixar de comercializar o serviço TIM LIVE, nos termos da Regulamentação do SCM e do Regulamento Geral de Direitos do Consumidor de Serviços de Telecomunicações – RGC. , desde que comunique previamente ao CLIENTE com pelo menos 30 (trinta) dias de antecedência.</text:p>
            <text:p/>
            <text:p>4.1. (obrigações cliente)</text:p>
            <text:p>"(c) Não utilizar de forma indevida o(s) serviço(s) contratado(s) de forma a configurar quaisquer das hipóteses do Art. 183 da Lei n.º 9.472, de 16.07.1997, em especial a revenda de serviços de telecomunicações, o que ensejará a imediata rescisão deste Contrato por culpa do Cliente, devendo o mesmo ressarcir à TIM os valores referentes a todas as despesas incorridas por esta e não somente aquelas relativas ao cancelamento e a desinstalação do(s) serviço(s);</text:p>
            <text:p>(d)<text:s/><text:span text:style-name="T4">A mesma premissa ventilada no item(c) valerá<text:s/></text:span>no caso de haver fortes indícios ou comprovação de uso indevido da rede ou abuso que venha a atentar contra os costumes ou que configure pratica criminosa."</text:p>
            <text:p/>
            <text:p>5.1.7 (i) proceder ao cancelamento da prestação do(s) SERVIÇO(S) , ficando a TI,M isenta de qualquer responsabilidade.</text:p>
            <text:p/>
            <text:p>"6.5 O CLIENTE não poderá, exceto se prévia e formalmente aprovado pela TIM, mudar o local de instalação dos equipamentos, sob pena de rescisão imediata deste Contrato."</text:p>
            <text:p/>
            <text:p>"9.1. O não pagamento da Fatura até a data do seu vencimento sujeitará o CLIENTE, independentemente de qualquer aviso, sem prejuízo das exigibilidades pecuniárias cabíveis, à aplicação das seguintes penalidades:</text:p>
            <text:p/>
            <text:p>(d) suspensão parcial do(s) Serviço(s), caracterizada pela redução de velocidade contratada após transcorridos 15 (quinze) dias da notificação de existência de débito vencido. Transcorridos 30 (trinta) dias do início da suspensão parcial,<text:s/><text:span text:style-name="T4">o Cliente poderá ter suspenso totalmente o provimento do serviço, a exclusivo critério da TIM</text:span>. O restabelecimento do(s) Serviço(s), em até 24 (vinte e quatro) horas, ficará condicionado à confirmação do pagamento do valor integral da Fatura em atraso, com acréscimo dos encargos moratórios e penalidades estabelecidas nesta Cláusula; e</text:p>
            <text:p/>
            <text:p>(e)<text:span text:style-name="T4"><text:s/>cancelamento do(s) Serviço(s) e rescisão do presente Contrato, a critério da TIM, caso a inadimplência por parte do CLIENTE não seja sanada no prazo de 30 (trinta) dias contados da suspensão total do serviço,</text:span><text:s/>e não tenha havido contestação na forma estabelecida neste Contrato, sem prejuízo da cobrança das sanções previstas neste instrumento e das eventuais perdas e danos cabíveis na forma da lei.</text:p>
            <text:p/>
            <text:p>"14.1. O presente Contrato poderá ser rescindido:</text:p>
            <text:p/>
            <text:p>(b) Por iniciativa da TIM, ante o descumprimento por parte do CLIENTE, das obrigações contratuais, legais, da regulamentação do SCM e do RGC, do site, www.livetim.com.br sem a incidência de quaisquer ônus ou penalidades em face da TIM(c)por morte no caso de CLIENTE (Pessoa Física), declaração judicial de insolvência, falência, recuperação judicial deferida no caso de CLIENTE (Pessoa Jurídica);</text:p>
            <text:p/>
            <text:p>(c)atraso do CLIENTE nos pagamentos devidos em virtude deste Contrato por prazo superior a 30 (trinta) dias contados a partir da suspensão total, caso não tenha havido contestação por parte do mesmo, na forma prevista neste Contrato;;</text:p>
            <text:p>Este Contrato foi registrado sob o nº 989213, no 4º Ofício de Registro de Títulos e Documentos da Cidade do Rio de Janeiro em 16/06/2016</text:p>
            <text:p/>
            <text:p>(d) rescisão promovida pela TIM, independentemente de notificação judicial ou extrajudicial, quando caracterizado o uso indevido, ilegal ou fraudulento dos SERVIÇOS pelo CLIENTE, estando a TIM isenta de qualquer responsabilidade neste caso;</text:p>
            <text:p/>
            <text:p>(e) rescisão promovida por qualquer das Partes no caso de descumprimento contratual, desde que a Parte adimplente notifique a outra Parte, por escrito, da ocorrência de tal descumprimento, e este não seja sanado dentro do prazo de 30 (trinta) dias ou em outro prazo a ser acordado pelas Partes, contados da data do recebimento da notificação correlata;</text:p>
            <text:p/>
            <text:p>(f) com a extinção da autorização da TIM para a prestação do SCM;e</text:p>
            <text:p/>
            <text:p>(g) unilateralmente pela TIM , caso seja constatada a utilização do serviço para prática de atos criminosos, notadamente crimes contra crianças e adolescentes previstos no Estatuto da Criança e do adolescente e demais legislações aplicável a espécie, resguardando o direito de a TIM buscar a eventual reparação por perdas e danos em face do CLIENTE caso tenha sidi acionada por terceiros prejudicado, no âmbito de demandas cíveis oi criminais que suscitem a responsabilidade pela pratica de tais atos ofensivos, através do LIVE TIM, sendo, inclusive, facultado a TIM fornecer todos os dados cadastrais do CLIENTE as autoridades judiciais na forma da lei 12.965/2014 para apuração do ilícito e devida responsabilização do autor das ofensas"</text:p>
            <text:p/>
            <text:p>"14.2 A utilização indevida do(s) Serviço(s) contratado(s) de forma a configurar quaisquer das hipóteses previstas nos §§1º e 2º do artigo 3º do Regulamento do Serviço de Comunicação Multimídia - SCM, aprovado pela Resolução n° 614 da Anatel, em especial o encaminhamento por meio de rede privada ("Serviço SCM") de tráfego telefônico cuja origem e destino da chamada, simultaneamente, encontrem-se na Rede Pública de Telefonia ("Serviço Telefônico Fixo Comutado - STFC"), ensejará a imediata rescisão deste Contrato, por culpa do CLIENTE, devendo o mesmo ressarcir à TIM os valores referentes a todas as despesas incorridas por esta com o cancelamento e a desinstalação do(s) Serviço(s)."</text:p>
          </table:table-cell>
          <table:table-cell office:value-type="string" table:style-name="ce26">
            <text:p>Contrato</text:p>
            <text:p/>
            <text:p>"3.2 A VIVO e o CLIENTE reconhecem que qualquer Serviço, Oferta Conjunta e Promoção estão sujeitas, a qualquer momento, a alteração, suspensão ou exclusão por determinação das agências reguladoras, alteração na legislação ou à critério da VIVO, mediante aviso prévio ao CLIENTE e nos termos da regulamentação editada pela ANATEL."</text:p>
            <text:p/>
            <text:p>"7.4.4. Em caso de inadimplemento das condições do acordo, ainda que parcial, a VIVO poderá suspender totalmente a prestação dos serviços, após transcorridos 15 (quinze) dias da notificação sobre a existência do débito."</text:p>
            <text:p/>
            <text:p>"11.4. A suspensão parcial caracteriza-se:</text:p>
            <text:p/>
            <text:p>b) no Serviço de Comunicação Multimídia – SCM, pela redução da velocidade contratada, podendo atingir 250 Kbps;"</text:p>
            <text:p/>
            <text:p>"11.6. Após 30 (trinta) dias contados do início da suspensão parcial, havendo a manutenção da situação de inadimplência, a VIVO poderá suspender totalmente os Serviços.</text:p>
            <text:p>11.7 Durante a suspensão total, não será cobrado do CLIENTE a assinatura ou qualquer outro valor referente aos Serviços."</text:p>
            <text:p/>
            <text:p>"11.8.1 A rescisão do Contrato por iniciativa da VIVO somente poderá ocorrer por manutenção da inadimplência após a suspensão total dos Serviços, descumprimento comprovado de obrigações contratuais ou regulamentares pelo CLIENTE ou da descontinuidade do Plano de Serviços ou dos Serviços, desde que avisado previamente o CLIENTE, nos prazos regulamentares."</text:p>
            <text:p/>
            <text:p>"11.8.2 A rescisão do Contrato por manutenção da inadimplência se dará automaticamente, se completados 30 (trinta) dias de suspensão total."</text:p>
            <text:p/>
            <text:p>"11.9 Outras formas de rescisão do contrato</text:p>
            <text:p>11.9.1 Além das formas descritas acima, o Contrato poderá ser rescindido, a qualquer tempo, independente de notificação, nas seguintes hipóteses:</text:p>
            <text:p/>
            <text:p>e) Na hipótese de não pagamento da Taxa de habilitação (quando assim contratado), Taxa de Instalação e da Taxa de Adesão, considerando que são condições prévias, essenciais e necessárias para o início da prestação e manutenção dos Serviços, faculta-se a VIVO a suspensão e o cancelamento imediato da prestação dos Serviços.</text:p>
            <text:p/>
            <text:p>f) A VIVO, dentro das determinações legais e normativas aplicáveis, poderá suspender ou cancelar, imediatamente o Plano de Serviço ao qual o CLIENTE estiver vinculado, caso constate consumo ou utilização inadequada. Dentre outros aspectos, poderá ser considerado uso inadequado:<text:s/></text:p>
            <text:p/>
            <text:p/>
            <text:p>- <text:s/>i) Comercialização de minutos/serviços;</text:p>
            <text:p/>
            <text:p>- vi) Utilização com características de uso industrial, ou seja, volume de trafego incompatível com a possibilidade de utilização diária humana;<text:s/></text:p>
            <text:p/>
            <text:p>- ix) Compartilhamento de sinal Adsl ou TV; x) Desconhecimento por parte do CLIENTE da solicitação do produto.</text:p>
            <text:p/>
            <text:p/>
            <text:p>30.2.6 Caso o CLIENTE se recuse a proceder às adaptações mencionadas neste item, o contrato estará extinto no prazo de 30 (trinta) dias, contados de notificação prévia, emitida pela VIVO, sem que tal fato possa implicar pleito indenizatório de nenhuma espécie."</text:p>
            <text:p/>
            <text:p/>
            <text:p>REGULAMENTO - Termo Promocional</text:p>
            <text:p/>
            <text:p>"3.1.7. Inadimplemento de qualquer obrigação contratual por parte do CLIENTE, inclusive, mas não</text:p>
            <text:p>se limitando, ao uso indevido dos serviços, estando o CLIENTE sujeito à responsabilização civil</text:p>
            <text:p>e/ou penal."</text:p>
          </table:table-cell>
          <table:table-cell table:number-columns-repeated="16375"/>
        </table:table-row>
        <table:table-row table:style-name="ro9">
          <table:table-cell office:value-type="string" table:style-name="ce12">
            <text:p>H12</text:p>
          </table:table-cell>
          <table:table-cell office:value-type="string" table:style-name="ce26">
            <text:p>Commitment to<text:s/><text:span text:style-name="T4">challenging</text:span><text:s/><text:span text:style-name="T4">disconnection</text:span><text:s/><text:span text:style-name="T4">orders</text:span><text:s/>through domestic avenues existent</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
            <text:p>"3.11. A<text:span text:style-name="T4"><text:s/>OPERADORA defende a liberdade de escolha e expressão e repudia qualquer restrição à manifestação do pensamento, criação, expressão e informação</text:span>, sob qualquer forma, processo ou veículo,<text:s/><text:span text:style-name="T4">e envidará seus esforços para evitar que eventual legislação superveniente estabeleça censura ou discriminação, direta ou indireta, de natureza política, ideológica ou artística, seja por meio de quotas ou por qualquer outro meio, de modo a prejudicar os direitos de seus CLIENTES</text:span>. O CLIENTE concorda que, em caso de alteração legislativa superveniente potencialmente violadora de tais garantias constitucionais,<text:s/><text:span text:style-name="T4">a OPERADORA poderá manter o conteúdo e a característica dos Serviços oferecidos no momento imediatamente anterior à publicação de tais normas até que se decida em última instância sobre sua constitucionalidade</text:span>."</text:p>
          </table:table-cell>
          <table:table-cell office:value-type="string" table:style-name="ce26">
            <text:p>Contrato</text:p>
            <text:p/>
            <text:p>18.9 As Partes neste ato reconhecem que a TIM, suas afiliadas, seus administradores, funcionários e eventuais subcontratados<text:s/><text:span text:style-name="T4">estão sujeitos à observância e cumprimento do Código de Ética da TIM (“Código de Ética TIM”), o qual prevê que todos os negócios da TIM, incluindo o presente Contrato, pautam-se pelo desenvolvimento e crescimento sustentáveis, e pelo respeito e pela proteção dos direitos humanos</text:span>, do direito do trabalho, dos princípios da proteção ambiental e da luta contra todas as formas de corrupção, ao compromisso na luta na erradicação do trabalho infantil e no do trabalho forçado ou compulsório, sempre à luz dos princípios do Pacto Global das Organizações das Nações Unidas.</text:p>
            <text:p/>
            <text:p>"12.2. A TIM não será responsabilizada por atos de terceiros, ou de órgãos governamentais ou regulatórios que impeçam o cumprimento das obrigações deste Contrato, ou ainda por qualquer dos eventos listados no item 10.2. deste instrumento."</text:p>
            <text:p/>
            <text:p/>
          </table:table-cell>
          <table:table-cell office:value-type="string" table:style-name="ce26">
            <text:p>Excerpt<text:s/></text:p>
          </table:table-cell>
          <table:table-cell table:number-columns-repeated="16375"/>
        </table:table-row>
        <table:table-row table:style-name="ro9">
          <table:table-cell office:value-type="string" table:style-name="ce12">
            <text:p>H13</text:p>
          </table:table-cell>
          <table:table-cell office:value-type="string" table:style-name="ce26">
            <text:p>Commitment to<text:s/><text:span text:style-name="T4">notifying</text:span><text:s/>users immediately of a<text:span text:style-name="T4"><text:s/>forthcoming<text:s/></text:span><text:span text:style-name="T4">disconnection</text:span></text:p>
          </table:table-cell>
          <table:table-cell office:value-type="string" table:style-name="ce26">
            <text:p>Excerpt<text:s/></text:p>
          </table:table-cell>
          <table:table-cell office:value-type="string" table:style-name="ce26">
            <text:p>Contrato</text:p>
            <text:p/>
            <text:p>Em caso de inadimplência: há notificação</text:p>
            <text:p/>
            <text:p>"A PRESTADORA notificará o</text:p>
            <text:p>ASSINANTE sobre a suspensão do serviço."</text:p>
            <text:p/>
            <text:p>Em caso de "práticas lesivas", não há notificação</text:p>
            <text:p/>
            <text:p>"28.01 Sem prejuízo de outras não elencadas, são consideradas como práticas</text:p>
            <text:p>lesivas ao serviço NET VÍRTUA e/ou aos demais ASSINANTES, sujeitando-se o</text:p>
            <text:p>infrator a todas as cominações legais decorrentes, inclusive a rescisão contratual:</text:p>
            <text:p>a) O ASSINANTE será responsável por manter as configurações da</text:p>
            <text:p>máquina para acesso aos serviços aqui contratados, sendo proibido alterar</text:p>
            <text:p>estas configurações na tentativa de responsabilizar terceiros ou ocultar a</text:p>
            <text:p>identidade ou autoria.</text:p>
            <text:p>Na hipótese de ocorrência dos casos aqui</text:p>
            <text:p>mencionados, a PRESTADORA poderá disponibilizar a qualquer tempo às</text:p>
            <text:p>autoridades competentes toda e qualquer informação sobre o ASSINANTE,</text:p>
            <text:p>bem como<text:s/><text:span text:style-name="T4">cancelar a conta automaticamente,</text:span><text:s/><text:span text:style-name="T4">sem prévio aviso,</text:span><text:span text:style-name="T4"/></text:p>
            <text:p>respondendo o ASSINANTE civil e penalmente pelos atos praticados;</text:p>
            <text:p/>
          </table:table-cell>
          <table:table-cell office:value-type="string" table:style-name="ce26">
            <text:p>"6. CLÁUSULA SEXTA - DA RESCISÃO</text:p>
            <text:p>6.1. O presente Contrato poderá ser rescindido a qualquer tempo com base</text:p>
            <text:p>nos itens abaixo, independentemente de notificação por escrito, exceto nos</text:p>
            <text:p>casos das letras “b” e “d”, cuja notificação deverá ser feita com até 30 (trinta)</text:p>
            <text:p>dias de antecedência:</text:p>
            <text:p>Oi ATENDE: 10331 ou acesse www.oi.com.br</text:p>
            <text:p>a) Bloqueio, cancelamento e/ou rescisão do serviço telefônico fixo</text:p>
            <text:p>comutado (STFC), imprescindível à prestação do SERVIÇO BANDA</text:p>
            <text:p>LARGA DA OI;</text:p>
            <text:p>b) A pedido do ASSINANTE, a qualquer tempo e sem ônus, ressalvadas</text:p>
            <text:p>as contratações com prazo de permanência;</text:p>
            <text:p>c) Impossibilidade técnica de dar continuidade à prestação do SERVIÇO</text:p>
            <text:p>BANDA LARGA DA OI;</text:p>
            <text:p>d) Transferência de titularidade do terminal de telefonia fixa pelo</text:p>
            <text:p>ASSINANTE;</text:p>
            <text:p>e) Retirada do SERVIÇO BANDA LARGA DA OI do portifólio de produtos</text:p>
            <text:p>e serviços oferecidos pela Oi;</text:p>
            <text:p>f) Determinação judicial, legal ou regulamentar que impeça a prestação</text:p>
            <text:p>do SERVIÇO BANDA LARGA DA OI;</text:p>
            <text:p>g) Dissolução, insolvência, recuperação judicial ou falência decretada ou</text:p>
            <text:p>requerida pelas partes; e</text:p>
            <text:p>h) Descumprimento comprovado de quaisquer obrigações previstas</text:p>
            <text:p>neste instrumento ou na regulamentação da ANATEL pelo ASSINANTE."</text:p>
          </table:table-cell>
          <table:table-cell office:value-type="string" table:style-name="ce26">
            <text:p>Contrato</text:p>
            <text:p/>
            <text:p>"CLÁUSULA SETIMA - DO PAGAMENTO E PENALIDADES</text:p>
            <text:p>d) A SERCOMTEL notificará o CLIENTE para quitar os débitos pendentes, sob pena de não o fazendo, ocorrer à rescisão contratual e incluir seu nome e os débitos correspondentes nos sistemas de proteção ao crédito."</text:p>
            <text:p/>
            <text:p>"CLÁUSULA QUINTA - DAS OBRIGAÇÕES DA SERCOMTEL</text:p>
            <text:p>Além das naturalmente decorrentes do presente contrato, constituem obrigações da SERCOMTEL:</text:p>
            <text:p>d) comunicar o CLIENTE qualquer interrupção prevista na prestação dos serviços, objeto deste contrato;"</text:p>
          </table:table-cell>
          <table:table-cell office:value-type="string" table:style-name="ce26">
            <text:p>Contrato</text:p>
            <text:p/>
            <text:p>"3.4.1. Diante da necessidade de interrupção ou degradação da qualidade do serviço, superior a 30 (trinta) minutos, por motivo de manutenção, ampliação da rede ou similares, o CLIENTE será comunicado com antecedência mínima de 7 (sete) dias e será concedido abatimento proporcional na mensalidade."</text:p>
            <text:p/>
            <text:p>"7.2. Além de outros direitos previstos no presente Contrato e na legislação e regulamentação aplicável, o CLIENTE tem direito:</text:p>
            <text:p>VI - ao conhecimento prévio de toda e qualquer alteração nas condições de prestação do serviço que lhe atinja direta ou indiretamente;<text:s/></text:p>
            <text:p>IX - ao prévio conhecimento das condições de suspensão do serviço;"</text:p>
            <text:p/>
            <text:p>"9.1.1. A OPERADORA também poderá rescindir o presente contrato, motivadamente, todavia, deverá necessariamente comunicar tal fato ao CLIENTE, com<text:s/><text:span text:style-name="T4">antecedência mínima de 30 (trinta) dias, nos termos da legislação vigente</text:span>."</text:p>
          </table:table-cell>
          <table:table-cell office:value-type="string" table:style-name="ce31">
            <text:p>Contrato<text:s/></text:p>
            <text:p/>
            <text:p>3.1 (obrigações Tim)</text:p>
            <text:p/>
            <text:p>(a) Informar ao CLIENTE sobre quaisquer interrupções ou interferências programadas que possam causar alguma alteração no desempenho do(s) SERVIÇO(S), com 7 (sete) dias de antecedência;</text:p>
            <text:p/>
            <text:p>4.2 (direitos do cliente)</text:p>
            <text:p/>
            <text:p>"(f) o conhecimento prévio de toda e qualquer alteração nas condições de prestação do serviço que lhe atinja direta ou indiretamente;"</text:p>
            <text:p>(i) o prévio conhecimento das condições de suspensão do serviço;"</text:p>
            <text:p/>
            <text:p>"5.1.7 (i) proceder ao cancelamento da prestação do(s) SERVIÇO(S) , ficando a TI,M isenta de qualquer responsabilidade.</text:p>
            <text:p>5.1.8 No caso acima mencionado, a TIM enviará ao CLIENTE notificação informando o ocorrido.</text:p>
            <text:p/>
            <text:p>9.1(d) suspensão parcial do(s) Serviço(s), caracterizada pela redução de velocidade contratada após transcorridos 15 (quinze) dias da notificação de existência de débito vencido.</text:p>
            <text:p/>
            <text:p>14.1</text:p>
            <text:p/>
            <text:p>(e) rescisão promovida por qualquer das Partes no caso de descumprimento contratual, desde que a Parte adimplente notifique a outra Parte, por escrito, da ocorrência de tal descumprimento, e este não seja sanado dentro do prazo de 30 (trinta) dias ou em outro prazo a ser acordado pelas Partes, contados da data do recebimento da notificação correlata;</text:p>
            <text:p/>
          </table:table-cell>
          <table:table-cell office:value-type="string" table:style-name="ce26">
            <text:p>Contrato</text:p>
            <text:p/>
            <text:p>"3.2 A VIVO e o CLIENTE reconhecem que qualquer Serviço, Oferta Conjunta e Promoção estão sujeitas, a qualquer momento, a alteração, suspensão ou exclusão por determinação das agências reguladoras, alteração na legislação ou à critério da VIVO, mediante aviso prévio ao CLIENTE e nos termos da regulamentação editada pela ANATEL.</text:p>
            <text:p/>
            <text:p>7.4.4. Em caso de inadimplemento das condições do acordo, ainda que parcial, a VIVO poderá suspender totalmente a prestação dos serviços, após transcorridos 15 (quinze) dias da notificação sobre a existência do débito.</text:p>
            <text:p/>
            <text:p>"11.3.1 Os Serviços poderão ser parcialmente suspensos pela VIVO, em caso de inadimplemento e descumprimento contratual por parte do CLIENTE, após 15 (quinze) dias do envio da notificação pela VIVO de existência de débito vencido, de término de prazo de validade de crédito ou de outro inadimplemento contratual."</text:p>
            <text:p/>
            <text:p>"11.3.2 A notificação será encaminhada por correio eletrônico, mensagem de texto ou correspondência ao endereço informado pelo CLIENTE na contratação e constante de seu cadastro."<text:s/></text:p>
            <text:p/>
            <text:p>11.9.1 11.9.1 Além das formas descritas acima, o Contrato poderá ser rescindido, a qualquer tempo,<text:s/><text:span text:style-name="T4">independente de notificação</text:span>, nas seguintes hipóteses:</text:p>
            <text:p/>
            <text:p><text:s/>f) A VIVO, dentro das determinações legais e normativas aplicáveis,<text:s/><text:span text:style-name="T4">poderá suspender ou cancelar, imediatamente<text:s/></text:span>o Plano de Serviço ao qual o CLIENTE estiver vinculado, caso constate consumo ou utilização inadequada. Dentre outros aspectos, poderá ser considerado uso inadequado:<text:s/></text:p>
            <text:p/>
            <text:p>i) Comercialização de minutos/serviços;</text:p>
            <text:p/>
            <text:p>iv) Uso contínuo por mais de 2 horas ininterruptas; v) Limite de 5 horas de ligações locais para outros fixos por dia.;<text:s/></text:p>
            <text:p/>
            <text:p>vi) Utilização com características de uso industrial, ou seja, volume de trafego incompatível com a possibilidade de utilização diária humana;<text:s/></text:p>
            <text:p/>
            <text:p>vii) Alto volume de tráfego para outras operadoras (e/ou espelho) com o objetivo de receber benefícios e repasses de tráfego;<text:s/></text:p>
            <text:p/>
            <text:p>ix) Compartilhamento de sinal Adsl ou TV;<text:s/></text:p>
            <text:p/>
            <text:p>x) Desconhecimento por parte do CLIENTE da solicitação do produto.</text:p>
            <text:p/>
            <text:p>30.2.6 Caso o CLIENTE se recuse a proceder às adaptações mencionadas neste item, o contrato estará extinto no prazo de 30 (trinta) dias, contados de notificação prévia, emitida pela VIVO, sem que tal fato possa implicar pleito indenizatório de nenhuma espécie."</text:p>
          </table:table-cell>
          <table:table-cell table:number-columns-repeated="16375"/>
        </table:table-row>
        <table:table-row table:style-name="ro9">
          <table:table-cell office:value-type="string" table:style-name="ce12">
            <text:p>H14</text:p>
          </table:table-cell>
          <table:table-cell office:value-type="string" table:style-name="ce26">
            <text:p>Commitment to immediately<text:s/><text:span text:style-name="T4">restoring network connectivity</text:span><text:s/>after a<text:s/><text:span text:style-name="T4">disconnection</text:span><text:s/>to the<text:s/><text:span text:style-name="T4">affected</text:span><text:s/>users at the earliest available opportunity</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8.7. Ter restabelecida a integridade dos direitos relativos à prestação do SERVIÇO</text:p>
            <text:p>BANDA LARGA DA OI, a partir da purgação da mora ou de acordo celebrado com a</text:p>
            <text:p>prestadora, com a imediata exclusão de informação de inadimplência sobre ele</text:p>
            <text:p>anotada."</text:p>
          </table:table-cell>
          <table:table-cell office:value-type="string" table:style-name="ce26">
            <text:p>Contrato</text:p>
            <text:p/>
            <text:p>"§ 2º. O restabelecimento do fornecimento dos meios e a conseqüente prestação dos serviços, cessada por inadimplência,</text:p>
            <text:p>ficará condicionada ao pagamento dos valores devidos (débitos vencidos e encargos de mora) e<text:s/><text:span text:style-name="T4">adesão a novo contrato</text:span>."</text:p>
            <text:p/>
            <text:p>"§ 6º. O restabelecimento do fornecimento dos meios e a conseqüente prestação dos serviços, cessada por inadimplência,</text:p>
            <text:p>ficará condicionada a inserção de créditos no valor da mensalidade ou recarga contratada e adesão a novo contrato."</text:p>
          </table:table-cell>
          <table:table-cell office:value-type="string" table:style-name="ce26">
            <text:p>Contrato</text:p>
            <text:p/>
            <text:p>"7.2. Além de outros direitos previstos no presente Contrato e na legislação e regulamentação aplicável, o CLIENTE tem direito:</text:p>
            <text:p>XVI - a ter restabelecida a integridade dos direitos relativos à prestação dos serviços, a partir da purgação da mora, ou de acordo celebrado com a OPERADORA, com a exclusão de informação de inadimplência sobre ele anotada;"</text:p>
            <text:p/>
            <text:p>""Parágrafo segundo: No caso de rescisão do contrato, o serviço somente será disponibilizado novamente mediante a quitação de todos os débitos e<text:s/><text:span text:style-name="T4">poderá ser cobrada nova taxa de adesão, habilitação, instalação básica e/ou ativação dos serviços, conforme previsto na tabela vigente à época, ou seja, o CLIENTE deverá celebrar um novo contrato e arcar com os custos daí decorrentes.</text:span>""</text:p>
            <text:p/>
            <text:p>"9.9. Após a rescisão do Contrato, o CLIENTE que desejar a prestação do serviço de BANDA LARGA deverá firmar nova contratação, sujeitando-se às condições vigentes à época."</text:p>
            <text:p/>
          </table:table-cell>
          <table:table-cell office:value-type="string" table:style-name="ce26">
            <text:p>Contrato</text:p>
            <text:p/>
            <text:p>4.2. (direitos cliente)</text:p>
            <text:p>"(r) de ter restabelecida a integridade dos direitos relativos à prestação dos serviços, a partir da quitação do débito ou de acordo celebrado com a prestadora,<text:span text:style-name="T4"><text:s/>ressalvados os casos de rescisão pela não quitação dos débitos;</text:span>"</text:p>
            <text:p/>
            <text:p/>
            <text:p>"9.1(d) suspensão parcial do(s) Serviço(s), caracterizada pela redução de velocidade contratada após transcorridos 15 (quinze) dias da notificação de existência de débito vencido. Transcorridos 30 (trinta) dias do início da suspensão parcial, o Cliente poderá ter suspenso totalmente o provimento do serviço, a exclusivo critério da TIM.<text:s/></text:p>
            <text:p/>
            <text:p>O restabelecimento do(s) Serviço(s), em até 24 (vinte e quatro) horas, ficará condicionado à confirmação do pagamento do valor integral da Fatura em atraso, com acréscimo dos encargos moratórios e penalidades estabelecidas nesta Cláusula;"</text:p>
          </table:table-cell>
          <table:table-cell office:value-type="string" table:style-name="ce26">
            <text:p>Contrato</text:p>
            <text:p/>
            <text:p>"5.1.9. <text:s text:c="7"/>Ter restabelecida a integridade dos direitos relativos à prestação dos Serviços, a partir da quitação do débito ou em caso de celebração de acordo com a VIVO, a partir da confirmação do pagamento da primeira parcela do acordo, conforme prazos regulamentares ou contratuais."</text:p>
            <text:p/>
            <text:p>"7.4.3. Em caso de celebração de acordo para quitação do débito do CLIENTE, a VIVO (i) restabelecerá os Serviços, se tiver ocorrido suspensão parcial ou total em 24 (vinte e quatro) horas contados da confirmação do pagamento da primeira parcela; (ii) encaminhará o instrumento pelo qual se formalizar o acordo juntamente com as parcelas a ele referentes em documento de cobrança apartado; (iii) e solicitará a baixa da inscrição dos dados do CLIENTE junto aos cadastros de inadimplência, quando se concluir o pagamento das parcelas."</text:p>
            <text:p/>
            <text:p>"11.8.3. Caso o CLIENTE efetue o pagamento do débito, antes da rescisão do Contrato a VIVO restabelecerá a prestação integral dos Serviços em até 24 (vinte e quatro) horas contadas do conhecimento da efetivação da quitação do débito."</text:p>
          </table:table-cell>
          <table:table-cell table:number-columns-repeated="16375"/>
        </table:table-row>
        <table:table-row table:style-name="ro9">
          <table:table-cell office:value-type="string" table:style-name="ce12">
            <text:p>H15</text:p>
          </table:table-cell>
          <table:table-cell office:value-type="string" table:style-name="ce26">
            <text:p>Commitment to<text:s/><text:span text:style-name="T4">compensating</text:span><text:s/>users who<text:s/><text:span text:style-name="T4">suffered</text:span><text:s/>demonstrable financial loss or substantial harm as a result of the<text:s/><text:span text:style-name="T4">disconnection</text:span></text:p>
          </table:table-cell>
          <table:table-cell office:value-type="string" table:style-name="ce26">
            <text:p>Excerpt<text:s/></text:p>
          </table:table-cell>
          <table:table-cell office:value-type="string" table:style-name="ce26">
            <text:p>Excerpt<text:s/></text:p>
          </table:table-cell>
          <table:table-cell office:value-type="string" table:style-name="ce26">
            <text:p>8.11. A reparação pelos danos causados pela violação dos seus direitos;</text:p>
            <text:p/>
          </table:table-cell>
          <table:table-cell office:value-type="string" table:style-name="ce26">
            <text:p>Excerpt<text:s/></text:p>
          </table:table-cell>
          <table:table-cell office:value-type="string" table:style-name="ce26">
            <text:p>Contrato</text:p>
            <text:p>7.2. Além de outros direitos previstos no presente Contrato e na legislação e regulamentação aplicável, o<text:s/></text:p>
            <text:p>CLIENTE tem direito:<text:s/></text:p>
            <text:p>XIII - à reparação pelos danos causados pela violação dos seus direitos;<text:s/></text:p>
            <text:p/>
          </table:table-cell>
          <table:table-cell office:value-type="string" table:style-name="ce26">
            <text:p>Contrato</text:p>
            <text:p/>
            <text:p/>
            <text:p>4.2(p) a reparação pelos danos causados pela violação dos seus direitos;</text:p>
            <text:p/>
            <text:p>"12.2. A TIM não será responsabilizada por atos de terceiros, ou de órgãos governamentais ou regulatórios que impeçam o cumprimento das obrigações deste Contrato, ou ainda por qualquer dos eventos listados no item 10.2. deste instrumento.</text:p>
            <text:p/>
            <text:p>12.3. A TIM não será responsabilizada por quaisquer perdas e danos resultantes de acessos não autorizados a facilidades, instalações ou equipamentos do CLIENTE ou por alteração, perda ou destruição dos arquivos de dados, programas, procedimentos, ou informações do CLIENTE causados por acidente, meios ou equipamentos fraudulentos ou qualquer outro método impropriamente empregado pelo CLIENTE."</text:p>
          </table:table-cell>
          <table:table-cell office:value-type="string" table:style-name="ce26">
            <text:p>Excerpt<text:s/></text:p>
          </table:table-cell>
          <table:table-cell table:number-columns-repeated="16375"/>
        </table:table-row>
        <table:table-row table:style-name="ro9">
          <table:table-cell office:value-type="string" table:style-name="ce12">
            <text:p>H16</text:p>
          </table:table-cell>
          <table:table-cell office:value-type="string" table:style-name="ce26">
            <text:p>Commitment to<text:s/><text:span text:style-name="T4">scrutinising</text:span><text:s/>any<text:s/><text:span text:style-name="T4">request</text:span><text:s/>or demand from States to<text:span text:style-name="T4"><text:s/>retrofit or modify</text:span><text:s/>existing telecommunications<text:s/><text:span text:style-name="T4">infrastructure</text:span></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10.6. Observar as leis e normas técnicas relativas à construção e utilização de</text:p>
            <text:p>infraestruturas;"</text:p>
            <text:p/>
            <text:p>PUA</text:p>
            <text:p>"2. Violações de sistemas ou de segurança de quaisquer redes são práticas proibidas e resultam na responsabilização cível e criminal</text:p>
            <text:p>de seu infrator. A Oi irá<text:s/><text:span text:style-name="T4">investigar quaisquer incidentes</text:span><text:s/>envolvendo tais violações e irá<text:s/><text:span text:style-name="T4">cooperar com as autoridades</text:span><text:s/>cíveis e criminais</text:p>
            <text:p>responsáveis nos casos de suspeita de violações."</text:p>
            <text:p/>
            <text:p>"3. O uso aceitável da infraestrutura</text:p>
            <text:p>de redes e serviços da Oi é sempre ético, honesto, e respeita os direitos individuais, inclusive os</text:p>
            <text:p>direitos à privacidade, personalidade e inviolabilidade."</text:p>
            <text:p/>
            <text:p>"4.2.<text:s/><text:span text:style-name="T4">É proibida a prática ou tentativa de burlar e/ou violação de qualquer protocolo utilizado para a transmissão de informações na rede</text:span><text:span text:style-name="T4"/></text:p>
            <text:p><text:span text:style-name="T4">de comunicação de dados da Oi;</text:span><text:span text:style-name="T4"/></text:p>
            <text:p><text:span text:style-name="T4">4.3. Nenhum serviço, sistema ou estrutura de rede da Oi pode ser utilizado para finalidades ilegais e/ou não éticas que violem</text:span><text:span text:style-name="T4"/></text:p>
            <text:p><text:span text:style-name="T4">quaisquer leis locais, estaduais, nacionais ou acordos internacionais;"</text:span><text:span text:style-name="T4"/></text:p>
            <text:p><text:span text:style-name="T4"/></text:p>
            <text:p><text:span text:style-name="T4">4.4. É vedado o uso da rede da Oi para obtenção de acesso não autorizado a dados, sistemas ou redes, incluindo, mas não se</text:span><text:span text:style-name="T4"/></text:p>
            <text:p><text:span text:style-name="T4">limitando a qualquer tentativa de investigação, exames ou testes de vulnerabilidade;</text:span><text:span text:style-name="T4"/></text:p>
            <text:p><text:span text:style-name="T4">Parágrafo único – O uso indevido da rede constitui crime podendo o usuário ser responsabilizado penalmente pela prática de seus</text:span><text:span text:style-name="T4"/></text:p>
            <text:p><text:span text:style-name="T4">atos.</text:span><text:span text:style-name="T4"/></text:p>
            <text:p/>
          </table:table-cell>
          <table:table-cell office:value-type="string" table:style-name="ce26">
            <text:p>Excerpt<text:s/></text:p>
          </table:table-cell>
          <table:table-cell office:value-type="string" table:style-name="ce26">
            <text:p>Contrato</text:p>
            <text:p/>
            <text:p>3.11. A OPERADORA defende a liberdade de escolha e expressão e repudia qualquer restrição à manifestação do pensamento, criação, expressão e informação, sob qualquer forma, processo ou veículo, e envidará seus esforços para evitar que eventual legislação superveniente estabeleça censura ou discriminação, direta ou indireta, de natureza política, ideológica ou artística, seja por meio de quotas ou por qualquer outro meio, de modo a prejudicar os direitos de seus CLIENTES. O CLIENTE concorda que, em caso de alteração legislativa superveniente potencialmente violadora de tais garantias constitucionais, a OPERADORA poderá manter o conteúdo e a característica dos Serviços oferecidos no momento imediatamente anterior à publicação de tais normas até que se decida em última instância sobre sua constitucionalidade.<text:s/></text:p>
            <text:p/>
            <text:p>"XII - observar as leis e normas técnicas relativas à construção e utilização de infraestruturas;"</text:p>
          </table:table-cell>
          <table:table-cell office:value-type="string" table:style-name="ce26">
            <text:p>Contrato</text:p>
            <text:p/>
            <text:p>3.1. (obrigações TIM)</text:p>
            <text:p>"(j) observar as leis e normas técnicas relativas à construção e utilização de infra-estruturas;"</text:p>
            <text:p/>
            <text:p>"(r) observar o dever de zelar estritamente pelo<text:s/><text:span text:style-name="T4">sigilo inerente aos serviços de telecomunicações e pela confidencialidade<text:s/></text:span>quanto aos dados e informações do assinante, empregando todos os meios e tecnologia necessárias para assegurar este direito dos usuários;"</text:p>
            <text:p/>
            <text:p>12.2. A TIM não será responsabilizada por atos de terceiros, ou de órgãos governamentais ou regulatórios que impeçam o cumprimento das obrigações deste Contrato, ou ainda por qualquer dos eventos listados no item 10.2. deste instrumento.</text:p>
          </table:table-cell>
          <table:table-cell office:value-type="string" table:style-name="ce26">
            <text:p>Contrato</text:p>
            <text:p/>
            <text:p>(direitos cliente)</text:p>
            <text:p/>
            <text:p>"5.1.3. Inviolabilidade e segredo da comunicação trocada entre o CLIENTE e a VIVO, respeitadas as hipóteses e condições constitucionais, legais e administrativas de quebra de sigilo de telecomunicações e as atividades de intermediação da comunicação das pessoas com deficiência, nos termos da regulamentação aplicável."</text:p>
            <text:p>"5.1.5. Respeito à sua privacidade nos documentos de cobrança e na utilização de seus dados pessoais pela VIVO, nos termos da legislação e regulamentação aplicável."</text:p>
            <text:p/>
            <text:p>13.4 Os registros de conexão somente serão disponibilizados pela VIVO, de forma autônoma ou associados a dados pessoais, mediante ordem judicial, nos termos da lei.</text:p>
            <text:p/>
            <text:p>13.5 Os dados cadastrais que informem a qualificação pessoal, filiação e endereço do CLIENTE podem ser enviados às autoridades administrativas que detenham competência legal para a sua requisição.</text:p>
            <text:p/>
            <text:p>13.7<text:s/><text:span text:style-name="T4">Salvo o disposto nos itens anteriores</text:span>,<text:s/><text:span text:style-name="T4">não haverá o fornecimento a terceiros de demais dados pessoais, inclusive registros de conexão, salvo mediante consentimento livre, expresso e informado ou nas hipóteses previstas em lei identificadas na cláusula 13.4 e 13.5 deste Contrato."</text:span></text:p>
          </table:table-cell>
          <table:table-cell table:number-columns-repeated="16375"/>
        </table:table-row>
        <table:table-row table:style-name="ro9">
          <table:table-cell office:value-type="string" table:style-name="ce12">
            <text:p>H17</text:p>
          </table:table-cell>
          <table:table-cell office:value-type="string" table:style-name="ce26">
            <text:p>Commitment to<text:s/><text:span text:style-name="T4">scrutinising</text:span><text:s/>any<text:s/><text:span text:style-name="T4">request</text:span><text:s/>or demand from States to install<text:s/><text:span text:style-name="T4">surveillance</text:span><text:s/>capabilitie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Pol Priv</text:p>
            <text:p/>
            <text:p>"Não temos a intenção de comercializar ou<text:s/><text:span text:style-name="T4">fornecer<text:s/></text:span>as informações a terceiros para qualquer finalidade que não tenha sido autorizada pelo proprietário. Os</text:p>
            <text:p>dados são coletados através de meios éticos e legais, a fim de proteger a segurança de sua informação durante a transmissão."</text:p>
            <text:p/>
            <text:p>"A Sercomtel zela pela segurança no acesso aos seus sistemas, portanto, todas as senhas são armazenadas de forma criptografada, razão pela qual não<text:s/><text:span text:style-name="T4">fornece</text:span>, não solicita e não altera as senhas de acesso cadastradas pelos usuários"</text:p>
          </table:table-cell>
          <table:table-cell office:value-type="string" table:style-name="ce26">
            <text:p>Excerpt</text:p>
          </table:table-cell>
          <table:table-cell office:value-type="string" table:style-name="ce26">
            <text:p>Contrato</text:p>
            <text:p/>
            <text:p>3.1. (obrigações TIM)</text:p>
            <text:p>"(j) observar as leis e normas técnicas relativas à construção e utilização de infra-estruturas;"</text:p>
            <text:p/>
            <text:p>"(r) observar o dever de zelar estritamente pelo<text:s/><text:span text:style-name="T4">sigilo inerente aos serviços de telecomunicações e pela confidencialidade<text:s/></text:span>quanto aos dados e informações do assinante, empregando todos os meios e tecnologia necessárias para assegurar este direito dos usuários;"</text:p>
            <text:p/>
            <text:p/>
            <text:p>12.2. A TIM não será responsabilizada por atos de terceiros, ou de órgãos governamentais ou regulatórios que impeçam o cumprimento das obrigações deste Contrato, ou ainda por qualquer dos eventos listados no item 10.2. deste instrumento.</text:p>
          </table:table-cell>
          <table:table-cell office:value-type="string" table:style-name="ce26">
            <text:p>Contrato</text:p>
            <text:p/>
            <text:p>(direitos cliente)</text:p>
            <text:p/>
            <text:p>"5.1.3. Inviolabilidade e segredo da comunicação trocada entre o CLIENTE e a VIVO, respeitadas as hipóteses e condições constitucionais, legais e administrativas de quebra de sigilo de telecomunicações e as atividades de intermediação da comunicação das pessoas com deficiência, nos termos da regulamentação aplicável."</text:p>
            <text:p>"5.1.5. Respeito à sua privacidade nos documentos de cobrança e na utilização de seus dados pessoais pela VIVO, nos termos da legislação e regulamentação aplicável."</text:p>
            <text:p/>
            <text:p>13.4 Os registros de conexão somente serão disponibilizados pela VIVO, de forma autônoma ou associados a dados pessoais, mediante ordem judicial, nos termos da lei.</text:p>
            <text:p/>
            <text:p>13.5 Os dados cadastrais que informem a qualificação pessoal, filiação e endereço do CLIENTE podem ser enviados às autoridades administrativas que detenham competência legal para a sua requisição.</text:p>
            <text:p/>
            <text:p>13.7<text:s/><text:span text:style-name="T4">Salvo o disposto nos itens anteriores</text:span>,<text:s/><text:span text:style-name="T4">não haverá o fornecimento a terceiros de demais dados pessoais, inclusive registros de conexão, salvo mediante consentimento livre, expresso e informado ou nas hipóteses previstas em lei identificadas na cláusula 13.4 e 13.5 deste Contrato."</text:span></text:p>
          </table:table-cell>
          <table:table-cell table:number-columns-repeated="16375"/>
        </table:table-row>
        <table:table-row table:style-name="ro9">
          <table:table-cell office:value-type="string" table:style-name="ce12">
            <text:p>H18</text:p>
          </table:table-cell>
          <table:table-cell office:value-type="string" table:style-name="ce26">
            <text:p>Commitment to<text:s/><text:span text:style-name="T4">exhausting</text:span><text:s/>all available<text:s/><text:span text:style-name="T4">remedies to challenge</text:span><text:s/>any request or demand to<text:s/><text:span text:style-name="T4">retrofit or modify</text:span><text:s/><text:span text:style-name="T4">infrastructure</text:span></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
            <text:p>"3.11. A OPERADORA defende a liberdade de escolha e expressão e repudia qualquer restrição à manifestação do pensamento, criação, expressão e informação, sob qualquer forma, processo ou veículo, e envidará seus esforços para evitar que eventual legislação superveniente estabeleça censura ou discriminação, direta ou indireta, de natureza política, ideológica ou artística, seja por meio de quotas ou por qualquer outro meio, de modo a prejudicar os direitos de seus CLIENTES. O CLIENTE concorda que, em caso de alteração legislativa superveniente potencialmente violadora de tais garantias constitucionais, a OPERADORA poderá manter o conteúdo e a característica dos Serviços oferecidos no momento imediatamente anterior à publicação de tais normas até que se decida em última instância sobre sua constitucionalidade."</text:p>
            <text:p/>
            <text:p>"8.1. Sem prejuízo de outras obrigações previstas no presente Contrato, na legislação e regulamentação, são obrigações da OPERADORA:</text:p>
            <text:p>XII - observar as leis e normas técnicas relativas à construção e utilização de infraestruturas;"</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12">
            <text:p>H19</text:p>
          </table:table-cell>
          <table:table-cell office:value-type="string" table:style-name="ce26">
            <text:p>Commitment to<text:s/><text:span text:style-name="T4">exhausting</text:span><text:s/>all available<text:s/><text:span text:style-name="T4">remedies to challenge</text:span><text:s/>any request or demand to install<text:s/><text:span text:style-name="T4">surveillance</text:span><text:s/>capabilitie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
            <text:p>"3.11. A<text:span text:style-name="T4"><text:s/>OPERADORA defende a liberdade de escolha e expressão e repudia qualquer restrição à manifestação do pensamento, criação, expressão e informação</text:span>, sob qualquer forma, processo ou veículo,<text:s/><text:span text:style-name="T4">e envidará seus esforços para evitar que eventual legislação superveniente estabeleça censura ou discriminação, direta ou indireta, de natureza política, ideológica ou artística, seja por meio de quotas ou por qualquer outro meio, de modo a prejudicar os direitos de seus CLIENTES</text:span>. O CLIENTE concorda que, em caso de alteração legislativa superveniente potencialmente violadora de tais garantias constitucionais,<text:s/><text:span text:style-name="T4">a OPERADORA poderá manter o conteúdo e a característica dos Serviços oferecidos no momento imediatamente anterior à publicação de tais normas até que se decida em última instância sobre sua constitucionalidade</text:span>."</text:p>
            <text:p/>
            <text:p>8.1. Sem prejuízo de outras obrigações previstas no presente Contrato, na legislação e regulamentação, são obrigações da OPERADORA:</text:p>
            <text:p>XII - observar as leis e normas técnicas relativas à construção e utilização de infraestruturas;"</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12">
            <text:p>H20</text:p>
          </table:table-cell>
          <table:table-cell office:value-type="string" table:style-name="ce26">
            <text:p>Commitment to<text:s/><text:span text:style-name="T4">publishing</text:span><text:s/>information, to the greatest extent possible, about any<text:s/><text:span text:style-name="T4">measures taken to retrofit or modify infrastructure</text:span><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12">
            <text:p>H21</text:p>
          </table:table-cell>
          <table:table-cell office:value-type="string" table:style-name="ce26">
            <text:p>Commitment to<text:s/><text:span text:style-name="T4">publishing</text:span><text:s/>information, to the greatest extent possible, about any<text:s/><text:span text:style-name="T4">measures taken to install surveillance</text:span><text:s/>or provide direct access to other partie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12">
            <text:p>H22</text:p>
          </table:table-cell>
          <table:table-cell office:value-type="string" table:style-name="ce26">
            <text:p>Commitment to wherever feasible,<text:s/><text:span text:style-name="T4">notifying</text:span><text:s/>users of specific<text:s/><text:span text:style-name="T4">surveillance</text:span><text:s/>measures to which they have been subject</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p>
          </table:table-cell>
          <table:table-cell office:value-type="string" table:style-name="ce32">
            <text:p>Contrato<text:s/></text:p>
            <text:p/>
            <text:p>4.2 (direitos do cliente) "(f) o conhecimento prévio de toda e qualquer alteração nas condições de prestação do serviço que lhe atinja direta ou indiretamente;"</text:p>
          </table:table-cell>
          <table:table-cell office:value-type="string" table:style-name="ce26">
            <text:p>Excerpt<text:s/></text:p>
          </table:table-cell>
          <table:table-cell table:number-columns-repeated="16375"/>
        </table:table-row>
        <table:table-row table:style-name="ro9">
          <table:table-cell office:value-type="string" table:style-name="ce12">
            <text:p>H23</text:p>
          </table:table-cell>
          <table:table-cell office:value-type="string" table:style-name="ce26">
            <text:p>Commitment to providing a grievance or remediation mechanism to enable<text:s/><text:span text:style-name="T4">users to challenge the telco’s decision to comply</text:span><text:s/>with requests or demand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Contrato</text:p>
            <text:p/>
            <text:p>"25º... O CLIENTE não poderá alterar as configurações do computador / CPE que for utilizado para acessar os serviços,</text:p>
            <text:p>objeto deste contrato, com o intuito de responsabilizar terceiros ou ocultar a identidade ou autoria. A não observação do</text:p>
            <text:p>disposto nesta cláusula autoriza a SERCOMTEL a disponibilizar a qualquer tempo às autoridades competentes, toda e qualquer informação sobre o CLIENTE, bem como cancelar a conta, sem aviso prévio, respondendo, ainda, o CLIENTE,</text:p>
            <text:p>civil e penalmente pelos atos praticados."</text:p>
          </table:table-cell>
          <table:table-cell office:value-type="string" table:style-name="ce26">
            <text:p>Excerpt</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12">
            <text:p>H24</text:p>
          </table:table-cell>
          <table:table-cell office:value-type="string" table:style-name="ce26">
            <text:p>Commitment to<text:s/><text:span text:style-name="T4">apologizing and notifying</text:span><text:s/><text:span text:style-name="T4">affected</text:span><text:s/>users, providing full and comprehensive information about the type and scope of<text:s/><text:span text:style-name="T4">surveillance</text:span><text:s/>to which they were subjected</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12">
            <text:p>H25</text:p>
          </table:table-cell>
          <table:table-cell office:value-type="string" table:style-name="ce26">
            <text:p>Commitment to<text:s/><text:span text:style-name="T4">inviting and recording</text:span><text:s/>the<text:s/><text:span text:style-name="T4">accounts of affected</text:span><text:s/>users, enabling them to explain and document their experiences of the<text:s/><text:span text:style-name="T4">surveillance</text:span></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9">
          <table:table-cell office:value-type="string" table:style-name="ce12">
            <text:p>H26</text:p>
          </table:table-cell>
          <table:table-cell office:value-type="string" table:style-name="ce26">
            <text:p>Commitment to<text:s/><text:span text:style-name="T4">compensating</text:span><text:s/>users who<text:s/><text:span text:style-name="T4">suffered</text:span><text:s/>demonstrable financial loss or substantial harm as a result of the<text:s/><text:span text:style-name="T4">surveillance</text:span></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Contrato7.2. Além de outros direitos previstos no presente Contrato e na legislação e regulamentação aplicável, o<text:s/></text:p>
            <text:p>CLIENTE tem direito:<text:s/></text:p>
            <text:p>XIII - à reparação pelos danos causados pela violação dos seus direitos;</text:p>
          </table:table-cell>
          <table:table-cell office:value-type="string" table:style-name="ce26">
            <text:p/>
            <text:p>Contrato</text:p>
            <text:p/>
            <text:p>4.2. (direitos cliente)</text:p>
            <text:p>"(n) o encaminhamento de reclamações ou representações contra a prestadora, junto à Anatel ou aos organismos de defesa do consumidor;</text:p>
            <text:p>(p) a reparação pelos danos causados pela violação dos seus direitos;"</text:p>
            <text:p/>
            <text:p>Contraditório</text:p>
            <text:p/>
            <text:p>"12.2. A TIM<text:s/><text:span text:style-name="T4">não será responsabilizada por atos de terceiros, ou de órgãos governamentais ou regulatórios que impeçam o cumprimento das obrigações deste Contrato</text:span>, ou ainda por qualquer dos eventos listados no item 10.2. deste instrumento.</text:p>
            <text:p/>
            <text:p>12.3.<text:s/><text:span text:style-name="T4">A TIM não será responsabilizada por quaisquer perdas e danos resultantes de acessos não autorizados a facilidades, instalações ou equipamentos do CLIENTE</text:span><text:s/>ou por alteração, perda ou destruição dos arquivos de dados, programas, procedimentos, ou informações do CLIENTE causados por acidente, meios ou equipamentos fraudulentos ou qualquer outro método impropriamente empregado pelo CLIENTE."</text:p>
          </table:table-cell>
          <table:table-cell office:value-type="string" table:style-name="ce26">
            <text:p>Excerpt<text:s/></text:p>
          </table:table-cell>
          <table:table-cell table:number-columns-repeated="16375"/>
        </table:table-row>
        <table:table-row table:style-name="ro9">
          <table:table-cell office:value-type="string" table:style-name="ce12">
            <text:p>H27</text:p>
          </table:table-cell>
          <table:table-cell office:value-type="string" table:style-name="ce26">
            <text:p>Commitment to<text:s/><text:span text:style-name="T4">supporting individuals to bring legal action<text:s/></text:span>to seek remediation or compensation from the responsible State for<text:s/><text:span text:style-name="T4">surveillance</text:span></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8">
          <table:table-cell table:style-name="ce12"/>
          <table:table-cell office:value-type="string" table:style-name="ce29">
            <text:p>Quality of service</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table:number-columns-repeated="16375"/>
        </table:table-row>
        <table:table-row table:style-name="ro9">
          <table:table-cell office:value-type="string" table:style-name="ce12">
            <text:p>Q1</text:p>
          </table:table-cell>
          <table:table-cell office:value-type="string" table:style-name="ce26">
            <text:p>Information on<text:s/><text:span text:style-name="T4">guaranteed percentage</text:span><text:s/>of the hired<text:s/><text:span text:style-name="T4">connection speed</text:span></text:p>
          </table:table-cell>
          <table:table-cell office:value-type="string" table:style-name="ce26">
            <text:p>"as velocidades nominais máximas do serviço estarão sujeitas a variações em razão de fatores externos, alheios à vontade da ALGAR TELECOM, tais como, sem exclusão dos demais: características da rede Internet, como indisponibilidades de servidores, congestionamentos de sites, rotas e demais fatores inerentes à rede mundial de computadores (internet), distância entre o imóvel do CONTRATANTE e a central telefônica mais próxima e fiação interna do imóvel do CONTRATANTE. Por essas razões, a ALGAR TELECOM não garante a velocidade máxima escolhida pelo CONTRATANTE e não se responsabiliza pelas diferenças de velocidades ocorridas em razão de fatores externos, alheios à sua vontade"</text:p>
            <text:p/>
            <text:p>Upload (min)</text:p>
            <text:p>"Internet 1M = 680K (ADSL)</text:p>
            <text:p>Internet 2M = 680K (ADSL)</text:p>
            <text:p>Internet 4M = 1M (ADSL)</text:p>
            <text:p>Internet 10M = 1M (ADSL), 1,2 (HFC), 4M (GPON)</text:p>
            <text:p/>
            <text:p>Além disso, "3.1. <text:s text:c="7"/>As faixas de velocidade mencionadas não são garantidas pela ALGAR TELECOM, excluindo-se ainda a responsabilidade pela velocidade dos serviços prestados por provedores de acesso à internet. <text:s/>A velocidade do acesso garantida pela ALGAR TELECOM é até o ponto de transmissão de rede."<text:s/></text:p>
          </table:table-cell>
          <table:table-cell office:value-type="string" table:style-name="ce26">
            <text:p>Contrato</text:p>
            <text:p>"08.01 A velocidade contratada do NET VÍRTUA representa a velocidade nominal</text:p>
            <text:p>máxima de acesso, ou seja, a velocidade máxima atingida durante a navegação</text:p>
            <text:p>na internet, que poderá variar dependendo do equipamento (computador) utilizado</text:p>
            <text:p>pelo ASSINANTE, tráfego de dados na INTERNET principalmente quando os</text:p>
            <text:p>dados tiverem origem em rede de terceiros, além de outros fatores externos, fora</text:p>
            <text:p>do controle da PRESTADORA."</text:p>
            <text:p/>
            <text:p>"08.01.02 A PRESTADORA utilizará todos os meios técnicos e comercialmente</text:p>
            <text:p>viáveis, para garantir a velocidade do NET VIRTUA nos padrões e limites</text:p>
            <text:p>estabelecidos pela regulamentação vigente da ANATEL."<text:s/></text:p>
            <text:p/>
            <text:p>Regulam Internet Popular (2M)</text:p>
            <text:p>"A velocidade máxima de download é de 2Mbps e a velocidade máxima de upload é de</text:p>
            <text:p>500Kbps."</text:p>
            <text:p/>
            <text:p>Regulam Internet Popular (2M) e 10M</text:p>
            <text:p>"A velocidade instantânea mínima para o Serviço de Comunicação Multimídia, em</text:p>
            <text:p>conformidade com a Resolução 574/2011 da Anatel, é de 40% da velocidade máxima</text:p>
            <text:p>contratada e a velocidade média de 80% da velocidade máxima contratada."</text:p>
            <text:p/>
            <text:p>Regul Internet Popular (10M)</text:p>
            <text:p>"A velocidade máxima de download é de 10Mbps e a velocidade máxima de upload é de</text:p>
            <text:p>1Mbps. O serviço é disponibilizado com Franquia de Consumo de dados de 80GB."</text:p>
          </table:table-cell>
          <table:table-cell office:value-type="string" table:style-name="ce26">
            <text:p>% guaranteed<text:s/></text:p>
            <text:p/>
            <text:p>Contrato</text:p>
            <text:p/>
            <text:p>"2.2.<text:s/><text:span text:style-name="T4">A velocidade máxima do acesso garantida pela Oi é até o PTR, para</text:span><text:span text:style-name="T4"/></text:p>
            <text:p><text:span text:style-name="T4">conteúdos dentro da rede da Oi.<text:s/></text:span>Eventualmente, a velocidade de acesso pode</text:p>
            <text:p>sofrer variações decorrentes, dentre outros fatores, das características</text:p>
            <text:p>técnicas da REDE INTERNA do ASSINANTE, fatores externos, da qualidade da</text:p>
            <text:p>fiação da rede interna, de páginas de destino na Internet, do funcionamento do</text:p>
            <text:p>microcomputador ou modem utilizado pelo ASSINANTE; de acesso à redes</text:p>
            <text:p>congestionadas"</text:p>
            <text:p/>
            <text:p>Regulamento (ver em formato original de tabela)</text:p>
            <text:p>"Plano</text:p>
            <text:p>Downstream Máximo*</text:p>
            <text:p>Upstream Máximo*</text:p>
            <text:p>Banda Larga Oi 35 Mega</text:p>
            <text:p>até 35 Mbps</text:p>
            <text:p>até 3 Mbps</text:p>
            <text:p>Banda Larga Oi 25 Mega</text:p>
            <text:p>até 25 Mbps</text:p>
            <text:p>até 3 Mbps</text:p>
            <text:p>Banda Larga Oi 20 Mega</text:p>
            <text:p>até 20 Mbps</text:p>
            <text:p>até 3 Mbps</text:p>
            <text:p>Banda Larga Oi 15 Mega</text:p>
            <text:p>até 15 Mbps</text:p>
            <text:p>até 1 Mbps</text:p>
            <text:p>Banda Larga Oi 10 Mega</text:p>
            <text:p>até 10 Mbps</text:p>
            <text:p>até 512 kbps</text:p>
            <text:p>Banda Larga Oi 5 Mega</text:p>
            <text:p>até 5 Mbps</text:p>
            <text:p>até 512 kbps</text:p>
            <text:p>Banda Larga Oi 2 Mega</text:p>
            <text:p>até 2 Mbps</text:p>
            <text:p>até 512 kbps</text:p>
            <text:p>Banda Larga Oi 1 Mega</text:p>
            <text:p>até 1 Mbps</text:p>
            <text:p>até 300 kbps</text:p>
            <text:p>Banda Larga Oi 600 kbps</text:p>
            <text:p>até 600 kbps</text:p>
            <text:p>até 300 kbps</text:p>
            <text:p>Banda Larga Oi 300 kbps</text:p>
            <text:p>até 300 kbps</text:p>
            <text:p>até 128 kbps"</text:p>
          </table:table-cell>
          <table:table-cell office:value-type="string" table:style-name="ce26">
            <text:p>% guaranteed<text:s/></text:p>
            <text:p/>
            <text:p>Contrato</text:p>
            <text:p>§ 2º Os planos BANDA LARGA IDEAL, SUPERVIA MEGA, SUPERVIA EXCLUSIVO e BANDA LARGA POPULAR</text:p>
            <text:p>poderão ser prestados em<text:s/><text:span text:style-name="T4">diferentes faixas de velocidades máximas para download e upload, cada qual possuindo uma</text:span><text:span text:style-name="T4"/></text:p>
            <text:p><text:span text:style-name="T4">franquia de tráfego mensal, cujos valores estão descritos no Anexo I.</text:span><text:span text:style-name="T4"/></text:p>
            <text:p><text:span text:style-name="T4"/></text:p>
            <text:p>"§ 13º. A velocidade de tráfego contratada pode sofrer variações em decorrência de fatores externos, tais como equipamento</text:p>
            <text:p>utilizado (computador/CPE) pelo CLIENTE, tráfego de dados na Internet, além de outros fatores alheios à vontade ou de</text:p>
            <text:p>ações da própria SERCOMTEL. Dessa forma,<text:s/><text:span text:style-name="T4">a SERCOMTEL garante ao CLIENTE apenas as velocidades de download e</text:span><text:span text:style-name="T4"/></text:p>
            <text:p><text:span text:style-name="T4">de uploa, para acesso à rede da empresa, por tratar-se de ambiente próprio, restrito e passível de controle, porém, a</text:span><text:span text:style-name="T4"/></text:p>
            <text:p><text:span text:style-name="T4">SERCOMTEL não se responsabiliza pela diferença de velocidades de tráfego decorrente de fatores extrínsecos e que</text:span><text:span text:style-name="T4"/></text:p>
            <text:p><text:span text:style-name="T4">independem da vontade da empresa</text:span>."</text:p>
            <text:p/>
            <text:p>§ 9º As velocidades máximas de download e upload dos serviços de banda larga apenas são garantidas para o acesso à rede da SERCOMTEL, não se responsabilizando esta pela diferença de velocidades decorrentes de fatores externos, tais como momento do acesso, destino na Internet, site (página) acessado, quantidade de conexões simultânea ao provedor de acesso, funcionamento do CPE, degradação de rede, entre outros.</text:p>
          </table:table-cell>
          <table:table-cell office:value-type="string" table:style-name="ce26">
            <text:p>% guaranteed<text:s/></text:p>
            <text:p/>
            <text:p>Contrato</text:p>
            <text:p/>
            <text:p>3.1. O serviço BANDA LARGA será prestado, conforme plano de serviço contratado pelo CLIENTE, nas seguintes faixas de velocidades máximas: (i) 2Mb (dois Megabits por segundo); (ii) 4Mb (quatro Megabits por segundo); (iii) outra velocidade que venha a ser disponibilizada.<text:s/></text:p>
            <text:p>3.1.1. Na utilização do BANDA LARGA, simultaneamente, por mais de um microcomputador, a velocidade será compartilhada, podendo acarretar variação de desempenho.<text:s/></text:p>
            <text:p/>
            <text:p>"<text:span text:style-name="T4">3.3. A OPERADORA garante a entrega da velocidade contratada até o ponto de acesso à rede disponibilizado ou adquirido pelo CLIENTE</text:span>, excetuando-se caso fortuito ou força maior, bem como fatos externos causados por terceiros ou culpa exclusiva do CLIENTE, tais como, exemplificativamente, falta de energia elétrica, atos de vandalismo, atos de terrorismo, interferência solar, vendaval, ciclones, funcionamento do microcomputador utilizado pelo CLIENTE, estrutura interna do endereço de instalação, páginas de destino na Internet, acesso à redes congestionadas ou que apresentem lentidão de terceiros e/ou a quantidade de pessoas conectadas simultaneamente ao provedor de conteúdo."</text:p>
            <text:p/>
            <text:p>Regulamento</text:p>
            <text:p>"* As velocidades mínimas podem variar de acordo com a taxa de utilização da rede, em conformidade com os parâmetros estabelecidos pela regulamentação aplicável. A SKY ressalta que o serviço SKY Banda Larga está alinhado à nova Regulamentação de Qualidade da Anatel."</text:p>
          </table:table-cell>
          <table:table-cell office:value-type="string" table:style-name="ce26">
            <text:p>Contrato</text:p>
            <text:p/>
            <text:p>"2.6- As velocidades disponíveis através do TIM LIVE<text:s/><text:span text:style-name="T4">são nominais máximas de acesso e estão sujeitas a variações em decorrência de fatores alheios à TIM, como em razão das características técnicas da rede interna do Cliente e/ou fatores externos que podem causar variações na velocidade. Para exemplificar, são fatores que podem interferir na velocidade do serviço, entre outros:</text:span><text:span text:style-name="T4"/></text:p>
            <text:p>a) a quantidade de pessoas conectadas, ao mesmo tempo, ao provedor de serviço de conexão à internet;</text:p>
            <text:p>b) a distância entre o imóvel residencial no caso de CLIENTE pessoa física ou comercial no caso do CLIENTE pessoa jurídica e a central com a infraestrutura mais próxima;</text:p>
            <text:p>c) a qualidade e a extensão da fiação interna do imóvel residencial no caso do CLIENTE pessoa física ou comercial no caso do CLIENTE pessoa jurídica;</text:p>
            <text:p>d) a capacidade de processamento do computador do CLIENTE;</text:p>
            <text:p>e) interferências e atenuações próprias da internet, que fogem ao controle da TIM, produzidas entre o sinal emitido e o sinal perdido, principalmente quando os dados forem originados em rede de terceiros;</text:p>
            <text:p>f) as páginas de destino da internet; e</text:p>
            <text:p>g) problemas com o microcomputador ou o modem utilizado pelo CLIENTE."</text:p>
            <text:p/>
            <text:p>"2.6.1<text:s/><text:span text:style-name="T4">No caso de utilização da tecnologia Wi-Fi (“Wi-Fi”), as velocidades disponíveis também estão sujeitas a oscilações.</text:span><text:s/>São exemplos de fatores que podem influenciar no pleno funcionamento da transmissão Wi-Fi, sem prejuízo de outros que possam provocar impacto nessa performance, entre outros;</text:p>
            <text:p>a) a distância entre o computador e o modem;</text:p>
            <text:p>b) a espessura das paredes do imóvel residencial no caso de CLIENTE pessoa física ou comercial no caso do CLIENTE pessoa jurídica em que for utilizada, pois quanto maior for a densidade destas, maior será a diminuição da potência das ondas de rádio características da tecnologia Wi-Fi para a circulação e o alcance na área de abrangência a que se destina;</text:p>
            <text:p>c) a concentração de água. A água constitui um dos mais graves limitadores do sinal eletromagnético de rádio;e</text:p>
            <text:p>d) a presença de equipamentos que gerem calor."</text:p>
            <text:p/>
            <text:p><text:span text:style-name="T4">"2.7- A TIM não se responsabiliza pelas diferenças de velocidades ocorridas em função dos fatores técnicos e\ou externos acima indicados e de outros que venham a ocorrer por caso fortuito ou força maior ou em função de fato de terceiro."</text:span><text:span text:style-name="T4"/></text:p>
            <text:p><text:span text:style-name="T4"/></text:p>
            <text:p>"2.9 - (...) Para a realização de acessos simultâneos, a velocidade contratada será compartilhada e , portanto, o serviço poderá sofrer variações de velocidade e desempenho."</text:p>
            <text:p/>
            <text:p>4.2 (direitos clientes)</text:p>
            <text:p>"(a) o acesso e fruição do(s) Serviço(s)<text:s/><text:span text:style-name="T4">dentro dos padrões de qualidade e regularidade previstos na regulamentação e conforme as condições ofertadas e contratadas</text:span>;"</text:p>
            <text:p/>
            <text:p>Regulamento</text:p>
            <text:p/>
            <text:p>"5.1 Participam da presente Oferta os seguintes planos TIM live:</text:p>
            <text:p>Plano</text:p>
            <text:p>Download Máximo*</text:p>
            <text:p>Upload Máximo*</text:p>
            <text:p>TIM live 35 Mega [PAS 201]</text:p>
            <text:p>35 Mbps</text:p>
            <text:p>20 Mbps</text:p>
            <text:p>TIM live 50 Mega [PAS 202]</text:p>
            <text:p>50 Mbps</text:p>
            <text:p>30 Mbps</text:p>
            <text:p>TIM live 70 Mega [PAS 207]</text:p>
            <text:p>70 Mbps</text:p>
            <text:p>30 Mbps</text:p>
            <text:p>TIM live 90 Mega [PAS 209]</text:p>
            <text:p>90 Mbps</text:p>
            <text:p>30 Mbps</text:p>
            <text:p>* As velocidades mínimas podem variar de acordo com a taxa de utilização da rede, em conformidade com os parâmetros estabelecidos pela regulamentação aplicável.<text:s/><text:span text:style-name="T4">A TIM ressalta que o serviço TIM live está alinhado à nova Regulamentação de Qualidade da Anatel.</text:span>"</text:p>
          </table:table-cell>
          <table:table-cell office:value-type="string" table:style-name="ce26">
            <text:p>Contrato</text:p>
            <text:p/>
            <text:p>"27.3 As velocidades contratadas no VIVO INTERNET são velocidades nominais máximas de acesso, sendo que estão sujeitas a variações decorrentes da própria tecnologia utilizada e das redes que compõe a Internet, conforme os fatores técnicos abaixo expostos que podem interferir na velocidade contratada:</text:p>
            <text:p/>
            <text:p>a) Quantidade de pessoas conectadas ao mesmo tempo ao provedor de serviço de conexão à internet, o que gera o congestionamento de acesso;</text:p>
            <text:p>b) Distância entre o imóvel do CLIENTE e a central com a infraestrutura mais próxima;</text:p>
            <text:p>c) Qualidade e extensão da fiação interna do imóvel do CLIENTE;</text:p>
            <text:p>d) Capacidade de processamento do computador do CLIENTE;</text:p>
            <text:p>e) Interferências e atenuações próprias da rede Internet, que fogem ao controle da VIVO, produzidos entre o sinal emitido e o sinal percebido, principalmente quando a origem dos dados for originada em rede de terceiros;</text:p>
            <text:p>f) Páginas de destino na Internet;</text:p>
            <text:p>g) Problemas no microcomputador ou modem utilizado pelo CLIENTE."</text:p>
            <text:p/>
            <text:p>"27.4 Por velocidade nominal máxima teórica entende-se a velocidade que a tecnologia ADSL/VDSL e/ou FTTX suportam, ou seja, um usuário navegando na internet poderá atingir até uma determinada velocidade limite, sem ter garantia que esta velocidade será sempre mantida em virtude da ocorrência dos fatores descritos no item anterior."</text:p>
            <text:p/>
            <text:p>"27.5 Por redes que compõe a Internet entende-se como um aglomerado de redes independentes, com equipamentos diferentes e administrados de acordo com políticas diferentes pelas Operadoras. Os pacotes que viajam na Internet, de acordo com as aplicações dos usuários, podem sofrer atrasos ou serem descartados no meio do caminho entre a origem e o destino, justamente porque os equipamentos das Operadoras são diferentes ao longo da rede, afetando diretamente a velocidade do acesso do usuário à Internet."</text:p>
            <text:p/>
            <text:p>27.6 Em virtude dos fatores técnicos descritos na cláusula anterior, a VIVO não se responsabiliza pelas diferenças de velocidades ocorridas quando estas forem causadas pelos fatores elencados no item acima e por outros fatores alheios à vontade da VIVO.</text:p>
            <text:p/>
            <text:p><text:span text:style-name="T4">27.7 A VIVO fornecerá velocidade instantânea mínima de 40% da velocidade máxima contratada pelo CLIENTE nos termos da Resolução 574/2011 da Anatel."</text:span><text:span text:style-name="T4"/></text:p>
            <text:p><text:span text:style-name="T4"/></text:p>
            <text:p>"27.10 Caso o VIVO INTERNET seja utilizado simultaneamente em mais de um ponto de conexão, a velocidade VIVO será compartilhada e, portanto, o VIVO INTERNET sofrerá variações de performance."</text:p>
            <text:p/>
            <text:p>Regulamento - Termo Prom 10M</text:p>
            <text:p>"1.1. Este termo tem como objeto a oferta do Plano VIVO Internet 10 Mbps (PSABL/041/POS/SCM) sob</text:p>
            <text:p>condições promocionais, conforme definidas a seguir:</text:p>
            <text:p/>
            <text:p>1.1.3.<text:s/><text:span text:style-name="T4">A velocidade de download na oferta contratada será de 10 Mbps e de upload poderá ser até</text:span><text:span text:style-name="T4"/></text:p>
            <text:p><text:span text:style-name="T4">1Mbps, mediante a disponibilidade técnica.</text:span>"</text:p>
          </table:table-cell>
          <table:table-cell table:number-columns-repeated="16375"/>
        </table:table-row>
        <table:table-row table:style-name="ro9">
          <table:table-cell office:value-type="string" table:style-name="ce12">
            <text:p>Q2</text:p>
          </table:table-cell>
          <table:table-cell office:value-type="string" table:style-name="ce26">
            <text:p>Possibility for users to<text:s/><text:span text:style-name="T4">check hired vs. actual speed<text:s/></text:span></text:p>
          </table:table-cell>
          <table:table-cell office:value-type="string" table:style-name="ce26">
            <text:p>Excerpt</text:p>
          </table:table-cell>
          <table:table-cell office:value-type="string" table:style-name="ce26">
            <text:p>Excerpt</text:p>
          </table:table-cell>
          <table:table-cell office:value-type="string" table:style-name="ce26">
            <text:p>Excerpt</text:p>
          </table:table-cell>
          <table:table-cell office:value-type="string" table:style-name="ce26">
            <text:p>Para consultar a Cartilha Informativa sobre o Software de Medição de Qualidade de Conexão, acesse o link:</text:p>
            <text:p>http://prodweb.sercomtel.com.br/sistemas/portalEmpresa/res/documentos/Cartilha_Software.pdf</text:p>
          </table:table-cell>
          <table:table-cell office:value-type="string" table:style-name="ce26">
            <text:p>Excerpt</text:p>
          </table:table-cell>
          <table:table-cell office:value-type="string" table:style-name="ce26">
            <text:p>Excerpt<text:s/></text:p>
          </table:table-cell>
          <table:table-cell office:value-type="string" table:style-name="ce26">
            <text:p>Contrato</text:p>
            <text:p/>
            <text:p>"27.8 Para a mensuração do percentual mencionado no item acima, deverão ser observadas as orientações constantes no site<text:s/><text:span text:style-name="T4">www.brasilbandalarga.com.br.</text:span>"</text:p>
          </table:table-cell>
          <table:table-cell table:number-columns-repeated="16375"/>
        </table:table-row>
        <table:table-row table:style-name="ro9">
          <table:table-cell office:value-type="string" table:style-name="ce12">
            <text:p>Q3</text:p>
          </table:table-cell>
          <table:table-cell office:value-type="string" table:style-name="ce26">
            <text:p><text:span text:style-name="T4">Datacap</text:span><text:s/>is not adopted as a commercial practice</text:p>
          </table:table-cell>
          <table:table-cell office:value-type="string" table:style-name="ce26">
            <text:p>Excerpt<text:s/></text:p>
          </table:table-cell>
          <table:table-cell office:value-type="string" table:style-name="ce26">
            <text:p>Contrato</text:p>
            <text:p>"Cada plano será diferenciado dos demais pela combinação dos seguintes</text:p>
            <text:p>fatores: (I) velocidade utilizada; (II) volume de tráfego de dados máximo permitido;</text:p>
            <text:p>(III) horário de utilização; (IV) tempo de utilização; (V) finalidade da utilização e</text:p>
            <text:p>(VI) quaisquer outros fatores que venham a ser utilizados pela PRESTADORA."</text:p>
            <text:p/>
            <text:p>"11.01 O ASSINANTE estará sujeito a limites para transmissão e recepção de</text:p>
            <text:p>dados que serão contabilizados mensalmente, de acordo com as características</text:p>
            <text:p>da modalidade e plano optado, em conformidade com os itens a seguir:</text:p>
            <text:p/>
            <text:p>b) A critério da PRESTADORA, poderá ser aplicada uma contabilização de</text:p>
            <text:p>transferência de dados por dia, horário e destino do tráfego de dados;</text:p>
            <text:p>c) O Plano de consumo de trafego de dados não é cumulativo, ou seja, os</text:p>
            <text:p>megabytes não utilizados em seu respectivo mês não poderão ser aproveitados</text:p>
            <text:p>nos meses subseqüentes, uma vez que a capacidade ficou disponibilizada ao</text:p>
            <text:p>ASSINANTE, durante todo mês;"</text:p>
            <text:p/>
            <text:p>"14.02.05 O acesso a<text:span text:style-name="T4"><text:s/>REDE WIFI PUBLICA da PRESTADORA poderá estar</text:span><text:span text:style-name="T4"/></text:p>
            <text:p><text:span text:style-name="T4">sujeito ao limite de franquia</text:span><text:s/>de consumo para transmissão e recepção de dados,</text:p>
            <text:p>que serão controlados e estabelecidos pela PRESTADORA"</text:p>
            <text:p/>
            <text:p>Regulamento Internet Popular</text:p>
            <text:p>"A velocidade máxima de download é de 2Mbps e a velocidade máxima de upload é de</text:p>
            <text:p>500Kbps.<text:s/><text:span text:style-name="T4">O serviço é disponibilizado com Franquia de Consumo de dados de 30GB</text:span>."</text:p>
            <text:p/>
            <text:p>Regulamento 10M</text:p>
            <text:p>A velocidade máxima de download é de 10Mbps e a velocidade máxima de upload é de 1Mbps. O serviço é disponibilizado com Franquia de Consumo de dados de 80GB.</text:p>
          </table:table-cell>
          <table:table-cell office:value-type="string" table:style-name="ce26">
            <text:p>Contrato</text:p>
            <text:p/>
            <text:p>"2.3 O ASSINANTE fará jus a uma franquia de consumo de dados mensal,</text:p>
            <text:p>conforme estabelecido no regulamento da oferta aderida, proporcional à</text:p>
            <text:p>velocidade contratada."</text:p>
            <text:p/>
            <text:p>"3.2. Extraordinariamente, a título de promoção transitória e por tempo limitado, a Oi</text:p>
            <text:p>poderá conceder ao ASSINANTE, mediante adesão a ofertas e PLANOS DE</text:p>
            <text:p>SERVIÇO:</text:p>
            <text:p>a) Franquia de bits ou horas trafegados;"</text:p>
            <text:p/>
            <text:p>Regulamento</text:p>
            <text:p/>
            <text:p>3.15. O cliente fará jus a uma franquia de consumo de dados mensal referente ao Plano SCM 002, proporcional à velocidade contratada, conforme a tabela abaixo:</text:p>
            <text:p/>
            <text:p/>
            <text:p>3.17. Promocionalmente, até 27/06/2017 a franquia mensal informada acima será ilimitada. Esta condição será renovada automática e mensalmente, salvo comunicação prévia da Oi com antecedência mínima de 30 dias.</text:p>
          </table:table-cell>
          <table:table-cell office:value-type="string" table:style-name="ce26">
            <text:p>Contrato</text:p>
            <text:p/>
            <text:p>§ 2o Os planos BANDA LARGA IDEAL, SUPERVIA MEGA, SUPERVIA EXCLUSIVO e BANDA LARGA POPULAR poderão ser prestados em diferentes faixas de velocidades máximas para download e upload, cada qual possuindo uma</text:p>
            <text:p>franquia de tráfego mensal, cujos valores estão descritos no Anexo I.</text:p>
            <text:p/>
            <text:p>§ 3o O período de referência para utilização da franquia mencionada no § 2o é o correspondente ao do faturamento do plano de voz do CLIENTE ou fechamento da cobrança mensal para prestação do serviço.</text:p>
            <text:p/>
            <text:p>§ 4o Cada plano de serviço será distinto dos demais pela combinação dos seguintes fatores:</text:p>
            <text:p>(I) velocidade máxima; (II) franquia de tráfego de dados máximo permitido; (III) horário de utilização; (IV) tempo de</text:p>
            <text:p>utilização; (V) finalidade da utilização e (VI) quaisquer outros fatores que venham a ser definidos pela SERCOMTEL .</text:p>
            <text:p/>
            <text:p>§ 6º O CLIENTE se obriga a utilizar adequadamente o serviço conforme a velocidade contratada, estando ciente que a</text:p>
            <text:p>utilização de tráfego de dados acima da franquia mensal implicará a redução da velocidade contratada para a velocidade</text:p>
            <text:p>estabelecida no Anexo I pela Sercomtel.</text:p>
            <text:p/>
            <text:p>Anexo I Contrato</text:p>
            <text:p/>
            <text:p>"g) A título promocional e por tempo indeterminado, a SERCOMTEL não estará aplicando a limitação de franquia disposta no § 6º da Cláusula Segunda do Contrato, podendo voltar a praticá-la com divulgação prévia;</text:p>
            <text:p>h) Os valores praticados acima estão disponíveis para todos os clientes. Os valores referentes"</text:p>
          </table:table-cell>
          <table:table-cell office:value-type="string" table:style-name="ce26">
            <text:p>Contrato</text:p>
            <text:p/>
            <text:p>"3.2. O CLIENTE fará jus a uma franquia de tráfego mensal de dados, conforme definido no plano de serviço, material informativo/publicitário, bem como no website www.sky.com.br e será informado quando seu consumo se aproximar da franquia contratada."</text:p>
            <text:p/>
            <text:p>3.2.1. Em qualquer dos planos escolhidos pelo consumidor, será garantida uma franquia mensal, não cumulativa, cujos limites serão informados ao consumidor no momento da contratação e no Plano de Serviço.</text:p>
            <text:p/>
            <text:p>Regulamento</text:p>
            <text:p>"A SKY aplicará as condições de franquia de tráfego mensal de dados dispostas na cláusula 3.2 do Contrato, conforme definido no plano de serviço, material informativo/publicitário, bem como no website www.skybandalarga.com.br. O CONSUMIDOR será informado quando seu consumo se aproximar da franquia contratada e, esgotando-se a franquia mensal de trafego de dados, poderá ocorrer a redução da velocidade até o final do período mensal, em percentual a ser informado previamente ao CONSUMIDOR, ou poderá ser efetuada a cobrança de valor adicional pelo consumo excedente."</text:p>
          </table:table-cell>
          <table:table-cell office:value-type="string" table:style-name="ce26">
            <text:p>Contrato</text:p>
            <text:p/>
            <text:p>4.2. (direitos cliente)</text:p>
            <text:p>"(c) o tratamento não discriminatório quanto às condições de acesso e fruição do serviço, desde que presentes as condições técnicas necessárias e observado o disposto na regulamentação vigente;"</text:p>
            <text:p/>
            <text:p>Porém, redução de velocidade é prevista em caso de não pagamento.</text:p>
            <text:p/>
            <text:p>"(h) à não redução de velocidade e a suspensão do Serviço sem sua solicitação, ressalvada a hipótese de débito diretamente decorrente de sua utilização ou por descumprimento de deveres constantes do artigo 4º da Lei n.º 9.472, de 1997,e da Cláusula 4.1 (a), (b), (c), (d) acima, sempre após notificação prévia pela prestadora;"</text:p>
          </table:table-cell>
          <table:table-cell office:value-type="string" table:style-name="ce26">
            <text:p>Contrato</text:p>
            <text:p/>
            <text:p>"27.13 Cada Plano de Serviço disponibiliza uma quantidade mensal de Megabytes (MB) para transferência de dados. Após atingir o limite mensal de transferência de dados contratados, ou seja, após o consumo total da franquia de dados, o acesso à internet será bloqueado. Consulte as condições de uso, contratação, restrições de velocidades e demais informações no Plano de Serviço e Regulamento do Vivo Internet Fixa em www.vivo.com.br."</text:p>
            <text:p/>
            <text:p>Regulamento - Termo Promo 10M</text:p>
            <text:p>"1.1. Este termo tem como objeto a oferta do Plano VIVO Internet 10 Mbps (PSABL/041/POS/SCM) sob</text:p>
            <text:p>condições promocionais, conforme definidas a seguir:</text:p>
            <text:p/>
            <text:p>1.1.2.<text:s/><text:span text:style-name="T4">O acesso à internet não será bloqueado ou reduzido, após o consumo total da sua franquia de</text:span><text:span text:style-name="T4"/></text:p>
            <text:p><text:span text:style-name="T4">dados."</text:span></text:p>
          </table:table-cell>
          <table:table-cell table:number-columns-repeated="16375"/>
        </table:table-row>
        <table:table-row table:style-name="ro9">
          <table:table-cell office:value-type="string" table:style-name="ce12">
            <text:p>Q4</text:p>
          </table:table-cell>
          <table:table-cell office:value-type="string" table:style-name="ce26">
            <text:p>Possibility of<text:s/><text:span text:style-name="T4">connection degradation</text:span><text:s/>after reaching datacap limit (only if Q3 = 2)</text:p>
          </table:table-cell>
          <table:table-cell office:value-type="string" table:style-name="ce26">
            <text:p>% guaranteed<text:s/></text:p>
          </table:table-cell>
          <table:table-cell office:value-type="string" table:style-name="ce26">
            <text:p>% guaranteed<text:s/></text:p>
            <text:p>Contrato</text:p>
            <text:p>"06.05 O ASSINANTE se obriga a utilizar adequadamente a modalidade e o plano</text:p>
            <text:p>escolhido, limitando sua utilização ao volume de tráfego de dados mensal</text:p>
            <text:p>contratado, estando ciente, desde já, que a utilização além do contratado</text:p>
            <text:p>implicará em automática alteração para a menor velocidade disponível pela</text:p>
            <text:p>PRESTADORA para comercialização, permanecendo neste estado até o final do</text:p>
            <text:p>respectivo mês, quando a velocidade originalmente contratada será restaurada."</text:p>
            <text:p/>
            <text:p>"d) A utilização do serviço, pelo ASSINANTE, que extrapole o limite da FRANQUIA</text:p>
            <text:p>contratada, implicará, automaticamente, em alteração da faixa de velocidade de</text:p>
            <text:p>transferência de dados para a menor faixa disponível pela PRESTADORA para</text:p>
            <text:p>comercialização, até o final do respectivo mês, quando sua velocidade contratada</text:p>
            <text:p>será restaurada, sendo facultativo ao ASSINANTE adquirir, se disponível, através</text:p>
            <text:p>da Central de Relacionamento ou do site da PRESTADORA, uma franquia</text:p>
            <text:p>complementar, também não cumulativa, para utilização imediata, até o final do</text:p>
            <text:p>respectivo mês."</text:p>
            <text:p/>
            <text:p>No site http://www.netcombo.com.br/minha-net/contratos-e-regulamentos é acrescentado que: * Os efeitos da letra “d” do Item 11.01 da Cláusula 11 do Contrato de Prestação de Serviço de Comunicação Multimídia (SCM) NET Vírtua estão atualmente suspensos por força do Acordão nº 151, de 22 de Abril de 2016 do Conselho Diretor da ANATEL."</text:p>
            <text:p/>
            <text:p>Regul Internet Popular (2M)</text:p>
            <text:p>"Quando ultrapassada a franquia de consumo, o usuário poderá ter a velocidade de seu</text:p>
            <text:p>pacote reduzida para a velocidade mínima comercializada pela operadora na cidade</text:p>
            <text:p>onde ocorre a prestação do serviço contratado pelo cliente até o próximo ciclo de</text:p>
            <text:p>faturamento do serviço."</text:p>
          </table:table-cell>
          <table:table-cell office:value-type="string" table:style-name="ce26">
            <text:p>% guaranteed<text:s/></text:p>
            <text:p/>
            <text:p>Contrato</text:p>
            <text:p/>
            <text:p>"2.3.1 Uma vez esgotada a respectiva franquia mensal de dados, a<text:s/><text:span text:style-name="T4">Oi</text:span><text:span text:style-name="T4"/></text:p>
            <text:p><text:span text:style-name="T4">poderá reduzir a velocidade contratada pelo ASSINANTE para 300 KBPS</text:span><text:span text:style-name="T4"/></text:p>
            <text:p><text:span text:style-name="T4">até o final do respectivo mês.</text:span><text:s/>Tão logo se inicie o mês subseqüente, a Oi</text:p>
            <text:p>restaurará a velocidade do ASSINANTE ao mesmo patamar em que foi</text:p>
            <text:p>originalmente contratada."</text:p>
            <text:p/>
            <text:p>REGULAMENTO</text:p>
            <text:p>3.16. Uma vez esgotada a respectiva franquia mensal de dados, a Oi poderá, a seu exclusivo critério, reduzir a velocidade contratada pelo cliente para até 300 Kbps até o final do respectivo mês. Tão logo se inicie o mês subsequente, a Oi restaurará a velocidade do cliente ao mesmo patamar em que foi originalmente contratada.</text:p>
          </table:table-cell>
          <table:table-cell office:value-type="string" table:style-name="ce26">
            <text:p>% guaranteed<text:s/></text:p>
            <text:p/>
            <text:p>Contrato</text:p>
            <text:p/>
            <text:p>§ 6º O CLIENTE se obriga a utilizar adequadamente o serviço conforme a velocidade contratada, estando ciente que a</text:p>
            <text:p><text:span text:style-name="T4">utilização de tráfego de dados acima da franquia mensal implicará a redução da velocidade contratada para a velocidade</text:span><text:span text:style-name="T4"/></text:p>
            <text:p><text:span text:style-name="T4">estabelecida no Anexo I pela Sercomtel</text:span>.</text:p>
            <text:p/>
            <text:p>§ 7º A aquisição de PACOTES de GB (Gigabytes) poderá ser realizada diretamente no site www.sercomtelfixa.com.br ou</text:p>
            <text:p>através do Centro de Atendimento - 103 43, e a cobrança correspondente ocorrerá na fatura mensal.<text:s/><text:span text:style-name="T4">Não há limite para</text:span><text:span text:style-name="T4"/></text:p>
            <text:p><text:span text:style-name="T4">contratação de pacotes. Uma vez esgotados os GBs adicionais adquiridos, a velocidade será novamente reduzida conforme</text:span><text:span text:style-name="T4"/></text:p>
            <text:p><text:span text:style-name="T4">Anexo I.</text:span><text:s/>A franquia que não foi utilizada no mês não é cumulativa, já os GBs adicionais adquiridos serão acumulados para o</text:p>
            <text:p>mês seguinte.</text:p>
            <text:p/>
            <text:p>Anexo I Contrato</text:p>
            <text:p>"g) A título promocional e por tempo indeterminado, a SERCOMTEL não estará aplicando a limitação de franquia disposta no § 6º da Cláusula Segunda do Contrato, podendo voltar a praticá-la com divulgação prévia;</text:p>
            <text:p>h) Os valores praticados acima estão disponíveis para todos os clientes. Os valores referentes"</text:p>
          </table:table-cell>
          <table:table-cell office:value-type="string" table:style-name="ce26">
            <text:p>% guaranteed<text:s/></text:p>
            <text:p>Contrato</text:p>
            <text:p>3.2.2. Esgotando-se a franquia mensal de trafego de dados, poderá ocorrer a redução da velocidade até o final do período mensal, em percentual a ser informado previamente ao cliente, ou poderá ser efetuada a cobrança de valor adicional pelo consumo excedente por parte da OPERADORA, conforme critérios divulgados no website www.sky.com.br.</text:p>
            <text:p/>
            <text:p>"</text:p>
            <text:p>Regulamento</text:p>
            <text:p>"A SKY aplicará as condições de franquia de tráfego mensal de dados dispostas na cláusula 3.2 do Contrato, conforme definido no plano de serviço, material informativo/publicitário, bem como no website www.skybandalarga.com.br. O CONSUMIDOR será informado quando seu consumo se aproximar da franquia contratada e, esgotando-se a franquia mensal de trafego de dados, poderá ocorrer a redução da velocidade até o final do período mensal, em percentual a ser informado previamente ao CONSUMIDOR, ou poderá ser efetuada a cobrança de valor adicional pelo consumo excedente.""</text:p>
          </table:table-cell>
          <table:table-cell office:value-type="string" table:style-name="ce26">
            <text:p>Excerpt<text:s/></text:p>
          </table:table-cell>
          <table:table-cell office:value-type="string" table:style-name="ce26">
            <text:p>Regulamento - Termo Promo 10 M</text:p>
            <text:p/>
            <text:p>1.1.2.<text:s/><text:span text:style-name="T4">O acesso à internet não será bloqueado ou reduzido, após o consumo total da sua franquia de</text:span><text:span text:style-name="T4"/></text:p>
            <text:p><text:span text:style-name="T4">dados.</text:span><text:span text:style-name="T4"/></text:p>
            <text:p/>
          </table:table-cell>
          <table:table-cell table:number-columns-repeated="16375"/>
        </table:table-row>
        <table:table-row table:style-name="ro9">
          <table:table-cell office:value-type="string" table:style-name="ce12">
            <text:p>Q5</text:p>
          </table:table-cell>
          <table:table-cell office:value-type="string" table:style-name="ce26">
            <text:p>Possibility of<text:s/><text:span text:style-name="T4">connection suspension</text:span><text:s/>after reaching datacap limit (only if Q3 = 2)</text:p>
          </table:table-cell>
          <table:table-cell office:value-type="string" table:style-name="ce26">
            <text:p>% guaranteed<text:s/></text:p>
          </table:table-cell>
          <table:table-cell office:value-type="string" table:style-name="ce26">
            <text:p>% guaranteed<text:s/></text:p>
            <text:p>Contrato</text:p>
            <text:p>"06.05 O ASSINANTE se obriga a utilizar adequadamente a modalidade e o plano</text:p>
            <text:p>escolhido, limitando sua utilização ao volume de tráfego de dados mensal</text:p>
            <text:p>contratado, estando ciente, desde já, que a utilização além do contratado</text:p>
            <text:p>implicará em automática alteração para a menor velocidade disponível pela</text:p>
            <text:p>PRESTADORA para comercialização, permanecendo neste estado até o final do</text:p>
            <text:p>respectivo mês, quando a velocidade originalmente contratada será restaurada."</text:p>
            <text:p/>
            <text:p>"d) A utilização do serviço, pelo ASSINANTE, que extrapole o limite da FRANQUIA</text:p>
            <text:p>contratada, implicará, automaticamente, em alteração da faixa de velocidade de</text:p>
            <text:p>transferência de dados para a menor faixa disponível pela PRESTADORA para</text:p>
            <text:p>comercialização, até o final do respectivo mês, quando sua velocidade contratada</text:p>
            <text:p>será restaurada, sendo facultativo ao ASSINANTE adquirir, se disponível, através</text:p>
            <text:p>da Central de Relacionamento ou do site da PRESTADORA, uma franquia</text:p>
            <text:p>complementar, também não cumulativa, para utilização imediata, até o final do</text:p>
            <text:p>respectivo mês."</text:p>
            <text:p/>
            <text:p>Regul Internet Popular (2M)</text:p>
            <text:p>"Quando ultrapassada a franquia de consumo, o usuário poderá ter a velocidade de seu</text:p>
            <text:p>pacote reduzida para a velocidade mínima comercializada pela operadora na cidade</text:p>
            <text:p>onde ocorre a prestação do serviço contratado pelo cliente até o próximo ciclo de</text:p>
            <text:p>faturamento do serviço."</text:p>
          </table:table-cell>
          <table:table-cell office:value-type="string" table:style-name="ce26">
            <text:p>% guaranteed<text:s/></text:p>
            <text:p/>
            <text:p>Contrato</text:p>
            <text:p/>
            <text:p>"2.3.1 Uma vez esgotada a respectiva franquia mensal de dados, a<text:s/><text:span text:style-name="T4">Oi</text:span><text:span text:style-name="T4"/></text:p>
            <text:p><text:span text:style-name="T4">poderá reduzir a velocidade contratada pelo ASSINANTE para 300 KBPS</text:span><text:span text:style-name="T4"/></text:p>
            <text:p><text:span text:style-name="T4">até o final do respectivo mês.</text:span><text:s/>Tão logo se inicie o mês subseqüente, a Oi</text:p>
            <text:p>restaurará a velocidade do ASSINANTE ao mesmo patamar em que foi</text:p>
            <text:p>originalmente contratada."</text:p>
            <text:p/>
            <text:p>REGULAMENTO</text:p>
            <text:p>3.16. Uma vez esgotada a respectiva franquia mensal de dados, a Oi poderá, a seu exclusivo critério, reduzir a velocidade contratada pelo cliente para até 300 Kbps até o final do respectivo mês. Tão logo se inicie o mês subsequente, a Oi restaurará a velocidade do cliente ao mesmo patamar em que foi originalmente contratada.</text:p>
          </table:table-cell>
          <table:table-cell office:value-type="string" table:style-name="ce26">
            <text:p>% guaranteed<text:s/></text:p>
            <text:p/>
            <text:p>Contrato</text:p>
            <text:p/>
            <text:p>§ 6º O CLIENTE se obriga a utilizar adequadamente o serviço conforme a velocidade contratada, estando ciente que a</text:p>
            <text:p><text:span text:style-name="T4">utilização de tráfego de dados acima da franquia mensal implicará a redução da velocidade contratada para a velocidade</text:span><text:span text:style-name="T4"/></text:p>
            <text:p><text:span text:style-name="T4">estabelecida no Anexo I pela Sercomtel</text:span>.</text:p>
            <text:p/>
            <text:p>§ 7º A aquisição de PACOTES de GB (Gigabytes) poderá ser realizada diretamente no site www.sercomtelfixa.com.br ou</text:p>
            <text:p>através do Centro de Atendimento - 103 43, e a cobrança correspondente ocorrerá na fatura mensal.<text:s/><text:span text:style-name="T4">Não há limite para</text:span><text:span text:style-name="T4"/></text:p>
            <text:p><text:span text:style-name="T4">contratação de pacotes. Uma vez esgotados os GBs adicionais adquiridos, a velocidade será novamente reduzida conforme</text:span><text:span text:style-name="T4"/></text:p>
            <text:p><text:span text:style-name="T4">Anexo I.</text:span><text:s/>A franquia que não foi utilizada no mês não é cumulativa, já os GBs adicionais adquiridos serão acumulados para o</text:p>
            <text:p>mês seguinte.</text:p>
            <text:p/>
            <text:p>Anexo I Contrato</text:p>
            <text:p>"g) A título promocional e por tempo indeterminado, a SERCOMTEL não estará aplicando a limitação de franquia disposta no § 6º da Cláusula Segunda do Contrato, podendo voltar a praticá-la com divulgação prévia;</text:p>
            <text:p>h) Os valores praticados acima estão disponíveis para todos os clientes. Os valores referentes"</text:p>
          </table:table-cell>
          <table:table-cell office:value-type="string" table:style-name="ce26">
            <text:p>% guaranteed<text:s/></text:p>
            <text:p/>
            <text:p>3.2.2. Esgotando-se a franquia mensal de trafego de dados, poderá ocorrer a redução da velocidade até o final do período mensal, em percentual a ser informado previamente ao cliente, ou poderá ser efetuada a cobrança de valor adicional pelo consumo excedente por parte da OPERADORA, conforme critérios divulgados no website www.sky.com.br.</text:p>
          </table:table-cell>
          <table:table-cell office:value-type="string" table:style-name="ce26">
            <text:p>Excerpt<text:s/></text:p>
          </table:table-cell>
          <table:table-cell office:value-type="string" table:style-name="ce26">
            <text:p>Contrato</text:p>
            <text:p/>
            <text:p>"27.13 Cada Plano de Serviço disponibiliza uma quantidade mensal de Megabytes (MB) para transferência de dados. Após atingir o limite mensal de transferência de dados contratados, ou seja, após o consumo total da franquia de dados, o acesso à internet será bloqueado. Consulte as condições de uso, contratação, restrições de velocidades e demais informações no Plano de Serviço e Regulamento do Vivo Internet Fixa em www.vivo.com.br."</text:p>
            <text:p/>
            <text:p>Regulamento - Termo Promo 10 M</text:p>
            <text:p/>
            <text:p>1.1.2. O acesso à internet não será bloqueado ou reduzido, após o consumo total da sua franquia de</text:p>
            <text:p>dados.</text:p>
            <text:p/>
          </table:table-cell>
          <table:table-cell table:number-columns-repeated="16375"/>
        </table:table-row>
        <table:table-row table:style-name="ro9">
          <table:table-cell office:value-type="string" table:style-name="ce12">
            <text:p>Q6</text:p>
          </table:table-cell>
          <table:table-cell office:value-type="string" table:style-name="ce26">
            <text:p>Information on whether or not the company comply with a<text:s/><text:span text:style-name="T4">consumer's board</text:span><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office:value-type="string" table:style-name="ce26">
            <text:p>Excerpt<text:s/></text:p>
          </table:table-cell>
          <table:table-cell table:number-columns-repeated="16375"/>
        </table:table-row>
        <table:table-row table:style-name="ro8">
          <table:table-cell table:style-name="ce12"/>
          <table:table-cell office:value-type="string" table:style-name="ce29">
            <text:p>Connection sharing</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office:value-type="string" table:style-name="ce25">
            <text:p>Excerpt<text:s/></text:p>
          </table:table-cell>
          <table:table-cell table:number-columns-repeated="16375"/>
        </table:table-row>
        <table:table-row table:style-name="ro9">
          <table:table-cell office:value-type="string" table:style-name="ce12">
            <text:p>S1</text:p>
          </table:table-cell>
          <table:table-cell office:value-type="string" table:style-name="ce26">
            <text:p>Commitment to allowing<text:s/><text:span text:style-name="T4">connection sharing for<text:s/></text:span><text:span text:style-name="T4">any<text:s/></text:span>purposes (commercial or not)</text:p>
          </table:table-cell>
          <table:table-cell office:value-type="string" table:style-name="ce26">
            <text:p>"3.1. <text:s text:c="7"/>É vedado ao CONTRATANTE utilizar o serviço para disponibilizar o terminal de computador a ele conectado como servidor de dados de qualquer espécie, inclusive, mas não se limitando a servidor Web, FTP, SMTP e POP3."</text:p>
            <text:p/>
            <text:p>"Não comercializar, ceder, alugar, sublocar, compartilhar, disponibilizar ou transferir a terceiros, inclusive condomínios, seja a que título for, os serviços prestados nos termos deste instrumento"</text:p>
          </table:table-cell>
          <table:table-cell office:value-type="string" table:style-name="ce26">
            <text:p>Contrato</text:p>
            <text:p>"08.03 O NET VÍRTUA destina-se ao uso do ASSINANTE em conformidade com a</text:p>
            <text:p>modalidade e plano por ele optado. É vedada e terminantemente proibida a</text:p>
            <text:p>comercialização, distribuição, cessão, locação, sublocação ou compartilhamento</text:p>
            <text:p>do sinal do NET VÍRTUA,<text:s/><text:span text:style-name="T4">exceto por expressa autorização por escrito</text:span>, da</text:p>
            <text:p>6</text:p>
            <text:p>PRESTADORA, responsabilizando-se o ASSINANTE penal e civilmente pelo</text:p>
            <text:p>eventual descumprimento desta cláusula."</text:p>
            <text:p/>
            <text:p>"08.05.01 O uso do serviço na modalidade CONDOMÍNIO é limitado a cada</text:p>
            <text:p>unidade condominial contratante, constituindo<text:s/><text:span text:style-name="T4">infração contratual passível de</text:span><text:span text:style-name="T4"/></text:p>
            <text:p><text:span text:style-name="T4">rescisão automática o compartilhamento da conexão ou estabelecimento de</text:span><text:span text:style-name="T4"/></text:p>
            <text:p><text:span text:style-name="T4">pontos adicionais ao principal em qualquer outra unidade diferente da contratante</text:span>."</text:p>
            <text:p/>
            <text:p>"08.08 O NET VÍRTUA, nas modalidades RESIDENCIAL e CONDOMÍNIO,<text:s/><text:span text:style-name="T4">não</text:span><text:span text:style-name="T4"/></text:p>
            <text:p><text:span text:style-name="T4">permite a disponibilização do(s) terminal(is) de computador a ele conectado(s)</text:span><text:span text:style-name="T4"/></text:p>
            <text:p><text:span text:style-name="T4">como servidor(es) de dados de qualquer espécie, inclusive: servidores Web, FTP,</text:span><text:span text:style-name="T4"/></text:p>
            <text:p><text:span text:style-name="T4">SMTP, POP3, redes virtuais privadas e quaisquer conexões entrantes que</text:span><text:span text:style-name="T4"/></text:p>
            <text:p><text:span text:style-name="T4">caracterizem ofertas de serviços pelo ASSINANTE</text:span>, sendo tais disponibilizações</text:p>
            <text:p>exclusivas da modalidade EMPRESA."</text:p>
            <text:p/>
            <text:p>"09.05 Nos limites estabelecidos nesse instrumento,<text:span text:style-name="T4"><text:s/>o ASSINANTE poderá</text:span><text:span text:style-name="T4"/></text:p>
            <text:p><text:span text:style-name="T4">configurar uma rede privada de acesso à internet sem fio (Wi-Fi), para acesso ao</text:span><text:span text:style-name="T4"/></text:p>
            <text:p><text:span text:style-name="T4">serviço NET VIRTUA contratado, por meio de equipamentos portáteis de sua</text:span><text:span text:style-name="T4"/></text:p>
            <text:p><text:span text:style-name="T4">propriedade que possuam a tecnologia “wireless”.</text:span>"</text:p>
          </table:table-cell>
          <table:table-cell office:value-type="string" table:style-name="ce26">
            <text:p>Contrato</text:p>
            <text:p/>
            <text:p>"2.12. É vedada, face a regulamentação emanada da ANATEL, a utilização do</text:p>
            <text:p>SERVIÇO BANDA LARGA DA OI para a oferta de serviço com as características do</text:p>
            <text:p>STFC destinado ao público em geral.</text:p>
            <text:p/>
            <text:p>2.13. É vedado ao ASSINANTE disponibilizar, através do SERVIÇO BANDA</text:p>
            <text:p>LARGA DA OI, servidores de e-mail (SMTP), FTP (Protocolo de Transferência</text:p>
            <text:p>de Arquivo), rede privativa virtual (VPN – Virtual Private Network), http,</text:p>
            <text:p>TELNET, servidores de rede ponto-a-ponto e quaisquer outras conexões</text:p>
            <text:p>entrantes."</text:p>
            <text:p/>
            <text:p>"2.14. O SERVIÇO BANDA LARGA DA OI é prestado exclusivamente ao</text:p>
            <text:p>ASSINANTE, sendo vedado ao mesmo comercializar, ceder, alugar, sublocar,</text:p>
            <text:p>Oi ATENDE: 10331 ou acesse www.oi.com.br</text:p>
            <text:p>compartilhar, disponibilizar ou transferir a terceiros, seja a que título for,</text:p>
            <text:p>quaisquer serviços ou produtos relacionados ao SERVIÇO BANDA LARGA DA</text:p>
            <text:p>OI."</text:p>
            <text:p/>
            <text:p>Regulamento</text:p>
            <text:p>"4.2. A Oi, dentro das determinações legais e normativas aplicáveis, poderá suspender ou cancelar, imediatamente, os benefícios desta oferta, caso seja comprovado o consumo ou utilização fraudulenta e/ou indevida dos mesmos. Por uso indevido, considera-se a utilização para fins que não sejam residenciais, sendo<text:s/><text:span text:style-name="T4">vedada qualquer utilização desta oferta para finalidades comerciais</text:span>."</text:p>
            <text:p/>
            <text:p/>
            <text:p/>
          </table:table-cell>
          <table:table-cell office:value-type="string" table:style-name="ce26">
            <text:p>Contrato</text:p>
            <text:p/>
            <text:p>"§ 15º. É expressamente vedada a distribuição, comercialização, cessão, locação, sublocação, compartilhamento ou</text:p>
            <text:p>qualquer outra forma utilização inadequada do Plano Banda Larga contratado pelo CLIENTE, podendo responder penal e</text:p>
            <text:p>civilmente pelos danos advindos do descumprimento da presente cláusula."</text:p>
            <text:p/>
            <text:p>"§ 27º. Não é permitido a disponibilização do(s) terminal(is) de computador como servidor(es) de dados de qualquer espécie,</text:p>
            <text:p>inclusive: servidores Web, FTP, SMTP, POP3, redes virtuais privadas e quaisquer conexões entrantes que caracterizem</text:p>
            <text:p>ofertas de serviços pelo CLIENTE, sendo tais disponibilizações exclusivas do plano Supervia Power Empresa e Supervia</text:p>
            <text:p>Power Corporativo.""</text:p>
          </table:table-cell>
          <table:table-cell office:value-type="string" table:style-name="ce26">
            <text:p>Contrato</text:p>
            <text:p/>
            <text:p>"2.4. O endereço de instalação será, exatamente, aquele informado pelo CLIENTE no momento da contratação, não sendo permitido ligar o serviço BANDA LARGA em um ponto de conexão situado em endereço diverso da instalação."</text:p>
            <text:p/>
            <text:p>"3.6. Considerando que a presente contratação é firmada para uso próprio, é vedado ao CLIENTE comercializar, ceder, alugar, sublocar, compartilhar ou disponibilizar a terceiros, seja a que título for, quaisquer produtos ou serviços relacionados ao serviço BANDA LARGA."</text:p>
            <text:p/>
            <text:p>"3.7. É vedado ao CLIENTE disponibilizar, por meio do serviço BANDA LARGA, servidores de e-mail (SMTP), POP3, FTP (Protocolo de Transferência de Arquivo),<text:s/><text:span text:style-name="T4">rede privativa virtual (VPN – Virtual Private Network), http, TELNET,</text:span><text:s/>servidores de rede ponto-a-ponto ou qualquer outra conexão entrante."</text:p>
            <text:p/>
            <text:p>"15.2. O CLIENTE será o único e exclusivo responsável pela utilização dos Equipamentos e pelo acesso para transmissão e recepção (transporte) de sinais digitais de comunicação multimídia em banda larga."</text:p>
          </table:table-cell>
          <table:table-cell office:value-type="string" table:style-name="ce26">
            <text:p>Contrato</text:p>
            <text:p/>
            <text:p>"2.9<text:s/><text:span text:style-name="T4">O CLIENTE poderá utilizar o TIM LIVE em no máximo, um ponto de conexão por CPF ( Cadastro de Pessoa Física) ou CNPJ (Cadastro Nacional de Pessoa Jurídica) no mesmo endereço/ complemento de instalação do serviço.</text:span>"</text:p>
            <text:p/>
            <text:p>"2.10<text:span text:style-name="T4"><text:s/>O endereço de instalação do TIM LIVE é exatamente aquele constante do cadastro do CLIENTE, não sendo possível liga-la a um ponto de conexão<text:s/></text:span>situado em endereço diverso do da instalação do TIM LIVE e/ou cadastro do CLIENTE."</text:p>
            <text:p/>
            <text:p>"2.11- É vedado o CLIENTE utilizar TIM LIVE para disponibilizar terminal de computador a ele conectado como servidor de dados de qualquer espécie, inclusive, mas não se limitando a: servidores WEB, FTP, SMTP, POP3 e DNS."</text:p>
            <text:p/>
            <text:p>"2.12.1 Considera-se uso indevido do Serviço, dentre outras situações, o uso de sua Estação fora dos limites do endereço de habilitação indicado."</text:p>
            <text:p/>
            <text:p>"2.12.3 As partes ratificam e consolidam, através desta Cláusula do presente instrumento, que,<text:s/><text:span text:style-name="T4">caso o CLIENTE venha a comercializar, ceder, locar, sublocar, compartilhar, disponibilizar ou transferir o serviço a terceiros ou, ainda, descumpra quaisquer outras obrigações contratuais , legais, ou regulamentares, incluindo mas não se limitando, o uso indevido de LIVE TIM pelo próprio CLIENTE ou terceiros por este autorizados a ter acesso ao serviço, poderá a TIM, a seu total e exclusivo Critério, suspender a prestação do serviço ou até mesmo rescindir o contrato, sem a incidência de qualquer ônus ou penalidades para a TIM."</text:span><text:span text:style-name="T4"/></text:p>
            <text:p><text:span text:style-name="T4"/></text:p>
            <text:p>4.1. (obrigações clientes)</text:p>
            <text:p>"(c) Não utilizar de forma indevida o(s) serviço(s) contratado(s) de forma a configurar quaisquer das hipóteses do Art. 183 da Lei n.º 9.472, de 16.07.1997,<text:s/><text:span text:style-name="T4">em especial a revenda de serviços de telecomunicações, o que ensejará a imediata rescisão deste Contrato por culpa do Cliente</text:span>, devendo o mesmo ressarcir à TIM os valores referentes a todas as despesas incorridas por esta e não somente aquelas relativas ao cancelamento e a desinstalação do(s) serviço(s);"</text:p>
            <text:p/>
            <text:p>"6.4 O endereço de instalação do TIM LIVE é exatamente aquele constante do cadastro do CLIENTE, não sendo possível liga-la a um ponto de conexão situado em endereço diverso do da instalação do LIVE TIM e/ou cadastro do CLIENTE."</text:p>
          </table:table-cell>
          <table:table-cell office:value-type="string" table:style-name="ce26">
            <text:p>Contrato</text:p>
            <text:p/>
            <text:p>(obrigações cliente)</text:p>
            <text:p>"5.2.13. Não comercializar, ceder, locar e sublocar os Serviços a terceiros, sob pena de rescisão contratual, sem prejuízo das demais penalidades previstas em lei e regulamentação específica."</text:p>
            <text:p/>
            <text:p>11.9.1 Além das formas descritas acima, o Contrato poderá ser rescindido, a qualquer tempo, independente de notificação, nas seguintes hipóteses</text:p>
            <text:p>f) <text:s text:c="7"/>A VIVO, dentro das determinações legais e normativas aplicáveis, poderá suspender ou cancelar, imediatamente o Plano de Serviço ao qual o CLIENTE estiver vinculado, caso constate consumo ou utilização inadequada. Dentre outros aspectos, poderá ser considerado uso inadequado:</text:p>
            <text:p/>
            <text:p>i) Comercialização de minutos/serviços;</text:p>
            <text:p>ix) Compartilhamento de sinal Adsl ou TV;<text:s/></text:p>
            <text:p>vi) Utilização com características de uso industrial, ou seja, volume de trafego incompatível com a possibilidade de utilização diária humana;</text:p>
            <text:p/>
            <text:p>"27.11 O endereço de instalação do VIVO INTERNET é exatamente aquele constante do cadastro do CLIENTE, não sendo possível ligar o serviço num ponto de conexão situado em endereço diverso da instalação do VIVO INTERNET</text:p>
            <text:p/>
            <text:p>27.12 É vedado ao CLIENTE utilizar o VIVO INTERNET, inclusive, mas não se limitando a: disponibilizar o terminal de computador a ele conectado como servidor de dados de qualquer espécie, inclusive: servidores Web, FTP, SMTP, POP3, servidores de rede ponto a ponto e quaisquer conexões entrantes (para esse tipo de aplicativos o CLIENTE deverá contratar junto à VIVO ou terceiros, serviço de telecomunicação específico)."</text:p>
            <text:p/>
            <text:p>"30.2.2 O serviço é prestado para o<text:s/><text:span text:style-name="T4">uso exclusivamente residencial do CLIENTE</text:span>, devendo este utilizar o VIVO INTERNET e os equipamentos colocados à sua disposição em até dois pontos de conexão no mesmo endereço de instalação do serviço, para os fins previstos neste contrato, sendo<text:s/><text:span text:style-name="T4">expressamente proibida sua comercialização, cessão, locação, sublocação, compartilhamento, disponibilização ou transferência a terceiros, sob pena de rescisão contratual</text:span><text:s/>e multa de 10% (dez por cento) sobre o valor equivalente à soma de 12 (doze) vezes o valor da mensalidade do VIVO INTERNET, a ser paga pelo CLIENTE à VIVO, sem prejuízo da apuração de eventuais perdas e danos decorrentes da infração"</text:p>
          </table:table-cell>
          <table:table-cell table:number-columns-repeated="16375"/>
        </table:table-row>
        <table:table-row table:style-name="ro9">
          <table:table-cell office:value-type="string" table:style-name="ce12">
            <text:p>S2</text:p>
          </table:table-cell>
          <table:table-cell office:value-type="string" table:style-name="ce26">
            <text:p>Commitment to allowing<text:s/><text:span text:style-name="T4">connection sharing for</text:span><text:s/><text:span text:style-name="T4">non-profit</text:span><text:s/>purposes</text:p>
          </table:table-cell>
          <table:table-cell office:value-type="string" table:style-name="ce26">
            <text:p>"Não comercializar, ceder, alugar, sublocar, compartilhar, disponibilizar ou transferir a terceiros, inclusive condomínios, seja a que título for, os serviços prestados nos termos deste instrumento"</text:p>
          </table:table-cell>
          <table:table-cell office:value-type="string" table:style-name="ce26">
            <text:p>Contrato</text:p>
            <text:p>"08.03 O NET VÍRTUA destina-se ao uso do ASSINANTE em conformidade com a</text:p>
            <text:p>modalidade e plano por ele optado. É vedada e terminantemente proibida a</text:p>
            <text:p>comercialização, distribuição, cessão, locação, sublocação ou compartilhamento</text:p>
            <text:p>do sinal do NET VÍRTUA, exceto por expressa autorização por escrito, da</text:p>
            <text:p>6</text:p>
            <text:p>PRESTADORA, responsabilizando-se o ASSINANTE penal e civilmente pelo</text:p>
            <text:p>eventual descumprimento desta cláusula."</text:p>
          </table:table-cell>
          <table:table-cell office:value-type="string" table:style-name="ce26">
            <text:p>Contrato</text:p>
            <text:p/>
            <text:p>"2.12. É vedada, face a regulamentação emanada da ANATEL, a utilização do</text:p>
            <text:p>SERVIÇO BANDA LARGA DA OI para a oferta de serviço com as características do</text:p>
            <text:p>STFC destinado ao público em geral."</text:p>
            <text:p/>
            <text:p>"2.14. O SERVIÇO BANDA LARGA DA OI é prestado exclusivamente ao</text:p>
            <text:p>ASSINANTE, sendo vedado ao mesmo comercializar, ceder, alugar, sublocar,</text:p>
            <text:p>Oi ATENDE: 10331 ou acesse www.oi.com.br</text:p>
            <text:p>compartilhar, disponibilizar ou transferir a terceiros, seja a que título for,</text:p>
            <text:p>quaisquer serviços ou produtos relacionados ao SERVIÇO BANDA LARGA DA</text:p>
            <text:p>OI."</text:p>
            <text:p/>
            <text:p>7.8. Utilizar os meios de transmissão e os equipamentos colocados à disposição do ASSINANTE exclusivamente para os fins a que se destinam, no endereço solicitado pelo mesmo, sendo vedada a cessão a terceiros a qualquer título.</text:p>
          </table:table-cell>
          <table:table-cell office:value-type="string" table:style-name="ce26">
            <text:p>Contrato</text:p>
            <text:p/>
            <text:p>"§ 15º. É expressamente vedada a distribuição, comercialização, cessão, locação, sublocação, compartilhamento ou</text:p>
            <text:p>qualquer outra forma utilização inadequada do Plano Banda Larga contratado pelo CLIENTE, podendo responder penal e</text:p>
            <text:p>civilmente pelos danos advindos do descumprimento da presente cláusula."</text:p>
            <text:p/>
            <text:p>"§ 27º. Não é permitido a disponibilização do(s) terminal(is) de computador como servidor(es) de dados de qualquer espécie,</text:p>
            <text:p>inclusive: servidores Web, FTP, SMTP, POP3, redes virtuais privadas e quaisquer conexões entrantes que caracterizem</text:p>
            <text:p>ofertas de serviços pelo CLIENTE, sendo tais disponibilizações exclusivas do plano Supervia Power Empresa e Supervia</text:p>
            <text:p>Power Corporativo.""</text:p>
          </table:table-cell>
          <table:table-cell office:value-type="string" table:style-name="ce26">
            <text:p>Contrato</text:p>
            <text:p/>
            <text:p>"3.6. Considerando que a presente contratação é firmada para uso próprio,<text:s/><text:span text:style-name="T4">é vedado ao CLIENTE comercializar, ceder, alugar, sublocar, compartilhar ou disponibilizar a terceiros</text:span>, seja a que título for, quaisquer produtos ou serviços relacionados ao serviço BANDA LARGA."</text:p>
            <text:p/>
            <text:p>"3.7. É vedado ao CLIENTE disponibilizar, por meio do serviço BANDA LARGA, servidores de e-mail (SMTP), POP3, FTP (Protocolo de Transferência de Arquivo), rede privativa virtual (VPN – Virtual Private Network), http, TELNET, servidores de rede ponto-a-ponto ou qualquer outra conexão entrante."</text:p>
            <text:p/>
            <text:p>"15.2. O CLIENTE será o único e exclusivo responsável pela utilização dos Equipamentos e pelo acesso para transmissão e recepção (transporte) de sinais digitais de comunicação multimídia em banda larga."</text:p>
          </table:table-cell>
          <table:table-cell office:value-type="string" table:style-name="ce26">
            <text:p>Contrato</text:p>
            <text:p/>
            <text:p>"2.12.1 Considera-se uso indevido do Serviço, dentre outras situações, o uso de sua Estação fora dos limites do endereço de habilitação indicado."</text:p>
            <text:p/>
            <text:p>2.12.2 Em hipótese de reincidência por parte do CLIENTE, a TIM poderá rescindir o presente Contrato, imediatamente após a constatação da reincidência.</text:p>
            <text:p/>
            <text:p>"2.12.3 As partes ratificam e consolidam, através desta Cláusula do presente instrumento, que, c<text:span text:style-name="T4">aso o CLIENTE venha a comercializar, ceder, locar, sublocar, compartilhar, disponibilizar ou transferir o serviço a terceiros ou, ainda, descumpra quaisquer outras obrigações contratuais , legais, ou regulamentares, incluindo mas não se limitando, o uso indevido de LIVE TIM pelo próprio CLIENTE ou terceiros por este autorizados a ter acesso ao serviço, poderá a TIM, a seu total e exclusivo Critério, suspender a prestação do serviço ou até mesmo rescindir o contrato, sem a incidência de qualquer ônus ou penalidades para a TIM."</text:span></text:p>
          </table:table-cell>
          <table:table-cell office:value-type="string" table:style-name="ce26">
            <text:p>Contrato</text:p>
            <text:p/>
            <text:p>(obrigações cliente)</text:p>
            <text:p>"5.2.13. Não comercializar, ceder, locar e sublocar os Serviços a terceiros, sob pena de rescisão contratual, sem prejuízo das demais penalidades previstas em lei e regulamentação específica."</text:p>
            <text:p/>
            <text:p>11.9.1 Além das formas descritas acima, o Contrato poderá ser rescindido, a qualquer tempo, independente de notificação, nas seguintes hipóteses</text:p>
            <text:p>f) <text:s text:c="7"/>A VIVO, dentro das determinações legais e normativas aplicáveis, poderá suspender ou cancelar, imediatamente o Plano de Serviço ao qual o CLIENTE estiver vinculado, caso constate consumo ou utilização inadequada. Dentre outros aspectos, poderá ser considerado uso inadequado:</text:p>
            <text:p/>
            <text:p>ix) Compartilhamento de sinal Adsl ou TV;<text:s/></text:p>
            <text:p>vi) Utilização com características de uso industrial, ou seja, volume de trafego incompatível com a possibilidade de utilização diária humana;</text:p>
            <text:p/>
            <text:p>"27.11 O endereço de instalação do VIVO INTERNET é exatamente aquele constante do cadastro do CLIENTE, não sendo possível ligar o serviço num ponto de conexão situado em endereço diverso da instalação do VIVO INTERNET</text:p>
            <text:p/>
            <text:p>27.12 É vedado ao CLIENTE utilizar o VIVO INTERNET, inclusive, mas não se limitando a: disponibilizar o terminal de computador a ele conectado como servidor de dados de qualquer espécie, inclusive: servidores Web, FTP, SMTP, POP3, servidores de rede ponto a ponto e quaisquer conexões entrantes (para esse tipo de aplicativos o CLIENTE deverá contratar junto à VIVO ou terceiros, serviço de telecomunicação específico)."</text:p>
            <text:p/>
            <text:p>"30.2.2 O serviço é prestado para o<text:s/><text:span text:style-name="T4">uso exclusivamente residencial do CLIENTE</text:span>, devendo este utilizar o VIVO INTERNET e os equipamentos colocados à sua disposição em até dois pontos de conexão no mesmo endereço de instalação do serviço, para os fins previstos neste contrato, sendo<text:s/><text:span text:style-name="T4">expressamente proibida sua comercialização, cessão, locação, sublocação, compartilhamento, disponibilização ou transferência a terceiros, sob pena de rescisão contratual</text:span><text:s/>e multa de 10% (dez por cento) sobre o valor equivalente à soma de 12 (doze) vezes o valor da mensalidade do VIVO INTERNET, a ser paga pelo CLIENTE à VIVO, sem prejuízo da apuração de eventuais perdas e danos decorrentes da infração"</text:p>
          </table:table-cell>
          <table:table-cell table:number-columns-repeated="16375"/>
        </table:table-row>
        <table:table-row table:style-name="ro4">
          <table:table-cell table:number-columns-repeated="2" table:style-name="ce4"/>
          <table:table-cell table:number-columns-repeated="7" table:style-name="ce23"/>
          <table:table-cell table:number-columns-repeated="16375"/>
        </table:table-row>
        <table:table-row table:number-rows-repeated="10" table:style-name="ro12">
          <table:table-cell table:number-columns-repeated="2" table:style-name="ce4"/>
          <table:table-cell table:number-columns-repeated="7" table:style-name="ce23"/>
          <table:table-cell table:number-columns-repeated="16375"/>
        </table:table-row>
        <table:table-row table:number-rows-repeated="888" table:style-name="ro12">
          <table:table-cell table:number-columns-repeated="2"/>
          <table:table-cell table:number-columns-repeated="7" table:style-name="ce23"/>
          <table:table-cell table:number-columns-repeated="16375"/>
        </table:table-row>
        <table:table-row table:number-rows-repeated="1047576" table:style-name="ro3">
          <table:table-cell table:number-columns-repeated="16384"/>
        </table:table-row>
      </table:table>
      <table:table table:name="Experts_Satisfaction_" table:style-name="ta2">
        <table:table-column table:style-name="co4" table:default-cell-style-name="ce4"/>
        <table:table-column table:style-name="co5" table:default-cell-style-name="ce4"/>
        <table:table-column table:style-name="co8" table:number-columns-repeated="7" table:default-cell-style-name="ce4"/>
        <table:table-column table:style-name="co3" table:number-columns-repeated="16375" table:default-cell-style-name="ce4"/>
        <table:table-row table:style-name="ro4">
          <table:table-cell table:number-columns-repeated="16384" table:style-name="ce4"/>
        </table:table-row>
        <table:table-row table:style-name="ro4">
          <table:table-cell table:style-name="ce12"/>
          <table:table-cell office:value-type="string" table:style-name="ce13">
            <text:p>General Information</text:p>
          </table:table-cell>
          <table:table-cell office:value-type="string" table:style-name="ce14">
            <text:p>Algar</text:p>
          </table:table-cell>
          <table:table-cell office:value-type="string" table:style-name="ce14">
            <text:p>Claro</text:p>
          </table:table-cell>
          <table:table-cell office:value-type="string" table:style-name="ce14">
            <text:p>Oi</text:p>
          </table:table-cell>
          <table:table-cell office:value-type="string" table:style-name="ce14">
            <text:p>Sercomtel</text:p>
          </table:table-cell>
          <table:table-cell office:value-type="string" table:style-name="ce14">
            <text:p>Sky</text:p>
          </table:table-cell>
          <table:table-cell office:value-type="string" table:style-name="ce14">
            <text:p>Tim</text:p>
          </table:table-cell>
          <table:table-cell office:value-type="string" table:style-name="ce14">
            <text:p>Vivo</text:p>
          </table:table-cell>
          <table:table-cell table:number-columns-repeated="16375"/>
        </table:table-row>
        <table:table-row table:style-name="ro5">
          <table:table-cell office:value-type="string" table:style-name="ce12">
            <text:p>M1</text:p>
          </table:table-cell>
          <table:table-cell office:value-type="string" table:style-name="ce15">
            <text:p>Corporate name</text:p>
          </table:table-cell>
          <table:table-cell office:value-type="string" table:style-name="ce16">
            <text:p>Algar Telecom</text:p>
          </table:table-cell>
          <table:table-cell office:value-type="string" table:style-name="ce17">
            <text:p>Claro S.A.</text:p>
          </table:table-cell>
          <table:table-cell office:value-type="string" table:style-name="ce17">
            <text:p>Telemar Norte Leste S.A.</text:p>
          </table:table-cell>
          <table:table-cell office:value-type="string" table:style-name="ce17">
            <text:p>SERCOMTEL S.A. - TELECOMUNICAÇÕES</text:p>
          </table:table-cell>
          <table:table-cell office:value-type="string" table:style-name="ce17">
            <text:p>SKY SERVIÇOS DE BANDA LARGA LTDA</text:p>
          </table:table-cell>
          <table:table-cell office:value-type="string" table:style-name="ce12">
            <text:p>TIM CELULAR S/A.,</text:p>
          </table:table-cell>
          <table:table-cell office:value-type="string" table:style-name="ce15">
            <text:p>TELEFÔNICA BRASIL S.A.,<text:s/></text:p>
          </table:table-cell>
          <table:table-cell table:number-columns-repeated="16375"/>
        </table:table-row>
        <table:table-row table:style-name="ro6">
          <table:table-cell office:value-type="string" table:style-name="ce12">
            <text:p>M2</text:p>
          </table:table-cell>
          <table:table-cell office:value-type="string" table:style-name="ce15">
            <text:p>Link for terms of use</text:p>
          </table:table-cell>
          <table:table-cell table:number-columns-repeated="7" table:style-name="ce30"/>
          <table:table-cell table:number-columns-repeated="16375"/>
        </table:table-row>
        <table:table-row table:style-name="ro7">
          <table:table-cell office:value-type="string" table:style-name="ce12">
            <text:p>M3</text:p>
          </table:table-cell>
          <table:table-cell office:value-type="string" table:style-name="ce15">
            <text:p>Link's lable</text:p>
          </table:table-cell>
          <table:table-cell table:number-columns-repeated="7" table:style-name="ce30"/>
          <table:table-cell table:number-columns-repeated="16375"/>
        </table:table-row>
        <table:table-row table:style-name="ro4">
          <table:table-cell office:value-type="string" table:style-name="ce12">
            <text:p>M4</text:p>
          </table:table-cell>
          <table:table-cell office:value-type="string" table:style-name="ce15">
            <text:p>Date of access</text:p>
          </table:table-cell>
          <table:table-cell table:number-columns-repeated="7" table:style-name="ce30"/>
          <table:table-cell table:number-columns-repeated="16375"/>
        </table:table-row>
        <table:table-row table:style-name="ro4">
          <table:table-cell office:value-type="string" table:style-name="ce12">
            <text:p>M5</text:p>
          </table:table-cell>
          <table:table-cell office:value-type="string" table:style-name="ce12">
            <text:p>Date of the terms of use</text:p>
          </table:table-cell>
          <table:table-cell table:number-columns-repeated="7" table:style-name="ce30"/>
          <table:table-cell table:number-columns-repeated="16375"/>
        </table:table-row>
        <table:table-row table:style-name="ro4">
          <table:table-cell office:value-type="string" table:style-name="ce12">
            <text:p>M6</text:p>
          </table:table-cell>
          <table:table-cell office:value-type="string" table:style-name="ce12">
            <text:p>Total number of pages (per document)</text:p>
          </table:table-cell>
          <table:table-cell table:number-columns-repeated="7" table:style-name="ce30"/>
          <table:table-cell table:number-columns-repeated="16375"/>
        </table:table-row>
        <table:table-row table:style-name="ro4">
          <table:table-cell office:value-type="string" table:style-name="ce12">
            <text:p>M7</text:p>
          </table:table-cell>
          <table:table-cell office:value-type="string" table:style-name="ce12">
            <text:p>Total number of documents</text:p>
          </table:table-cell>
          <table:table-cell table:number-columns-repeated="7" table:style-name="ce30"/>
          <table:table-cell table:number-columns-repeated="16375"/>
        </table:table-row>
        <table:table-row table:style-name="ro8">
          <table:table-cell table:style-name="ce12"/>
          <table:table-cell office:value-type="string" table:style-name="ce13">
            <text:p>Legality and Presentation</text:p>
          </table:table-cell>
          <table:table-cell office:value-type="string" table:style-name="ce25">
            <text:p>(1) Satisfactory</text:p>
            <text:p>(2) Partially satisfactory</text:p>
            <text:p>(3) Unsatisfactory</text:p>
            <text:p>(4) Absent information<text:s/></text:p>
          </table:table-cell>
          <table:table-cell office:value-type="string" table:style-name="ce25">
            <text:p>(1) Satisfactory</text:p>
            <text:p>(2) Partially satisfactory</text:p>
            <text:p>(3) Unsatisfactory</text:p>
            <text:p>(4) Absent information<text:s/></text:p>
          </table:table-cell>
          <table:table-cell office:value-type="string" table:style-name="ce25">
            <text:p>(1) Satisfactory</text:p>
            <text:p>(2) Partially satisfactory</text:p>
            <text:p>(3) Unsatisfactory</text:p>
            <text:p>(4) Absent information<text:s/></text:p>
          </table:table-cell>
          <table:table-cell office:value-type="string" table:style-name="ce25">
            <text:p>(1) Satisfactory</text:p>
            <text:p>(2) Partially satisfactory</text:p>
            <text:p>(3) Unsatisfactory</text:p>
            <text:p>(4) Absent information<text:s/></text:p>
          </table:table-cell>
          <table:table-cell office:value-type="string" table:style-name="ce25">
            <text:p>(1) Satisfactory</text:p>
            <text:p>(2) Partially satisfactory</text:p>
            <text:p>(3) Unsatisfactory</text:p>
            <text:p>(4) Absent information<text:s/></text:p>
          </table:table-cell>
          <table:table-cell office:value-type="string" table:style-name="ce25">
            <text:p>(1) Satisfactory</text:p>
            <text:p>(2) Partially satisfactory</text:p>
            <text:p>(3) Unsatisfactory</text:p>
            <text:p>(4) Absent information<text:s/></text:p>
          </table:table-cell>
          <table:table-cell office:value-type="string" table:style-name="ce25">
            <text:p>(1) Satisfactory</text:p>
            <text:p>(2) Partially satisfactory</text:p>
            <text:p>(3) Insatisfactory</text:p>
            <text:p>(4) Absent information<text:s/></text:p>
          </table:table-cell>
          <table:table-cell table:number-columns-repeated="16375"/>
        </table:table-row>
        <table:table-row table:style-name="ro9">
          <table:table-cell office:value-type="string" table:style-name="ce12">
            <text:p>L1</text:p>
          </table:table-cell>
          <table:table-cell office:value-type="string" table:style-name="ce12">
            <text:p><text:span text:style-name="T4">Clicks</text:span><text:s/>necessary to open the terms of use</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L2</text:p>
          </table:table-cell>
          <table:table-cell office:value-type="string" table:style-name="ce4">
            <text:p>Level of<text:s/><text:span text:style-name="T4">unintelligible</text:span><text:s/>excerpts</text:p>
          </table:table-cell>
          <table:table-cell table:number-columns-repeated="7" table:style-name="ce33"/>
          <table:table-cell table:number-columns-repeated="16375"/>
        </table:table-row>
        <table:table-row table:style-name="ro10">
          <table:table-cell office:value-type="string" table:style-name="ce12">
            <text:p>L3</text:p>
          </table:table-cell>
          <table:table-cell office:value-type="string" table:style-name="ce4">
            <text:p>Presence of terms<text:s/><text:span text:style-name="T4">definitions</text:span></text:p>
          </table:table-cell>
          <table:table-cell office:value-type="string" table:style-name="ce26">
            <text:p>(1) Satisfactory</text:p>
            <text:p>(2) Partially satisfactory</text:p>
            <text:p>(3) Unsatisfactory</text:p>
            <text:p>(4) Absent information<text:s/></text:p>
          </table:table-cell>
          <table:table-cell office:value-type="string" table:style-name="ce26">
            <text:p>(1) Satisfactory</text:p>
            <text:p>(2) Partially satisfactory</text:p>
            <text:p>(3) Unsatisfactory</text:p>
            <text:p>(4) Absent information<text:s/></text:p>
          </table:table-cell>
          <table:table-cell office:value-type="string" table:style-name="ce26">
            <text:p>(1) Satisfactory</text:p>
            <text:p>(2) Partially satisfactory</text:p>
            <text:p>(3) Unsatisfactory</text:p>
            <text:p>(4) Absent information<text:s/></text:p>
          </table:table-cell>
          <table:table-cell office:value-type="string" table:style-name="ce26">
            <text:p>(1) Satisfactory</text:p>
            <text:p>(2) Partially satisfactory</text:p>
            <text:p>(3) Unsatisfactory</text:p>
            <text:p>(4) Absent information<text:s/></text:p>
          </table:table-cell>
          <table:table-cell office:value-type="string" table:style-name="ce26">
            <text:p>(1) Satisfactory</text:p>
            <text:p>(2) Partially satisfactory</text:p>
            <text:p>(3) Unsatisfactory</text:p>
            <text:p>(4) Absent information<text:s/></text:p>
          </table:table-cell>
          <table:table-cell office:value-type="string" table:style-name="ce26">
            <text:p>(1) Satisfactory</text:p>
            <text:p>(2) Partially satisfactory</text:p>
            <text:p>(3) Unsatisfactory</text:p>
            <text:p>(4) Absent information<text:s/></text:p>
          </table:table-cell>
          <table:table-cell office:value-type="string" table:style-name="ce26">
            <text:p>(1) Satisfactory</text:p>
            <text:p>(2) Partially satisfactory</text:p>
            <text:p>(3) Insatisfactory</text:p>
            <text:p>(4) Absent information<text:s/></text:p>
          </table:table-cell>
          <table:table-cell table:number-columns-repeated="16375"/>
        </table:table-row>
        <table:table-row table:style-name="ro9">
          <table:table-cell office:value-type="string" table:style-name="ce4">
            <text:p>L5</text:p>
          </table:table-cell>
          <table:table-cell office:value-type="string" table:style-name="ce4">
            <text:p>Citations to<text:s/><text:span text:style-name="T4">legislations, norms</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table:number-columns-repeated="16375"/>
        </table:table-row>
        <table:table-row table:style-name="ro9">
          <table:table-cell office:value-type="string" table:style-name="ce12">
            <text:p>L6</text:p>
          </table:table-cell>
          <table:table-cell office:value-type="string" table:style-name="ce4">
            <text:p>Citations to<text:s/><text:span text:style-name="T4">regulators</text:span></text:p>
          </table:table-cell>
          <table:table-cell office:value-type="float" office:value="1" table:style-name="ce26">
            <text:p>1</text:p>
          </table:table-cell>
          <table:table-cell office:value-type="float" office:value="2" table:style-name="ce26">
            <text:p>2</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1" table:style-name="ce26">
            <text:p>1</text:p>
          </table:table-cell>
          <table:table-cell office:value-type="float" office:value="2" table:style-name="ce26">
            <text:p>2</text:p>
          </table:table-cell>
          <table:table-cell table:number-columns-repeated="16375"/>
        </table:table-row>
        <table:table-row table:style-name="ro9">
          <table:table-cell office:value-type="string" table:style-name="ce4">
            <text:p>L7</text:p>
          </table:table-cell>
          <table:table-cell office:value-type="string" table:style-name="ce4">
            <text:p><text:span text:style-name="T4">Format diversity</text:span><text:s/>(e.g. .doc/pdf, .ppt, video, html, para download, acessível no site, etc)</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3" table:style-name="ce26">
            <text:p>3</text:p>
          </table:table-cell>
          <table:table-cell office:value-type="float" office:value="2" table:style-name="ce26">
            <text:p>2</text:p>
          </table:table-cell>
          <table:table-cell table:number-columns-repeated="16375"/>
        </table:table-row>
        <table:table-row table:style-name="ro8">
          <table:table-cell table:style-name="ce12"/>
          <table:table-cell office:value-type="string" table:style-name="ce13">
            <text:p>Participation/ Awareness in Personal Data Protection</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Insatisfactory</text:p>
          </table:table-cell>
          <table:table-cell table:number-columns-repeated="16375"/>
        </table:table-row>
        <table:table-row table:style-name="ro9">
          <table:table-cell office:value-type="string" table:style-name="ce12">
            <text:p>P1</text:p>
          </table:table-cell>
          <table:table-cell office:value-type="string" table:style-name="ce23">
            <text:p>Information whether or not users' personal data will be<text:s/><text:span text:style-name="T4">collected</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P2</text:p>
          </table:table-cell>
          <table:table-cell office:value-type="string" table:style-name="ce26">
            <text:p>Information on<text:s/><text:span text:style-name="T4">which</text:span><text:s/>data will be collected from user</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P3</text:p>
          </table:table-cell>
          <table:table-cell office:value-type="string" table:style-name="ce26">
            <text:p>Information on<text:s/><text:span text:style-name="T4">whom</text:span><text:s/>the company shares users' personal data with</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P4</text:p>
          </table:table-cell>
          <table:table-cell office:value-type="string" table:style-name="ce26">
            <text:p>Information on<text:span text:style-name="T4"><text:s/>how long</text:span><text:s/>the company keeps users' personal data</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P5</text:p>
          </table:table-cell>
          <table:table-cell office:value-type="string" table:style-name="ce12">
            <text:p><text:span text:style-name="T4">Consent</text:span><text:s/>requirement for<text:span text:style-name="T4"><text:s/>personal data collection and use</text:span></text:p>
          </table:table-cell>
          <table:table-cell office:value-type="float" office:value="3" table:style-name="ce12">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P6</text:p>
          </table:table-cell>
          <table:table-cell office:value-type="string" table:style-name="ce12">
            <text:p>Kind of consent (only if P5 = 1)</text:p>
          </table:table-cell>
          <table:table-cell office:value-type="string" table:style-name="ce26">
            <text:p>(1) Satisfactory</text:p>
            <text:p>(2) Partially satisfactory</text:p>
            <text:p>(3) Unsatisfactory</text:p>
          </table:table-cell>
          <table:table-cell office:value-type="string" table:style-name="ce26">
            <text:p>(1) Satisfactory</text:p>
            <text:p>(2) Partially satisfactory</text:p>
            <text:p>(3) Unsatisfactory</text:p>
          </table:table-cell>
          <table:table-cell office:value-type="string" table:style-name="ce26">
            <text:p>(1) Satisfactory</text:p>
            <text:p>(2) Partially satisfactory</text:p>
            <text:p>(3) Unsatisfactory</text:p>
          </table:table-cell>
          <table:table-cell office:value-type="float" office:value="3" table:style-name="ce26">
            <text:p>3</text:p>
          </table:table-cell>
          <table:table-cell office:value-type="string" table:style-name="ce26">
            <text:p>(1) Satisfactory</text:p>
            <text:p>(2) Partially satisfactory</text:p>
            <text:p>(3) Unsatisfactory</text:p>
          </table:table-cell>
          <table:table-cell office:value-type="string" table:style-name="ce26">
            <text:p>(1) Satisfactory</text:p>
            <text:p>(2) Partially satisfactory</text:p>
            <text:p>(3) Unsatisfactory</text:p>
          </table:table-cell>
          <table:table-cell office:value-type="float" office:value="3" table:style-name="ce26">
            <text:p>3</text:p>
          </table:table-cell>
          <table:table-cell table:number-columns-repeated="16375"/>
        </table:table-row>
        <table:table-row table:style-name="ro9">
          <table:table-cell office:value-type="string" table:style-name="ce12">
            <text:p>P6A</text:p>
          </table:table-cell>
          <table:table-cell office:value-type="string" table:style-name="ce12">
            <text:p>Requirement of<text:s/><text:span text:style-name="T4">acceptance</text:span><text:s/>of the contract/agreement</text:p>
          </table:table-cell>
          <table:table-cell office:value-type="float" office:value="3" table:style-name="ce26">
            <text:p>3</text:p>
          </table:table-cell>
          <table:table-cell office:value-type="float" office:value="1" table:style-name="ce26">
            <text:p>1</text:p>
          </table:table-cell>
          <table:table-cell office:value-type="float" office:value="2" table:style-name="ce26">
            <text:p>2</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1" table:style-name="ce26">
            <text:p>1</text:p>
          </table:table-cell>
          <table:table-cell table:number-columns-repeated="16375"/>
        </table:table-row>
        <table:table-row table:style-name="ro9">
          <table:table-cell office:value-type="string" table:style-name="ce4">
            <text:p>P7</text:p>
          </table:table-cell>
          <table:table-cell office:value-type="string" table:style-name="ce12">
            <text:p>Commitment to<text:s/><text:span text:style-name="T4">notifying</text:span><text:span text:style-name="T4"><text:s/>changes</text:span><text:s/>in the terms of use</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table:number-columns-repeated="16375"/>
        </table:table-row>
        <table:table-row table:style-name="ro9">
          <table:table-cell office:value-type="string" table:style-name="ce12">
            <text:p>P8</text:p>
          </table:table-cell>
          <table:table-cell office:value-type="string" table:style-name="ce26">
            <text:p>Commitment to obtaining users’<text:s/><text:span text:style-name="T4">informed consent</text:span><text:s/>when using their personal data for a<text:s/><text:span text:style-name="T4">new or incompatible purpose</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table:number-columns-repeated="16375"/>
        </table:table-row>
        <table:table-row table:style-name="ro9">
          <table:table-cell office:value-type="string" table:style-name="ce12">
            <text:p>P9</text:p>
          </table:table-cell>
          <table:table-cell office:value-type="string" table:style-name="ce26">
            <text:p>Information on<text:s/><text:span text:style-name="T4">personal data<text:s/></text:span>necessary for<text:span text:style-name="T4"><text:s/>provision of telecommunications</text:span><text:s/>access</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table:number-columns-repeated="16375"/>
        </table:table-row>
        <table:table-row table:style-name="ro9">
          <table:table-cell office:value-type="string" table:style-name="ce12">
            <text:p>P10</text:p>
          </table:table-cell>
          <table:table-cell office:value-type="string" table:style-name="ce26">
            <text:p>Commitment to<text:s/><text:span text:style-name="T4">deleting</text:span><text:s/>identifiable personal data as soon as it is not longer necessary to provide access to the user</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table:number-columns-repeated="16375"/>
        </table:table-row>
        <table:table-row table:style-name="ro9">
          <table:table-cell office:value-type="string" table:style-name="ce12">
            <text:p>P11</text:p>
          </table:table-cell>
          <table:table-cell office:value-type="string" table:style-name="ce26">
            <text:p>Commitment to ensuring that personal data is protected by state-of-the-art organisational and technical security measures</text:p>
          </table:table-cell>
          <table:table-cell office:value-type="float" office:value="2" table:style-name="ce26">
            <text:p>2</text:p>
          </table:table-cell>
          <table:table-cell office:value-type="float" office:value="2" table:style-name="ce26">
            <text:p>2</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table:number-columns-repeated="16375"/>
        </table:table-row>
        <table:table-row table:style-name="ro11">
          <table:table-cell office:value-type="string" table:style-name="ce12">
            <text:p>P12</text:p>
          </table:table-cell>
          <table:table-cell office:value-type="string" table:style-name="ce26">
            <text:p>Commitment to<text:s/><text:span text:style-name="T4">notifying</text:span><text:s/>users immediately if<text:s/><text:span text:style-name="T4">mandatory data retention orders</text:span><text:s/>is received</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2" table:style-name="ce26">
            <text:p>2</text:p>
          </table:table-cell>
          <table:table-cell office:value-type="float" office:value="3" table:style-name="ce26">
            <text:p>3</text:p>
          </table:table-cell>
          <table:table-cell table:number-columns-repeated="16375"/>
        </table:table-row>
        <table:table-row table:style-name="ro9">
          <table:table-cell office:value-type="string" table:style-name="ce12">
            <text:p>P13</text:p>
          </table:table-cell>
          <table:table-cell office:value-type="string" table:style-name="ce26">
            <text:p>Commitment to<text:s/><text:span text:style-name="T4">notifying</text:span><text:s/>individuals immediately if<text:s/><text:span text:style-name="T4">requests for access to subscriber data, or communications data or content</text:span><text:s/>are received</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2" table:style-name="ce26">
            <text:p>2</text:p>
          </table:table-cell>
          <table:table-cell office:value-type="float" office:value="3" table:style-name="ce26">
            <text:p>3</text:p>
          </table:table-cell>
          <table:table-cell table:number-columns-repeated="16375"/>
        </table:table-row>
        <table:table-row table:style-name="ro9">
          <table:table-cell office:value-type="string" table:style-name="ce12">
            <text:p>P14</text:p>
          </table:table-cell>
          <table:table-cell office:value-type="string" table:style-name="ce26">
            <text:p>Commitment to<text:s/><text:span text:style-name="T4">challenging data retention orders</text:span><text:s/>on behalf of the user until the domestic avenues been exhausted</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P15</text:p>
          </table:table-cell>
          <table:table-cell office:value-type="string" table:style-name="ce26">
            <text:p>Commitment to<text:s/><text:span text:style-name="T4">publishing</text:span>, on a regular basis, information about<text:span text:style-name="T4"><text:s/>personal and communications data</text:span><text:s/>and content that is<text:s/><text:span text:style-name="T4">disclosed</text:span><text:s/>to government authorities or other third parties</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P16</text:p>
          </table:table-cell>
          <table:table-cell office:value-type="string" table:style-name="ce26">
            <text:p>Information on<text:s/><text:span text:style-name="T4">grievance or remediation mechanism</text:span><text:s/>for users to contest<text:s/><text:span text:style-name="T4">disclosures of personal data</text:span><text:s/>in violation of the terms of service</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P17</text:p>
          </table:table-cell>
          <table:table-cell office:value-type="string" table:style-name="ce26">
            <text:p>Commitment to providing<text:s/><text:span text:style-name="T4">affected<text:s/></text:span>users with full and comprehensive information about the personal data generated, retained and disclosed about them</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P18</text:p>
          </table:table-cell>
          <table:table-cell office:value-type="string" table:style-name="ce26">
            <text:p>Commitment to providing<text:s/><text:span text:style-name="T4">guarantees that personal data has been<text:s/></text:span><text:span text:style-name="T4">deleted</text:span><text:s/>and that any third parties to whom personal data has been disclosed have been requested to delete the data</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P19</text:p>
          </table:table-cell>
          <table:table-cell office:value-type="string" table:style-name="ce26">
            <text:p>Commitment to<text:s/><text:span text:style-name="T4">compensating</text:span><text:s/>users who<text:s/><text:span text:style-name="T4">suffered</text:span><text:s/>demonstrable financial loss or substantial harm as a result of the generation, retention and<text:s/><text:span text:style-name="T4">disclosure of personal data</text:span></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office:value-type="float" office:value="2" table:style-name="ce28">
            <text:p>2</text:p>
          </table:table-cell>
          <table:table-cell office:value-type="float" office:value="2" table:style-name="ce26">
            <text:p>2</text:p>
          </table:table-cell>
          <table:table-cell office:value-type="float" office:value="3" table:style-name="ce26">
            <text:p>3</text:p>
          </table:table-cell>
          <table:table-cell table:number-columns-repeated="16375"/>
        </table:table-row>
        <table:table-row table:style-name="ro8">
          <table:table-cell table:style-name="ce12"/>
          <table:table-cell office:value-type="string" table:style-name="ce13">
            <text:p>Empowerment</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Insatisfactory</text:p>
          </table:table-cell>
          <table:table-cell table:number-columns-repeated="16375"/>
        </table:table-row>
        <table:table-row table:style-name="ro9">
          <table:table-cell office:value-type="string" table:style-name="ce12">
            <text:p>E1</text:p>
          </table:table-cell>
          <table:table-cell office:value-type="string" table:style-name="ce26">
            <text:p>Possibility for<text:s/><text:span text:style-name="T4">users to change</text:span><text:s/>any terms or conditions that they don't agree with</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E2</text:p>
          </table:table-cell>
          <table:table-cell office:value-type="string" table:style-name="ce26">
            <text:p>Information on what grievance and<text:s/><text:span text:style-name="T4">remediation mechanisms</text:span><text:s/>are available to enable complaints and requests for<text:s/><text:span text:style-name="T4">changes in the terms of service</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E3</text:p>
          </table:table-cell>
          <table:table-cell office:value-type="string" table:style-name="ce23">
            <text:p>Possibility for<text:span text:style-name="T4"><text:s/>users to access</text:span><text:s/>the personal data providers hold on them</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E4</text:p>
          </table:table-cell>
          <table:table-cell office:value-type="string" table:style-name="ce12">
            <text:p>Possibility for<text:s/><text:span text:style-name="T4">users to request</text:span><text:s/>amendment of personal data</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E5</text:p>
          </table:table-cell>
          <table:table-cell office:value-type="string" table:style-name="ce12">
            <text:p>Possibility for<text:span text:style-name="T4"><text:s/>users to</text:span><text:s/><text:span text:style-name="T4">delete</text:span><text:s/>personal data already collected</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E6</text:p>
          </table:table-cell>
          <table:table-cell office:value-type="string" table:style-name="ce26">
            <text:p>Possibility for<text:span text:style-name="T4"><text:s/>users to withdraw consent</text:span><text:s/>at any time for the processing of their personal data</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table:number-columns-repeated="16375"/>
        </table:table-row>
        <table:table-row table:style-name="ro9">
          <table:table-cell office:value-type="string" table:style-name="ce12">
            <text:p>E7</text:p>
          </table:table-cell>
          <table:table-cell office:value-type="string" table:style-name="ce12">
            <text:p>Commitment to not collecting<text:s/><text:span text:style-name="T4">applications logs</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E8</text:p>
          </table:table-cell>
          <table:table-cell office:value-type="string" table:style-name="ce26">
            <text:p>Commitment to applying<text:s/><text:span text:style-name="T4">standards of security</text:span></text:p>
          </table:table-cell>
          <table:table-cell office:value-type="float" office:value="2" table:style-name="ce28">
            <text:p>2</text:p>
          </table:table-cell>
          <table:table-cell office:value-type="float" office:value="2" table:style-name="ce26">
            <text:p>2</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table:number-columns-repeated="16375"/>
        </table:table-row>
        <table:table-row table:style-name="ro9">
          <table:table-cell office:value-type="string" table:style-name="ce12">
            <text:p>E9</text:p>
          </table:table-cell>
          <table:table-cell office:value-type="string" table:style-name="ce26">
            <text:p>Commitment to applying<text:s/><text:span text:style-name="T4">standards of encryption</text:span></text:p>
          </table:table-cell>
          <table:table-cell office:value-type="float" office:value="3" table:style-name="ce28">
            <text:p>3</text:p>
          </table:table-cell>
          <table:table-cell office:value-type="float" office:value="2" table:style-name="ce26">
            <text:p>2</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E10</text:p>
          </table:table-cell>
          <table:table-cell office:value-type="string" table:style-name="ce12">
            <text:p>Commitment to allowing<text:s/><text:span text:style-name="T4">users to encrypt</text:span><text:s/>their content</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E11</text:p>
          </table:table-cell>
          <table:table-cell office:value-type="string" table:style-name="ce12">
            <text:p>Information on right to<text:s/><text:span text:style-name="T4">anonymity</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8">
          <table:table-cell table:style-name="ce12"/>
          <table:table-cell office:value-type="string" table:style-name="ce29">
            <text:p>Non discrimination and equit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Insatisfactory</text:p>
          </table:table-cell>
          <table:table-cell table:number-columns-repeated="16375"/>
        </table:table-row>
        <table:table-row table:style-name="ro9">
          <table:table-cell office:value-type="string" table:style-name="ce12">
            <text:p>D1</text:p>
          </table:table-cell>
          <table:table-cell office:value-type="string" table:style-name="ce26">
            <text:p>Considerations on protection of<text:s/><text:span text:style-name="T4">net neutrality</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4">
            <text:p>D2</text:p>
          </table:table-cell>
          <table:table-cell office:value-type="string" table:style-name="ce26">
            <text:p>Commitment to<text:s/><text:span text:style-name="T4">non discrimination</text:span><text:s/>against, or prioritization of content on the basis of origin, destination or service provider</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4">
            <text:p>D3</text:p>
          </table:table-cell>
          <table:table-cell office:value-type="string" table:style-name="ce26">
            <text:p>Commitment to<text:s/><text:span text:style-name="T4">non-restriction</text:span><text:s/>of content, applications or services a user can access</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4">
            <text:p>D4</text:p>
          </table:table-cell>
          <table:table-cell office:value-type="string" table:style-name="ce26">
            <text:p>Commitment to only<text:s/><text:span text:style-name="T4">prioritising or de-prioritising</text:span><text:s/>content for the purpose of network management<text:s/><text:span text:style-name="T4">when strictly required</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4">
            <text:p>D5</text:p>
          </table:table-cell>
          <table:table-cell office:value-type="string" table:style-name="ce26">
            <text:p>Statement on not conditioning the provision of<text:s/><text:span text:style-name="T4">free services</text:span><text:s/>on restricted access to content, applications or services</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4">
            <text:p>D6</text:p>
          </table:table-cell>
          <table:table-cell office:value-type="string" table:style-name="ce26">
            <text:p>Commitment to only<text:s/><text:span text:style-name="T4">restricting access</text:span><text:s/>to content, applications or services where an<text:s/><text:span text:style-name="T4">order is issued by an independent judicial authority</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8" table:style-name="ce26">
            <text:p>8</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4">
            <text:p>D7</text:p>
          </table:table-cell>
          <table:table-cell office:value-type="string" table:style-name="ce26">
            <text:p>Commitment to<text:s/><text:span text:style-name="T4">notifying</text:span><text:s/>users immediately if an<text:s/><text:span text:style-name="T4">order to restrict services is received</text:span></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office:value-type="float" office:value="2" table:style-name="ce26">
            <text:p>2</text:p>
          </table:table-cell>
          <table:table-cell office:value-type="float" office:value="2" table:style-name="ce26">
            <text:p>2</text:p>
          </table:table-cell>
          <table:table-cell office:value-type="float" office:value="3" table:style-name="ce26">
            <text:p>3</text:p>
          </table:table-cell>
          <table:table-cell table:number-columns-repeated="16375"/>
        </table:table-row>
        <table:table-row table:style-name="ro9">
          <table:table-cell office:value-type="string" table:style-name="ce4">
            <text:p>D8</text:p>
          </table:table-cell>
          <table:table-cell office:value-type="string" table:style-name="ce26">
            <text:p>Commitment to<text:s/><text:span text:style-name="T4">challenging</text:span><text:s/><text:span text:style-name="T4">restriction of services</text:span><text:s/>orders through domestic avenues existent</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4">
            <text:p>D9</text:p>
          </table:table-cell>
          <table:table-cell office:value-type="string" table:style-name="ce26">
            <text:p>Commitment to<text:s/><text:span text:style-name="T4">publishing</text:span>, on a regular basis, details of any<text:s/><text:span text:style-name="T4">orders received to restrict access</text:span><text:s/>to certain content, applications or services</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4">
            <text:p>D10</text:p>
          </table:table-cell>
          <table:table-cell office:value-type="string" table:style-name="ce26">
            <text:p>Commitment to<text:s/><text:span text:style-name="T4">publishing,</text:span><text:s/>on a regular basis,<text:span text:style-name="T4"><text:s/>information about network management</text:span><text:s/>practices</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4">
            <text:p>D11</text:p>
          </table:table-cell>
          <table:table-cell office:value-type="string" table:style-name="ce26">
            <text:p>Commitment to<text:span text:style-name="T4"><text:s/>apologising to users/ providing comprehensive information</text:span><text:s/>about the measures taken by the telco to prioritise, discriminate against or restrict particular content</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4">
            <text:p>D12</text:p>
          </table:table-cell>
          <table:table-cell office:value-type="string" table:style-name="ce26">
            <text:p>Commitment to<text:s/><text:span text:style-name="T4">supporting individuals to bring legal action</text:span><text:s/>to seek remediation or compensation from the responsible State</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4">
            <text:p>D13</text:p>
          </table:table-cell>
          <table:table-cell office:value-type="string" table:style-name="ce26">
            <text:p><text:span text:style-name="T4">Detail</text:span><text:s/>under<text:s/><text:span text:style-name="T4">which circumstances</text:span><text:s/>related to network management the company may restrict services to users</text:p>
          </table:table-cell>
          <table:table-cell office:value-type="float" office:value="3" table:style-name="ce26">
            <text:p>3</text:p>
          </table:table-cell>
          <table:table-cell office:value-type="float" office:value="2" table:style-name="ce26">
            <text:p>2</text:p>
          </table:table-cell>
          <table:table-cell office:value-type="float" office:value="2" table:style-name="ce26">
            <text:p>2</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8">
          <table:table-cell table:style-name="ce12"/>
          <table:table-cell office:value-type="string" table:style-name="ce13">
            <text:p>Specific Topics related to Human Rights (Censorship and Surveillance)</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Insatisfactory</text:p>
          </table:table-cell>
          <table:table-cell table:number-columns-repeated="16375"/>
        </table:table-row>
        <table:table-row table:style-name="ro9">
          <table:table-cell office:value-type="string" table:style-name="ce12">
            <text:p>H1</text:p>
          </table:table-cell>
          <table:table-cell office:value-type="string" table:style-name="ce26">
            <text:p>Information on possible reasons for Internet<text:s/><text:span text:style-name="T4">shutdowns/ disconnection</text:span><text:s/>of services</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office:value-type="float" office:value="2" table:style-name="ce26">
            <text:p>2</text:p>
          </table:table-cell>
          <table:table-cell table:number-columns-repeated="16375"/>
        </table:table-row>
        <table:table-row table:style-name="ro9">
          <table:table-cell office:value-type="string" table:style-name="ce12">
            <text:p>H2</text:p>
          </table:table-cell>
          <table:table-cell office:value-type="string" table:style-name="ce26">
            <text:p>Commitment to<text:s/><text:span text:style-name="T4">challenging</text:span><text:s/><text:span text:style-name="T4">shutdown</text:span><text:s/><text:span text:style-name="T4">orders</text:span><text:s/>through domestic avenues existent</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3</text:p>
          </table:table-cell>
          <table:table-cell office:value-type="string" table:style-name="ce26">
            <text:p>Commitment to<text:s/><text:span text:style-name="T4">notifying</text:span><text:s/>users immediately of a<text:s/><text:span text:style-name="T4">forthcoming</text:span><text:s/><text:span text:style-name="T4">shutdown</text:span></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1" table:style-name="ce26">
            <text:p>1</text:p>
          </table:table-cell>
          <table:table-cell office:value-type="float" office:value="2" table:style-name="ce26">
            <text:p>2</text:p>
          </table:table-cell>
          <table:table-cell table:number-columns-repeated="16375"/>
        </table:table-row>
        <table:table-row table:style-name="ro9">
          <table:table-cell office:value-type="string" table:style-name="ce12">
            <text:p>H4</text:p>
          </table:table-cell>
          <table:table-cell office:value-type="string" table:style-name="ce26">
            <text:p>Commitment to providing up-to-date information to users about the<text:s/><text:span text:style-name="T4">shutdown</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5</text:p>
          </table:table-cell>
          <table:table-cell office:value-type="string" table:style-name="ce26">
            <text:p>Information on grievance and r<text:span text:style-name="T4">emediation mechanisms</text:span><text:s/>to remedy any negative impacts of the<text:s/><text:span text:style-name="T4">shutdown<text:s/></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6</text:p>
          </table:table-cell>
          <table:table-cell office:value-type="string" table:style-name="ce26">
            <text:p>Commitment to immediately<text:s/><text:span text:style-name="T4">restoring network connectivity after a</text:span><text:s/><text:span text:style-name="T4">shutdown</text:span><text:s/>at the earliest available opportunity</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8">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7</text:p>
          </table:table-cell>
          <table:table-cell office:value-type="string" table:style-name="ce26">
            <text:p>Commitment to<text:s/><text:span text:style-name="T4">inviting and recording the accounts of users</text:span>, enabling those whose connectivity was restricted to explain and document their experiences of the<text:s/><text:span text:style-name="T4">shutdown</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8</text:p>
          </table:table-cell>
          <table:table-cell office:value-type="string" table:style-name="ce26">
            <text:p>Commitment to extending account<text:s/><text:span text:style-name="T4">credits or promotions</text:span><text:s/>as a form of universal compensation for<text:s/><text:span text:style-name="T4">shutdowns</text:span><text:s/>or altering bill payment periods</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table:number-columns-repeated="16375"/>
        </table:table-row>
        <table:table-row table:style-name="ro9">
          <table:table-cell office:value-type="string" table:style-name="ce12">
            <text:p>H9</text:p>
          </table:table-cell>
          <table:table-cell office:value-type="string" table:style-name="ce26">
            <text:p>Commitment to<text:span text:style-name="T4"><text:s/>compensating<text:s/></text:span>users who<text:s/><text:span text:style-name="T4">suffered</text:span><text:s/>demonstrable financial loss or substantial harm as a result of the<text:s/><text:span text:style-name="T4">shutdown</text:span></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10</text:p>
          </table:table-cell>
          <table:table-cell office:value-type="string" table:style-name="ce26">
            <text:p>Commitment that the provider will never<text:s/><text:span text:style-name="T4">disconnect</text:span><text:s/>an individual’s access<text:s/><text:span text:style-name="T4">as a voluntary or punitive measure</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11</text:p>
          </table:table-cell>
          <table:table-cell office:value-type="string" table:style-name="ce26">
            <text:p>Commitment that<text:span text:style-name="T4"><text:s/>to disconnect<text:s/></text:span>a users’ internet access<text:span text:style-name="T4"><text:s/></text:span>a<text:s/><text:span text:style-name="T4">d</text:span><text:span text:style-name="T4">isconnection</text:span><text:s/><text:span text:style-name="T4">order</text:span><text:s/>by an independent<text:span text:style-name="T4"><text:s/>judicial authority<text:s/></text:span>is necessary</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12</text:p>
          </table:table-cell>
          <table:table-cell office:value-type="string" table:style-name="ce26">
            <text:p>Commitment to<text:s/><text:span text:style-name="T4">challenging</text:span><text:s/><text:span text:style-name="T4">disconnection</text:span><text:s/><text:span text:style-name="T4">orders</text:span><text:s/>through domestic avenues existent</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13</text:p>
          </table:table-cell>
          <table:table-cell office:value-type="string" table:style-name="ce26">
            <text:p>Commitment to<text:s/><text:span text:style-name="T4">notifying</text:span><text:s/>users immediately of a<text:span text:style-name="T4"><text:s/>forthcoming<text:s/></text:span><text:span text:style-name="T4">disconnection</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1" table:style-name="ce26">
            <text:p>1</text:p>
          </table:table-cell>
          <table:table-cell office:value-type="float" office:value="2" table:style-name="ce26">
            <text:p>2</text:p>
          </table:table-cell>
          <table:table-cell office:value-type="float" office:value="3" table:style-name="ce26">
            <text:p>3</text:p>
          </table:table-cell>
          <table:table-cell table:number-columns-repeated="16375"/>
        </table:table-row>
        <table:table-row table:style-name="ro9">
          <table:table-cell office:value-type="string" table:style-name="ce12">
            <text:p>H14</text:p>
          </table:table-cell>
          <table:table-cell office:value-type="string" table:style-name="ce26">
            <text:p>Commitment to immediately<text:s/><text:span text:style-name="T4">restoring network connectivity</text:span><text:s/>after a<text:s/><text:span text:style-name="T4">disconnection</text:span><text:s/>to the<text:s/><text:span text:style-name="T4">affected</text:span><text:s/>users at the earliest available opportunity</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table:number-columns-repeated="16375"/>
        </table:table-row>
        <table:table-row table:style-name="ro9">
          <table:table-cell office:value-type="string" table:style-name="ce12">
            <text:p>H15</text:p>
          </table:table-cell>
          <table:table-cell office:value-type="string" table:style-name="ce26">
            <text:p>Commitment to<text:s/><text:span text:style-name="T4">compensating</text:span><text:s/>users who<text:s/><text:span text:style-name="T4">suffered</text:span><text:s/>demonstrable financial loss or substantial harm as a result of the<text:s/><text:span text:style-name="T4">disconnection</text:span></text:p>
          </table:table-cell>
          <table:table-cell office:value-type="float" office:value="3" table:style-name="ce26">
            <text:p>3</text:p>
          </table:table-cell>
          <table:table-cell office:value-type="float" office:value="3" table:style-name="ce26">
            <text:p>3</text:p>
          </table:table-cell>
          <table:table-cell office:value-type="float" office:value="2" table:style-name="ce28">
            <text:p>2</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16</text:p>
          </table:table-cell>
          <table:table-cell office:value-type="string" table:style-name="ce26">
            <text:p>Commitment to<text:s/><text:span text:style-name="T4">scrutinising</text:span><text:s/>any<text:s/><text:span text:style-name="T4">request</text:span><text:s/>or demand from States to<text:span text:style-name="T4"><text:s/>retrofit or modify</text:span><text:s/>existing telecommunications<text:s/><text:span text:style-name="T4">infrastructure</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1" table:style-name="ce26">
            <text:p>1</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17</text:p>
          </table:table-cell>
          <table:table-cell office:value-type="string" table:style-name="ce26">
            <text:p>Commitment to<text:s/><text:span text:style-name="T4">scrutinising</text:span><text:s/>any<text:s/><text:span text:style-name="T4">request</text:span><text:s/>or demand from States to install<text:s/><text:span text:style-name="T4">surveillance</text:span><text:s/>capabilities</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18</text:p>
          </table:table-cell>
          <table:table-cell office:value-type="string" table:style-name="ce26">
            <text:p>Commitment to<text:s/><text:span text:style-name="T4">exhausting</text:span><text:s/>all available<text:s/><text:span text:style-name="T4">remedies to challenge</text:span><text:s/>any request or demand to<text:s/><text:span text:style-name="T4">retrofit or modify</text:span><text:s/><text:span text:style-name="T4">infrastructure</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19</text:p>
          </table:table-cell>
          <table:table-cell office:value-type="string" table:style-name="ce26">
            <text:p>Commitment to<text:s/><text:span text:style-name="T4">exhausting</text:span><text:s/>all available<text:s/><text:span text:style-name="T4">remedies to challenge</text:span><text:s/>any request or demand to install<text:s/><text:span text:style-name="T4">surveillance</text:span><text:s/>capabilities</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20</text:p>
          </table:table-cell>
          <table:table-cell office:value-type="string" table:style-name="ce26">
            <text:p>Commitment to<text:s/><text:span text:style-name="T4">publishing</text:span><text:s/>information, to the greatest extent possible, about any<text:s/><text:span text:style-name="T4">measures taken to retrofit or modify infrastructure</text:span><text:s/></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21</text:p>
          </table:table-cell>
          <table:table-cell office:value-type="string" table:style-name="ce26">
            <text:p>Commitment to<text:s/><text:span text:style-name="T4">publishing</text:span><text:s/>information, to the greatest extent possible, about any<text:s/><text:span text:style-name="T4">measures taken to install surveillance</text:span><text:s/>or provide direct access to other parties</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22</text:p>
          </table:table-cell>
          <table:table-cell office:value-type="string" table:style-name="ce26">
            <text:p>Commitment to wherever feasible,<text:s/><text:span text:style-name="T4">notifying</text:span><text:s/>users of specific<text:s/><text:span text:style-name="T4">surveillance</text:span><text:s/>measures to which they have been subject</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table:number-columns-repeated="16375"/>
        </table:table-row>
        <table:table-row table:style-name="ro9">
          <table:table-cell office:value-type="string" table:style-name="ce12">
            <text:p>H23</text:p>
          </table:table-cell>
          <table:table-cell office:value-type="string" table:style-name="ce26">
            <text:p>Commitment to providing a grievance or remediation mechanism to enable<text:s/><text:span text:style-name="T4">users to challenge the telco’s decision to comply</text:span><text:s/>with requests or demands</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24</text:p>
          </table:table-cell>
          <table:table-cell office:value-type="string" table:style-name="ce26">
            <text:p>Commitment to<text:s/><text:span text:style-name="T4">apologizing and notifying</text:span><text:s/><text:span text:style-name="T4">affected</text:span><text:s/>users, providing full and comprehensive information about the type and scope of<text:s/><text:span text:style-name="T4">surveillance</text:span><text:s/>to which they were subjected</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25</text:p>
          </table:table-cell>
          <table:table-cell office:value-type="string" table:style-name="ce26">
            <text:p>Commitment to<text:s/><text:span text:style-name="T4">inviting and recording</text:span><text:s/>the<text:s/><text:span text:style-name="T4">accounts of affected</text:span><text:s/>users, enabling them to explain and document their experiences of the<text:s/><text:span text:style-name="T4">surveillance</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26</text:p>
          </table:table-cell>
          <table:table-cell office:value-type="string" table:style-name="ce26">
            <text:p>Commitment to<text:s/><text:span text:style-name="T4">compensating</text:span><text:s/>users who<text:s/><text:span text:style-name="T4">suffered</text:span><text:s/>demonstrable financial loss or substantial harm as a result of the<text:s/><text:span text:style-name="T4">surveillance</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H27</text:p>
          </table:table-cell>
          <table:table-cell office:value-type="string" table:style-name="ce26">
            <text:p>Commitment to<text:s/><text:span text:style-name="T4">supporting individuals to bring legal action<text:s/></text:span>to seek remediation or compensation from the responsible State for<text:s/><text:span text:style-name="T4">surveillance</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8">
          <table:table-cell table:style-name="ce12"/>
          <table:table-cell office:value-type="string" table:style-name="ce29">
            <text:p>Quality of service</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Insatisfactory</text:p>
          </table:table-cell>
          <table:table-cell table:number-columns-repeated="16375"/>
        </table:table-row>
        <table:table-row table:style-name="ro9">
          <table:table-cell office:value-type="string" table:style-name="ce12">
            <text:p>Q1</text:p>
          </table:table-cell>
          <table:table-cell office:value-type="string" table:style-name="ce26">
            <text:p>Information on<text:s/><text:span text:style-name="T4">guaranteed percentage</text:span><text:s/>of the hired<text:s/><text:span text:style-name="T4">connection speed</text:span></text:p>
          </table:table-cell>
          <table:table-cell office:value-type="float" office:value="3" table:style-name="ce26">
            <text:p>3</text:p>
          </table:table-cell>
          <table:table-cell office:value-type="string" table:style-name="ce26">
            <text:p>´2</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office:value-type="float" office:value="2" table:style-name="ce26">
            <text:p>2</text:p>
          </table:table-cell>
          <table:table-cell table:number-columns-repeated="16375"/>
        </table:table-row>
        <table:table-row table:style-name="ro9">
          <table:table-cell office:value-type="string" table:style-name="ce12">
            <text:p>Q2</text:p>
          </table:table-cell>
          <table:table-cell office:value-type="string" table:style-name="ce26">
            <text:p>Possibility for users to<text:s/><text:span text:style-name="T4">check hired vs. actual speed<text:s/></text:span></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table:number-columns-repeated="16375"/>
        </table:table-row>
        <table:table-row table:style-name="ro9">
          <table:table-cell office:value-type="string" table:style-name="ce12">
            <text:p>Q3</text:p>
          </table:table-cell>
          <table:table-cell office:value-type="string" table:style-name="ce26">
            <text:p><text:span text:style-name="T4">Datacap</text:span><text:s/>is not adopted as a commercial practice</text:p>
          </table:table-cell>
          <table:table-cell office:value-type="float" office:value="1" table:style-name="ce26">
            <text:p>1</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table:number-columns-repeated="16375"/>
        </table:table-row>
        <table:table-row table:style-name="ro9">
          <table:table-cell office:value-type="string" table:style-name="ce12">
            <text:p>Q4</text:p>
          </table:table-cell>
          <table:table-cell office:value-type="string" table:style-name="ce26">
            <text:p>Possibility of<text:s/><text:span text:style-name="T4">connection degradation</text:span><text:s/>after reaching datacap limit (only if Q3 = 2)</text:p>
          </table:table-cell>
          <table:table-cell office:value-type="string" table:style-name="ce26">
            <text:p>(1) Satisfactory</text:p>
            <text:p>(2) Partially satisfactory</text:p>
            <text:p>(3) Unsatisfactory</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string" table:style-name="ce26">
            <text:p>(1) Satisfactory</text:p>
            <text:p>(2) Partially satisfactory</text:p>
            <text:p>(3) Unsatisfactory</text:p>
            <text:p/>
          </table:table-cell>
          <table:table-cell office:value-type="float" office:value="2" table:style-name="ce26">
            <text:p>2</text:p>
          </table:table-cell>
          <table:table-cell table:number-columns-repeated="16375"/>
        </table:table-row>
        <table:table-row table:style-name="ro9">
          <table:table-cell office:value-type="string" table:style-name="ce12">
            <text:p>Q5</text:p>
          </table:table-cell>
          <table:table-cell office:value-type="string" table:style-name="ce26">
            <text:p>Possibility of<text:s/><text:span text:style-name="T4">connection suspension</text:span><text:s/>after reaching datacap limit (only if Q3 = 2)</text:p>
          </table:table-cell>
          <table:table-cell office:value-type="string" table:style-name="ce26">
            <text:p>(1) Satisfactory</text:p>
            <text:p>(2) Partially satisfactory</text:p>
            <text:p>(3) Unsatisfactory</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string" table:style-name="ce26">
            <text:p>(1) Satisfactory</text:p>
            <text:p>(2) Partially satisfactory</text:p>
            <text:p>(3) Unsatisfactory</text:p>
            <text:p/>
          </table:table-cell>
          <table:table-cell office:value-type="float" office:value="3" table:style-name="ce26">
            <text:p>3</text:p>
          </table:table-cell>
          <table:table-cell table:number-columns-repeated="16375"/>
        </table:table-row>
        <table:table-row table:style-name="ro9">
          <table:table-cell office:value-type="string" table:style-name="ce12">
            <text:p>Q6</text:p>
          </table:table-cell>
          <table:table-cell office:value-type="string" table:style-name="ce26">
            <text:p>Information on whether or not the company comply with a<text:s/><text:span text:style-name="T4">consumer's board</text:span><text:s/></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8">
          <table:table-cell table:style-name="ce12"/>
          <table:table-cell office:value-type="string" table:style-name="ce29">
            <text:p>Connection sharing</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Unsatisfactory</text:p>
          </table:table-cell>
          <table:table-cell office:value-type="string" table:style-name="ce25">
            <text:p>(1) Satisfactory</text:p>
            <text:p>(2) Partially satisfactory</text:p>
            <text:p>(3) Insatisfactory</text:p>
          </table:table-cell>
          <table:table-cell table:number-columns-repeated="16375"/>
        </table:table-row>
        <table:table-row table:style-name="ro9">
          <table:table-cell office:value-type="string" table:style-name="ce12">
            <text:p>S1</text:p>
          </table:table-cell>
          <table:table-cell office:value-type="string" table:style-name="ce26">
            <text:p>Commitment to allowing<text:s/><text:span text:style-name="T4">connection sharing for<text:s/></text:span><text:span text:style-name="T4">any<text:s/></text:span>purposes (commercial or not)</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9">
          <table:table-cell office:value-type="string" table:style-name="ce12">
            <text:p>S2</text:p>
          </table:table-cell>
          <table:table-cell office:value-type="string" table:style-name="ce26">
            <text:p>Commitment to allowing<text:s/><text:span text:style-name="T4">connection sharing for</text:span><text:s/><text:span text:style-name="T4">non-profit</text:span><text:s/>purposes</text:p>
          </table:table-cell>
          <table:table-cell office:value-type="float" office:value="3" table:style-name="ce26">
            <text:p>3</text:p>
          </table:table-cell>
          <table:table-cell office:value-type="float" office:value="2" table:style-name="ce26">
            <text:p>2</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office:value-type="float" office:value="3" table:style-name="ce26">
            <text:p>3</text:p>
          </table:table-cell>
          <table:table-cell table:number-columns-repeated="16375"/>
        </table:table-row>
        <table:table-row table:style-name="ro4">
          <table:table-cell table:number-columns-repeated="2" table:style-name="ce4"/>
          <table:table-cell table:number-columns-repeated="7" table:style-name="ce23"/>
          <table:table-cell table:number-columns-repeated="16375"/>
        </table:table-row>
        <table:table-row table:style-name="ro2">
          <table:table-cell table:number-columns-repeated="16384" table:style-name="ce4"/>
        </table:table-row>
        <table:table-row table:number-rows-repeated="9" table:style-name="ro12">
          <table:table-cell table:number-columns-repeated="16384" table:style-name="ce4"/>
        </table:table-row>
        <table:table-row table:number-rows-repeated="888" table:style-name="ro12">
          <table:table-cell table:number-columns-repeated="16384"/>
        </table:table-row>
        <table:table-row table:number-rows-repeated="1047576" table:style-name="ro3">
          <table:table-cell table:number-columns-repeated="16384"/>
        </table:table-row>
      </table:table>
      <table:table table:name="Sources" table:style-name="ta2">
        <table:table-column table:style-name="co4" table:default-cell-style-name="ce4"/>
        <table:table-column table:style-name="co5" table:default-cell-style-name="ce4"/>
        <table:table-column table:style-name="co9" table:number-columns-repeated="7" table:default-cell-style-name="ce4"/>
        <table:table-column table:style-name="co3" table:number-columns-repeated="16375" table:default-cell-style-name="ce4"/>
        <table:table-row table:style-name="ro4">
          <table:table-cell table:number-columns-repeated="16384" table:style-name="ce4"/>
        </table:table-row>
        <table:table-row table:style-name="ro4">
          <table:table-cell table:style-name="ce12"/>
          <table:table-cell office:value-type="string" table:style-name="ce13">
            <text:p>General Information</text:p>
          </table:table-cell>
          <table:table-cell office:value-type="string" table:style-name="ce14">
            <text:p>Algar</text:p>
          </table:table-cell>
          <table:table-cell office:value-type="string" table:style-name="ce14">
            <text:p>Claro</text:p>
          </table:table-cell>
          <table:table-cell office:value-type="string" table:style-name="ce14">
            <text:p>Oi</text:p>
          </table:table-cell>
          <table:table-cell office:value-type="string" table:style-name="ce14">
            <text:p>Sercomtel</text:p>
          </table:table-cell>
          <table:table-cell office:value-type="string" table:style-name="ce14">
            <text:p>Sky</text:p>
          </table:table-cell>
          <table:table-cell office:value-type="string" table:style-name="ce14">
            <text:p>Tim</text:p>
          </table:table-cell>
          <table:table-cell office:value-type="string" table:style-name="ce14">
            <text:p>Vivo</text:p>
          </table:table-cell>
          <table:table-cell table:number-columns-repeated="16375"/>
        </table:table-row>
        <table:table-row table:style-name="ro5">
          <table:table-cell office:value-type="string" table:style-name="ce12">
            <text:p>M1</text:p>
          </table:table-cell>
          <table:table-cell office:value-type="string" table:style-name="ce15">
            <text:p>Corporate name</text:p>
          </table:table-cell>
          <table:table-cell office:value-type="string" table:style-name="ce16">
            <text:p>Algar Telecom</text:p>
          </table:table-cell>
          <table:table-cell office:value-type="string" table:style-name="ce17">
            <text:p>Claro S.A.</text:p>
          </table:table-cell>
          <table:table-cell office:value-type="string" table:style-name="ce17">
            <text:p>Telemar Norte Leste S.A.</text:p>
          </table:table-cell>
          <table:table-cell office:value-type="string" table:style-name="ce17">
            <text:p>SERCOMTEL S.A. - TELECOMUNICAÇÕES</text:p>
          </table:table-cell>
          <table:table-cell office:value-type="string" table:style-name="ce17">
            <text:p>SKY SERVIÇOS DE BANDA LARGA LTDA</text:p>
          </table:table-cell>
          <table:table-cell office:value-type="string" table:style-name="ce12">
            <text:p>TIM CELULAR S/A.,</text:p>
          </table:table-cell>
          <table:table-cell office:value-type="string" table:style-name="ce15">
            <text:p>TELEFÔNICA BRASIL S.A.,<text:s/></text:p>
          </table:table-cell>
          <table:table-cell table:number-columns-repeated="16375"/>
        </table:table-row>
        <table:table-row table:style-name="ro6">
          <table:table-cell office:value-type="string" table:style-name="ce12">
            <text:p>M2</text:p>
          </table:table-cell>
          <table:table-cell office:value-type="string" table:style-name="ce15">
            <text:p>Link for terms of use</text:p>
          </table:table-cell>
          <table:table-cell table:number-columns-repeated="7" table:style-name="ce30"/>
          <table:table-cell table:number-columns-repeated="16375"/>
        </table:table-row>
        <table:table-row table:style-name="ro7">
          <table:table-cell office:value-type="string" table:style-name="ce12">
            <text:p>M3</text:p>
          </table:table-cell>
          <table:table-cell office:value-type="string" table:style-name="ce15">
            <text:p>Link's lable</text:p>
          </table:table-cell>
          <table:table-cell table:number-columns-repeated="7" table:style-name="ce30"/>
          <table:table-cell table:number-columns-repeated="16375"/>
        </table:table-row>
        <table:table-row table:style-name="ro4">
          <table:table-cell office:value-type="string" table:style-name="ce12">
            <text:p>M4</text:p>
          </table:table-cell>
          <table:table-cell office:value-type="string" table:style-name="ce15">
            <text:p>Date of access</text:p>
          </table:table-cell>
          <table:table-cell table:number-columns-repeated="7" table:style-name="ce30"/>
          <table:table-cell table:number-columns-repeated="16375"/>
        </table:table-row>
        <table:table-row table:style-name="ro4">
          <table:table-cell office:value-type="string" table:style-name="ce12">
            <text:p>M5</text:p>
          </table:table-cell>
          <table:table-cell office:value-type="string" table:style-name="ce12">
            <text:p>Date of the terms of use</text:p>
          </table:table-cell>
          <table:table-cell table:number-columns-repeated="7" table:style-name="ce30"/>
          <table:table-cell table:number-columns-repeated="16375"/>
        </table:table-row>
        <table:table-row table:style-name="ro4">
          <table:table-cell office:value-type="string" table:style-name="ce12">
            <text:p>M6</text:p>
          </table:table-cell>
          <table:table-cell office:value-type="string" table:style-name="ce12">
            <text:p>Total number of pages (per document)</text:p>
          </table:table-cell>
          <table:table-cell table:number-columns-repeated="7" table:style-name="ce30"/>
          <table:table-cell table:number-columns-repeated="16375"/>
        </table:table-row>
        <table:table-row table:style-name="ro4">
          <table:table-cell office:value-type="string" table:style-name="ce12">
            <text:p>M7</text:p>
          </table:table-cell>
          <table:table-cell office:value-type="string" table:style-name="ce12">
            <text:p>Total number of documents</text:p>
          </table:table-cell>
          <table:table-cell table:number-columns-repeated="7" table:style-name="ce30"/>
          <table:table-cell table:number-columns-repeated="16375"/>
        </table:table-row>
        <table:table-row table:style-name="ro8">
          <table:table-cell table:style-name="ce12"/>
          <table:table-cell office:value-type="string" table:style-name="ce13">
            <text:p>Legality and Presentation</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table:number-columns-repeated="16375"/>
        </table:table-row>
        <table:table-row table:style-name="ro9">
          <table:table-cell office:value-type="string" table:style-name="ce12">
            <text:p>L1</text:p>
          </table:table-cell>
          <table:table-cell office:value-type="string" table:style-name="ce12">
            <text:p><text:span text:style-name="T4">Clicks</text:span><text:s/>necessary to open the terms of use</text:p>
          </table:table-cell>
          <table:table-cell office:value-type="float" office:value="9" table:style-name="ce26">
            <text:p>9</text:p>
          </table:table-cell>
          <table:table-cell office:value-type="float" office:value="9" table:style-name="ce26">
            <text:p>9</text:p>
          </table:table-cell>
          <table:table-cell office:value-type="float" office:value="9" table:style-name="ce26">
            <text:p>9</text:p>
          </table:table-cell>
          <table:table-cell office:value-type="float" office:value="9" table:style-name="ce26">
            <text:p>9</text:p>
          </table:table-cell>
          <table:table-cell office:value-type="float" office:value="9" table:style-name="ce26">
            <text:p>9</text:p>
          </table:table-cell>
          <table:table-cell office:value-type="float" office:value="9" table:style-name="ce26">
            <text:p>9</text:p>
          </table:table-cell>
          <table:table-cell office:value-type="float" office:value="9" table:style-name="ce26">
            <text:p>9</text:p>
          </table:table-cell>
          <table:table-cell table:number-columns-repeated="16375"/>
        </table:table-row>
        <table:table-row table:style-name="ro9">
          <table:table-cell office:value-type="string" table:style-name="ce12">
            <text:p>L2</text:p>
          </table:table-cell>
          <table:table-cell office:value-type="string" table:style-name="ce4">
            <text:p>Level of<text:s/><text:span text:style-name="T4">unintelligible</text:span><text:s/>excerpts</text:p>
          </table:table-cell>
          <table:table-cell office:value-type="float" office:value="5" table:style-name="ce26">
            <text:p>5</text:p>
          </table:table-cell>
          <table:table-cell office:value-type="float" office:value="5" table:style-name="ce26">
            <text:p>5</text:p>
          </table:table-cell>
          <table:table-cell office:value-type="float" office:value="5" table:style-name="ce26">
            <text:p>5</text:p>
          </table:table-cell>
          <table:table-cell office:value-type="float" office:value="5" table:style-name="ce26">
            <text:p>5</text:p>
          </table:table-cell>
          <table:table-cell office:value-type="float" office:value="4" table:style-name="ce26">
            <text:p>4</text:p>
          </table:table-cell>
          <table:table-cell office:value-type="float" office:value="1" table:style-name="ce26">
            <text:p>1</text:p>
          </table:table-cell>
          <table:table-cell office:value-type="float" office:value="5" table:style-name="ce26">
            <text:p>5</text:p>
          </table:table-cell>
          <table:table-cell table:number-columns-repeated="16375"/>
        </table:table-row>
        <table:table-row table:style-name="ro10">
          <table:table-cell office:value-type="string" table:style-name="ce12">
            <text:p>L3</text:p>
          </table:table-cell>
          <table:table-cell office:value-type="string" table:style-name="ce4">
            <text:p>Presence of terms<text:s/><text:span text:style-name="T4">definitions</text:span></text:p>
          </table:table-cell>
          <table:table-cell office:value-type="float" office:value="2" table:style-name="ce26">
            <text:p>2</text:p>
          </table:table-cell>
          <table:table-cell office:value-type="float" office:value="1" table:style-name="ce26">
            <text:p>1</text:p>
          </table:table-cell>
          <table:table-cell office:value-type="float" office:value="4" table:style-name="ce26">
            <text:p>4</text:p>
          </table:table-cell>
          <table:table-cell office:value-type="float" office:value="1" table:style-name="ce26">
            <text:p>1</text:p>
          </table:table-cell>
          <table:table-cell office:value-type="float" office:value="1" table:style-name="ce26">
            <text:p>1</text:p>
          </table:table-cell>
          <table:table-cell office:value-type="float" office:value="3" table:style-name="ce26">
            <text:p>3</text:p>
          </table:table-cell>
          <table:table-cell office:value-type="float" office:value="1" table:style-name="ce26">
            <text:p>1</text:p>
          </table:table-cell>
          <table:table-cell table:number-columns-repeated="16375"/>
        </table:table-row>
        <table:table-row table:style-name="ro9">
          <table:table-cell office:value-type="string" table:style-name="ce4">
            <text:p>L5</text:p>
          </table:table-cell>
          <table:table-cell office:value-type="string" table:style-name="ce4">
            <text:p>Citations to<text:s/><text:span text:style-name="T4">legislations, norms</text:span></text:p>
          </table:table-cell>
          <table:table-cell office:value-type="float" office:value="1" table:style-name="ce26">
            <text:p>1</text:p>
          </table:table-cell>
          <table:table-cell office:value-type="float" office:value="5" table:style-name="ce26">
            <text:p>5</text:p>
          </table:table-cell>
          <table:table-cell office:value-type="float" office:value="5" table:style-name="ce26">
            <text:p>5</text:p>
          </table:table-cell>
          <table:table-cell office:value-type="float" office:value="1" table:style-name="ce26">
            <text:p>1</text:p>
          </table:table-cell>
          <table:table-cell office:value-type="float" office:value="1" table:style-name="ce26">
            <text:p>1</text:p>
          </table:table-cell>
          <table:table-cell office:value-type="float" office:value="5" table:style-name="ce26">
            <text:p>5</text:p>
          </table:table-cell>
          <table:table-cell office:value-type="float" office:value="1" table:style-name="ce26">
            <text:p>1</text:p>
          </table:table-cell>
          <table:table-cell table:number-columns-repeated="16375"/>
        </table:table-row>
        <table:table-row table:style-name="ro9">
          <table:table-cell office:value-type="string" table:style-name="ce12">
            <text:p>L6</text:p>
          </table:table-cell>
          <table:table-cell office:value-type="string" table:style-name="ce4">
            <text:p>Citations to<text:s/><text:span text:style-name="T4">regulators</text:span></text:p>
          </table:table-cell>
          <table:table-cell office:value-type="float" office:value="7" table:style-name="ce26">
            <text:p>7</text:p>
          </table:table-cell>
          <table:table-cell office:value-type="float" office:value="5" table:style-name="ce26">
            <text:p>5</text:p>
          </table:table-cell>
          <table:table-cell office:value-type="float" office:value="1" table:style-name="ce26">
            <text:p>1</text:p>
          </table:table-cell>
          <table:table-cell office:value-type="float" office:value="1" table:style-name="ce26">
            <text:p>1</text:p>
          </table:table-cell>
          <table:table-cell office:value-type="float" office:value="5" table:style-name="ce26">
            <text:p>5</text:p>
          </table:table-cell>
          <table:table-cell office:value-type="float" office:value="5" table:style-name="ce26">
            <text:p>5</text:p>
          </table:table-cell>
          <table:table-cell office:value-type="float" office:value="4" table:style-name="ce26">
            <text:p>4</text:p>
          </table:table-cell>
          <table:table-cell table:number-columns-repeated="16375"/>
        </table:table-row>
        <table:table-row table:style-name="ro9">
          <table:table-cell office:value-type="string" table:style-name="ce4">
            <text:p>L7</text:p>
          </table:table-cell>
          <table:table-cell office:value-type="string" table:style-name="ce4">
            <text:p><text:span text:style-name="T4">Format diversity</text:span><text:s/>(e.g. .doc/pdf, .ppt, video, html, para download, acessível no site, etc)</text:p>
          </table:table-cell>
          <table:table-cell office:value-type="float" office:value="9" table:style-name="ce26">
            <text:p>9</text:p>
          </table:table-cell>
          <table:table-cell office:value-type="float" office:value="7" table:style-name="ce26">
            <text:p>7</text:p>
          </table:table-cell>
          <table:table-cell office:value-type="float" office:value="9" table:style-name="ce26">
            <text:p>9</text:p>
          </table:table-cell>
          <table:table-cell office:value-type="float" office:value="9" table:style-name="ce26">
            <text:p>9</text:p>
          </table:table-cell>
          <table:table-cell office:value-type="float" office:value="9" table:style-name="ce26">
            <text:p>9</text:p>
          </table:table-cell>
          <table:table-cell office:value-type="float" office:value="9" table:style-name="ce26">
            <text:p>9</text:p>
          </table:table-cell>
          <table:table-cell office:value-type="float" office:value="9" table:style-name="ce26">
            <text:p>9</text:p>
          </table:table-cell>
          <table:table-cell table:number-columns-repeated="16375"/>
        </table:table-row>
        <table:table-row table:style-name="ro8">
          <table:table-cell table:style-name="ce12"/>
          <table:table-cell office:value-type="string" table:style-name="ce13">
            <text:p>Participation/ Awareness in Personal Data Protection</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table:number-columns-repeated="16375"/>
        </table:table-row>
        <table:table-row table:style-name="ro9">
          <table:table-cell office:value-type="string" table:style-name="ce12">
            <text:p>P1</text:p>
          </table:table-cell>
          <table:table-cell office:value-type="string" table:style-name="ce23">
            <text:p>Information whether or not users' personal data will be<text:s/><text:span text:style-name="T4">collected</text:span></text:p>
          </table:table-cell>
          <table:table-cell office:value-type="float" office:value="8" table:style-name="ce26">
            <text:p>8</text:p>
          </table:table-cell>
          <table:table-cell office:value-type="float" office:value="5" table:style-name="ce26">
            <text:p>5</text:p>
          </table:table-cell>
          <table:table-cell office:value-type="float" office:value="8" table:style-name="ce26">
            <text:p>8</text:p>
          </table:table-cell>
          <table:table-cell office:value-type="float" office:value="4" table:style-name="ce26">
            <text:p>4</text:p>
          </table:table-cell>
          <table:table-cell office:value-type="float" office:value="4" table:style-name="ce26">
            <text:p>4</text:p>
          </table:table-cell>
          <table:table-cell office:value-type="float" office:value="5" table:style-name="ce26">
            <text:p>5</text:p>
          </table:table-cell>
          <table:table-cell office:value-type="float" office:value="4" table:style-name="ce26">
            <text:p>4</text:p>
          </table:table-cell>
          <table:table-cell table:number-columns-repeated="16375"/>
        </table:table-row>
        <table:table-row table:style-name="ro9">
          <table:table-cell office:value-type="string" table:style-name="ce12">
            <text:p>P2</text:p>
          </table:table-cell>
          <table:table-cell office:value-type="string" table:style-name="ce26">
            <text:p>Information on<text:s/><text:span text:style-name="T4">which</text:span><text:s/>data will be collected from user</text:p>
          </table:table-cell>
          <table:table-cell office:value-type="float" office:value="8" table:style-name="ce26">
            <text:p>8</text:p>
          </table:table-cell>
          <table:table-cell office:value-type="float" office:value="2" table:style-name="ce26">
            <text:p>2</text:p>
          </table:table-cell>
          <table:table-cell office:value-type="float" office:value="8" table:style-name="ce26">
            <text:p>8</text:p>
          </table:table-cell>
          <table:table-cell office:value-type="float" office:value="4" table:style-name="ce26">
            <text:p>4</text:p>
          </table:table-cell>
          <table:table-cell office:value-type="float" office:value="4" table:style-name="ce26">
            <text:p>4</text:p>
          </table:table-cell>
          <table:table-cell office:value-type="float" office:value="1" table:style-name="ce26">
            <text:p>1</text:p>
          </table:table-cell>
          <table:table-cell office:value-type="float" office:value="4" table:style-name="ce26">
            <text:p>4</text:p>
          </table:table-cell>
          <table:table-cell table:number-columns-repeated="16375"/>
        </table:table-row>
        <table:table-row table:style-name="ro9">
          <table:table-cell office:value-type="string" table:style-name="ce12">
            <text:p>P3</text:p>
          </table:table-cell>
          <table:table-cell office:value-type="string" table:style-name="ce26">
            <text:p>Information on<text:s/><text:span text:style-name="T4">whom</text:span><text:s/>the company shares users' personal data with</text:p>
          </table:table-cell>
          <table:table-cell office:value-type="float" office:value="8" table:style-name="ce26">
            <text:p>8</text:p>
          </table:table-cell>
          <table:table-cell office:value-type="float" office:value="2" table:style-name="ce26">
            <text:p>2</text:p>
          </table:table-cell>
          <table:table-cell office:value-type="float" office:value="8" table:style-name="ce26">
            <text:p>8</text:p>
          </table:table-cell>
          <table:table-cell office:value-type="float" office:value="2" table:style-name="ce26">
            <text:p>2</text:p>
          </table:table-cell>
          <table:table-cell office:value-type="float" office:value="4" table:style-name="ce26">
            <text:p>4</text:p>
          </table:table-cell>
          <table:table-cell office:value-type="float" office:value="8" table:style-name="ce26">
            <text:p>8</text:p>
          </table:table-cell>
          <table:table-cell office:value-type="float" office:value="4" table:style-name="ce26">
            <text:p>4</text:p>
          </table:table-cell>
          <table:table-cell table:number-columns-repeated="16375"/>
        </table:table-row>
        <table:table-row table:style-name="ro9">
          <table:table-cell office:value-type="string" table:style-name="ce12">
            <text:p>P4</text:p>
          </table:table-cell>
          <table:table-cell office:value-type="string" table:style-name="ce26">
            <text:p>Information on<text:span text:style-name="T4"><text:s/>how long</text:span><text:s/>the company keeps users' personal data</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8" table:style-name="ce26">
            <text:p>8</text:p>
          </table:table-cell>
          <table:table-cell office:value-type="float" office:value="1" table:style-name="ce26">
            <text:p>1</text:p>
          </table:table-cell>
          <table:table-cell office:value-type="float" office:value="8" table:style-name="ce26">
            <text:p>8</text:p>
          </table:table-cell>
          <table:table-cell office:value-type="float" office:value="4" table:style-name="ce26">
            <text:p>4</text:p>
          </table:table-cell>
          <table:table-cell table:number-columns-repeated="16375"/>
        </table:table-row>
        <table:table-row table:style-name="ro9">
          <table:table-cell office:value-type="string" table:style-name="ce12">
            <text:p>P5</text:p>
          </table:table-cell>
          <table:table-cell office:value-type="string" table:style-name="ce12">
            <text:p><text:span text:style-name="T4">Consent</text:span><text:s/>requirement for<text:span text:style-name="T4"><text:s/>personal data collection and use</text:span></text:p>
          </table:table-cell>
          <table:table-cell office:value-type="float" office:value="8" table:style-name="ce12">
            <text:p>8</text:p>
          </table:table-cell>
          <table:table-cell office:value-type="float" office:value="4" table:style-name="ce26">
            <text:p>4</text:p>
          </table:table-cell>
          <table:table-cell office:value-type="float" office:value="8" table:style-name="ce26">
            <text:p>8</text:p>
          </table:table-cell>
          <table:table-cell office:value-type="float" office:value="2" table:style-name="ce26">
            <text:p>2</text:p>
          </table:table-cell>
          <table:table-cell office:value-type="float" office:value="4" table:style-name="ce26">
            <text:p>4</text:p>
          </table:table-cell>
          <table:table-cell office:value-type="float" office:value="8" table:style-name="ce26">
            <text:p>8</text:p>
          </table:table-cell>
          <table:table-cell office:value-type="float" office:value="4" table:style-name="ce26">
            <text:p>4</text:p>
          </table:table-cell>
          <table:table-cell table:number-columns-repeated="16375"/>
        </table:table-row>
        <table:table-row table:style-name="ro9">
          <table:table-cell office:value-type="string" table:style-name="ce12">
            <text:p>P6</text:p>
          </table:table-cell>
          <table:table-cell office:value-type="string" table:style-name="ce12">
            <text:p>Kind of consent (only if P5 = 1)</text:p>
          </table:table-cell>
          <table:table-cell office:value-type="string" table:style-name="ce26">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6">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6">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float" office:value="2" table:style-name="ce26">
            <text:p>2</text:p>
          </table:table-cell>
          <table:table-cell office:value-type="string" table:style-name="ce26">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6">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float" office:value="2" table:style-name="ce26">
            <text:p>2</text:p>
          </table:table-cell>
          <table:table-cell table:number-columns-repeated="16375"/>
        </table:table-row>
        <table:table-row table:style-name="ro9">
          <table:table-cell office:value-type="string" table:style-name="ce12">
            <text:p>P6A</text:p>
          </table:table-cell>
          <table:table-cell office:value-type="string" table:style-name="ce12">
            <text:p>Requirement of<text:s/><text:span text:style-name="T4">acceptance</text:span><text:s/>of the contract/agreement</text:p>
          </table:table-cell>
          <table:table-cell office:value-type="float" office:value="6" table:style-name="ce26">
            <text:p>6</text:p>
          </table:table-cell>
          <table:table-cell office:value-type="float" office:value="1" table:style-name="ce26">
            <text:p>1</text:p>
          </table:table-cell>
          <table:table-cell office:value-type="float" office:value="5" table:style-name="ce26">
            <text:p>5</text:p>
          </table:table-cell>
          <table:table-cell office:value-type="float" office:value="1" table:style-name="ce26">
            <text:p>1</text:p>
          </table:table-cell>
          <table:table-cell office:value-type="float" office:value="1" table:style-name="ce26">
            <text:p>1</text:p>
          </table:table-cell>
          <table:table-cell office:value-type="float" office:value="5" table:style-name="ce26">
            <text:p>5</text:p>
          </table:table-cell>
          <table:table-cell office:value-type="float" office:value="5" table:style-name="ce26">
            <text:p>5</text:p>
          </table:table-cell>
          <table:table-cell table:number-columns-repeated="16375"/>
        </table:table-row>
        <table:table-row table:style-name="ro9">
          <table:table-cell office:value-type="string" table:style-name="ce4">
            <text:p>P7</text:p>
          </table:table-cell>
          <table:table-cell office:value-type="string" table:style-name="ce12">
            <text:p>Commitment to<text:s/><text:span text:style-name="T4">notifying</text:span><text:span text:style-name="T4"><text:s/>changes</text:span><text:s/>in the terms of use</text:p>
          </table:table-cell>
          <table:table-cell office:value-type="float" office:value="2" table:style-name="ce26">
            <text:p>2</text:p>
          </table:table-cell>
          <table:table-cell office:value-type="float" office:value="2" table:style-name="ce26">
            <text:p>2</text:p>
          </table:table-cell>
          <table:table-cell office:value-type="float" office:value="7" table:style-name="ce26">
            <text:p>7</text:p>
          </table:table-cell>
          <table:table-cell office:value-type="float" office:value="4" table:style-name="ce26">
            <text:p>4</text:p>
          </table:table-cell>
          <table:table-cell office:value-type="float" office:value="1" table:style-name="ce26">
            <text:p>1</text:p>
          </table:table-cell>
          <table:table-cell office:value-type="float" office:value="1" table:style-name="ce26">
            <text:p>1</text:p>
          </table:table-cell>
          <table:table-cell office:value-type="float" office:value="4" table:style-name="ce26">
            <text:p>4</text:p>
          </table:table-cell>
          <table:table-cell table:number-columns-repeated="16375"/>
        </table:table-row>
        <table:table-row table:style-name="ro9">
          <table:table-cell office:value-type="string" table:style-name="ce12">
            <text:p>P8</text:p>
          </table:table-cell>
          <table:table-cell office:value-type="string" table:style-name="ce26">
            <text:p>Commitment to obtaining users’<text:s/><text:span text:style-name="T4">informed consent</text:span><text:s/>when using their personal data for a<text:s/><text:span text:style-name="T4">new or incompatible purpose</text:span></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2" table:style-name="ce26">
            <text:p>2</text:p>
          </table:table-cell>
          <table:table-cell office:value-type="float" office:value="8" table:style-name="ce26">
            <text:p>8</text:p>
          </table:table-cell>
          <table:table-cell office:value-type="float" office:value="8" table:style-name="ce26">
            <text:p>8</text:p>
          </table:table-cell>
          <table:table-cell office:value-type="float" office:value="4" table:style-name="ce26">
            <text:p>4</text:p>
          </table:table-cell>
          <table:table-cell table:number-columns-repeated="16375"/>
        </table:table-row>
        <table:table-row table:style-name="ro9">
          <table:table-cell office:value-type="string" table:style-name="ce12">
            <text:p>P9</text:p>
          </table:table-cell>
          <table:table-cell office:value-type="string" table:style-name="ce26">
            <text:p>Information on<text:s/><text:span text:style-name="T4">personal data<text:s/></text:span>necessary for<text:span text:style-name="T4"><text:s/>provision of telecommunications</text:span><text:s/>access</text:p>
          </table:table-cell>
          <table:table-cell office:value-type="float" office:value="8" table:style-name="ce26">
            <text:p>8</text:p>
          </table:table-cell>
          <table:table-cell office:value-type="float" office:value="8" table:style-name="ce26">
            <text:p>8</text:p>
          </table:table-cell>
          <table:table-cell office:value-type="float" office:value="3" table:style-name="ce26">
            <text:p>3</text:p>
          </table:table-cell>
          <table:table-cell office:value-type="float" office:value="4" table:style-name="ce26">
            <text:p>4</text:p>
          </table:table-cell>
          <table:table-cell office:value-type="float" office:value="1" table:style-name="ce26">
            <text:p>1</text:p>
          </table:table-cell>
          <table:table-cell office:value-type="float" office:value="5" table:style-name="ce26">
            <text:p>5</text:p>
          </table:table-cell>
          <table:table-cell office:value-type="float" office:value="4" table:style-name="ce26">
            <text:p>4</text:p>
          </table:table-cell>
          <table:table-cell table:number-columns-repeated="16375"/>
        </table:table-row>
        <table:table-row table:style-name="ro9">
          <table:table-cell office:value-type="string" table:style-name="ce12">
            <text:p>P10</text:p>
          </table:table-cell>
          <table:table-cell office:value-type="string" table:style-name="ce26">
            <text:p>Commitment to<text:s/><text:span text:style-name="T4">deleting</text:span><text:s/>identifiable personal data as soon as it is not longer necessary to provide access to the user</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table:number-columns-repeated="16375"/>
        </table:table-row>
        <table:table-row table:style-name="ro9">
          <table:table-cell office:value-type="string" table:style-name="ce12">
            <text:p>P11</text:p>
          </table:table-cell>
          <table:table-cell office:value-type="string" table:style-name="ce26">
            <text:p>Commitment to ensuring that personal data is protected by state-of-the-art organisational and technical security measures</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2" table:style-name="ce26">
            <text:p>2</text:p>
          </table:table-cell>
          <table:table-cell office:value-type="float" office:value="4" table:style-name="ce26">
            <text:p>4</text:p>
          </table:table-cell>
          <table:table-cell office:value-type="float" office:value="1" table:style-name="ce26">
            <text:p>1</text:p>
          </table:table-cell>
          <table:table-cell office:value-type="float" office:value="4" table:style-name="ce26">
            <text:p>4</text:p>
          </table:table-cell>
          <table:table-cell table:number-columns-repeated="16375"/>
        </table:table-row>
        <table:table-row table:style-name="ro11">
          <table:table-cell office:value-type="string" table:style-name="ce12">
            <text:p>P12</text:p>
          </table:table-cell>
          <table:table-cell office:value-type="string" table:style-name="ce26">
            <text:p>Commitment to<text:s/><text:span text:style-name="T4">notifying</text:span><text:s/>users immediately if<text:s/><text:span text:style-name="T4">mandatory data retention orders</text:span><text:s/>is received</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1" table:style-name="ce26">
            <text:p>1</text:p>
          </table:table-cell>
          <table:table-cell office:value-type="float" office:value="4" table:style-name="ce26">
            <text:p>4</text:p>
          </table:table-cell>
          <table:table-cell table:number-columns-repeated="16375"/>
        </table:table-row>
        <table:table-row table:style-name="ro9">
          <table:table-cell office:value-type="string" table:style-name="ce12">
            <text:p>P13</text:p>
          </table:table-cell>
          <table:table-cell office:value-type="string" table:style-name="ce26">
            <text:p>Commitment to<text:s/><text:span text:style-name="T4">notifying</text:span><text:s/>individuals immediately if<text:s/><text:span text:style-name="T4">requests for access to subscriber data, or communications data or content</text:span><text:s/>are received</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8" table:style-name="ce26">
            <text:p>8</text:p>
          </table:table-cell>
          <table:table-cell office:value-type="float" office:value="1" table:style-name="ce26">
            <text:p>1</text:p>
          </table:table-cell>
          <table:table-cell office:value-type="float" office:value="1" table:style-name="ce26">
            <text:p>1</text:p>
          </table:table-cell>
          <table:table-cell office:value-type="float" office:value="4" table:style-name="ce26">
            <text:p>4</text:p>
          </table:table-cell>
          <table:table-cell table:number-columns-repeated="16375"/>
        </table:table-row>
        <table:table-row table:style-name="ro9">
          <table:table-cell office:value-type="string" table:style-name="ce12">
            <text:p>P14</text:p>
          </table:table-cell>
          <table:table-cell office:value-type="string" table:style-name="ce26">
            <text:p>Commitment to<text:s/><text:span text:style-name="T4">challenging data retention orders</text:span><text:s/>on behalf of the user until the domestic avenues been exhausted</text:p>
          </table:table-cell>
          <table:table-cell office:value-type="float" office:value="8" table:style-name="ce26">
            <text:p>8</text:p>
          </table:table-cell>
          <table:table-cell office:value-type="float" office:value="8" table:style-name="ce26">
            <text:p>8</text:p>
          </table:table-cell>
          <table:table-cell office:value-type="float" office:value="4" table:style-name="ce26">
            <text:p>4</text:p>
          </table:table-cell>
          <table:table-cell office:value-type="float" office:value="8" table:style-name="ce26">
            <text:p>8</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P15</text:p>
          </table:table-cell>
          <table:table-cell office:value-type="string" table:style-name="ce26">
            <text:p>Commitment to<text:s/><text:span text:style-name="T4">publishing</text:span>, on a regular basis, information about<text:span text:style-name="T4"><text:s/>personal and communications data</text:span><text:s/>and content that is<text:s/><text:span text:style-name="T4">disclosed</text:span><text:s/>to government authorities or other third parties</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12">
            <text:p>P16</text:p>
          </table:table-cell>
          <table:table-cell office:value-type="string" table:style-name="ce26">
            <text:p>Information on<text:s/><text:span text:style-name="T4">grievance or remediation mechanism</text:span><text:s/>for users to contest<text:s/><text:span text:style-name="T4">disclosures of personal data</text:span><text:s/>in violation of the terms of service</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12">
            <text:p>P17</text:p>
          </table:table-cell>
          <table:table-cell office:value-type="string" table:style-name="ce26">
            <text:p>Commitment to providing<text:s/><text:span text:style-name="T4">affected<text:s/></text:span>users with full and comprehensive information about the personal data generated, retained and disclosed about them</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2" table:style-name="ce26">
            <text:p>2</text:p>
          </table:table-cell>
          <table:table-cell table:number-columns-repeated="16375"/>
        </table:table-row>
        <table:table-row table:style-name="ro9">
          <table:table-cell office:value-type="string" table:style-name="ce12">
            <text:p>P18</text:p>
          </table:table-cell>
          <table:table-cell office:value-type="string" table:style-name="ce26">
            <text:p>Commitment to providing<text:s/><text:span text:style-name="T4">guarantees that personal data has been<text:s/></text:span><text:span text:style-name="T4">deleted</text:span><text:s/>and that any third parties to whom personal data has been disclosed have been requested to delete the data</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table:number-columns-repeated="16375"/>
        </table:table-row>
        <table:table-row table:style-name="ro9">
          <table:table-cell office:value-type="string" table:style-name="ce12">
            <text:p>P19</text:p>
          </table:table-cell>
          <table:table-cell office:value-type="string" table:style-name="ce26">
            <text:p>Commitment to<text:s/><text:span text:style-name="T4">compensating</text:span><text:s/>users who<text:s/><text:span text:style-name="T4">suffered</text:span><text:s/>demonstrable financial loss or substantial harm as a result of the generation, retention and<text:s/><text:span text:style-name="T4">disclosure of personal data</text:span></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8" table:style-name="ce26">
            <text:p>8</text:p>
          </table:table-cell>
          <table:table-cell office:value-type="float" office:value="1" table:style-name="ce28">
            <text:p>1</text:p>
          </table:table-cell>
          <table:table-cell office:value-type="float" office:value="1" table:style-name="ce26">
            <text:p>1</text:p>
          </table:table-cell>
          <table:table-cell office:value-type="float" office:value="8" table:style-name="ce26">
            <text:p>8</text:p>
          </table:table-cell>
          <table:table-cell table:number-columns-repeated="16375"/>
        </table:table-row>
        <table:table-row table:style-name="ro8">
          <table:table-cell table:style-name="ce12"/>
          <table:table-cell office:value-type="string" table:style-name="ce13">
            <text:p>Empowerment</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table:number-columns-repeated="16375"/>
        </table:table-row>
        <table:table-row table:style-name="ro9">
          <table:table-cell office:value-type="string" table:style-name="ce12">
            <text:p>E1</text:p>
          </table:table-cell>
          <table:table-cell office:value-type="string" table:style-name="ce26">
            <text:p>Possibility for<text:s/><text:span text:style-name="T4">users to change</text:span><text:s/>any terms or conditions that they don't agree with</text:p>
          </table:table-cell>
          <table:table-cell office:value-type="float" office:value="3" table:style-name="ce26">
            <text:p>3</text:p>
          </table:table-cell>
          <table:table-cell office:value-type="float" office:value="8" table:style-name="ce26">
            <text:p>8</text:p>
          </table:table-cell>
          <table:table-cell office:value-type="float" office:value="1" table:style-name="ce26">
            <text:p>1</text:p>
          </table:table-cell>
          <table:table-cell office:value-type="float" office:value="8" table:style-name="ce26">
            <text:p>8</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E2</text:p>
          </table:table-cell>
          <table:table-cell office:value-type="string" table:style-name="ce26">
            <text:p>Information on what grievance and<text:s/><text:span text:style-name="T4">remediation mechanisms</text:span><text:s/>are available to enable complaints and requests for<text:s/><text:span text:style-name="T4">changes in the terms of service</text:span></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8" table:style-name="ce26">
            <text:p>8</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E3</text:p>
          </table:table-cell>
          <table:table-cell office:value-type="string" table:style-name="ce23">
            <text:p>Possibility for<text:span text:style-name="T4"><text:s/>users to access</text:span><text:s/>the personal data providers hold on them</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8" table:style-name="ce26">
            <text:p>8</text:p>
          </table:table-cell>
          <table:table-cell office:value-type="float" office:value="1" table:style-name="ce26">
            <text:p>1</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12">
            <text:p>E4</text:p>
          </table:table-cell>
          <table:table-cell office:value-type="string" table:style-name="ce12">
            <text:p>Possibility for<text:s/><text:span text:style-name="T4">users to request</text:span><text:s/>amendment of personal data</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12">
            <text:p>E5</text:p>
          </table:table-cell>
          <table:table-cell office:value-type="string" table:style-name="ce12">
            <text:p>Possibility for<text:span text:style-name="T4"><text:s/>users to</text:span><text:s/><text:span text:style-name="T4">delete</text:span><text:s/>personal data already collected</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12">
            <text:p>E6</text:p>
          </table:table-cell>
          <table:table-cell office:value-type="string" table:style-name="ce26">
            <text:p>Possibility for<text:span text:style-name="T4"><text:s/>users to withdraw consent</text:span><text:s/>at any time for the processing of their personal data</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table:number-columns-repeated="16375"/>
        </table:table-row>
        <table:table-row table:style-name="ro9">
          <table:table-cell office:value-type="string" table:style-name="ce12">
            <text:p>E7</text:p>
          </table:table-cell>
          <table:table-cell office:value-type="string" table:style-name="ce12">
            <text:p>Commitment to not collecting<text:s/><text:span text:style-name="T4">applications logs</text:span></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12">
            <text:p>E8</text:p>
          </table:table-cell>
          <table:table-cell office:value-type="string" table:style-name="ce26">
            <text:p>Commitment to applying<text:s/><text:span text:style-name="T4">standards of security</text:span></text:p>
          </table:table-cell>
          <table:table-cell office:value-type="float" office:value="2" table:style-name="ce28">
            <text:p>2</text:p>
          </table:table-cell>
          <table:table-cell office:value-type="float" office:value="4" table:style-name="ce26">
            <text:p>4</text:p>
          </table:table-cell>
          <table:table-cell office:value-type="float" office:value="2" table:style-name="ce26">
            <text:p>2</text:p>
          </table:table-cell>
          <table:table-cell office:value-type="float" office:value="2" table:style-name="ce26">
            <text:p>2</text:p>
          </table:table-cell>
          <table:table-cell office:value-type="float" office:value="1" table:style-name="ce26">
            <text:p>1</text:p>
          </table:table-cell>
          <table:table-cell office:value-type="float" office:value="1" table:style-name="ce26">
            <text:p>1</text:p>
          </table:table-cell>
          <table:table-cell office:value-type="float" office:value="4" table:style-name="ce26">
            <text:p>4</text:p>
          </table:table-cell>
          <table:table-cell table:number-columns-repeated="16375"/>
        </table:table-row>
        <table:table-row table:style-name="ro9">
          <table:table-cell office:value-type="string" table:style-name="ce12">
            <text:p>E9</text:p>
          </table:table-cell>
          <table:table-cell office:value-type="string" table:style-name="ce26">
            <text:p>Commitment to applying<text:s/><text:span text:style-name="T4">standards of encryption</text:span></text:p>
          </table:table-cell>
          <table:table-cell office:value-type="float" office:value="8" table:style-name="ce28">
            <text:p>8</text:p>
          </table:table-cell>
          <table:table-cell office:value-type="float" office:value="2" table:style-name="ce26">
            <text:p>2</text:p>
          </table:table-cell>
          <table:table-cell office:value-type="float" office:value="8" table:style-name="ce26">
            <text:p>8</text:p>
          </table:table-cell>
          <table:table-cell office:value-type="float" office:value="2" table:style-name="ce26">
            <text:p>2</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12">
            <text:p>E10</text:p>
          </table:table-cell>
          <table:table-cell office:value-type="string" table:style-name="ce12">
            <text:p>Commitment to allowing<text:s/><text:span text:style-name="T4">users to encrypt</text:span><text:s/>their content</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12">
            <text:p>E11</text:p>
          </table:table-cell>
          <table:table-cell office:value-type="string" table:style-name="ce12">
            <text:p>Information on right to<text:s/><text:span text:style-name="T4">anonymity</text:span></text:p>
          </table:table-cell>
          <table:table-cell office:value-type="float" office:value="8" table:style-name="ce26">
            <text:p>8</text:p>
          </table:table-cell>
          <table:table-cell office:value-type="float" office:value="1" table:style-name="ce26">
            <text:p>1</text:p>
          </table:table-cell>
          <table:table-cell office:value-type="float" office:value="8" table:style-name="ce26">
            <text:p>8</text:p>
          </table:table-cell>
          <table:table-cell office:value-type="float" office:value="1" table:style-name="ce26">
            <text:p>1</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table:number-columns-repeated="16375"/>
        </table:table-row>
        <table:table-row table:style-name="ro8">
          <table:table-cell table:style-name="ce12"/>
          <table:table-cell office:value-type="string" table:style-name="ce29">
            <text:p>Non discrimination and equity</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table:number-columns-repeated="16375"/>
        </table:table-row>
        <table:table-row table:style-name="ro9">
          <table:table-cell office:value-type="string" table:style-name="ce12">
            <text:p>D1</text:p>
          </table:table-cell>
          <table:table-cell office:value-type="string" table:style-name="ce26">
            <text:p>Considerations on protection of<text:s/><text:span text:style-name="T4">net neutrality</text:span></text:p>
          </table:table-cell>
          <table:table-cell office:value-type="float" office:value="2" table:style-name="ce26">
            <text:p>2</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4">
            <text:p>D2</text:p>
          </table:table-cell>
          <table:table-cell office:value-type="string" table:style-name="ce26">
            <text:p>Commitment to<text:s/><text:span text:style-name="T4">non discrimination</text:span><text:s/>against, or prioritization of content on the basis of origin, destination or service provider</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4">
            <text:p>D3</text:p>
          </table:table-cell>
          <table:table-cell office:value-type="string" table:style-name="ce26">
            <text:p>Commitment to<text:s/><text:span text:style-name="T4">non-restriction</text:span><text:s/>of content, applications or services a user can access</text:p>
          </table:table-cell>
          <table:table-cell table:style-name="ce26"/>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5" table:style-name="ce26">
            <text:p>5</text:p>
          </table:table-cell>
          <table:table-cell office:value-type="float" office:value="1" table:style-name="ce26">
            <text:p>1</text:p>
          </table:table-cell>
          <table:table-cell table:number-columns-repeated="16375"/>
        </table:table-row>
        <table:table-row table:style-name="ro9">
          <table:table-cell office:value-type="string" table:style-name="ce4">
            <text:p>D4</text:p>
          </table:table-cell>
          <table:table-cell office:value-type="string" table:style-name="ce26">
            <text:p>Commitment to only<text:s/><text:span text:style-name="T4">prioritising or de-prioritising</text:span><text:s/>content for the purpose of network management<text:s/><text:span text:style-name="T4">when strictly required</text:span></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1" table:style-name="ce26">
            <text:p>1</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4">
            <text:p>D5</text:p>
          </table:table-cell>
          <table:table-cell office:value-type="string" table:style-name="ce26">
            <text:p>Statement on not conditioning the provision of<text:s/><text:span text:style-name="T4">free services</text:span><text:s/>on restricted access to content, applications or services</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4">
            <text:p>D6</text:p>
          </table:table-cell>
          <table:table-cell office:value-type="string" table:style-name="ce26">
            <text:p>Commitment to only<text:s/><text:span text:style-name="T4">restricting access</text:span><text:s/>to content, applications or services where an<text:s/><text:span text:style-name="T4">order is issued by an independent judicial authority</text:span></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8" table:style-name="ce26">
            <text:p>8</text:p>
          </table:table-cell>
          <table:table-cell table:number-columns-repeated="16375"/>
        </table:table-row>
        <table:table-row table:style-name="ro9">
          <table:table-cell office:value-type="string" table:style-name="ce4">
            <text:p>D7</text:p>
          </table:table-cell>
          <table:table-cell office:value-type="string" table:style-name="ce26">
            <text:p>Commitment to<text:s/><text:span text:style-name="T4">notifying</text:span><text:s/>users immediately if an<text:s/><text:span text:style-name="T4">order to restrict services is received</text:span></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8" table:style-name="ce26">
            <text:p>8</text:p>
          </table:table-cell>
          <table:table-cell office:value-type="float" office:value="1" table:style-name="ce26">
            <text:p>1</text:p>
          </table:table-cell>
          <table:table-cell office:value-type="float" office:value="1" table:style-name="ce26">
            <text:p>1</text:p>
          </table:table-cell>
          <table:table-cell office:value-type="float" office:value="8" table:style-name="ce26">
            <text:p>8</text:p>
          </table:table-cell>
          <table:table-cell table:number-columns-repeated="16375"/>
        </table:table-row>
        <table:table-row table:style-name="ro9">
          <table:table-cell office:value-type="string" table:style-name="ce4">
            <text:p>D8</text:p>
          </table:table-cell>
          <table:table-cell office:value-type="string" table:style-name="ce26">
            <text:p>Commitment to<text:s/><text:span text:style-name="T4">challenging</text:span><text:s/><text:span text:style-name="T4">restriction of services</text:span><text:s/>orders through domestic avenues existent</text:p>
          </table:table-cell>
          <table:table-cell office:value-type="float" office:value="8" table:style-name="ce26">
            <text:p>8</text:p>
          </table:table-cell>
          <table:table-cell office:value-type="float" office:value="8" table:style-name="ce26">
            <text:p>8</text:p>
          </table:table-cell>
          <table:table-cell office:value-type="float" office:value="2" table:style-name="ce26">
            <text:p>2</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8" table:style-name="ce26">
            <text:p>8</text:p>
          </table:table-cell>
          <table:table-cell table:number-columns-repeated="16375"/>
        </table:table-row>
        <table:table-row table:style-name="ro9">
          <table:table-cell office:value-type="string" table:style-name="ce4">
            <text:p>D9</text:p>
          </table:table-cell>
          <table:table-cell office:value-type="string" table:style-name="ce26">
            <text:p>Commitment to<text:s/><text:span text:style-name="T4">publishing</text:span>, on a regular basis, details of any<text:s/><text:span text:style-name="T4">orders received to restrict access</text:span><text:s/>to certain content, applications or services</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4">
            <text:p>D10</text:p>
          </table:table-cell>
          <table:table-cell office:value-type="string" table:style-name="ce26">
            <text:p>Commitment to<text:s/><text:span text:style-name="T4">publishing,</text:span><text:s/>on a regular basis,<text:span text:style-name="T4"><text:s/>information about network management</text:span><text:s/>practices</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4">
            <text:p>D11</text:p>
          </table:table-cell>
          <table:table-cell office:value-type="string" table:style-name="ce26">
            <text:p>Commitment to<text:span text:style-name="T4"><text:s/>apologising to users/ providing comprehensive information</text:span><text:s/>about the measures taken by the telco to prioritise, discriminate against or restrict particular content</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4">
            <text:p>D12</text:p>
          </table:table-cell>
          <table:table-cell office:value-type="string" table:style-name="ce26">
            <text:p>Commitment to<text:s/><text:span text:style-name="T4">supporting individuals to bring legal action</text:span><text:s/>to seek remediation or compensation from the responsible State</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4">
            <text:p>D13</text:p>
          </table:table-cell>
          <table:table-cell office:value-type="string" table:style-name="ce26">
            <text:p><text:span text:style-name="T4">Detail</text:span><text:s/>under<text:s/><text:span text:style-name="T4">which circumstances</text:span><text:s/>related to network management the company may restrict services to users</text:p>
          </table:table-cell>
          <table:table-cell office:value-type="float" office:value="1" table:style-name="ce26">
            <text:p>1</text:p>
          </table:table-cell>
          <table:table-cell office:value-type="float" office:value="1" table:style-name="ce26">
            <text:p>1</text:p>
          </table:table-cell>
          <table:table-cell office:value-type="float" office:value="4" table:style-name="ce26">
            <text:p>4</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8">
          <table:table-cell table:style-name="ce12"/>
          <table:table-cell office:value-type="string" table:style-name="ce13">
            <text:p>Specific Topics related to Human Rights (Censorship and Surveillance)</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table:number-columns-repeated="16375"/>
        </table:table-row>
        <table:table-row table:style-name="ro9">
          <table:table-cell office:value-type="string" table:style-name="ce12">
            <text:p>H1</text:p>
          </table:table-cell>
          <table:table-cell office:value-type="string" table:style-name="ce26">
            <text:p>Information on possible reasons for Internet<text:s/><text:span text:style-name="T4">shutdowns/ disconnection</text:span><text:s/>of services</text:p>
          </table:table-cell>
          <table:table-cell office:value-type="float" office:value="1" table:style-name="ce26">
            <text:p>1</text:p>
          </table:table-cell>
          <table:table-cell office:value-type="float" office:value="5" table:style-name="ce26">
            <text:p>5</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5" table:style-name="ce26">
            <text:p>5</text:p>
          </table:table-cell>
          <table:table-cell table:number-columns-repeated="16375"/>
        </table:table-row>
        <table:table-row table:style-name="ro9">
          <table:table-cell office:value-type="string" table:style-name="ce12">
            <text:p>H2</text:p>
          </table:table-cell>
          <table:table-cell office:value-type="string" table:style-name="ce26">
            <text:p>Commitment to<text:s/><text:span text:style-name="T4">challenging</text:span><text:s/><text:span text:style-name="T4">shutdown</text:span><text:s/><text:span text:style-name="T4">orders</text:span><text:s/>through domestic avenues existent</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H3</text:p>
          </table:table-cell>
          <table:table-cell office:value-type="string" table:style-name="ce26">
            <text:p>Commitment to<text:s/><text:span text:style-name="T4">notifying</text:span><text:s/>users immediately of a<text:s/><text:span text:style-name="T4">forthcoming</text:span><text:s/><text:span text:style-name="T4">shutdown</text:span></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H4</text:p>
          </table:table-cell>
          <table:table-cell office:value-type="string" table:style-name="ce26">
            <text:p>Commitment to providing up-to-date information to users about the<text:s/><text:span text:style-name="T4">shutdown</text:span></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12">
            <text:p>H5</text:p>
          </table:table-cell>
          <table:table-cell office:value-type="string" table:style-name="ce26">
            <text:p>Information on grievance and r<text:span text:style-name="T4">emediation mechanisms</text:span><text:s/>to remedy any negative impacts of the<text:s/><text:span text:style-name="T4">shutdown<text:s/></text:span></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12">
            <text:p>H6</text:p>
          </table:table-cell>
          <table:table-cell office:value-type="string" table:style-name="ce26">
            <text:p>Commitment to immediately<text:s/><text:span text:style-name="T4">restoring network connectivity after a</text:span><text:s/><text:span text:style-name="T4">shutdown</text:span><text:s/>at the earliest available opportunity</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1" table:style-name="ce28">
            <text:p>1</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12">
            <text:p>H7</text:p>
          </table:table-cell>
          <table:table-cell office:value-type="string" table:style-name="ce26">
            <text:p>Commitment to<text:s/><text:span text:style-name="T4">inviting and recording the accounts of users</text:span>, enabling those whose connectivity was restricted to explain and document their experiences of the<text:s/><text:span text:style-name="T4">shutdown</text:span></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12">
            <text:p>H8</text:p>
          </table:table-cell>
          <table:table-cell office:value-type="string" table:style-name="ce26">
            <text:p>Commitment to extending account<text:s/><text:span text:style-name="T4">credits or promotions</text:span><text:s/>as a form of universal compensation for<text:s/><text:span text:style-name="T4">shutdowns</text:span><text:s/>or altering bill payment periods</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H9</text:p>
          </table:table-cell>
          <table:table-cell office:value-type="string" table:style-name="ce26">
            <text:p>Commitment to<text:span text:style-name="T4"><text:s/>compensating<text:s/></text:span>users who<text:s/><text:span text:style-name="T4">suffered</text:span><text:s/>demonstrable financial loss or substantial harm as a result of the<text:s/><text:span text:style-name="T4">shutdown</text:span></text:p>
          </table:table-cell>
          <table:table-cell office:value-type="float" office:value="8" table:style-name="ce26">
            <text:p>8</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8" table:style-name="ce26">
            <text:p>8</text:p>
          </table:table-cell>
          <table:table-cell table:number-columns-repeated="16375"/>
        </table:table-row>
        <table:table-row table:style-name="ro9">
          <table:table-cell office:value-type="string" table:style-name="ce12">
            <text:p>H10</text:p>
          </table:table-cell>
          <table:table-cell office:value-type="string" table:style-name="ce26">
            <text:p>Commitment that the provider will never<text:s/><text:span text:style-name="T4">disconnect</text:span><text:s/>an individual’s access<text:s/><text:span text:style-name="T4">as a voluntary or punitive measure</text:span></text:p>
          </table:table-cell>
          <table:table-cell office:value-type="float" office:value="2" table:style-name="ce26">
            <text:p>2</text:p>
          </table:table-cell>
          <table:table-cell office:value-type="float" office:value="5" table:style-name="ce26">
            <text:p>5</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H11</text:p>
          </table:table-cell>
          <table:table-cell office:value-type="string" table:style-name="ce26">
            <text:p>Commitment that<text:span text:style-name="T4"><text:s/>to disconnect<text:s/></text:span>a users’ internet access<text:span text:style-name="T4"><text:s/></text:span>a<text:s/><text:span text:style-name="T4">d</text:span><text:span text:style-name="T4">isconnection</text:span><text:s/><text:span text:style-name="T4">order</text:span><text:s/>by an independent<text:span text:style-name="T4"><text:s/>judicial authority<text:s/></text:span>is necessary</text:p>
          </table:table-cell>
          <table:table-cell office:value-type="float" office:value="8" table:style-name="ce26">
            <text:p>8</text:p>
          </table:table-cell>
          <table:table-cell office:value-type="float" office:value="5" table:style-name="ce26">
            <text:p>5</text:p>
          </table:table-cell>
          <table:table-cell office:value-type="float" office:value="1" table:style-name="ce26">
            <text:p>1</text:p>
          </table:table-cell>
          <table:table-cell office:value-type="float" office:value="1" table:style-name="ce26">
            <text:p>1</text:p>
          </table:table-cell>
          <table:table-cell office:value-type="float" office:value="8" table:style-name="ce26">
            <text:p>8</text:p>
          </table:table-cell>
          <table:table-cell office:value-type="float" office:value="1" table:style-name="ce26">
            <text:p>1</text:p>
          </table:table-cell>
          <table:table-cell office:value-type="float" office:value="5" table:style-name="ce26">
            <text:p>5</text:p>
          </table:table-cell>
          <table:table-cell table:number-columns-repeated="16375"/>
        </table:table-row>
        <table:table-row table:style-name="ro9">
          <table:table-cell office:value-type="string" table:style-name="ce12">
            <text:p>H12</text:p>
          </table:table-cell>
          <table:table-cell office:value-type="string" table:style-name="ce26">
            <text:p>Commitment to<text:s/><text:span text:style-name="T4">challenging</text:span><text:s/><text:span text:style-name="T4">disconnection</text:span><text:s/><text:span text:style-name="T4">orders</text:span><text:s/>through domestic avenues existent</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1" table:style-name="ce26">
            <text:p>1</text:p>
          </table:table-cell>
          <table:table-cell office:value-type="float" office:value="8" table:style-name="ce26">
            <text:p>8</text:p>
          </table:table-cell>
          <table:table-cell table:number-columns-repeated="16375"/>
        </table:table-row>
        <table:table-row table:style-name="ro9">
          <table:table-cell office:value-type="string" table:style-name="ce12">
            <text:p>H13</text:p>
          </table:table-cell>
          <table:table-cell office:value-type="string" table:style-name="ce26">
            <text:p>Commitment to<text:s/><text:span text:style-name="T4">notifying</text:span><text:s/>users immediately of a<text:span text:style-name="T4"><text:s/>forthcoming<text:s/></text:span><text:span text:style-name="T4">disconnection</text:span></text:p>
          </table:table-cell>
          <table:table-cell office:value-type="float" office:value="8" table:style-name="ce26">
            <text:p>8</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H14</text:p>
          </table:table-cell>
          <table:table-cell office:value-type="string" table:style-name="ce26">
            <text:p>Commitment to immediately<text:s/><text:span text:style-name="T4">restoring network connectivity</text:span><text:s/>after a<text:s/><text:span text:style-name="T4">disconnection</text:span><text:s/>to the<text:s/><text:span text:style-name="T4">affected</text:span><text:s/>users at the earliest available opportunity</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H15</text:p>
          </table:table-cell>
          <table:table-cell office:value-type="string" table:style-name="ce26">
            <text:p>Commitment to<text:s/><text:span text:style-name="T4">compensating</text:span><text:s/>users who<text:s/><text:span text:style-name="T4">suffered</text:span><text:s/>demonstrable financial loss or substantial harm as a result of the<text:s/><text:span text:style-name="T4">disconnection</text:span></text:p>
          </table:table-cell>
          <table:table-cell office:value-type="float" office:value="8" table:style-name="ce26">
            <text:p>8</text:p>
          </table:table-cell>
          <table:table-cell office:value-type="float" office:value="8" table:style-name="ce26">
            <text:p>8</text:p>
          </table:table-cell>
          <table:table-cell office:value-type="float" office:value="1" table:style-name="ce28">
            <text:p>1</text:p>
          </table:table-cell>
          <table:table-cell office:value-type="float" office:value="8" table:style-name="ce26">
            <text:p>8</text:p>
          </table:table-cell>
          <table:table-cell office:value-type="float" office:value="1" table:style-name="ce26">
            <text:p>1</text:p>
          </table:table-cell>
          <table:table-cell office:value-type="float" office:value="1" table:style-name="ce26">
            <text:p>1</text:p>
          </table:table-cell>
          <table:table-cell office:value-type="float" office:value="8" table:style-name="ce26">
            <text:p>8</text:p>
          </table:table-cell>
          <table:table-cell table:number-columns-repeated="16375"/>
        </table:table-row>
        <table:table-row table:style-name="ro9">
          <table:table-cell office:value-type="string" table:style-name="ce12">
            <text:p>H16</text:p>
          </table:table-cell>
          <table:table-cell office:value-type="string" table:style-name="ce26">
            <text:p>Commitment to<text:s/><text:span text:style-name="T4">scrutinising</text:span><text:s/>any<text:s/><text:span text:style-name="T4">request</text:span><text:s/>or demand from States to<text:span text:style-name="T4"><text:s/>retrofit or modify</text:span><text:s/>existing telecommunications<text:s/><text:span text:style-name="T4">infrastructure</text:span></text:p>
          </table:table-cell>
          <table:table-cell office:value-type="float" office:value="8" table:style-name="ce26">
            <text:p>8</text:p>
          </table:table-cell>
          <table:table-cell office:value-type="float" office:value="8" table:style-name="ce26">
            <text:p>8</text:p>
          </table:table-cell>
          <table:table-cell office:value-type="float" office:value="4" table:style-name="ce26">
            <text:p>4</text:p>
          </table:table-cell>
          <table:table-cell office:value-type="float" office:value="8" table:style-name="ce26">
            <text:p>8</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H17</text:p>
          </table:table-cell>
          <table:table-cell office:value-type="string" table:style-name="ce26">
            <text:p>Commitment to<text:s/><text:span text:style-name="T4">scrutinising</text:span><text:s/>any<text:s/><text:span text:style-name="T4">request</text:span><text:s/>or demand from States to install<text:s/><text:span text:style-name="T4">surveillance</text:span><text:s/>capabilities</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2" table:style-name="ce26">
            <text:p>2</text:p>
          </table:table-cell>
          <table:table-cell office:value-type="float" office:value="8" table:style-name="ce26">
            <text:p>8</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H18</text:p>
          </table:table-cell>
          <table:table-cell office:value-type="string" table:style-name="ce26">
            <text:p>Commitment to<text:s/><text:span text:style-name="T4">exhausting</text:span><text:s/>all available<text:s/><text:span text:style-name="T4">remedies to challenge</text:span><text:s/>any request or demand to<text:s/><text:span text:style-name="T4">retrofit or modify</text:span><text:s/><text:span text:style-name="T4">infrastructure</text:span></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12">
            <text:p>H19</text:p>
          </table:table-cell>
          <table:table-cell office:value-type="string" table:style-name="ce26">
            <text:p>Commitment to<text:s/><text:span text:style-name="T4">exhausting</text:span><text:s/>all available<text:s/><text:span text:style-name="T4">remedies to challenge</text:span><text:s/>any request or demand to install<text:s/><text:span text:style-name="T4">surveillance</text:span><text:s/>capabilities</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12">
            <text:p>H20</text:p>
          </table:table-cell>
          <table:table-cell office:value-type="string" table:style-name="ce26">
            <text:p>Commitment to<text:s/><text:span text:style-name="T4">publishing</text:span><text:s/>information, to the greatest extent possible, about any<text:s/><text:span text:style-name="T4">measures taken to retrofit or modify infrastructure</text:span><text:s/></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12">
            <text:p>H21</text:p>
          </table:table-cell>
          <table:table-cell office:value-type="string" table:style-name="ce26">
            <text:p>Commitment to<text:s/><text:span text:style-name="T4">publishing</text:span><text:s/>information, to the greatest extent possible, about any<text:s/><text:span text:style-name="T4">measures taken to install surveillance</text:span><text:s/>or provide direct access to other parties</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12">
            <text:p>H22</text:p>
          </table:table-cell>
          <table:table-cell office:value-type="string" table:style-name="ce26">
            <text:p>Commitment to wherever feasible,<text:s/><text:span text:style-name="T4">notifying</text:span><text:s/>users of specific<text:s/><text:span text:style-name="T4">surveillance</text:span><text:s/>measures to which they have been subject</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8" table:style-name="ce26">
            <text:p>8</text:p>
          </table:table-cell>
          <table:table-cell table:number-columns-repeated="16375"/>
        </table:table-row>
        <table:table-row table:style-name="ro9">
          <table:table-cell office:value-type="string" table:style-name="ce12">
            <text:p>H23</text:p>
          </table:table-cell>
          <table:table-cell office:value-type="string" table:style-name="ce26">
            <text:p>Commitment to providing a grievance or remediation mechanism to enable<text:s/><text:span text:style-name="T4">users to challenge the telco’s decision to comply</text:span><text:s/>with requests or demands</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12">
            <text:p>H24</text:p>
          </table:table-cell>
          <table:table-cell office:value-type="string" table:style-name="ce26">
            <text:p>Commitment to<text:s/><text:span text:style-name="T4">apologizing and notifying</text:span><text:s/><text:span text:style-name="T4">affected</text:span><text:s/>users, providing full and comprehensive information about the type and scope of<text:s/><text:span text:style-name="T4">surveillance</text:span><text:s/>to which they were subjected</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12">
            <text:p>H25</text:p>
          </table:table-cell>
          <table:table-cell office:value-type="string" table:style-name="ce26">
            <text:p>Commitment to<text:s/><text:span text:style-name="T4">inviting and recording</text:span><text:s/>the<text:s/><text:span text:style-name="T4">accounts of affected</text:span><text:s/>users, enabling them to explain and document their experiences of the<text:s/><text:span text:style-name="T4">surveillance</text:span></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9">
          <table:table-cell office:value-type="string" table:style-name="ce12">
            <text:p>H26</text:p>
          </table:table-cell>
          <table:table-cell office:value-type="string" table:style-name="ce26">
            <text:p>Commitment to<text:s/><text:span text:style-name="T4">compensating</text:span><text:s/>users who<text:s/><text:span text:style-name="T4">suffered</text:span><text:s/>demonstrable financial loss or substantial harm as a result of the<text:s/><text:span text:style-name="T4">surveillance</text:span></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1" table:style-name="ce26">
            <text:p>1</text:p>
          </table:table-cell>
          <table:table-cell office:value-type="float" office:value="8" table:style-name="ce26">
            <text:p>8</text:p>
          </table:table-cell>
          <table:table-cell table:number-columns-repeated="16375"/>
        </table:table-row>
        <table:table-row table:style-name="ro9">
          <table:table-cell office:value-type="string" table:style-name="ce12">
            <text:p>H27</text:p>
          </table:table-cell>
          <table:table-cell office:value-type="string" table:style-name="ce26">
            <text:p>Commitment to<text:s/><text:span text:style-name="T4">supporting individuals to bring legal action<text:s/></text:span>to seek remediation or compensation from the responsible State for<text:s/><text:span text:style-name="T4">surveillance</text:span></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8">
          <table:table-cell table:style-name="ce12"/>
          <table:table-cell office:value-type="string" table:style-name="ce29">
            <text:p>Quality of service</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table:number-columns-repeated="16375"/>
        </table:table-row>
        <table:table-row table:style-name="ro9">
          <table:table-cell office:value-type="string" table:style-name="ce12">
            <text:p>Q1</text:p>
          </table:table-cell>
          <table:table-cell office:value-type="string" table:style-name="ce26">
            <text:p>Information on<text:s/><text:span text:style-name="T4">guaranteed percentage</text:span><text:s/>of the hired<text:s/><text:span text:style-name="T4">connection speed</text:span></text:p>
          </table:table-cell>
          <table:table-cell office:value-type="float" office:value="1" table:style-name="ce26">
            <text:p>1</text:p>
          </table:table-cell>
          <table:table-cell office:value-type="float" office:value="5" table:style-name="ce26">
            <text:p>5</text:p>
          </table:table-cell>
          <table:table-cell office:value-type="float" office:value="5" table:style-name="ce26">
            <text:p>5</text:p>
          </table:table-cell>
          <table:table-cell office:value-type="float" office:value="1" table:style-name="ce26">
            <text:p>1</text:p>
          </table:table-cell>
          <table:table-cell office:value-type="float" office:value="5" table:style-name="ce26">
            <text:p>5</text:p>
          </table:table-cell>
          <table:table-cell office:value-type="float" office:value="5" table:style-name="ce26">
            <text:p>5</text:p>
          </table:table-cell>
          <table:table-cell office:value-type="float" office:value="5" table:style-name="ce26">
            <text:p>5</text:p>
          </table:table-cell>
          <table:table-cell table:number-columns-repeated="16375"/>
        </table:table-row>
        <table:table-row table:style-name="ro9">
          <table:table-cell office:value-type="string" table:style-name="ce12">
            <text:p>Q2</text:p>
          </table:table-cell>
          <table:table-cell office:value-type="string" table:style-name="ce26">
            <text:p>Possibility for users to<text:s/><text:span text:style-name="T4">check hired vs. actual speed<text:s/></text:span></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office:value-type="float" office:value="8" table:style-name="ce26">
            <text:p>8</text:p>
          </table:table-cell>
          <table:table-cell office:value-type="float" office:value="8" table:style-name="ce26">
            <text:p>8</text:p>
          </table:table-cell>
          <table:table-cell office:value-type="float" office:value="1" table:style-name="ce26">
            <text:p>1</text:p>
          </table:table-cell>
          <table:table-cell table:number-columns-repeated="16375"/>
        </table:table-row>
        <table:table-row table:style-name="ro9">
          <table:table-cell office:value-type="string" table:style-name="ce12">
            <text:p>Q3</text:p>
          </table:table-cell>
          <table:table-cell office:value-type="string" table:style-name="ce26">
            <text:p><text:span text:style-name="T4">Datacap</text:span><text:s/>is not adopted as a commercial practice</text:p>
          </table:table-cell>
          <table:table-cell office:value-type="float" office:value="9" table:style-name="ce26">
            <text:p>9</text:p>
          </table:table-cell>
          <table:table-cell office:value-type="float" office:value="5" table:style-name="ce26">
            <text:p>5</text:p>
          </table:table-cell>
          <table:table-cell office:value-type="float" office:value="5" table:style-name="ce26">
            <text:p>5</text:p>
          </table:table-cell>
          <table:table-cell office:value-type="float" office:value="1" table:style-name="ce26">
            <text:p>1</text:p>
          </table:table-cell>
          <table:table-cell office:value-type="float" office:value="5" table:style-name="ce26">
            <text:p>5</text:p>
          </table:table-cell>
          <table:table-cell office:value-type="float" office:value="1" table:style-name="ce26">
            <text:p>1</text:p>
          </table:table-cell>
          <table:table-cell office:value-type="float" office:value="5" table:style-name="ce26">
            <text:p>5</text:p>
          </table:table-cell>
          <table:table-cell table:number-columns-repeated="16375"/>
        </table:table-row>
        <table:table-row table:style-name="ro9">
          <table:table-cell office:value-type="string" table:style-name="ce12">
            <text:p>Q4</text:p>
          </table:table-cell>
          <table:table-cell office:value-type="string" table:style-name="ce26">
            <text:p>Possibility of<text:s/><text:span text:style-name="T4">connection degradation</text:span><text:s/>after reaching datacap limit (only if Q3 = 2)</text:p>
          </table:table-cell>
          <table:table-cell office:value-type="string" table:style-name="ce26">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float" office:value="5" table:style-name="ce26">
            <text:p>5</text:p>
          </table:table-cell>
          <table:table-cell office:value-type="float" office:value="5" table:style-name="ce26">
            <text:p>5</text:p>
          </table:table-cell>
          <table:table-cell office:value-type="float" office:value="1" table:style-name="ce26">
            <text:p>1</text:p>
          </table:table-cell>
          <table:table-cell office:value-type="float" office:value="5" table:style-name="ce26">
            <text:p>5</text:p>
          </table:table-cell>
          <table:table-cell office:value-type="string" table:style-name="ce26">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float" office:value="3" table:style-name="ce26">
            <text:p>3</text:p>
          </table:table-cell>
          <table:table-cell table:number-columns-repeated="16375"/>
        </table:table-row>
        <table:table-row table:style-name="ro9">
          <table:table-cell office:value-type="string" table:style-name="ce12">
            <text:p>Q5</text:p>
          </table:table-cell>
          <table:table-cell office:value-type="string" table:style-name="ce26">
            <text:p>Possibility of<text:s/><text:span text:style-name="T4">connection suspension</text:span><text:s/>after reaching datacap limit (only if Q3 = 2)</text:p>
          </table:table-cell>
          <table:table-cell office:value-type="string" table:style-name="ce26">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float" office:value="5" table:style-name="ce26">
            <text:p>5</text:p>
          </table:table-cell>
          <table:table-cell office:value-type="float" office:value="8" table:style-name="ce26">
            <text:p>8</text:p>
          </table:table-cell>
          <table:table-cell office:value-type="float" office:value="1" table:style-name="ce26">
            <text:p>1</text:p>
          </table:table-cell>
          <table:table-cell office:value-type="float" office:value="1" table:style-name="ce26">
            <text:p>1</text:p>
          </table:table-cell>
          <table:table-cell office:value-type="string" table:style-name="ce26">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float" office:value="5" table:style-name="ce26">
            <text:p>5</text:p>
          </table:table-cell>
          <table:table-cell table:number-columns-repeated="16375"/>
        </table:table-row>
        <table:table-row table:style-name="ro9">
          <table:table-cell office:value-type="string" table:style-name="ce12">
            <text:p>Q6</text:p>
          </table:table-cell>
          <table:table-cell office:value-type="string" table:style-name="ce26">
            <text:p>Information on whether or not the company comply with a<text:s/><text:span text:style-name="T4">consumer's board</text:span><text:s/></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office:value-type="float" office:value="8" table:style-name="ce26">
            <text:p>8</text:p>
          </table:table-cell>
          <table:table-cell table:number-columns-repeated="16375"/>
        </table:table-row>
        <table:table-row table:style-name="ro8">
          <table:table-cell table:style-name="ce12"/>
          <table:table-cell office:value-type="string" table:style-name="ce29">
            <text:p>Connection sharing</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office:value-type="string" table:style-name="ce25">
            <text:p>(1) Contract</text:p>
            <text:p>(2) Privacy Policy</text:p>
            <text:p>(3) Promotion Rules</text:p>
            <text:p>(4) Contract + Priv Policy</text:p>
            <text:p>(5) Contract + Prom Rules</text:p>
            <text:p>(6) Priv Policy + Prom Rules<text:s/></text:p>
            <text:p>(7) Contract + Priv Policy + Prom Rules</text:p>
            <text:p>(8) None</text:p>
            <text:p>(9) NA</text:p>
            <text:p/>
          </table:table-cell>
          <table:table-cell table:number-columns-repeated="16375"/>
        </table:table-row>
        <table:table-row table:style-name="ro9">
          <table:table-cell office:value-type="string" table:style-name="ce12">
            <text:p>S1</text:p>
          </table:table-cell>
          <table:table-cell office:value-type="string" table:style-name="ce26">
            <text:p>Commitment to allowing<text:s/><text:span text:style-name="T4">connection sharing for<text:s/></text:span><text:span text:style-name="T4">any<text:s/></text:span>purposes (commercial or not)</text:p>
          </table:table-cell>
          <table:table-cell office:value-type="float" office:value="1" table:style-name="ce26">
            <text:p>1</text:p>
          </table:table-cell>
          <table:table-cell office:value-type="float" office:value="1" table:style-name="ce26">
            <text:p>1</text:p>
          </table:table-cell>
          <table:table-cell office:value-type="float" office:value="5" table:style-name="ce26">
            <text:p>5</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9">
          <table:table-cell office:value-type="string" table:style-name="ce12">
            <text:p>S2</text:p>
          </table:table-cell>
          <table:table-cell office:value-type="string" table:style-name="ce26">
            <text:p>Commitment to allowing<text:s/><text:span text:style-name="T4">connection sharing for</text:span><text:s/><text:span text:style-name="T4">non-profit</text:span><text:s/>purposes</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table:number-columns-repeated="16375"/>
        </table:table-row>
        <table:table-row table:style-name="ro4">
          <table:table-cell table:number-columns-repeated="2" table:style-name="ce4"/>
          <table:table-cell table:number-columns-repeated="7" table:style-name="ce23"/>
          <table:table-cell table:number-columns-repeated="16375"/>
        </table:table-row>
        <table:table-row table:style-name="ro2">
          <table:table-cell table:number-columns-repeated="16384" table:style-name="ce4"/>
        </table:table-row>
        <table:table-row table:number-rows-repeated="9" table:style-name="ro12">
          <table:table-cell table:number-columns-repeated="16384" table:style-name="ce4"/>
        </table:table-row>
        <table:table-row table:number-rows-repeated="888" table:style-name="ro12">
          <table:table-cell table:number-columns-repeated="16384"/>
        </table:table-row>
        <table:table-row table:number-rows-repeated="1047576"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7in" fo:margin-left="0in" fo:margin-right="0in" fo:margin-bottom="0in"/>
      </style:header-style>
      <style:footer-style>
        <style:header-footer-properties fo:min-height="0.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7in" fo:margin-left="0in" fo:margin-right="0in" fo:margin-bottom="0in"/>
      </style:header-style>
      <style:footer-style>
        <style:header-footer-properties fo:min-height="0.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621</meta:generator>
    <dc:creator>X</dc:creator>
    <meta:creation-date>2017-10-11T20:40:40Z</meta:creation-date>
    <dc:date>2017-10-11T20:47:29Z</dc:date>
  </office:meta>
</office:document-meta>
</file>